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47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1.5043in"/>
    </style:style>
    <style:style style:name="co7" style:family="table-column">
      <style:table-column-properties fo:break-before="auto" style:column-width="1.5575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5362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3756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1.61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Dgait2" table:style-name="ta1">
        <table:shapes>
          <draw:frame draw:z-index="0" draw:style-name="gr1" draw:text-style-name="P1" svg:width="6.2965in" svg:height="3.5453in" svg:x="2.3106in" svg:y="3.6807in">
            <draw:object draw:notify-on-update-of-ranges="flatDgait2.B1:flatDgait2.LI1 flatDgait2.B1:flatDgait2.LI1 flatDgait2.A6:flatDgait2.A6 flatDgait2.B6:flatDgait2.LI6 flatDgait2.B1:flatDgait2.LI1 flatDgait2.A8:flatDgait2.A8 flatDgait2.B8:flatDgait2.LI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13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column table:style-name="co11" table:number-columns-repeated="2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column table:style-name="co11" table:default-cell-style-name="Default"/>
        <table:table-column table:style-name="co8" table:number-columns-repeated="4" table:default-cell-style-name="Default"/>
        <table:table-column table:style-name="co11" table:default-cell-style-name="Default"/>
        <table:table-column table:style-name="co8" table:number-columns-repeated="5" table:default-cell-style-name="Default"/>
        <table:table-column table:style-name="co11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number-columns-repeated="8" table:default-cell-style-name="Default"/>
        <table:table-column table:style-name="co11" table:default-cell-style-name="Default"/>
        <table:table-column table:style-name="co8" table:number-columns-repeated="9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number-columns-repeated="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8" table:number-columns-repeated="7" table:default-cell-style-name="Default"/>
        <table:table-column table:style-name="co11" table:default-cell-style-name="Default"/>
        <table:table-column table:style-name="co8" table:number-columns-repeated="9" table:default-cell-style-name="Default"/>
        <table:table-column table:style-name="co11" table:default-cell-style-name="Default"/>
        <table:table-column table:style-name="co8" table:number-columns-repeated="4" table:default-cell-style-name="Default"/>
        <table:table-column table:style-name="co12" table:default-cell-style-name="Default"/>
        <table:table-column table:style-name="co3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number-columns-repeated="5" table:default-cell-style-name="Default"/>
        <table:table-column table:style-name="co11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11" table:default-cell-style-name="Default"/>
        <table:table-column table:style-name="co11" table:default-cell-style-name="Default"/>
        <table:table-column table:style-name="co8" table:number-columns-repeated="13" table:default-cell-style-name="Default"/>
        <table:table-column table:style-name="co11" table:number-columns-repeated="4" table:default-cell-style-name="Default"/>
        <table:table-column table:style-name="co8" table:number-columns-repeated="6" table:default-cell-style-name="Default"/>
        <table:table-column table:style-name="co10" table:default-cell-style-name="Default"/>
        <table:table-column table:style-name="co8" table:number-columns-repeated="5" table:default-cell-style-name="Default"/>
        <table:table-column table:style-name="co11" table:number-columns-repeated="2" table:default-cell-style-name="Default"/>
        <table:table-column table:style-name="co8" table:number-columns-repeated="7" table:default-cell-style-name="Default"/>
        <table:table-column table:style-name="co11" table:default-cell-style-name="Default"/>
        <table:table-column table:style-name="co8" table:number-columns-repeated="14" table:default-cell-style-name="Default"/>
        <table:table-column table:style-name="co3" table:default-cell-style-name="Default"/>
        <table:table-column table:style-name="co8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number-columns-repeated="3" table:default-cell-style-name="Default"/>
        <table:table-column table:style-name="co3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default-cell-style-name="Default"/>
        <table:table-column table:style-name="co4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5" table:number-columns-repeated="52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045116424561" calcext:value-type="float">
            <text:p>0.066704511642456</text:p>
          </table:table-cell>
          <table:table-cell office:value-type="float" office:value="0.100056648254395" calcext:value-type="float">
            <text:p>0.100056648254395</text:p>
          </table:table-cell>
          <table:table-cell office:value-type="float" office:value="0.166760921478271" calcext:value-type="float">
            <text:p>0.166760921478271</text:p>
          </table:table-cell>
          <table:table-cell office:value-type="float" office:value="0.233464956283569" calcext:value-type="float">
            <text:p>0.233464956283569</text:p>
          </table:table-cell>
          <table:table-cell office:value-type="float" office:value="0.266817092895508" calcext:value-type="float">
            <text:p>0.266817092895508</text:p>
          </table:table-cell>
          <table:table-cell office:value-type="float" office:value="0.333520650863647" calcext:value-type="float">
            <text:p>0.333520650863647</text:p>
          </table:table-cell>
          <table:table-cell office:value-type="float" office:value="0.400224447250366" calcext:value-type="float">
            <text:p>0.400224447250366</text:p>
          </table:table-cell>
          <table:table-cell office:value-type="float" office:value="0.433576107025147" calcext:value-type="float">
            <text:p>0.433576107025147</text:p>
          </table:table-cell>
          <table:table-cell office:value-type="float" office:value="0.500279664993286" calcext:value-type="float">
            <text:p>0.500279664993286</text:p>
          </table:table-cell>
          <table:table-cell office:value-type="float" office:value="0.566982746124268" calcext:value-type="float">
            <text:p>0.566982746124268</text:p>
          </table:table-cell>
          <table:table-cell office:value-type="float" office:value="0.600334644317627" calcext:value-type="float">
            <text:p>0.600334644317627</text:p>
          </table:table-cell>
          <table:table-cell office:value-type="float" office:value="0.667036771774292" calcext:value-type="float">
            <text:p>0.667036771774292</text:p>
          </table:table-cell>
          <table:table-cell office:value-type="float" office:value="0.733738660812378" calcext:value-type="float">
            <text:p>0.733738660812378</text:p>
          </table:table-cell>
          <table:table-cell office:value-type="float" office:value="0.76708984375" calcext:value-type="float">
            <text:p>0.76708984375</text:p>
          </table:table-cell>
          <table:table-cell office:value-type="float" office:value="0.800440549850464" calcext:value-type="float">
            <text:p>0.800440549850464</text:p>
          </table:table-cell>
          <table:table-cell office:value-type="float" office:value="0.867142200469971" calcext:value-type="float">
            <text:p>0.867142200469971</text:p>
          </table:table-cell>
          <table:table-cell office:value-type="float" office:value="0.900492906570435" calcext:value-type="float">
            <text:p>0.900492906570435</text:p>
          </table:table-cell>
          <table:table-cell office:value-type="float" office:value="0.933843612670898" calcext:value-type="float">
            <text:p>0.933843612670898</text:p>
          </table:table-cell>
          <table:table-cell office:value-type="float" office:value="1.00054478645325" calcext:value-type="float">
            <text:p>1.00054478645325</text:p>
          </table:table-cell>
          <table:table-cell office:value-type="float" office:value="1.03389549255371" calcext:value-type="float">
            <text:p>1.03389549255371</text:p>
          </table:table-cell>
          <table:table-cell office:value-type="float" office:value="1.06724572181702" calcext:value-type="float">
            <text:p>1.06724572181702</text:p>
          </table:table-cell>
          <table:table-cell office:value-type="float" office:value="1.13394665718079" calcext:value-type="float">
            <text:p>1.13394665718079</text:p>
          </table:table-cell>
          <table:table-cell office:value-type="float" office:value="1.16729712486267" calcext:value-type="float">
            <text:p>1.16729712486267</text:p>
          </table:table-cell>
          <table:table-cell office:value-type="float" office:value="1.2006471157074" calcext:value-type="float">
            <text:p>1.2006471157074</text:p>
          </table:table-cell>
          <table:table-cell office:value-type="float" office:value="1.26734757423401" calcext:value-type="float">
            <text:p>1.26734757423401</text:p>
          </table:table-cell>
          <table:table-cell office:value-type="float" office:value="1.30069756507874" calcext:value-type="float">
            <text:p>1.30069756507874</text:p>
          </table:table-cell>
          <table:table-cell office:value-type="float" office:value="1.33404779434204" calcext:value-type="float">
            <text:p>1.33404779434204</text:p>
          </table:table-cell>
          <table:table-cell office:value-type="float" office:value="1.40074777603149" calcext:value-type="float">
            <text:p>1.40074777603149</text:p>
          </table:table-cell>
          <table:table-cell office:value-type="float" office:value="1.46744751930237" calcext:value-type="float">
            <text:p>1.46744751930237</text:p>
          </table:table-cell>
          <table:table-cell office:value-type="float" office:value="1.53414702415466" calcext:value-type="float">
            <text:p>1.53414702415466</text:p>
          </table:table-cell>
          <table:table-cell office:value-type="float" office:value="1.56749677658081" calcext:value-type="float">
            <text:p>1.56749677658081</text:p>
          </table:table-cell>
          <table:table-cell office:value-type="float" office:value="1.63419842720032" calcext:value-type="float">
            <text:p>1.63419842720032</text:p>
          </table:table-cell>
          <table:table-cell office:value-type="float" office:value="1.70090198516846" calcext:value-type="float">
            <text:p>1.70090198516846</text:p>
          </table:table-cell>
          <table:table-cell office:value-type="float" office:value="1.8009569644928" calcext:value-type="float">
            <text:p>1.8009569644928</text:p>
          </table:table-cell>
          <table:table-cell office:value-type="float" office:value="1.834308385849" calcext:value-type="float">
            <text:p>1.834308385849</text:p>
          </table:table-cell>
          <table:table-cell office:value-type="float" office:value="1.90101146697998" calcext:value-type="float">
            <text:p>1.90101146697998</text:p>
          </table:table-cell>
          <table:table-cell office:value-type="float" office:value="1.96771430969238" calcext:value-type="float">
            <text:p>1.96771430969238</text:p>
          </table:table-cell>
          <table:table-cell office:value-type="float" office:value="2.03441691398621" calcext:value-type="float">
            <text:p>2.03441691398621</text:p>
          </table:table-cell>
          <table:table-cell office:value-type="float" office:value="2.06776785850525" calcext:value-type="float">
            <text:p>2.06776785850525</text:p>
          </table:table-cell>
          <table:table-cell office:value-type="float" office:value="2.13447046279907" calcext:value-type="float">
            <text:p>2.13447046279907</text:p>
          </table:table-cell>
          <table:table-cell office:value-type="float" office:value="2.16782164573669" calcext:value-type="float">
            <text:p>2.16782164573669</text:p>
          </table:table-cell>
          <table:table-cell office:value-type="float" office:value="2.23452353477478" calcext:value-type="float">
            <text:p>2.23452353477478</text:p>
          </table:table-cell>
          <table:table-cell office:value-type="float" office:value="2.2678747177124" calcext:value-type="float">
            <text:p>2.2678747177124</text:p>
          </table:table-cell>
          <table:table-cell office:value-type="float" office:value="2.30122566223145" calcext:value-type="float">
            <text:p>2.30122566223145</text:p>
          </table:table-cell>
          <table:table-cell office:value-type="float" office:value="2.33457660675049" calcext:value-type="float">
            <text:p>2.33457660675049</text:p>
          </table:table-cell>
          <table:table-cell office:value-type="float" office:value="2.36792731285095" calcext:value-type="float">
            <text:p>2.36792731285095</text:p>
          </table:table-cell>
          <table:table-cell office:value-type="float" office:value="2.43462896347046" calcext:value-type="float">
            <text:p>2.43462896347046</text:p>
          </table:table-cell>
          <table:table-cell office:value-type="float" office:value="2.46797966957092" calcext:value-type="float">
            <text:p>2.46797966957092</text:p>
          </table:table-cell>
          <table:table-cell office:value-type="float" office:value="2.53468108177185" calcext:value-type="float">
            <text:p>2.53468108177185</text:p>
          </table:table-cell>
          <table:table-cell office:value-type="float" office:value="2.56803154945374" calcext:value-type="float">
            <text:p>2.56803154945374</text:p>
          </table:table-cell>
          <table:table-cell office:value-type="float" office:value="2.6347336769104" calcext:value-type="float">
            <text:p>2.6347336769104</text:p>
          </table:table-cell>
          <table:table-cell office:value-type="float" office:value="2.70143675804138" calcext:value-type="float">
            <text:p>2.70143675804138</text:p>
          </table:table-cell>
          <table:table-cell office:value-type="float" office:value="2.73478817939758" calcext:value-type="float">
            <text:p>2.73478817939758</text:p>
          </table:table-cell>
          <table:table-cell office:value-type="float" office:value="2.80149078369141" calcext:value-type="float">
            <text:p>2.80149078369141</text:p>
          </table:table-cell>
          <table:table-cell office:value-type="float" office:value="2.83484220504761" calcext:value-type="float">
            <text:p>2.83484220504761</text:p>
          </table:table-cell>
          <table:table-cell office:value-type="float" office:value="2.86819314956665" calcext:value-type="float">
            <text:p>2.86819314956665</text:p>
          </table:table-cell>
          <table:table-cell office:value-type="float" office:value="2.93489575386047" calcext:value-type="float">
            <text:p>2.93489575386047</text:p>
          </table:table-cell>
          <table:table-cell office:value-type="float" office:value="2.96824669837952" calcext:value-type="float">
            <text:p>2.96824669837952</text:p>
          </table:table-cell>
          <table:table-cell office:value-type="float" office:value="3.00159764289856" calcext:value-type="float">
            <text:p>3.00159764289856</text:p>
          </table:table-cell>
          <table:table-cell office:value-type="float" office:value="3.10165047645569" calcext:value-type="float">
            <text:p>3.10165047645569</text:p>
          </table:table-cell>
          <table:table-cell office:value-type="float" office:value="3.16835188865662" calcext:value-type="float">
            <text:p>3.16835188865662</text:p>
          </table:table-cell>
          <table:table-cell office:value-type="float" office:value="3.23505330085754" calcext:value-type="float">
            <text:p>3.23505330085754</text:p>
          </table:table-cell>
          <table:table-cell office:value-type="float" office:value="3.26840424537659" calcext:value-type="float">
            <text:p>3.26840424537659</text:p>
          </table:table-cell>
          <table:table-cell office:value-type="float" office:value="3.56855773925781" calcext:value-type="float">
            <text:p>3.56855773925781</text:p>
          </table:table-cell>
          <table:table-cell office:value-type="float" office:value="3.6019082069397" calcext:value-type="float">
            <text:p>3.6019082069397</text:p>
          </table:table-cell>
          <table:table-cell office:value-type="float" office:value="3.66863226890564" calcext:value-type="float">
            <text:p>3.66863226890564</text:p>
          </table:table-cell>
          <table:table-cell office:value-type="float" office:value="4.23580265045166" calcext:value-type="float">
            <text:p>4.23580265045166</text:p>
          </table:table-cell>
          <table:table-cell office:value-type="float" office:value="4.26916646957397" calcext:value-type="float">
            <text:p>4.26916646957397</text:p>
          </table:table-cell>
          <table:table-cell office:value-type="float" office:value="4.46935129165649" calcext:value-type="float">
            <text:p>4.46935129165649</text:p>
          </table:table-cell>
          <table:table-cell office:value-type="float" office:value="4.80293107032776" calcext:value-type="float">
            <text:p>4.80293107032776</text:p>
          </table:table-cell>
          <table:table-cell office:value-type="float" office:value="4.83628463745117" calcext:value-type="float">
            <text:p>4.83628463745117</text:p>
          </table:table-cell>
          <table:table-cell office:value-type="float" office:value="4.86963772773743" calcext:value-type="float">
            <text:p>4.86963772773743</text:p>
          </table:table-cell>
          <table:table-cell office:value-type="float" office:value="4.96969819068909" calcext:value-type="float">
            <text:p>4.96969819068909</text:p>
          </table:table-cell>
          <table:table-cell office:value-type="float" office:value="5.03640484809876" calcext:value-type="float">
            <text:p>5.03640484809876</text:p>
          </table:table-cell>
          <table:table-cell office:value-type="float" office:value="5.06975817680359" calcext:value-type="float">
            <text:p>5.06975817680359</text:p>
          </table:table-cell>
          <table:table-cell office:value-type="float" office:value="5.10311150550842" calcext:value-type="float">
            <text:p>5.10311150550842</text:p>
          </table:table-cell>
          <table:table-cell office:value-type="float" office:value="5.16981792449951" calcext:value-type="float">
            <text:p>5.16981792449951</text:p>
          </table:table-cell>
          <table:table-cell office:value-type="float" office:value="5.20317125320435" calcext:value-type="float">
            <text:p>5.20317125320435</text:p>
          </table:table-cell>
          <table:table-cell office:value-type="float" office:value="5.26987767219543" calcext:value-type="float">
            <text:p>5.26987767219543</text:p>
          </table:table-cell>
          <table:table-cell office:value-type="float" office:value="5.33658361434937" calcext:value-type="float">
            <text:p>5.33658361434937</text:p>
          </table:table-cell>
          <table:table-cell office:value-type="float" office:value="5.40329003334045" calcext:value-type="float">
            <text:p>5.40329003334045</text:p>
          </table:table-cell>
          <table:table-cell office:value-type="float" office:value="5.46999573707581" calcext:value-type="float">
            <text:p>5.46999573707581</text:p>
          </table:table-cell>
          <table:table-cell office:value-type="float" office:value="5.50334882736206" calcext:value-type="float">
            <text:p>5.50334882736206</text:p>
          </table:table-cell>
          <table:table-cell office:value-type="float" office:value="5.57005453109741" calcext:value-type="float">
            <text:p>5.57005453109741</text:p>
          </table:table-cell>
          <table:table-cell office:value-type="float" office:value="5.63676333427429" calcext:value-type="float">
            <text:p>5.63676333427429</text:p>
          </table:table-cell>
          <table:table-cell office:value-type="float" office:value="5.90360808372498" calcext:value-type="float">
            <text:p>5.90360808372498</text:p>
          </table:table-cell>
          <table:table-cell office:value-type="float" office:value="6.03702998161316" calcext:value-type="float">
            <text:p>6.03702998161316</text:p>
          </table:table-cell>
          <table:table-cell office:value-type="float" office:value="6.10374093055725" calcext:value-type="float">
            <text:p>6.10374093055725</text:p>
          </table:table-cell>
          <table:table-cell office:value-type="float" office:value="6.13709616661072" calcext:value-type="float">
            <text:p>6.13709616661072</text:p>
          </table:table-cell>
          <table:table-cell office:value-type="float" office:value="6.20380711555481" calcext:value-type="float">
            <text:p>6.20380711555481</text:p>
          </table:table-cell>
          <table:table-cell office:value-type="float" office:value="6.30387282371521" calcext:value-type="float">
            <text:p>6.30387282371521</text:p>
          </table:table-cell>
          <table:table-cell office:value-type="float" office:value="6.33722805976868" calcext:value-type="float">
            <text:p>6.33722805976868</text:p>
          </table:table-cell>
          <table:table-cell office:value-type="float" office:value="6.47064924240112" calcext:value-type="float">
            <text:p>6.47064924240112</text:p>
          </table:table-cell>
          <table:table-cell office:value-type="float" office:value="6.53735947608948" calcext:value-type="float">
            <text:p>6.53735947608948</text:p>
          </table:table-cell>
          <table:table-cell office:value-type="float" office:value="6.60406994819641" calcext:value-type="float">
            <text:p>6.60406994819641</text:p>
          </table:table-cell>
          <table:table-cell office:value-type="float" office:value="6.67077589035034" calcext:value-type="float">
            <text:p>6.67077589035034</text:p>
          </table:table-cell>
          <table:table-cell office:value-type="float" office:value="6.87089228630066" calcext:value-type="float">
            <text:p>6.87089228630066</text:p>
          </table:table-cell>
          <table:table-cell office:value-type="float" office:value="6.90424466133118" calcext:value-type="float">
            <text:p>6.90424466133118</text:p>
          </table:table-cell>
          <table:table-cell office:value-type="float" office:value="6.93759727478027" calcext:value-type="float">
            <text:p>6.93759727478027</text:p>
          </table:table-cell>
          <table:table-cell office:value-type="float" office:value="7.00430250167847" calcext:value-type="float">
            <text:p>7.00430250167847</text:p>
          </table:table-cell>
          <table:table-cell office:value-type="float" office:value="7.5379376411438" calcext:value-type="float">
            <text:p>7.5379376411438</text:p>
          </table:table-cell>
          <table:table-cell office:value-type="float" office:value="7.57128953933716" calcext:value-type="float">
            <text:p>7.57128953933716</text:p>
          </table:table-cell>
          <table:table-cell office:value-type="float" office:value="7.63799428939819" calcext:value-type="float">
            <text:p>7.63799428939819</text:p>
          </table:table-cell>
          <table:table-cell office:value-type="float" office:value="7.67134714126587" calcext:value-type="float">
            <text:p>7.67134714126587</text:p>
          </table:table-cell>
          <table:table-cell office:value-type="float" office:value="7.70469975471497" calcext:value-type="float">
            <text:p>7.70469975471497</text:p>
          </table:table-cell>
          <table:table-cell office:value-type="float" office:value="7.77140545845032" calcext:value-type="float">
            <text:p>7.77140545845032</text:p>
          </table:table-cell>
          <table:table-cell office:value-type="float" office:value="7.80475831031799" calcext:value-type="float">
            <text:p>7.80475831031799</text:p>
          </table:table-cell>
          <table:table-cell office:value-type="float" office:value="7.87146353721619" calcext:value-type="float">
            <text:p>7.87146353721619</text:p>
          </table:table-cell>
          <table:table-cell office:value-type="float" office:value="7.9381685256958" calcext:value-type="float">
            <text:p>7.9381685256958</text:p>
          </table:table-cell>
          <table:table-cell office:value-type="float" office:value="8.00487375259399" calcext:value-type="float">
            <text:p>8.00487375259399</text:p>
          </table:table-cell>
          <table:table-cell office:value-type="float" office:value="8.07157850265503" calcext:value-type="float">
            <text:p>8.07157850265503</text:p>
          </table:table-cell>
          <table:table-cell office:value-type="float" office:value="8.13828301429749" calcext:value-type="float">
            <text:p>8.13828301429749</text:p>
          </table:table-cell>
          <table:table-cell office:value-type="float" office:value="8.171635389328" calcext:value-type="float">
            <text:p>8.171635389328</text:p>
          </table:table-cell>
          <table:table-cell office:value-type="float" office:value="8.20498776435852" calcext:value-type="float">
            <text:p>8.20498776435852</text:p>
          </table:table-cell>
          <table:table-cell office:value-type="float" office:value="8.27169227600098" calcext:value-type="float">
            <text:p>8.27169227600098</text:p>
          </table:table-cell>
          <table:table-cell office:value-type="float" office:value="8.30504441261292" calcext:value-type="float">
            <text:p>8.30504441261292</text:p>
          </table:table-cell>
          <table:table-cell office:value-type="float" office:value="8.47180461883545" calcext:value-type="float">
            <text:p>8.47180461883545</text:p>
          </table:table-cell>
          <table:table-cell office:value-type="float" office:value="8.53850865364075" calcext:value-type="float">
            <text:p>8.53850865364075</text:p>
          </table:table-cell>
          <table:table-cell office:value-type="float" office:value="8.60521221160889" calcext:value-type="float">
            <text:p>8.60521221160889</text:p>
          </table:table-cell>
          <table:table-cell office:value-type="float" office:value="8.67191910743713" calcext:value-type="float">
            <text:p>8.67191910743713</text:p>
          </table:table-cell>
          <table:table-cell office:value-type="float" office:value="8.73862552642822" calcext:value-type="float">
            <text:p>8.73862552642822</text:p>
          </table:table-cell>
          <table:table-cell office:value-type="float" office:value="8.77197885513306" calcext:value-type="float">
            <text:p>8.77197885513306</text:p>
          </table:table-cell>
          <table:table-cell office:value-type="float" office:value="8.8720383644104" calcext:value-type="float">
            <text:p>8.8720383644104</text:p>
          </table:table-cell>
          <table:table-cell office:value-type="float" office:value="8.90539145469666" calcext:value-type="float">
            <text:p>8.90539145469666</text:p>
          </table:table-cell>
          <table:table-cell office:value-type="float" office:value="9.3723316192627" calcext:value-type="float">
            <text:p>9.3723316192627</text:p>
          </table:table-cell>
          <table:table-cell office:value-type="float" office:value="9.5724470615387" calcext:value-type="float">
            <text:p>9.5724470615387</text:p>
          </table:table-cell>
          <table:table-cell office:value-type="float" office:value="9.60579967498779" calcext:value-type="float">
            <text:p>9.60579967498779</text:p>
          </table:table-cell>
          <table:table-cell office:value-type="float" office:value="9.63915300369263" calcext:value-type="float">
            <text:p>9.63915300369263</text:p>
          </table:table-cell>
          <table:table-cell office:value-type="float" office:value="10.0060365200043" calcext:value-type="float">
            <text:p>10.0060365200043</text:p>
          </table:table-cell>
          <table:table-cell office:value-type="float" office:value="10.1394476890564" calcext:value-type="float">
            <text:p>10.1394476890564</text:p>
          </table:table-cell>
          <table:table-cell office:value-type="float" office:value="10.2728583812714" calcext:value-type="float">
            <text:p>10.2728583812714</text:p>
          </table:table-cell>
          <table:table-cell office:value-type="float" office:value="10.339563369751" calcext:value-type="float">
            <text:p>10.339563369751</text:p>
          </table:table-cell>
          <table:table-cell office:value-type="float" office:value="10.3729157447815" calcext:value-type="float">
            <text:p>10.3729157447815</text:p>
          </table:table-cell>
          <table:table-cell office:value-type="float" office:value="10.406268119812" calcext:value-type="float">
            <text:p>10.406268119812</text:p>
          </table:table-cell>
          <table:table-cell office:value-type="float" office:value="10.4729731082916" calcext:value-type="float">
            <text:p>10.4729731082916</text:p>
          </table:table-cell>
          <table:table-cell office:value-type="float" office:value="10.5063252449036" calcext:value-type="float">
            <text:p>10.5063252449036</text:p>
          </table:table-cell>
          <table:table-cell office:value-type="float" office:value="10.5396778583527" calcext:value-type="float">
            <text:p>10.5396778583527</text:p>
          </table:table-cell>
          <table:table-cell office:value-type="float" office:value="10.5730302333832" calcext:value-type="float">
            <text:p>10.5730302333832</text:p>
          </table:table-cell>
          <table:table-cell office:value-type="float" office:value="10.6397531032562" calcext:value-type="float">
            <text:p>10.6397531032562</text:p>
          </table:table-cell>
          <table:table-cell office:value-type="float" office:value="10.6731238365173" calcext:value-type="float">
            <text:p>10.6731238365173</text:p>
          </table:table-cell>
          <table:table-cell office:value-type="float" office:value="10.7398662567139" calcext:value-type="float">
            <text:p>10.7398662567139</text:p>
          </table:table-cell>
          <table:table-cell office:value-type="float" office:value="10.7732379436493" calcext:value-type="float">
            <text:p>10.7732379436493</text:p>
          </table:table-cell>
          <table:table-cell office:value-type="float" office:value="10.9734711647034" calcext:value-type="float">
            <text:p>10.9734711647034</text:p>
          </table:table-cell>
          <table:table-cell office:value-type="float" office:value="11.0735905170441" calcext:value-type="float">
            <text:p>11.0735905170441</text:p>
          </table:table-cell>
          <table:table-cell office:value-type="float" office:value="11.2404596805573" calcext:value-type="float">
            <text:p>11.2404596805573</text:p>
          </table:table-cell>
          <table:table-cell office:value-type="float" office:value="11.2738342285156" calcext:value-type="float">
            <text:p>11.2738342285156</text:p>
          </table:table-cell>
          <table:table-cell office:value-type="float" office:value="11.7743723392487" calcext:value-type="float">
            <text:p>11.7743723392487</text:p>
          </table:table-cell>
          <table:table-cell office:value-type="float" office:value="11.974513053894" calcext:value-type="float">
            <text:p>11.974513053894</text:p>
          </table:table-cell>
          <table:table-cell office:value-type="float" office:value="12.007869720459" calcext:value-type="float">
            <text:p>12.007869720459</text:p>
          </table:table-cell>
          <table:table-cell office:value-type="float" office:value="12.0745832920074" calcext:value-type="float">
            <text:p>12.0745832920074</text:p>
          </table:table-cell>
          <table:table-cell office:value-type="float" office:value="12.107940196991" calcext:value-type="float">
            <text:p>12.107940196991</text:p>
          </table:table-cell>
          <table:table-cell office:value-type="float" office:value="12.2080104351044" calcext:value-type="float">
            <text:p>12.2080104351044</text:p>
          </table:table-cell>
          <table:table-cell office:value-type="float" office:value="12.2747237682343" calcext:value-type="float">
            <text:p>12.2747237682343</text:p>
          </table:table-cell>
          <table:table-cell office:value-type="float" office:value="12.6416487693787" calcext:value-type="float">
            <text:p>12.6416487693787</text:p>
          </table:table-cell>
          <table:table-cell office:value-type="float" office:value="12.7083632946014" calcext:value-type="float">
            <text:p>12.7083632946014</text:p>
          </table:table-cell>
          <table:table-cell office:value-type="float" office:value="12.7417204380035" calcext:value-type="float">
            <text:p>12.7417204380035</text:p>
          </table:table-cell>
          <table:table-cell office:value-type="float" office:value="12.8084349632263" calcext:value-type="float">
            <text:p>12.8084349632263</text:p>
          </table:table-cell>
          <table:table-cell office:value-type="float" office:value="12.8417921066284" calcext:value-type="float">
            <text:p>12.8417921066284</text:p>
          </table:table-cell>
          <table:table-cell office:value-type="float" office:value="12.9085063934326" calcext:value-type="float">
            <text:p>12.9085063934326</text:p>
          </table:table-cell>
          <table:table-cell office:value-type="float" office:value="12.975221157074" calcext:value-type="float">
            <text:p>12.975221157074</text:p>
          </table:table-cell>
          <table:table-cell office:value-type="float" office:value="13.0419356822968" calcext:value-type="float">
            <text:p>13.0419356822968</text:p>
          </table:table-cell>
          <table:table-cell office:value-type="float" office:value="13.0752928256989" calcext:value-type="float">
            <text:p>13.0752928256989</text:p>
          </table:table-cell>
          <table:table-cell office:value-type="float" office:value="13.1420073509216" calcext:value-type="float">
            <text:p>13.1420073509216</text:p>
          </table:table-cell>
          <table:table-cell office:value-type="float" office:value="13.1753647327423" calcext:value-type="float">
            <text:p>13.1753647327423</text:p>
          </table:table-cell>
          <table:table-cell office:value-type="float" office:value="13.2420792579651" calcext:value-type="float">
            <text:p>13.2420792579651</text:p>
          </table:table-cell>
          <table:table-cell office:value-type="float" office:value="13.3087940216064" calcext:value-type="float">
            <text:p>13.3087940216064</text:p>
          </table:table-cell>
          <table:table-cell office:value-type="float" office:value="13.3421511650085" calcext:value-type="float">
            <text:p>13.3421511650085</text:p>
          </table:table-cell>
          <table:table-cell office:value-type="float" office:value="13.4088659286499" calcext:value-type="float">
            <text:p>13.4088659286499</text:p>
          </table:table-cell>
          <table:table-cell office:value-type="float" office:value="13.642368555069" calcext:value-type="float">
            <text:p>13.642368555069</text:p>
          </table:table-cell>
          <table:table-cell office:value-type="float" office:value="13.8758783340454" calcext:value-type="float">
            <text:p>13.8758783340454</text:p>
          </table:table-cell>
          <table:table-cell office:value-type="float" office:value="13.909236907959" calcext:value-type="float">
            <text:p>13.909236907959</text:p>
          </table:table-cell>
          <table:table-cell office:value-type="float" office:value="14.7432000637054" calcext:value-type="float">
            <text:p>14.7432000637054</text:p>
          </table:table-cell>
          <table:table-cell office:value-type="float" office:value="14.7765572071075" calcext:value-type="float">
            <text:p>14.7765572071075</text:p>
          </table:table-cell>
          <table:table-cell office:value-type="float" office:value="14.8099145889282" calcext:value-type="float">
            <text:p>14.8099145889282</text:p>
          </table:table-cell>
          <table:table-cell office:value-type="float" office:value="15.3102736473084" calcext:value-type="float">
            <text:p>15.3102736473084</text:p>
          </table:table-cell>
          <table:table-cell office:value-type="float" office:value="15.4103453159332" calcext:value-type="float">
            <text:p>15.4103453159332</text:p>
          </table:table-cell>
          <table:table-cell office:value-type="float" office:value="15.4770596027374" calcext:value-type="float">
            <text:p>15.4770596027374</text:p>
          </table:table-cell>
          <table:table-cell office:value-type="float" office:value="15.5437743663788" calcext:value-type="float">
            <text:p>15.5437743663788</text:p>
          </table:table-cell>
          <table:table-cell office:value-type="float" office:value="15.5771315097809" calcext:value-type="float">
            <text:p>15.5771315097809</text:p>
          </table:table-cell>
          <table:table-cell office:value-type="float" office:value="15.6438462734222" calcext:value-type="float">
            <text:p>15.6438462734222</text:p>
          </table:table-cell>
          <table:table-cell office:value-type="float" office:value="15.6772038936615" calcext:value-type="float">
            <text:p>15.6772038936615</text:p>
          </table:table-cell>
          <table:table-cell office:value-type="float" office:value="15.74391913414" calcext:value-type="float">
            <text:p>15.74391913414</text:p>
          </table:table-cell>
          <table:table-cell office:value-type="float" office:value="15.7772765159607" calcext:value-type="float">
            <text:p>15.7772765159607</text:p>
          </table:table-cell>
          <table:table-cell office:value-type="float" office:value="15.8439915180206" calcext:value-type="float">
            <text:p>15.8439915180206</text:p>
          </table:table-cell>
          <table:table-cell office:value-type="float" office:value="15.9107069969177" calcext:value-type="float">
            <text:p>15.9107069969177</text:p>
          </table:table-cell>
          <table:table-cell office:value-type="float" office:value="15.9774219989777" calcext:value-type="float">
            <text:p>15.9774219989777</text:p>
          </table:table-cell>
          <table:table-cell office:value-type="float" office:value="16.0441372394562" calcext:value-type="float">
            <text:p>16.0441372394562</text:p>
          </table:table-cell>
          <table:table-cell office:value-type="float" office:value="16.2109253406525" calcext:value-type="float">
            <text:p>16.2109253406525</text:p>
          </table:table-cell>
          <table:table-cell office:value-type="float" office:value="16.3109984397888" calcext:value-type="float">
            <text:p>16.3109984397888</text:p>
          </table:table-cell>
          <table:table-cell office:value-type="float" office:value="16.3443560600281" calcext:value-type="float">
            <text:p>16.3443560600281</text:p>
          </table:table-cell>
          <table:table-cell office:value-type="float" office:value="16.4110717773438" calcext:value-type="float">
            <text:p>16.4110717773438</text:p>
          </table:table-cell>
          <table:table-cell office:value-type="float" office:value="16.4777870178223" calcext:value-type="float">
            <text:p>16.4777870178223</text:p>
          </table:table-cell>
          <table:table-cell office:value-type="float" office:value="16.5111446380615" calcext:value-type="float">
            <text:p>16.5111446380615</text:p>
          </table:table-cell>
          <table:table-cell office:value-type="float" office:value="16.5778603553772" calcext:value-type="float">
            <text:p>16.5778603553772</text:p>
          </table:table-cell>
          <table:table-cell office:value-type="float" office:value="16.6112179756165" calcext:value-type="float">
            <text:p>16.6112179756165</text:p>
          </table:table-cell>
          <table:table-cell office:value-type="float" office:value="17.0114998817444" calcext:value-type="float">
            <text:p>17.0114998817444</text:p>
          </table:table-cell>
          <table:table-cell office:value-type="float" office:value="17.1782839298248" calcext:value-type="float">
            <text:p>17.1782839298248</text:p>
          </table:table-cell>
          <table:table-cell office:value-type="float" office:value="17.2116408348084" calcext:value-type="float">
            <text:p>17.2116408348084</text:p>
          </table:table-cell>
          <table:table-cell office:value-type="float" office:value="17.2783541679382" calcext:value-type="float">
            <text:p>17.2783541679382</text:p>
          </table:table-cell>
          <table:table-cell office:value-type="float" office:value="17.3117110729218" calcext:value-type="float">
            <text:p>17.3117110729218</text:p>
          </table:table-cell>
          <table:table-cell office:value-type="float" office:value="17.3784246444702" calcext:value-type="float">
            <text:p>17.3784246444702</text:p>
          </table:table-cell>
          <table:table-cell office:value-type="float" office:value="17.8787877559662" calcext:value-type="float">
            <text:p>17.8787877559662</text:p>
          </table:table-cell>
          <table:table-cell office:value-type="float" office:value="17.9121458530426" calcext:value-type="float">
            <text:p>17.9121458530426</text:p>
          </table:table-cell>
          <table:table-cell office:value-type="float" office:value="17.945503950119" calcext:value-type="float">
            <text:p>17.945503950119</text:p>
          </table:table-cell>
          <table:table-cell office:value-type="float" office:value="18.012220621109" calcext:value-type="float">
            <text:p>18.012220621109</text:p>
          </table:table-cell>
          <table:table-cell office:value-type="float" office:value="18.0789370536804" calcext:value-type="float">
            <text:p>18.0789370536804</text:p>
          </table:table-cell>
          <table:table-cell office:value-type="float" office:value="18.112295627594" calcext:value-type="float">
            <text:p>18.112295627594</text:p>
          </table:table-cell>
          <table:table-cell office:value-type="float" office:value="18.1790120601654" calcext:value-type="float">
            <text:p>18.1790120601654</text:p>
          </table:table-cell>
          <table:table-cell office:value-type="float" office:value="18.2123701572418" calcext:value-type="float">
            <text:p>18.2123701572418</text:p>
          </table:table-cell>
          <table:table-cell office:value-type="float" office:value="18.2790868282318" calcext:value-type="float">
            <text:p>18.2790868282318</text:p>
          </table:table-cell>
          <table:table-cell office:value-type="float" office:value="18.3124451637268" calcext:value-type="float">
            <text:p>18.3124451637268</text:p>
          </table:table-cell>
          <table:table-cell office:value-type="float" office:value="18.3458034992218" calcext:value-type="float">
            <text:p>18.3458034992218</text:p>
          </table:table-cell>
          <table:table-cell office:value-type="float" office:value="18.3791620731354" calcext:value-type="float">
            <text:p>18.3791620731354</text:p>
          </table:table-cell>
          <table:table-cell office:value-type="float" office:value="18.4458785057068" calcext:value-type="float">
            <text:p>18.4458785057068</text:p>
          </table:table-cell>
          <table:table-cell office:value-type="float" office:value="18.5125954151154" calcext:value-type="float">
            <text:p>18.5125954151154</text:p>
          </table:table-cell>
          <table:table-cell office:value-type="float" office:value="18.5459537506104" calcext:value-type="float">
            <text:p>18.5459537506104</text:p>
          </table:table-cell>
          <table:table-cell office:value-type="float" office:value="18.6793880462646" calcext:value-type="float">
            <text:p>18.6793880462646</text:p>
          </table:table-cell>
          <table:table-cell office:value-type="float" office:value="18.7794649600983" calcext:value-type="float">
            <text:p>18.7794649600983</text:p>
          </table:table-cell>
          <table:table-cell office:value-type="float" office:value="18.8461830615997" calcext:value-type="float">
            <text:p>18.8461830615997</text:p>
          </table:table-cell>
          <table:table-cell office:value-type="float" office:value="18.9796187877655" calcext:value-type="float">
            <text:p>18.9796187877655</text:p>
          </table:table-cell>
          <table:table-cell office:value-type="float" office:value="19.0463371276855" calcext:value-type="float">
            <text:p>19.0463371276855</text:p>
          </table:table-cell>
          <table:table-cell office:value-type="float" office:value="19.6468062400818" calcext:value-type="float">
            <text:p>19.6468062400818</text:p>
          </table:table-cell>
          <table:table-cell office:value-type="float" office:value="19.7802634239197" calcext:value-type="float">
            <text:p>19.7802634239197</text:p>
          </table:table-cell>
          <table:table-cell office:value-type="float" office:value="19.8136277198792" calcext:value-type="float">
            <text:p>19.8136277198792</text:p>
          </table:table-cell>
          <table:table-cell office:value-type="float" office:value="19.8803565502167" calcext:value-type="float">
            <text:p>19.8803565502167</text:p>
          </table:table-cell>
          <table:table-cell office:value-type="float" office:value="20.3140988349915" calcext:value-type="float">
            <text:p>20.3140988349915</text:p>
          </table:table-cell>
          <table:table-cell office:value-type="float" office:value="20.4475591182709" calcext:value-type="float">
            <text:p>20.4475591182709</text:p>
          </table:table-cell>
          <table:table-cell office:value-type="float" office:value="20.4809243679047" calcext:value-type="float">
            <text:p>20.4809243679047</text:p>
          </table:table-cell>
          <table:table-cell office:value-type="float" office:value="20.5810205936432" calcext:value-type="float">
            <text:p>20.5810205936432</text:p>
          </table:table-cell>
          <table:table-cell office:value-type="float" office:value="20.647741317749" calcext:value-type="float">
            <text:p>20.647741317749</text:p>
          </table:table-cell>
          <table:table-cell office:value-type="float" office:value="20.8145184516907" calcext:value-type="float">
            <text:p>20.8145184516907</text:p>
          </table:table-cell>
          <table:table-cell office:value-type="float" office:value="20.8478736877441" calcext:value-type="float">
            <text:p>20.8478736877441</text:p>
          </table:table-cell>
          <table:table-cell office:value-type="float" office:value="20.9145843982697" calcext:value-type="float">
            <text:p>20.9145843982697</text:p>
          </table:table-cell>
          <table:table-cell office:value-type="float" office:value="20.9479398727417" calcext:value-type="float">
            <text:p>20.9479398727417</text:p>
          </table:table-cell>
          <table:table-cell office:value-type="float" office:value="20.9812951087952" calcext:value-type="float">
            <text:p>20.9812951087952</text:p>
          </table:table-cell>
          <table:table-cell office:value-type="float" office:value="21.0480058193207" calcext:value-type="float">
            <text:p>21.0480058193207</text:p>
          </table:table-cell>
          <table:table-cell office:value-type="float" office:value="21.1147162914276" calcext:value-type="float">
            <text:p>21.1147162914276</text:p>
          </table:table-cell>
          <table:table-cell office:value-type="float" office:value="21.1814267635345" calcext:value-type="float">
            <text:p>21.1814267635345</text:p>
          </table:table-cell>
          <table:table-cell office:value-type="float" office:value="21.2481369972229" calcext:value-type="float">
            <text:p>21.2481369972229</text:p>
          </table:table-cell>
          <table:table-cell office:value-type="float" office:value="21.3148474693298" calcext:value-type="float">
            <text:p>21.3148474693298</text:p>
          </table:table-cell>
          <table:table-cell office:value-type="float" office:value="21.3482027053833" calcext:value-type="float">
            <text:p>21.3482027053833</text:p>
          </table:table-cell>
          <table:table-cell office:value-type="float" office:value="21.3815577030182" calcext:value-type="float">
            <text:p>21.3815577030182</text:p>
          </table:table-cell>
          <table:table-cell office:value-type="float" office:value="21.4149129390717" calcext:value-type="float">
            <text:p>21.4149129390717</text:p>
          </table:table-cell>
          <table:table-cell office:value-type="float" office:value="21.48162317276" calcext:value-type="float">
            <text:p>21.48162317276</text:p>
          </table:table-cell>
          <table:table-cell office:value-type="float" office:value="21.5483334064484" calcext:value-type="float">
            <text:p>21.5483334064484</text:p>
          </table:table-cell>
          <table:table-cell office:value-type="float" office:value="21.5816884040832" calcext:value-type="float">
            <text:p>21.5816884040832</text:p>
          </table:table-cell>
          <table:table-cell office:value-type="float" office:value="21.6150436401367" calcext:value-type="float">
            <text:p>21.6150436401367</text:p>
          </table:table-cell>
          <table:table-cell office:value-type="float" office:value="21.6817581653595" calcext:value-type="float">
            <text:p>21.6817581653595</text:p>
          </table:table-cell>
          <table:table-cell office:value-type="float" office:value="21.7484726905823" calcext:value-type="float">
            <text:p>21.7484726905823</text:p>
          </table:table-cell>
          <table:table-cell office:value-type="float" office:value="21.781830072403" calcext:value-type="float">
            <text:p>21.781830072403</text:p>
          </table:table-cell>
          <table:table-cell office:value-type="float" office:value="21.8151874542236" calcext:value-type="float">
            <text:p>21.8151874542236</text:p>
          </table:table-cell>
          <table:table-cell office:value-type="float" office:value="21.8819019794464" calcext:value-type="float">
            <text:p>21.8819019794464</text:p>
          </table:table-cell>
          <table:table-cell office:value-type="float" office:value="21.9152591228485" calcext:value-type="float">
            <text:p>21.9152591228485</text:p>
          </table:table-cell>
          <table:table-cell office:value-type="float" office:value="21.9486165046692" calcext:value-type="float">
            <text:p>21.9486165046692</text:p>
          </table:table-cell>
          <table:table-cell office:value-type="float" office:value="21.9819738864899" calcext:value-type="float">
            <text:p>21.9819738864899</text:p>
          </table:table-cell>
          <table:table-cell office:value-type="float" office:value="22.0153312683105" calcext:value-type="float">
            <text:p>22.0153312683105</text:p>
          </table:table-cell>
          <table:table-cell office:value-type="float" office:value="22.0820457935333" calcext:value-type="float">
            <text:p>22.0820457935333</text:p>
          </table:table-cell>
          <table:table-cell office:value-type="float" office:value="22.115403175354" calcext:value-type="float">
            <text:p>22.115403175354</text:p>
          </table:table-cell>
          <table:table-cell office:value-type="float" office:value="22.1487605571747" calcext:value-type="float">
            <text:p>22.1487605571747</text:p>
          </table:table-cell>
          <table:table-cell office:value-type="float" office:value="22.1821181774139" calcext:value-type="float">
            <text:p>22.1821181774139</text:p>
          </table:table-cell>
          <table:table-cell office:value-type="float" office:value="22.2488327026367" calcext:value-type="float">
            <text:p>22.2488327026367</text:p>
          </table:table-cell>
          <table:table-cell office:value-type="float" office:value="22.3155474662781" calcext:value-type="float">
            <text:p>22.3155474662781</text:p>
          </table:table-cell>
          <table:table-cell office:value-type="float" office:value="22.3489048480988" calcext:value-type="float">
            <text:p>22.3489048480988</text:p>
          </table:table-cell>
          <table:table-cell office:value-type="float" office:value="22.3822622299194" calcext:value-type="float">
            <text:p>22.3822622299194</text:p>
          </table:table-cell>
          <table:table-cell office:value-type="float" office:value="22.4489772319794" calcext:value-type="float">
            <text:p>22.4489772319794</text:p>
          </table:table-cell>
          <table:table-cell office:value-type="float" office:value="22.4823346138" calcext:value-type="float">
            <text:p>22.4823346138</text:p>
          </table:table-cell>
          <table:table-cell office:value-type="float" office:value="22.5490493774414" calcext:value-type="float">
            <text:p>22.5490493774414</text:p>
          </table:table-cell>
          <table:table-cell office:value-type="float" office:value="22.6157646179199" calcext:value-type="float">
            <text:p>22.6157646179199</text:p>
          </table:table-cell>
          <table:table-cell office:value-type="float" office:value="22.6491198539734" calcext:value-type="float">
            <text:p>22.6491198539734</text:p>
          </table:table-cell>
          <table:table-cell office:value-type="float" office:value="22.7158303260803" calcext:value-type="float">
            <text:p>22.7158303260803</text:p>
          </table:table-cell>
          <table:table-cell office:value-type="float" office:value="22.7491853237152" calcext:value-type="float">
            <text:p>22.7491853237152</text:p>
          </table:table-cell>
          <table:table-cell office:value-type="float" office:value="22.8158957958221" calcext:value-type="float">
            <text:p>22.8158957958221</text:p>
          </table:table-cell>
          <table:table-cell office:value-type="float" office:value="22.8492510318756" calcext:value-type="float">
            <text:p>22.8492510318756</text:p>
          </table:table-cell>
          <table:table-cell office:value-type="float" office:value="22.915961265564" calcext:value-type="float">
            <text:p>22.915961265564</text:p>
          </table:table-cell>
          <table:table-cell office:value-type="float" office:value="22.9826717376709" calcext:value-type="float">
            <text:p>22.9826717376709</text:p>
          </table:table-cell>
          <table:table-cell office:value-type="float" office:value="23.0493819713593" calcext:value-type="float">
            <text:p>23.0493819713593</text:p>
          </table:table-cell>
          <table:table-cell office:value-type="float" office:value="23.116091966629" calcext:value-type="float">
            <text:p>23.116091966629</text:p>
          </table:table-cell>
          <table:table-cell office:value-type="float" office:value="23.1828022003174" calcext:value-type="float">
            <text:p>23.1828022003174</text:p>
          </table:table-cell>
          <table:table-cell office:value-type="float" office:value="23.2161571979523" calcext:value-type="float">
            <text:p>23.2161571979523</text:p>
          </table:table-cell>
          <table:table-cell office:value-type="float" office:value="23.2495121955872" calcext:value-type="float">
            <text:p>23.2495121955872</text:p>
          </table:table-cell>
          <table:table-cell office:value-type="float" office:value="23.3162219524384" calcext:value-type="float">
            <text:p>23.3162219524384</text:p>
          </table:table-cell>
          <table:table-cell office:value-type="float" office:value="23.3495769500732" calcext:value-type="float">
            <text:p>23.3495769500732</text:p>
          </table:table-cell>
          <table:table-cell office:value-type="float" office:value="23.416286945343" calcext:value-type="float">
            <text:p>23.416286945343</text:p>
          </table:table-cell>
          <table:table-cell office:value-type="float" office:value="23.4496419429779" calcext:value-type="float">
            <text:p>23.4496419429779</text:p>
          </table:table-cell>
          <table:table-cell office:value-type="float" office:value="23.4829967021942" calcext:value-type="float">
            <text:p>23.4829967021942</text:p>
          </table:table-cell>
          <table:table-cell office:value-type="float" office:value="23.549706697464" calcext:value-type="float">
            <text:p>23.549706697464</text:p>
          </table:table-cell>
          <table:table-cell office:value-type="float" office:value="23.5830614566803" calcext:value-type="float">
            <text:p>23.5830614566803</text:p>
          </table:table-cell>
          <table:table-cell office:value-type="float" office:value="23.6497716903686" calcext:value-type="float">
            <text:p>23.6497716903686</text:p>
          </table:table-cell>
          <table:table-cell office:value-type="float" office:value="23.6831269264221" calcext:value-type="float">
            <text:p>23.6831269264221</text:p>
          </table:table-cell>
          <table:table-cell office:value-type="float" office:value="23.7498376369476" calcext:value-type="float">
            <text:p>23.7498376369476</text:p>
          </table:table-cell>
          <table:table-cell office:value-type="float" office:value="23.8165481090546" calcext:value-type="float">
            <text:p>23.8165481090546</text:p>
          </table:table-cell>
          <table:table-cell office:value-type="float" office:value="23.8832583427429" calcext:value-type="float">
            <text:p>23.8832583427429</text:p>
          </table:table-cell>
          <table:table-cell office:value-type="float" office:value="23.9499688148499" calcext:value-type="float">
            <text:p>23.9499688148499</text:p>
          </table:table-cell>
          <table:table-cell office:value-type="float" office:value="24.0166790485382" calcext:value-type="float">
            <text:p>24.0166790485382</text:p>
          </table:table-cell>
          <table:table-cell office:value-type="float" office:value="24.0833892822266" calcext:value-type="float">
            <text:p>24.0833892822266</text:p>
          </table:table-cell>
          <table:table-cell office:value-type="float" office:value="24.11674451828" calcext:value-type="float">
            <text:p>24.11674451828</text:p>
          </table:table-cell>
          <table:table-cell office:value-type="float" office:value="24.1500995159149" calcext:value-type="float">
            <text:p>24.1500995159149</text:p>
          </table:table-cell>
          <table:table-cell office:value-type="float" office:value="24.2168097496033" calcext:value-type="float">
            <text:p>24.2168097496033</text:p>
          </table:table-cell>
          <table:table-cell office:value-type="float" office:value="24.283519744873" calcext:value-type="float">
            <text:p>24.283519744873</text:p>
          </table:table-cell>
          <table:table-cell office:value-type="float" office:value="24.3502297401428" calcext:value-type="float">
            <text:p>24.3502297401428</text:p>
          </table:table-cell>
          <table:table-cell office:value-type="float" office:value="24.416939496994" calcext:value-type="float">
            <text:p>24.416939496994</text:p>
          </table:table-cell>
          <table:table-cell office:value-type="float" office:value="24.4836494922638" calcext:value-type="float">
            <text:p>24.4836494922638</text:p>
          </table:table-cell>
          <table:table-cell office:value-type="float" office:value="24.550359249115" calcext:value-type="float">
            <text:p>24.550359249115</text:p>
          </table:table-cell>
          <table:table-cell office:value-type="float" office:value="24.6170690059662" calcext:value-type="float">
            <text:p>24.6170690059662</text:p>
          </table:table-cell>
          <table:table-cell office:value-type="float" office:value="24.6504244804382" calcext:value-type="float">
            <text:p>24.6504244804382</text:p>
          </table:table-cell>
          <table:table-cell office:value-type="float" office:value="24.6837799549103" calcext:value-type="float">
            <text:p>24.6837799549103</text:p>
          </table:table-cell>
          <table:table-cell office:value-type="float" office:value="24.7838461399078" calcext:value-type="float">
            <text:p>24.7838461399078</text:p>
          </table:table-cell>
          <table:table-cell office:value-type="float" office:value="24.8505570888519" calcext:value-type="float">
            <text:p>24.8505570888519</text:p>
          </table:table-cell>
          <table:table-cell office:value-type="float" office:value="24.9172677993774" calcext:value-type="float">
            <text:p>24.9172677993774</text:p>
          </table:table-cell>
          <table:table-cell office:value-type="float" office:value="24.983978509903" calcext:value-type="float">
            <text:p>24.983978509903</text:p>
          </table:table-cell>
          <table:table-cell office:value-type="float" office:value="25.0173337459564" calcext:value-type="float">
            <text:p>25.0173337459564</text:p>
          </table:table-cell>
          <table:table-cell office:value-type="float" office:value="25.0840439796448" calcext:value-type="float">
            <text:p>25.0840439796448</text:p>
          </table:table-cell>
          <table:table-cell office:value-type="float" office:value="25.1173994541168" calcext:value-type="float">
            <text:p>25.1173994541168</text:p>
          </table:table-cell>
          <table:table-cell office:value-type="float" office:value="25.1507546901703" calcext:value-type="float">
            <text:p>25.1507546901703</text:p>
          </table:table-cell>
          <table:table-cell office:value-type="float" office:value="25.2174651622772" calcext:value-type="float">
            <text:p>25.2174651622772</text:p>
          </table:table-cell>
          <table:table-cell office:value-type="float" office:value="25.2841753959656" calcext:value-type="float">
            <text:p>25.2841753959656</text:p>
          </table:table-cell>
          <table:table-cell office:value-type="float" office:value="25.317530632019" calcext:value-type="float">
            <text:p>25.317530632019</text:p>
          </table:table-cell>
          <table:table-cell office:value-type="float" office:value="25.3508858680725" calcext:value-type="float">
            <text:p>25.3508858680725</text:p>
          </table:table-cell>
          <table:table-cell office:value-type="float" office:value="25.384241104126" calcext:value-type="float">
            <text:p>25.384241104126</text:p>
          </table:table-cell>
          <table:table-cell table:number-columns-repeated="523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20174368771109" calcext:value-type="float">
            <text:p>0.120174368771109</text:p>
          </table:table-cell>
          <table:table-cell office:value-type="float" office:value="0.120063467402302" calcext:value-type="float">
            <text:p>0.120063467402302</text:p>
          </table:table-cell>
          <table:table-cell office:value-type="float" office:value="0.120194670687969" calcext:value-type="float">
            <text:p>0.120194670687969</text:p>
          </table:table-cell>
          <table:table-cell office:value-type="float" office:value="0.120156004774951" calcext:value-type="float">
            <text:p>0.120156004774951</text:p>
          </table:table-cell>
          <table:table-cell office:value-type="float" office:value="0.120168450864287" calcext:value-type="float">
            <text:p>0.120168450864287</text:p>
          </table:table-cell>
          <table:table-cell office:value-type="float" office:value="0.12012564711648" calcext:value-type="float">
            <text:p>0.12012564711648</text:p>
          </table:table-cell>
          <table:table-cell office:value-type="float" office:value="0.120190691000976" calcext:value-type="float">
            <text:p>0.120190691000976</text:p>
          </table:table-cell>
          <table:table-cell office:value-type="float" office:value="0.120418533114666" calcext:value-type="float">
            <text:p>0.120418533114666</text:p>
          </table:table-cell>
          <table:table-cell office:value-type="float" office:value="0.120465783661255" calcext:value-type="float">
            <text:p>0.120465783661255</text:p>
          </table:table-cell>
          <table:table-cell office:value-type="float" office:value="0.12026936767739" calcext:value-type="float">
            <text:p>0.12026936767739</text:p>
          </table:table-cell>
          <table:table-cell office:value-type="float" office:value="0.120419382487964" calcext:value-type="float">
            <text:p>0.120419382487964</text:p>
          </table:table-cell>
          <table:table-cell office:value-type="float" office:value="0.120204569794699" calcext:value-type="float">
            <text:p>0.120204569794699</text:p>
          </table:table-cell>
          <table:table-cell office:value-type="float" office:value="0.120142302316619" calcext:value-type="float">
            <text:p>0.120142302316619</text:p>
          </table:table-cell>
          <table:table-cell office:value-type="float" office:value="0.120084330362824" calcext:value-type="float">
            <text:p>0.120084330362824</text:p>
          </table:table-cell>
          <table:table-cell office:value-type="float" office:value="0.120179964145623" calcext:value-type="float">
            <text:p>0.120179964145623</text:p>
          </table:table-cell>
          <table:table-cell office:value-type="float" office:value="0.120211292568632" calcext:value-type="float">
            <text:p>0.120211292568632</text:p>
          </table:table-cell>
          <table:table-cell office:value-type="float" office:value="0.120174138179867" calcext:value-type="float">
            <text:p>0.120174138179867</text:p>
          </table:table-cell>
          <table:table-cell office:value-type="float" office:value="0.120223011706418" calcext:value-type="float">
            <text:p>0.120223011706418</text:p>
          </table:table-cell>
          <table:table-cell office:value-type="float" office:value="0.12014390802072" calcext:value-type="float">
            <text:p>0.12014390802072</text:p>
          </table:table-cell>
          <table:table-cell office:value-type="float" office:value="0.120218361189487" calcext:value-type="float">
            <text:p>0.120218361189487</text:p>
          </table:table-cell>
          <table:table-cell office:value-type="float" office:value="0.120112867206711" calcext:value-type="float">
            <text:p>0.120112867206711</text:p>
          </table:table-cell>
          <table:table-cell office:value-type="float" office:value="0.120159405471596" calcext:value-type="float">
            <text:p>0.120159405471596</text:p>
          </table:table-cell>
          <table:table-cell office:value-type="float" office:value="0.120119651697182" calcext:value-type="float">
            <text:p>0.120119651697182</text:p>
          </table:table-cell>
          <table:table-cell office:value-type="float" office:value="0.120195714183643" calcext:value-type="float">
            <text:p>0.120195714183643</text:p>
          </table:table-cell>
          <table:table-cell office:value-type="float" office:value="0.120153031504706" calcext:value-type="float">
            <text:p>0.120153031504706</text:p>
          </table:table-cell>
          <table:table-cell office:value-type="float" office:value="0.120300862843867" calcext:value-type="float">
            <text:p>0.120300862843867</text:p>
          </table:table-cell>
          <table:table-cell office:value-type="float" office:value="0.120153059682827" calcext:value-type="float">
            <text:p>0.120153059682827</text:p>
          </table:table-cell>
          <table:table-cell office:value-type="float" office:value="0.120139799581521" calcext:value-type="float">
            <text:p>0.120139799581521</text:p>
          </table:table-cell>
          <table:table-cell office:value-type="float" office:value="0.120475898431798" calcext:value-type="float">
            <text:p>0.120475898431798</text:p>
          </table:table-cell>
          <table:table-cell office:value-type="float" office:value="0.120163773271078" calcext:value-type="float">
            <text:p>0.120163773271078</text:p>
          </table:table-cell>
          <table:table-cell office:value-type="float" office:value="0.120201877660267" calcext:value-type="float">
            <text:p>0.120201877660267</text:p>
          </table:table-cell>
          <table:table-cell office:value-type="float" office:value="0.120164529658184" calcext:value-type="float">
            <text:p>0.120164529658184</text:p>
          </table:table-cell>
          <table:table-cell office:value-type="float" office:value="0.120204549016411" calcext:value-type="float">
            <text:p>0.120204549016411</text:p>
          </table:table-cell>
          <table:table-cell office:value-type="float" office:value="0.12021680598545" calcext:value-type="float">
            <text:p>0.12021680598545</text:p>
          </table:table-cell>
          <table:table-cell office:value-type="float" office:value="0.12025958954054" calcext:value-type="float">
            <text:p>0.12025958954054</text:p>
          </table:table-cell>
          <table:table-cell office:value-type="float" office:value="0.120156978906328" calcext:value-type="float">
            <text:p>0.120156978906328</text:p>
          </table:table-cell>
          <table:table-cell office:value-type="float" office:value="0.120162879366886" calcext:value-type="float">
            <text:p>0.120162879366886</text:p>
          </table:table-cell>
          <table:table-cell office:value-type="float" office:value="0.120140015644682" calcext:value-type="float">
            <text:p>0.120140015644682</text:p>
          </table:table-cell>
          <table:table-cell office:value-type="float" office:value="0.120192853513944" calcext:value-type="float">
            <text:p>0.120192853513944</text:p>
          </table:table-cell>
          <table:table-cell office:value-type="float" office:value="0.120517073440558" calcext:value-type="float">
            <text:p>0.120517073440558</text:p>
          </table:table-cell>
          <table:table-cell office:value-type="float" office:value="0.12011648540158" calcext:value-type="float">
            <text:p>0.12011648540158</text:p>
          </table:table-cell>
          <table:table-cell office:value-type="float" office:value="0.120184812168847" calcext:value-type="float">
            <text:p>0.120184812168847</text:p>
          </table:table-cell>
          <table:table-cell office:value-type="float" office:value="0.120190360911909" calcext:value-type="float">
            <text:p>0.120190360911909</text:p>
          </table:table-cell>
          <table:table-cell office:value-type="float" office:value="0.120212379130367" calcext:value-type="float">
            <text:p>0.120212379130367</text:p>
          </table:table-cell>
          <table:table-cell office:value-type="float" office:value="0.12047468906244" calcext:value-type="float">
            <text:p>0.12047468906244</text:p>
          </table:table-cell>
          <table:table-cell office:value-type="float" office:value="0.120162054828236" calcext:value-type="float">
            <text:p>0.120162054828236</text:p>
          </table:table-cell>
          <table:table-cell office:value-type="float" office:value="0.120141718073397" calcext:value-type="float">
            <text:p>0.120141718073397</text:p>
          </table:table-cell>
          <table:table-cell office:value-type="float" office:value="0.12016139283091" calcext:value-type="float">
            <text:p>0.12016139283091</text:p>
          </table:table-cell>
          <table:table-cell office:value-type="float" office:value="0.120113894336278" calcext:value-type="float">
            <text:p>0.120113894336278</text:p>
          </table:table-cell>
          <table:table-cell office:value-type="float" office:value="0.120916836701162" calcext:value-type="float">
            <text:p>0.120916836701162</text:p>
          </table:table-cell>
          <table:table-cell office:value-type="float" office:value="0.121102583801871" calcext:value-type="float">
            <text:p>0.121102583801871</text:p>
          </table:table-cell>
          <table:table-cell office:value-type="float" office:value="0.120698531533459" calcext:value-type="float">
            <text:p>0.120698531533459</text:p>
          </table:table-cell>
          <table:table-cell office:value-type="float" office:value="0.120844389265925" calcext:value-type="float">
            <text:p>0.120844389265925</text:p>
          </table:table-cell>
          <table:table-cell office:value-type="float" office:value="0.121026889119043" calcext:value-type="float">
            <text:p>0.121026889119043</text:p>
          </table:table-cell>
          <table:table-cell office:value-type="float" office:value="0.120582574515127" calcext:value-type="float">
            <text:p>0.120582574515127</text:p>
          </table:table-cell>
          <table:table-cell office:value-type="float" office:value="0.120429247555074" calcext:value-type="float">
            <text:p>0.120429247555074</text:p>
          </table:table-cell>
          <table:table-cell office:value-type="float" office:value="0.120510855225642" calcext:value-type="float">
            <text:p>0.120510855225642</text:p>
          </table:table-cell>
          <table:table-cell office:value-type="float" office:value="0.118642210507853" calcext:value-type="float">
            <text:p>0.118642210507853</text:p>
          </table:table-cell>
          <table:table-cell office:value-type="float" office:value="0.117581351656398" calcext:value-type="float">
            <text:p>0.117581351656398</text:p>
          </table:table-cell>
          <table:table-cell office:value-type="float" office:value="0.115948199378636" calcext:value-type="float">
            <text:p>0.115948199378636</text:p>
          </table:table-cell>
          <table:table-cell office:value-type="float" office:value="0.10721501586567" calcext:value-type="float">
            <text:p>0.10721501586567</text:p>
          </table:table-cell>
          <table:table-cell office:value-type="float" office:value="0.0947583350987301" calcext:value-type="float">
            <text:p>0.09475833509873</text:p>
          </table:table-cell>
          <table:table-cell office:value-type="float" office:value="0.0931848788769748" calcext:value-type="float">
            <text:p>0.093184878876975</text:p>
          </table:table-cell>
          <table:table-cell office:value-type="float" office:value="0.0948280202451743" calcext:value-type="float">
            <text:p>0.094828020245174</text:p>
          </table:table-cell>
          <table:table-cell office:value-type="float" office:value="0.169251187745076" calcext:value-type="float">
            <text:p>0.169251187745076</text:p>
          </table:table-cell>
          <table:table-cell office:value-type="float" office:value="0.172506175264665" calcext:value-type="float">
            <text:p>0.172506175264665</text:p>
          </table:table-cell>
          <table:table-cell office:value-type="float" office:value="0.182580397851154" calcext:value-type="float">
            <text:p>0.182580397851154</text:p>
          </table:table-cell>
          <table:table-cell office:value-type="float" office:value="0.158807202590051" calcext:value-type="float">
            <text:p>0.158807202590051</text:p>
          </table:table-cell>
          <table:table-cell office:value-type="float" office:value="0.159848419206205" calcext:value-type="float">
            <text:p>0.159848419206205</text:p>
          </table:table-cell>
          <table:table-cell office:value-type="float" office:value="0.200692977245363" calcext:value-type="float">
            <text:p>0.200692977245363</text:p>
          </table:table-cell>
          <table:table-cell office:value-type="float" office:value="0.114507057299694" calcext:value-type="float">
            <text:p>0.114507057299694</text:p>
          </table:table-cell>
          <table:table-cell office:value-type="float" office:value="0.111296841497389" calcext:value-type="float">
            <text:p>0.111296841497389</text:p>
          </table:table-cell>
          <table:table-cell office:value-type="float" office:value="0.111204334930517" calcext:value-type="float">
            <text:p>0.111204334930517</text:p>
          </table:table-cell>
          <table:table-cell office:value-type="float" office:value="0.107822791302469" calcext:value-type="float">
            <text:p>0.107822791302469</text:p>
          </table:table-cell>
          <table:table-cell office:value-type="float" office:value="0.106326925322262" calcext:value-type="float">
            <text:p>0.106326925322262</text:p>
          </table:table-cell>
          <table:table-cell office:value-type="float" office:value="0.106958995137147" calcext:value-type="float">
            <text:p>0.106958995137147</text:p>
          </table:table-cell>
          <table:table-cell office:value-type="float" office:value="0.107199707553501" calcext:value-type="float">
            <text:p>0.107199707553501</text:p>
          </table:table-cell>
          <table:table-cell office:value-type="float" office:value="0.111417035379331" calcext:value-type="float">
            <text:p>0.111417035379331</text:p>
          </table:table-cell>
          <table:table-cell office:value-type="float" office:value="0.116449596255179" calcext:value-type="float">
            <text:p>0.116449596255179</text:p>
          </table:table-cell>
          <table:table-cell office:value-type="float" office:value="0.125422641346973" calcext:value-type="float">
            <text:p>0.125422641346973</text:p>
          </table:table-cell>
          <table:table-cell office:value-type="float" office:value="0.12903888080164" calcext:value-type="float">
            <text:p>0.12903888080164</text:p>
          </table:table-cell>
          <table:table-cell office:value-type="float" office:value="0.131098542151079" calcext:value-type="float">
            <text:p>0.131098542151079</text:p>
          </table:table-cell>
          <table:table-cell office:value-type="float" office:value="0.130005518611968" calcext:value-type="float">
            <text:p>0.130005518611968</text:p>
          </table:table-cell>
          <table:table-cell office:value-type="float" office:value="0.125632831506653" calcext:value-type="float">
            <text:p>0.125632831506653</text:p>
          </table:table-cell>
          <table:table-cell office:value-type="float" office:value="0.120359190407855" calcext:value-type="float">
            <text:p>0.120359190407855</text:p>
          </table:table-cell>
          <table:table-cell office:value-type="float" office:value="0.113603753348237" calcext:value-type="float">
            <text:p>0.113603753348237</text:p>
          </table:table-cell>
          <table:table-cell office:value-type="float" office:value="0.139067890618054" calcext:value-type="float">
            <text:p>0.139067890618054</text:p>
          </table:table-cell>
          <table:table-cell office:value-type="float" office:value="0.175463709207016" calcext:value-type="float">
            <text:p>0.175463709207016</text:p>
          </table:table-cell>
          <table:table-cell office:value-type="float" office:value="0.189792872999583" calcext:value-type="float">
            <text:p>0.189792872999583</text:p>
          </table:table-cell>
          <table:table-cell office:value-type="float" office:value="0.19316549273739" calcext:value-type="float">
            <text:p>0.19316549273739</text:p>
          </table:table-cell>
          <table:table-cell office:value-type="float" office:value="0.194157267002181" calcext:value-type="float">
            <text:p>0.194157267002181</text:p>
          </table:table-cell>
          <table:table-cell office:value-type="float" office:value="0.19635572654537" calcext:value-type="float">
            <text:p>0.19635572654537</text:p>
          </table:table-cell>
          <table:table-cell office:value-type="float" office:value="0.197885339937358" calcext:value-type="float">
            <text:p>0.197885339937358</text:p>
          </table:table-cell>
          <table:table-cell office:value-type="float" office:value="0.209258778405701" calcext:value-type="float">
            <text:p>0.209258778405701</text:p>
          </table:table-cell>
          <table:table-cell office:value-type="float" office:value="0.21085256649447" calcext:value-type="float">
            <text:p>0.21085256649447</text:p>
          </table:table-cell>
          <table:table-cell office:value-type="float" office:value="0.194651662841182" calcext:value-type="float">
            <text:p>0.194651662841182</text:p>
          </table:table-cell>
          <table:table-cell office:value-type="float" office:value="0.193682361066477" calcext:value-type="float">
            <text:p>0.193682361066477</text:p>
          </table:table-cell>
          <table:table-cell office:value-type="float" office:value="0.200447430658134" calcext:value-type="float">
            <text:p>0.200447430658134</text:p>
          </table:table-cell>
          <table:table-cell office:value-type="float" office:value="0.203985020217765" calcext:value-type="float">
            <text:p>0.203985020217765</text:p>
          </table:table-cell>
          <table:table-cell office:value-type="float" office:value="0.205132258768647" calcext:value-type="float">
            <text:p>0.205132258768647</text:p>
          </table:table-cell>
          <table:table-cell office:value-type="float" office:value="0.213262531247097" calcext:value-type="float">
            <text:p>0.213262531247097</text:p>
          </table:table-cell>
          <table:table-cell office:value-type="float" office:value="0.103522568649913" calcext:value-type="float">
            <text:p>0.103522568649913</text:p>
          </table:table-cell>
          <table:table-cell office:value-type="float" office:value="0.105796895541648" calcext:value-type="float">
            <text:p>0.105796895541648</text:p>
          </table:table-cell>
          <table:table-cell office:value-type="float" office:value="0.104738032417272" calcext:value-type="float">
            <text:p>0.104738032417272</text:p>
          </table:table-cell>
          <table:table-cell office:value-type="float" office:value="0.105401198631714" calcext:value-type="float">
            <text:p>0.105401198631714</text:p>
          </table:table-cell>
          <table:table-cell office:value-type="float" office:value="0.108717506861978" calcext:value-type="float">
            <text:p>0.108717506861978</text:p>
          </table:table-cell>
          <table:table-cell office:value-type="float" office:value="0.117644296845549" calcext:value-type="float">
            <text:p>0.117644296845549</text:p>
          </table:table-cell>
          <table:table-cell office:value-type="float" office:value="0.120851781007958" calcext:value-type="float">
            <text:p>0.120851781007958</text:p>
          </table:table-cell>
          <table:table-cell office:value-type="float" office:value="0.128234258454497" calcext:value-type="float">
            <text:p>0.128234258454497</text:p>
          </table:table-cell>
          <table:table-cell office:value-type="float" office:value="0.128499248616445" calcext:value-type="float">
            <text:p>0.128499248616445</text:p>
          </table:table-cell>
          <table:table-cell office:value-type="float" office:value="0.128572517734553" calcext:value-type="float">
            <text:p>0.128572517734553</text:p>
          </table:table-cell>
          <table:table-cell office:value-type="float" office:value="0.126998708956477" calcext:value-type="float">
            <text:p>0.126998708956477</text:p>
          </table:table-cell>
          <table:table-cell office:value-type="float" office:value="0.121974647164549" calcext:value-type="float">
            <text:p>0.121974647164549</text:p>
          </table:table-cell>
          <table:table-cell office:value-type="float" office:value="0.121213977937906" calcext:value-type="float">
            <text:p>0.121213977937906</text:p>
          </table:table-cell>
          <table:table-cell office:value-type="float" office:value="0.114940967227537" calcext:value-type="float">
            <text:p>0.114940967227537</text:p>
          </table:table-cell>
          <table:table-cell office:value-type="float" office:value="0.102182160410606" calcext:value-type="float">
            <text:p>0.102182160410606</text:p>
          </table:table-cell>
          <table:table-cell office:value-type="float" office:value="0.104284864116646" calcext:value-type="float">
            <text:p>0.104284864116646</text:p>
          </table:table-cell>
          <table:table-cell office:value-type="float" office:value="0.131583413199358" calcext:value-type="float">
            <text:p>0.131583413199358</text:p>
          </table:table-cell>
          <table:table-cell office:value-type="float" office:value="0.151097160687024" calcext:value-type="float">
            <text:p>0.151097160687024</text:p>
          </table:table-cell>
          <table:table-cell office:value-type="float" office:value="0.169364258423729" calcext:value-type="float">
            <text:p>0.169364258423729</text:p>
          </table:table-cell>
          <table:table-cell office:value-type="float" office:value="0.183864978947811" calcext:value-type="float">
            <text:p>0.183864978947811</text:p>
          </table:table-cell>
          <table:table-cell office:value-type="float" office:value="0.188267385122767" calcext:value-type="float">
            <text:p>0.188267385122767</text:p>
          </table:table-cell>
          <table:table-cell office:value-type="float" office:value="0.191795550236397" calcext:value-type="float">
            <text:p>0.191795550236397</text:p>
          </table:table-cell>
          <table:table-cell office:value-type="float" office:value="0.196624705894984" calcext:value-type="float">
            <text:p>0.196624705894984</text:p>
          </table:table-cell>
          <table:table-cell office:value-type="float" office:value="0.200464728965807" calcext:value-type="float">
            <text:p>0.200464728965807</text:p>
          </table:table-cell>
          <table:table-cell office:value-type="float" office:value="0.163137554693931" calcext:value-type="float">
            <text:p>0.163137554693931</text:p>
          </table:table-cell>
          <table:table-cell office:value-type="float" office:value="0.197416561079759" calcext:value-type="float">
            <text:p>0.197416561079759</text:p>
          </table:table-cell>
          <table:table-cell office:value-type="float" office:value="0.199718526460967" calcext:value-type="float">
            <text:p>0.199718526460967</text:p>
          </table:table-cell>
          <table:table-cell office:value-type="float" office:value="0.200396663648256" calcext:value-type="float">
            <text:p>0.200396663648256</text:p>
          </table:table-cell>
          <table:table-cell office:value-type="float" office:value="0.13490352036536" calcext:value-type="float">
            <text:p>0.13490352036536</text:p>
          </table:table-cell>
          <table:table-cell office:value-type="float" office:value="0.124318654617744" calcext:value-type="float">
            <text:p>0.124318654617744</text:p>
          </table:table-cell>
          <table:table-cell office:value-type="float" office:value="0.129848554220511" calcext:value-type="float">
            <text:p>0.129848554220511</text:p>
          </table:table-cell>
          <table:table-cell office:value-type="float" office:value="0.132832602780925" calcext:value-type="float">
            <text:p>0.132832602780925</text:p>
          </table:table-cell>
          <table:table-cell office:value-type="float" office:value="0.136587265519821" calcext:value-type="float">
            <text:p>0.136587265519821</text:p>
          </table:table-cell>
          <table:table-cell office:value-type="float" office:value="0.138127115248723" calcext:value-type="float">
            <text:p>0.138127115248723</text:p>
          </table:table-cell>
          <table:table-cell office:value-type="float" office:value="0.146123700928333" calcext:value-type="float">
            <text:p>0.146123700928333</text:p>
          </table:table-cell>
          <table:table-cell office:value-type="float" office:value="0.146462260553996" calcext:value-type="float">
            <text:p>0.146462260553996</text:p>
          </table:table-cell>
          <table:table-cell office:value-type="float" office:value="0.147372324422951" calcext:value-type="float">
            <text:p>0.147372324422951</text:p>
          </table:table-cell>
          <table:table-cell office:value-type="float" office:value="0.14395325420921" calcext:value-type="float">
            <text:p>0.14395325420921</text:p>
          </table:table-cell>
          <table:table-cell office:value-type="float" office:value="0.142546804892334" calcext:value-type="float">
            <text:p>0.142546804892334</text:p>
          </table:table-cell>
          <table:table-cell office:value-type="float" office:value="0.14318303473789" calcext:value-type="float">
            <text:p>0.14318303473789</text:p>
          </table:table-cell>
          <table:table-cell office:value-type="float" office:value="0.137676202744066" calcext:value-type="float">
            <text:p>0.137676202744066</text:p>
          </table:table-cell>
          <table:table-cell office:value-type="float" office:value="0.13430895878917" calcext:value-type="float">
            <text:p>0.13430895878917</text:p>
          </table:table-cell>
          <table:table-cell office:value-type="float" office:value="0.11935482943911" calcext:value-type="float">
            <text:p>0.11935482943911</text:p>
          </table:table-cell>
          <table:table-cell office:value-type="float" office:value="0.138617797311138" calcext:value-type="float">
            <text:p>0.138617797311138</text:p>
          </table:table-cell>
          <table:table-cell office:value-type="float" office:value="0.182617868927564" calcext:value-type="float">
            <text:p>0.182617868927564</text:p>
          </table:table-cell>
          <table:table-cell office:value-type="float" office:value="0.189183498112897" calcext:value-type="float">
            <text:p>0.189183498112897</text:p>
          </table:table-cell>
          <table:table-cell office:value-type="float" office:value="0.202815605238575" calcext:value-type="float">
            <text:p>0.202815605238575</text:p>
          </table:table-cell>
          <table:table-cell office:value-type="float" office:value="0.19882482887179" calcext:value-type="float">
            <text:p>0.19882482887179</text:p>
          </table:table-cell>
          <table:table-cell office:value-type="float" office:value="0.206245027943984" calcext:value-type="float">
            <text:p>0.206245027943984</text:p>
          </table:table-cell>
          <table:table-cell office:value-type="float" office:value="0.210064198710539" calcext:value-type="float">
            <text:p>0.210064198710539</text:p>
          </table:table-cell>
          <table:table-cell office:value-type="float" office:value="0.209584240506152" calcext:value-type="float">
            <text:p>0.209584240506152</text:p>
          </table:table-cell>
          <table:table-cell office:value-type="float" office:value="0.205161138086158" calcext:value-type="float">
            <text:p>0.205161138086158</text:p>
          </table:table-cell>
          <table:table-cell office:value-type="float" office:value="0.205402288635154" calcext:value-type="float">
            <text:p>0.205402288635154</text:p>
          </table:table-cell>
          <table:table-cell office:value-type="float" office:value="0.105938301840132" calcext:value-type="float">
            <text:p>0.105938301840132</text:p>
          </table:table-cell>
          <table:table-cell office:value-type="float" office:value="0.0947594456955774" calcext:value-type="float">
            <text:p>0.094759445695577</text:p>
          </table:table-cell>
          <table:table-cell office:value-type="float" office:value="0.101015443265208" calcext:value-type="float">
            <text:p>0.101015443265208</text:p>
          </table:table-cell>
          <table:table-cell office:value-type="float" office:value="0.0966699549910552" calcext:value-type="float">
            <text:p>0.096669954991055</text:p>
          </table:table-cell>
          <table:table-cell office:value-type="float" office:value="0.0976025244381614" calcext:value-type="float">
            <text:p>0.097602524438161</text:p>
          </table:table-cell>
          <table:table-cell office:value-type="float" office:value="0.101559666143996" calcext:value-type="float">
            <text:p>0.101559666143996</text:p>
          </table:table-cell>
          <table:table-cell office:value-type="float" office:value="0.112659633269273" calcext:value-type="float">
            <text:p>0.112659633269273</text:p>
          </table:table-cell>
          <table:table-cell office:value-type="float" office:value="0.124232712709799" calcext:value-type="float">
            <text:p>0.124232712709799</text:p>
          </table:table-cell>
          <table:table-cell office:value-type="float" office:value="0.126163469455055" calcext:value-type="float">
            <text:p>0.126163469455055</text:p>
          </table:table-cell>
          <table:table-cell office:value-type="float" office:value="0.128370749347165" calcext:value-type="float">
            <text:p>0.128370749347165</text:p>
          </table:table-cell>
          <table:table-cell office:value-type="float" office:value="0.130640495307022" calcext:value-type="float">
            <text:p>0.130640495307022</text:p>
          </table:table-cell>
          <table:table-cell office:value-type="float" office:value="0.126504360466306" calcext:value-type="float">
            <text:p>0.126504360466306</text:p>
          </table:table-cell>
          <table:table-cell office:value-type="float" office:value="0.120713059797878" calcext:value-type="float">
            <text:p>0.120713059797878</text:p>
          </table:table-cell>
          <table:table-cell office:value-type="float" office:value="0.11694144226014" calcext:value-type="float">
            <text:p>0.11694144226014</text:p>
          </table:table-cell>
          <table:table-cell office:value-type="float" office:value="0.103377021869624" calcext:value-type="float">
            <text:p>0.103377021869624</text:p>
          </table:table-cell>
          <table:table-cell office:value-type="float" office:value="0.126095402348298" calcext:value-type="float">
            <text:p>0.126095402348298</text:p>
          </table:table-cell>
          <table:table-cell office:value-type="float" office:value="0.192873943015428" calcext:value-type="float">
            <text:p>0.192873943015428</text:p>
          </table:table-cell>
          <table:table-cell office:value-type="float" office:value="0.199425461291586" calcext:value-type="float">
            <text:p>0.199425461291586</text:p>
          </table:table-cell>
          <table:table-cell office:value-type="float" office:value="0.210102691413715" calcext:value-type="float">
            <text:p>0.210102691413715</text:p>
          </table:table-cell>
          <table:table-cell office:value-type="float" office:value="0.212879210399647" calcext:value-type="float">
            <text:p>0.212879210399647</text:p>
          </table:table-cell>
          <table:table-cell office:value-type="float" office:value="0.207864048805776" calcext:value-type="float">
            <text:p>0.207864048805776</text:p>
          </table:table-cell>
          <table:table-cell office:value-type="float" office:value="0.111632927525512" calcext:value-type="float">
            <text:p>0.111632927525512</text:p>
          </table:table-cell>
          <table:table-cell office:value-type="float" office:value="0.108141133881114" calcext:value-type="float">
            <text:p>0.108141133881114</text:p>
          </table:table-cell>
          <table:table-cell office:value-type="float" office:value="0.111720733314485" calcext:value-type="float">
            <text:p>0.111720733314485</text:p>
          </table:table-cell>
          <table:table-cell office:value-type="float" office:value="0.119596721253392" calcext:value-type="float">
            <text:p>0.119596721253392</text:p>
          </table:table-cell>
          <table:table-cell office:value-type="float" office:value="0.127076299164367" calcext:value-type="float">
            <text:p>0.127076299164367</text:p>
          </table:table-cell>
          <table:table-cell office:value-type="float" office:value="0.134158580138127" calcext:value-type="float">
            <text:p>0.134158580138127</text:p>
          </table:table-cell>
          <table:table-cell office:value-type="float" office:value="0.135475054187596" calcext:value-type="float">
            <text:p>0.135475054187596</text:p>
          </table:table-cell>
          <table:table-cell office:value-type="float" office:value="0.135094003054069" calcext:value-type="float">
            <text:p>0.135094003054069</text:p>
          </table:table-cell>
          <table:table-cell office:value-type="float" office:value="0.133654849531179" calcext:value-type="float">
            <text:p>0.133654849531179</text:p>
          </table:table-cell>
          <table:table-cell office:value-type="float" office:value="0.128448803597516" calcext:value-type="float">
            <text:p>0.128448803597516</text:p>
          </table:table-cell>
          <table:table-cell office:value-type="float" office:value="0.122043262035348" calcext:value-type="float">
            <text:p>0.122043262035348</text:p>
          </table:table-cell>
          <table:table-cell office:value-type="float" office:value="0.110768823320658" calcext:value-type="float">
            <text:p>0.110768823320658</text:p>
          </table:table-cell>
          <table:table-cell office:value-type="float" office:value="0.112467161332126" calcext:value-type="float">
            <text:p>0.112467161332126</text:p>
          </table:table-cell>
          <table:table-cell office:value-type="float" office:value="0.145867244880215" calcext:value-type="float">
            <text:p>0.145867244880215</text:p>
          </table:table-cell>
          <table:table-cell office:value-type="float" office:value="0.172396928588603" calcext:value-type="float">
            <text:p>0.172396928588603</text:p>
          </table:table-cell>
          <table:table-cell office:value-type="float" office:value="0.184938843128456" calcext:value-type="float">
            <text:p>0.184938843128456</text:p>
          </table:table-cell>
          <table:table-cell office:value-type="float" office:value="0.196238667494943" calcext:value-type="float">
            <text:p>0.196238667494943</text:p>
          </table:table-cell>
          <table:table-cell office:value-type="float" office:value="0.195854448005446" calcext:value-type="float">
            <text:p>0.195854448005446</text:p>
          </table:table-cell>
          <table:table-cell office:value-type="float" office:value="0.194886936208666" calcext:value-type="float">
            <text:p>0.194886936208666</text:p>
          </table:table-cell>
          <table:table-cell office:value-type="float" office:value="0.193140468797803" calcext:value-type="float">
            <text:p>0.193140468797803</text:p>
          </table:table-cell>
          <table:table-cell office:value-type="float" office:value="0.194976452720542" calcext:value-type="float">
            <text:p>0.194976452720542</text:p>
          </table:table-cell>
          <table:table-cell office:value-type="float" office:value="0.206746980471966" calcext:value-type="float">
            <text:p>0.206746980471966</text:p>
          </table:table-cell>
          <table:table-cell office:value-type="float" office:value="0.215083687066716" calcext:value-type="float">
            <text:p>0.215083687066716</text:p>
          </table:table-cell>
          <table:table-cell office:value-type="float" office:value="0.219250938738165" calcext:value-type="float">
            <text:p>0.219250938738165</text:p>
          </table:table-cell>
          <table:table-cell office:value-type="float" office:value="0.219115821627066" calcext:value-type="float">
            <text:p>0.219115821627066</text:p>
          </table:table-cell>
          <table:table-cell office:value-type="float" office:value="0.217109657010316" calcext:value-type="float">
            <text:p>0.217109657010316</text:p>
          </table:table-cell>
          <table:table-cell office:value-type="float" office:value="0.214724636913095" calcext:value-type="float">
            <text:p>0.214724636913095</text:p>
          </table:table-cell>
          <table:table-cell office:value-type="float" office:value="0.119187337926908" calcext:value-type="float">
            <text:p>0.119187337926908</text:p>
          </table:table-cell>
          <table:table-cell office:value-type="float" office:value="0.116877151678784" calcext:value-type="float">
            <text:p>0.116877151678784</text:p>
          </table:table-cell>
          <table:table-cell office:value-type="float" office:value="0.117633116729381" calcext:value-type="float">
            <text:p>0.117633116729381</text:p>
          </table:table-cell>
          <table:table-cell office:value-type="float" office:value="0.127793594981686" calcext:value-type="float">
            <text:p>0.127793594981686</text:p>
          </table:table-cell>
          <table:table-cell office:value-type="float" office:value="0.129067754503649" calcext:value-type="float">
            <text:p>0.129067754503649</text:p>
          </table:table-cell>
          <table:table-cell office:value-type="float" office:value="0.135934960101752" calcext:value-type="float">
            <text:p>0.135934960101752</text:p>
          </table:table-cell>
          <table:table-cell office:value-type="float" office:value="0.14776182271192" calcext:value-type="float">
            <text:p>0.14776182271192</text:p>
          </table:table-cell>
          <table:table-cell office:value-type="float" office:value="0.149474415392928" calcext:value-type="float">
            <text:p>0.149474415392928</text:p>
          </table:table-cell>
          <table:table-cell office:value-type="float" office:value="0.151396726566288" calcext:value-type="float">
            <text:p>0.151396726566288</text:p>
          </table:table-cell>
          <table:table-cell office:value-type="float" office:value="0.14811322232551" calcext:value-type="float">
            <text:p>0.14811322232551</text:p>
          </table:table-cell>
          <table:table-cell office:value-type="float" office:value="0.146701198412127" calcext:value-type="float">
            <text:p>0.146701198412127</text:p>
          </table:table-cell>
          <table:table-cell office:value-type="float" office:value="0.147234279128261" calcext:value-type="float">
            <text:p>0.147234279128261</text:p>
          </table:table-cell>
          <table:table-cell office:value-type="float" office:value="0.144195583757288" calcext:value-type="float">
            <text:p>0.144195583757288</text:p>
          </table:table-cell>
          <table:table-cell office:value-type="float" office:value="0.138762529561575" calcext:value-type="float">
            <text:p>0.138762529561575</text:p>
          </table:table-cell>
          <table:table-cell office:value-type="float" office:value="0.136925166513201" calcext:value-type="float">
            <text:p>0.136925166513201</text:p>
          </table:table-cell>
          <table:table-cell office:value-type="float" office:value="0.116742545510334" calcext:value-type="float">
            <text:p>0.116742545510334</text:p>
          </table:table-cell>
          <table:table-cell office:value-type="float" office:value="0.132750946745974" calcext:value-type="float">
            <text:p>0.132750946745974</text:p>
          </table:table-cell>
          <table:table-cell office:value-type="float" office:value="0.149289762963541" calcext:value-type="float">
            <text:p>0.149289762963541</text:p>
          </table:table-cell>
          <table:table-cell office:value-type="float" office:value="0.186271318083948" calcext:value-type="float">
            <text:p>0.186271318083948</text:p>
          </table:table-cell>
          <table:table-cell office:value-type="float" office:value="0.19863179035984" calcext:value-type="float">
            <text:p>0.19863179035984</text:p>
          </table:table-cell>
          <table:table-cell office:value-type="float" office:value="0.206120834883258" calcext:value-type="float">
            <text:p>0.206120834883258</text:p>
          </table:table-cell>
          <table:table-cell office:value-type="float" office:value="0.209459085145494" calcext:value-type="float">
            <text:p>0.209459085145494</text:p>
          </table:table-cell>
          <table:table-cell office:value-type="float" office:value="0.212932146636323" calcext:value-type="float">
            <text:p>0.212932146636323</text:p>
          </table:table-cell>
          <table:table-cell office:value-type="float" office:value="0.222657783992141" calcext:value-type="float">
            <text:p>0.222657783992141</text:p>
          </table:table-cell>
          <table:table-cell office:value-type="float" office:value="0.169067772878829" calcext:value-type="float">
            <text:p>0.169067772878829</text:p>
          </table:table-cell>
          <table:table-cell office:value-type="float" office:value="0.183487173868144" calcext:value-type="float">
            <text:p>0.183487173868144</text:p>
          </table:table-cell>
          <table:table-cell office:value-type="float" office:value="0.187029711110892" calcext:value-type="float">
            <text:p>0.187029711110892</text:p>
          </table:table-cell>
          <table:table-cell office:value-type="float" office:value="0.199303286002734" calcext:value-type="float">
            <text:p>0.199303286002734</text:p>
          </table:table-cell>
          <table:table-cell office:value-type="float" office:value="0.197495431040371" calcext:value-type="float">
            <text:p>0.197495431040371</text:p>
          </table:table-cell>
          <table:table-cell office:value-type="float" office:value="0.185256209844159" calcext:value-type="float">
            <text:p>0.185256209844159</text:p>
          </table:table-cell>
          <table:table-cell office:value-type="float" office:value="0.179515050189417" calcext:value-type="float">
            <text:p>0.179515050189417</text:p>
          </table:table-cell>
          <table:table-cell office:value-type="float" office:value="0.170973207047846" calcext:value-type="float">
            <text:p>0.170973207047846</text:p>
          </table:table-cell>
          <table:table-cell office:value-type="float" office:value="0.169187596944116" calcext:value-type="float">
            <text:p>0.169187596944116</text:p>
          </table:table-cell>
          <table:table-cell office:value-type="float" office:value="0.171509034206143" calcext:value-type="float">
            <text:p>0.171509034206143</text:p>
          </table:table-cell>
          <table:table-cell office:value-type="float" office:value="0.179885862738288" calcext:value-type="float">
            <text:p>0.179885862738288</text:p>
          </table:table-cell>
          <table:table-cell office:value-type="float" office:value="0.18608305195335" calcext:value-type="float">
            <text:p>0.18608305195335</text:p>
          </table:table-cell>
          <table:table-cell office:value-type="float" office:value="0.190113499659946" calcext:value-type="float">
            <text:p>0.190113499659946</text:p>
          </table:table-cell>
          <table:table-cell office:value-type="float" office:value="0.192018220083601" calcext:value-type="float">
            <text:p>0.192018220083601</text:p>
          </table:table-cell>
          <table:table-cell office:value-type="float" office:value="0.19268247956759" calcext:value-type="float">
            <text:p>0.19268247956759</text:p>
          </table:table-cell>
          <table:table-cell office:value-type="float" office:value="0.19228727580162" calcext:value-type="float">
            <text:p>0.19228727580162</text:p>
          </table:table-cell>
          <table:table-cell office:value-type="float" office:value="0.192657137885526" calcext:value-type="float">
            <text:p>0.192657137885526</text:p>
          </table:table-cell>
          <table:table-cell office:value-type="float" office:value="0.191096154301166" calcext:value-type="float">
            <text:p>0.191096154301166</text:p>
          </table:table-cell>
          <table:table-cell office:value-type="float" office:value="0.188355022492639" calcext:value-type="float">
            <text:p>0.188355022492639</text:p>
          </table:table-cell>
          <table:table-cell office:value-type="float" office:value="0.183260426036909" calcext:value-type="float">
            <text:p>0.183260426036909</text:p>
          </table:table-cell>
          <table:table-cell office:value-type="float" office:value="0.181637329051813" calcext:value-type="float">
            <text:p>0.181637329051813</text:p>
          </table:table-cell>
          <table:table-cell office:value-type="float" office:value="0.179157308972637" calcext:value-type="float">
            <text:p>0.179157308972637</text:p>
          </table:table-cell>
          <table:table-cell office:value-type="float" office:value="0.177022968102988" calcext:value-type="float">
            <text:p>0.177022968102988</text:p>
          </table:table-cell>
          <table:table-cell office:value-type="float" office:value="0.178198159547011" calcext:value-type="float">
            <text:p>0.178198159547011</text:p>
          </table:table-cell>
          <table:table-cell office:value-type="float" office:value="0.178929517824458" calcext:value-type="float">
            <text:p>0.178929517824458</text:p>
          </table:table-cell>
          <table:table-cell office:value-type="float" office:value="0.1801049354112" calcext:value-type="float">
            <text:p>0.1801049354112</text:p>
          </table:table-cell>
          <table:table-cell office:value-type="float" office:value="0.183208266720511" calcext:value-type="float">
            <text:p>0.183208266720511</text:p>
          </table:table-cell>
          <table:table-cell office:value-type="float" office:value="0.183089464736016" calcext:value-type="float">
            <text:p>0.183089464736016</text:p>
          </table:table-cell>
          <table:table-cell office:value-type="float" office:value="0.183760820440371" calcext:value-type="float">
            <text:p>0.183760820440371</text:p>
          </table:table-cell>
          <table:table-cell office:value-type="float" office:value="0.184338963765614" calcext:value-type="float">
            <text:p>0.184338963765614</text:p>
          </table:table-cell>
          <table:table-cell office:value-type="float" office:value="0.184406287757815" calcext:value-type="float">
            <text:p>0.184406287757815</text:p>
          </table:table-cell>
          <table:table-cell office:value-type="float" office:value="0.183997105240991" calcext:value-type="float">
            <text:p>0.183997105240991</text:p>
          </table:table-cell>
          <table:table-cell office:value-type="float" office:value="0.182901438833941" calcext:value-type="float">
            <text:p>0.182901438833941</text:p>
          </table:table-cell>
          <table:table-cell office:value-type="float" office:value="0.182847394893287" calcext:value-type="float">
            <text:p>0.182847394893287</text:p>
          </table:table-cell>
          <table:table-cell office:value-type="float" office:value="0.182318086839167" calcext:value-type="float">
            <text:p>0.182318086839167</text:p>
          </table:table-cell>
          <table:table-cell office:value-type="float" office:value="0.179711100199921" calcext:value-type="float">
            <text:p>0.179711100199921</text:p>
          </table:table-cell>
          <table:table-cell office:value-type="float" office:value="0.179039135839006" calcext:value-type="float">
            <text:p>0.179039135839006</text:p>
          </table:table-cell>
          <table:table-cell office:value-type="float" office:value="0.179112545781085" calcext:value-type="float">
            <text:p>0.179112545781085</text:p>
          </table:table-cell>
          <table:table-cell office:value-type="float" office:value="0.17965039228447" calcext:value-type="float">
            <text:p>0.17965039228447</text:p>
          </table:table-cell>
          <table:table-cell office:value-type="float" office:value="0.180446595290529" calcext:value-type="float">
            <text:p>0.180446595290529</text:p>
          </table:table-cell>
          <table:table-cell office:value-type="float" office:value="0.181370614116991" calcext:value-type="float">
            <text:p>0.181370614116991</text:p>
          </table:table-cell>
          <table:table-cell office:value-type="float" office:value="0.181682632508194" calcext:value-type="float">
            <text:p>0.181682632508194</text:p>
          </table:table-cell>
          <table:table-cell office:value-type="float" office:value="0.182353174854788" calcext:value-type="float">
            <text:p>0.182353174854788</text:p>
          </table:table-cell>
          <table:table-cell office:value-type="float" office:value="0.182387291097793" calcext:value-type="float">
            <text:p>0.182387291097793</text:p>
          </table:table-cell>
          <table:table-cell office:value-type="float" office:value="0.182224851370162" calcext:value-type="float">
            <text:p>0.182224851370162</text:p>
          </table:table-cell>
          <table:table-cell office:value-type="float" office:value="0.181967824302032" calcext:value-type="float">
            <text:p>0.181967824302032</text:p>
          </table:table-cell>
          <table:table-cell office:value-type="float" office:value="0.180754993792569" calcext:value-type="float">
            <text:p>0.180754993792569</text:p>
          </table:table-cell>
          <table:table-cell office:value-type="float" office:value="0.179867553228135" calcext:value-type="float">
            <text:p>0.179867553228135</text:p>
          </table:table-cell>
          <table:table-cell office:value-type="float" office:value="0.180375025183474" calcext:value-type="float">
            <text:p>0.180375025183474</text:p>
          </table:table-cell>
          <table:table-cell office:value-type="float" office:value="0.180409797675091" calcext:value-type="float">
            <text:p>0.180409797675091</text:p>
          </table:table-cell>
          <table:table-cell office:value-type="float" office:value="0.181346165785726" calcext:value-type="float">
            <text:p>0.181346165785726</text:p>
          </table:table-cell>
          <table:table-cell office:value-type="float" office:value="0.18176913057234" calcext:value-type="float">
            <text:p>0.18176913057234</text:p>
          </table:table-cell>
          <table:table-cell office:value-type="float" office:value="0.182210541453776" calcext:value-type="float">
            <text:p>0.182210541453776</text:p>
          </table:table-cell>
          <table:table-cell office:value-type="float" office:value="0.181927952909797" calcext:value-type="float">
            <text:p>0.181927952909797</text:p>
          </table:table-cell>
          <table:table-cell office:value-type="float" office:value="0.181903508179364" calcext:value-type="float">
            <text:p>0.181903508179364</text:p>
          </table:table-cell>
          <table:table-cell office:value-type="float" office:value="0.18078475155581" calcext:value-type="float">
            <text:p>0.18078475155581</text:p>
          </table:table-cell>
          <table:table-cell office:value-type="float" office:value="0.180623054805385" calcext:value-type="float">
            <text:p>0.180623054805385</text:p>
          </table:table-cell>
          <table:table-cell office:value-type="float" office:value="0.180485090667681" calcext:value-type="float">
            <text:p>0.180485090667681</text:p>
          </table:table-cell>
          <table:table-cell office:value-type="float" office:value="0.180642744817726" calcext:value-type="float">
            <text:p>0.180642744817726</text:p>
          </table:table-cell>
          <table:table-cell office:value-type="float" office:value="0.180678487109357" calcext:value-type="float">
            <text:p>0.180678487109357</text:p>
          </table:table-cell>
          <table:table-cell office:value-type="float" office:value="0.18069711091866" calcext:value-type="float">
            <text:p>0.18069711091866</text:p>
          </table:table-cell>
          <table:table-cell office:value-type="float" office:value="0.181265284230555" calcext:value-type="float">
            <text:p>0.181265284230555</text:p>
          </table:table-cell>
          <table:table-cell office:value-type="float" office:value="0.181435528320138" calcext:value-type="float">
            <text:p>0.181435528320138</text:p>
          </table:table-cell>
          <table:table-cell office:value-type="float" office:value="0.181447912710877" calcext:value-type="float">
            <text:p>0.181447912710877</text:p>
          </table:table-cell>
          <table:table-cell office:value-type="float" office:value="0.181163782556853" calcext:value-type="float">
            <text:p>0.181163782556853</text:p>
          </table:table-cell>
          <table:table-cell office:value-type="float" office:value="0.180303082876531" calcext:value-type="float">
            <text:p>0.180303082876531</text:p>
          </table:table-cell>
          <table:table-cell office:value-type="float" office:value="0.180410035623084" calcext:value-type="float">
            <text:p>0.180410035623084</text:p>
          </table:table-cell>
          <table:table-cell office:value-type="float" office:value="0.180797677767809" calcext:value-type="float">
            <text:p>0.180797677767809</text:p>
          </table:table-cell>
          <table:table-cell office:value-type="float" office:value="0.18035107939342" calcext:value-type="float">
            <text:p>0.18035107939342</text:p>
          </table:table-cell>
          <table:table-cell office:value-type="float" office:value="0.181040424961455" calcext:value-type="float">
            <text:p>0.181040424961455</text:p>
          </table:table-cell>
          <table:table-cell office:value-type="float" office:value="0.181201169356097" calcext:value-type="float">
            <text:p>0.181201169356097</text:p>
          </table:table-cell>
          <table:table-cell office:value-type="float" office:value="0.18159910278346" calcext:value-type="float">
            <text:p>0.18159910278346</text:p>
          </table:table-cell>
          <table:table-cell office:value-type="float" office:value="0.181195930105316" calcext:value-type="float">
            <text:p>0.181195930105316</text:p>
          </table:table-cell>
          <table:table-cell office:value-type="float" office:value="0.18068720049168" calcext:value-type="float">
            <text:p>0.18068720049168</text:p>
          </table:table-cell>
          <table:table-cell office:value-type="float" office:value="0.180488386160287" calcext:value-type="float">
            <text:p>0.180488386160287</text:p>
          </table:table-cell>
          <table:table-cell office:value-type="float" office:value="0.18032840930267" calcext:value-type="float">
            <text:p>0.18032840930267</text:p>
          </table:table-cell>
          <table:table-cell office:value-type="float" office:value="0.180176808521927" calcext:value-type="float">
            <text:p>0.180176808521927</text:p>
          </table:table-cell>
          <table:table-cell office:value-type="float" office:value="0.180654495644242" calcext:value-type="float">
            <text:p>0.180654495644242</text:p>
          </table:table-cell>
          <table:table-cell office:value-type="float" office:value="0.180992202253041" calcext:value-type="float">
            <text:p>0.180992202253041</text:p>
          </table:table-cell>
          <table:table-cell office:value-type="float" office:value="0.181041563821132" calcext:value-type="float">
            <text:p>0.181041563821132</text:p>
          </table:table-cell>
          <table:table-cell office:value-type="float" office:value="0.180912885732892" calcext:value-type="float">
            <text:p>0.180912885732892</text:p>
          </table:table-cell>
          <table:table-cell office:value-type="float" office:value="0.180280822617594" calcext:value-type="float">
            <text:p>0.180280822617594</text:p>
          </table:table-cell>
          <table:table-cell office:value-type="float" office:value="0.180273718761497" calcext:value-type="float">
            <text:p>0.180273718761497</text:p>
          </table:table-cell>
          <table:table-cell office:value-type="float" office:value="0.180242586611811" calcext:value-type="float">
            <text:p>0.180242586611811</text:p>
          </table:table-cell>
          <table:table-cell office:value-type="float" office:value="0.180649689349234" calcext:value-type="float">
            <text:p>0.180649689349234</text:p>
          </table:table-cell>
          <table:table-cell office:value-type="float" office:value="0.180601514503006" calcext:value-type="float">
            <text:p>0.180601514503006</text:p>
          </table:table-cell>
          <table:table-cell office:value-type="float" office:value="0.180843476425207" calcext:value-type="float">
            <text:p>0.180843476425207</text:p>
          </table:table-cell>
          <table:table-cell office:value-type="float" office:value="0.180851380165363" calcext:value-type="float">
            <text:p>0.180851380165363</text:p>
          </table:table-cell>
          <table:table-cell office:value-type="float" office:value="0.180686772267218" calcext:value-type="float">
            <text:p>0.180686772267218</text:p>
          </table:table-cell>
          <table:table-cell office:value-type="float" office:value="0.180118087282252" calcext:value-type="float">
            <text:p>0.180118087282252</text:p>
          </table:table-cell>
          <table:table-cell office:value-type="float" office:value="0.18040960230837" calcext:value-type="float">
            <text:p>0.18040960230837</text:p>
          </table:table-cell>
          <table:table-cell office:value-type="float" office:value="0.180343845167385" calcext:value-type="float">
            <text:p>0.180343845167385</text:p>
          </table:table-cell>
          <table:table-cell office:value-type="float" office:value="0.180362169047012" calcext:value-type="float">
            <text:p>0.180362169047012</text:p>
          </table:table-cell>
          <table:table-cell office:value-type="float" office:value="0.180512869865626" calcext:value-type="float">
            <text:p>0.180512869865626</text:p>
          </table:table-cell>
          <table:table-cell table:number-columns-repeated="523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51434324413319" calcext:value-type="float">
            <text:p>-0.015143432441332</text:p>
          </table:table-cell>
          <table:table-cell office:value-type="float" office:value="-0.0151321755808088" calcext:value-type="float">
            <text:p>-0.015132175580809</text:p>
          </table:table-cell>
          <table:table-cell office:value-type="float" office:value="-0.0151425674321744" calcext:value-type="float">
            <text:p>-0.015142567432174</text:p>
          </table:table-cell>
          <table:table-cell office:value-type="float" office:value="-0.0151424673116771" calcext:value-type="float">
            <text:p>-0.015142467311677</text:p>
          </table:table-cell>
          <table:table-cell office:value-type="float" office:value="-0.0151431009876061" calcext:value-type="float">
            <text:p>-0.015143100987606</text:p>
          </table:table-cell>
          <table:table-cell office:value-type="float" office:value="-0.0151300814452934" calcext:value-type="float">
            <text:p>-0.015130081445293</text:p>
          </table:table-cell>
          <table:table-cell office:value-type="float" office:value="-0.0151376332090517" calcext:value-type="float">
            <text:p>-0.015137633209052</text:p>
          </table:table-cell>
          <table:table-cell office:value-type="float" office:value="-0.0151843832175523" calcext:value-type="float">
            <text:p>-0.015184383217552</text:p>
          </table:table-cell>
          <table:table-cell office:value-type="float" office:value="-0.0151793054042935" calcext:value-type="float">
            <text:p>-0.015179305404294</text:p>
          </table:table-cell>
          <table:table-cell office:value-type="float" office:value="-0.01515307102413" calcext:value-type="float">
            <text:p>-0.01515307102413</text:p>
          </table:table-cell>
          <table:table-cell office:value-type="float" office:value="-0.0151697842628413" calcext:value-type="float">
            <text:p>-0.015169784262841</text:p>
          </table:table-cell>
          <table:table-cell office:value-type="float" office:value="-0.0151378983829056" calcext:value-type="float">
            <text:p>-0.015137898382906</text:p>
          </table:table-cell>
          <table:table-cell office:value-type="float" office:value="-0.0151425242350742" calcext:value-type="float">
            <text:p>-0.015142524235074</text:p>
          </table:table-cell>
          <table:table-cell office:value-type="float" office:value="-0.0151318657580317" calcext:value-type="float">
            <text:p>-0.015131865758032</text:p>
          </table:table-cell>
          <table:table-cell office:value-type="float" office:value="-0.0151391710149212" calcext:value-type="float">
            <text:p>-0.015139171014921</text:p>
          </table:table-cell>
          <table:table-cell office:value-type="float" office:value="-0.0151431740823773" calcext:value-type="float">
            <text:p>-0.015143174082377</text:p>
          </table:table-cell>
          <table:table-cell office:value-type="float" office:value="-0.0151375105603294" calcext:value-type="float">
            <text:p>-0.015137510560329</text:p>
          </table:table-cell>
          <table:table-cell office:value-type="float" office:value="-0.0151403924755594" calcext:value-type="float">
            <text:p>-0.015140392475559</text:p>
          </table:table-cell>
          <table:table-cell office:value-type="float" office:value="-0.0151330210178497" calcext:value-type="float">
            <text:p>-0.01513302101785</text:p>
          </table:table-cell>
          <table:table-cell office:value-type="float" office:value="-0.0151487356341446" calcext:value-type="float">
            <text:p>-0.015148735634145</text:p>
          </table:table-cell>
          <table:table-cell office:value-type="float" office:value="-0.0151237067171646" calcext:value-type="float">
            <text:p>-0.015123706717165</text:p>
          </table:table-cell>
          <table:table-cell office:value-type="float" office:value="-0.0151405297623983" calcext:value-type="float">
            <text:p>-0.015140529762398</text:p>
          </table:table-cell>
          <table:table-cell office:value-type="float" office:value="-0.0151330287952747" calcext:value-type="float">
            <text:p>-0.015133028795275</text:p>
          </table:table-cell>
          <table:table-cell office:value-type="float" office:value="-0.0151431070051322" calcext:value-type="float">
            <text:p>-0.015143107005132</text:p>
          </table:table-cell>
          <table:table-cell office:value-type="float" office:value="-0.0151399770453411" calcext:value-type="float">
            <text:p>-0.015139977045341</text:p>
          </table:table-cell>
          <table:table-cell office:value-type="float" office:value="-0.0151580421590442" calcext:value-type="float">
            <text:p>-0.015158042159044</text:p>
          </table:table-cell>
          <table:table-cell office:value-type="float" office:value="-0.0151453750157491" calcext:value-type="float">
            <text:p>-0.015145375015749</text:p>
          </table:table-cell>
          <table:table-cell office:value-type="float" office:value="-0.0151364819124898" calcext:value-type="float">
            <text:p>-0.01513648191249</text:p>
          </table:table-cell>
          <table:table-cell office:value-type="float" office:value="-0.0151761542887749" calcext:value-type="float">
            <text:p>-0.015176154288775</text:p>
          </table:table-cell>
          <table:table-cell office:value-type="float" office:value="-0.0151437619276367" calcext:value-type="float">
            <text:p>-0.015143761927637</text:p>
          </table:table-cell>
          <table:table-cell office:value-type="float" office:value="-0.0151413786008411" calcext:value-type="float">
            <text:p>-0.015141378600841</text:p>
          </table:table-cell>
          <table:table-cell office:value-type="float" office:value="-0.0151339787126387" calcext:value-type="float">
            <text:p>-0.015133978712639</text:p>
          </table:table-cell>
          <table:table-cell office:value-type="float" office:value="-0.0151470867144604" calcext:value-type="float">
            <text:p>-0.01514708671446</text:p>
          </table:table-cell>
          <table:table-cell office:value-type="float" office:value="-0.0151402861640577" calcext:value-type="float">
            <text:p>-0.015140286164058</text:p>
          </table:table-cell>
          <table:table-cell office:value-type="float" office:value="-0.0151463349412142" calcext:value-type="float">
            <text:p>-0.015146334941214</text:p>
          </table:table-cell>
          <table:table-cell office:value-type="float" office:value="-0.015138505998583" calcext:value-type="float">
            <text:p>-0.015138505998583</text:p>
          </table:table-cell>
          <table:table-cell office:value-type="float" office:value="-0.0151303403893708" calcext:value-type="float">
            <text:p>-0.015130340389371</text:p>
          </table:table-cell>
          <table:table-cell office:value-type="float" office:value="-0.0151364170248316" calcext:value-type="float">
            <text:p>-0.015136417024832</text:p>
          </table:table-cell>
          <table:table-cell office:value-type="float" office:value="-0.0151422155606144" calcext:value-type="float">
            <text:p>-0.015142215560614</text:p>
          </table:table-cell>
          <table:table-cell office:value-type="float" office:value="-0.0151789993115689" calcext:value-type="float">
            <text:p>-0.015178999311569</text:p>
          </table:table-cell>
          <table:table-cell office:value-type="float" office:value="-0.0151292556009485" calcext:value-type="float">
            <text:p>-0.015129255600949</text:p>
          </table:table-cell>
          <table:table-cell office:value-type="float" office:value="-0.0151422790228438" calcext:value-type="float">
            <text:p>-0.015142279022844</text:p>
          </table:table-cell>
          <table:table-cell office:value-type="float" office:value="-0.0151416225114024" calcext:value-type="float">
            <text:p>-0.015141622511402</text:p>
          </table:table-cell>
          <table:table-cell office:value-type="float" office:value="-0.0151446226172424" calcext:value-type="float">
            <text:p>-0.015144622617242</text:p>
          </table:table-cell>
          <table:table-cell office:value-type="float" office:value="-0.0151833454296327" calcext:value-type="float">
            <text:p>-0.015183345429633</text:p>
          </table:table-cell>
          <table:table-cell office:value-type="float" office:value="-0.0151313035636788" calcext:value-type="float">
            <text:p>-0.015131303563679</text:p>
          </table:table-cell>
          <table:table-cell office:value-type="float" office:value="-0.0151410196783769" calcext:value-type="float">
            <text:p>-0.015141019678377</text:p>
          </table:table-cell>
          <table:table-cell office:value-type="float" office:value="-0.0151449872688792" calcext:value-type="float">
            <text:p>-0.015144987268879</text:p>
          </table:table-cell>
          <table:table-cell office:value-type="float" office:value="-0.0150896484960134" calcext:value-type="float">
            <text:p>-0.015089648496013</text:p>
          </table:table-cell>
          <table:table-cell office:value-type="float" office:value="-0.0135672730985954" calcext:value-type="float">
            <text:p>-0.013567273098595</text:p>
          </table:table-cell>
          <table:table-cell office:value-type="float" office:value="-0.0136074850120937" calcext:value-type="float">
            <text:p>-0.013607485012094</text:p>
          </table:table-cell>
          <table:table-cell office:value-type="float" office:value="-0.0135098902483763" calcext:value-type="float">
            <text:p>-0.013509890248376</text:p>
          </table:table-cell>
          <table:table-cell office:value-type="float" office:value="-0.0130510477453763" calcext:value-type="float">
            <text:p>-0.013051047745376</text:p>
          </table:table-cell>
          <table:table-cell office:value-type="float" office:value="-0.0129425289079351" calcext:value-type="float">
            <text:p>-0.012942528907935</text:p>
          </table:table-cell>
          <table:table-cell office:value-type="float" office:value="-0.0126335022292615" calcext:value-type="float">
            <text:p>-0.012633502229262</text:p>
          </table:table-cell>
          <table:table-cell office:value-type="float" office:value="-0.0124489957086031" calcext:value-type="float">
            <text:p>-0.012448995708603</text:p>
          </table:table-cell>
          <table:table-cell office:value-type="float" office:value="-0.0124222412328142" calcext:value-type="float">
            <text:p>-0.012422241232814</text:p>
          </table:table-cell>
          <table:table-cell office:value-type="float" office:value="-0.0146685187598987" calcext:value-type="float">
            <text:p>-0.014668518759899</text:p>
          </table:table-cell>
          <table:table-cell office:value-type="float" office:value="-0.0177289279662322" calcext:value-type="float">
            <text:p>-0.017728927966232</text:p>
          </table:table-cell>
          <table:table-cell office:value-type="float" office:value="-0.0218647540221991" calcext:value-type="float">
            <text:p>-0.021864754022199</text:p>
          </table:table-cell>
          <table:table-cell office:value-type="float" office:value="-0.0370116768311399" calcext:value-type="float">
            <text:p>-0.03701167683114</text:p>
          </table:table-cell>
          <table:table-cell office:value-type="float" office:value="-0.0389238135051842" calcext:value-type="float">
            <text:p>-0.038923813505184</text:p>
          </table:table-cell>
          <table:table-cell office:value-type="float" office:value="-0.0375482695656127" calcext:value-type="float">
            <text:p>-0.037548269565613</text:p>
          </table:table-cell>
          <table:table-cell office:value-type="float" office:value="-0.0350540916798474" calcext:value-type="float">
            <text:p>-0.035054091679847</text:p>
          </table:table-cell>
          <table:table-cell office:value-type="float" office:value="-0.0405868524339007" calcext:value-type="float">
            <text:p>-0.040586852433901</text:p>
          </table:table-cell>
          <table:table-cell office:value-type="float" office:value="-0.0377374767542068" calcext:value-type="float">
            <text:p>-0.037737476754207</text:p>
          </table:table-cell>
          <table:table-cell office:value-type="float" office:value="-0.0367378457833091" calcext:value-type="float">
            <text:p>-0.036737845783309</text:p>
          </table:table-cell>
          <table:table-cell office:value-type="float" office:value="-0.0158297249686388" calcext:value-type="float">
            <text:p>-0.015829724968639</text:p>
          </table:table-cell>
          <table:table-cell office:value-type="float" office:value="-0.0164621302084379" calcext:value-type="float">
            <text:p>-0.016462130208438</text:p>
          </table:table-cell>
          <table:table-cell office:value-type="float" office:value="-0.00371940743294454" calcext:value-type="float">
            <text:p>-0.003719407432945</text:p>
          </table:table-cell>
          <table:table-cell office:value-type="float" office:value="-0.0326769541114046" calcext:value-type="float">
            <text:p>-0.032676954111405</text:p>
          </table:table-cell>
          <table:table-cell office:value-type="float" office:value="-0.0305447339607378" calcext:value-type="float">
            <text:p>-0.030544733960738</text:p>
          </table:table-cell>
          <table:table-cell office:value-type="float" office:value="-0.0272394930243503" calcext:value-type="float">
            <text:p>-0.02723949302435</text:p>
          </table:table-cell>
          <table:table-cell office:value-type="float" office:value="-0.00644030069857044" calcext:value-type="float">
            <text:p>-0.00644030069857</text:p>
          </table:table-cell>
          <table:table-cell office:value-type="float" office:value="-0.004632590748364" calcext:value-type="float">
            <text:p>-0.004632590748364</text:p>
          </table:table-cell>
          <table:table-cell office:value-type="float" office:value="-0.00343381851160136" calcext:value-type="float">
            <text:p>-0.003433818511601</text:p>
          </table:table-cell>
          <table:table-cell office:value-type="float" office:value="-0.00114840335564945" calcext:value-type="float">
            <text:p>-0.001148403355649</text:p>
          </table:table-cell>
          <table:table-cell office:value-type="float" office:value="-0.00379168140919957" calcext:value-type="float">
            <text:p>-0.0037916814092</text:p>
          </table:table-cell>
          <table:table-cell office:value-type="float" office:value="-0.00775703724589182" calcext:value-type="float">
            <text:p>-0.007757037245892</text:p>
          </table:table-cell>
          <table:table-cell office:value-type="float" office:value="-0.0110504113714876" calcext:value-type="float">
            <text:p>-0.011050411371488</text:p>
          </table:table-cell>
          <table:table-cell office:value-type="float" office:value="-0.0103938919978029" calcext:value-type="float">
            <text:p>-0.010393891997803</text:p>
          </table:table-cell>
          <table:table-cell office:value-type="float" office:value="-0.00945444803709037" calcext:value-type="float">
            <text:p>-0.00945444803709</text:p>
          </table:table-cell>
          <table:table-cell office:value-type="float" office:value="-0.00855972681488116" calcext:value-type="float">
            <text:p>-0.008559726814881</text:p>
          </table:table-cell>
          <table:table-cell office:value-type="float" office:value="-0.0089319269824302" calcext:value-type="float">
            <text:p>-0.00893192698243</text:p>
          </table:table-cell>
          <table:table-cell office:value-type="float" office:value="-0.0116837293965727" calcext:value-type="float">
            <text:p>-0.011683729396573</text:p>
          </table:table-cell>
          <table:table-cell office:value-type="float" office:value="-0.0159158052520941" calcext:value-type="float">
            <text:p>-0.015915805252094</text:p>
          </table:table-cell>
          <table:table-cell office:value-type="float" office:value="-0.0278018360376264" calcext:value-type="float">
            <text:p>-0.027801836037626</text:p>
          </table:table-cell>
          <table:table-cell office:value-type="float" office:value="-0.0413252041420148" calcext:value-type="float">
            <text:p>-0.041325204142015</text:p>
          </table:table-cell>
          <table:table-cell office:value-type="float" office:value="-0.0401794669785578" calcext:value-type="float">
            <text:p>-0.040179466978558</text:p>
          </table:table-cell>
          <table:table-cell office:value-type="float" office:value="-0.039939116646269" calcext:value-type="float">
            <text:p>-0.039939116646269</text:p>
          </table:table-cell>
          <table:table-cell office:value-type="float" office:value="-0.0380845229082191" calcext:value-type="float">
            <text:p>-0.038084522908219</text:p>
          </table:table-cell>
          <table:table-cell office:value-type="float" office:value="-0.0416644959179273" calcext:value-type="float">
            <text:p>-0.041664495917927</text:p>
          </table:table-cell>
          <table:table-cell office:value-type="float" office:value="-0.0397444344870227" calcext:value-type="float">
            <text:p>-0.039744434487023</text:p>
          </table:table-cell>
          <table:table-cell office:value-type="float" office:value="-0.0239474727931505" calcext:value-type="float">
            <text:p>-0.023947472793151</text:p>
          </table:table-cell>
          <table:table-cell office:value-type="float" office:value="-0.0168497335145375" calcext:value-type="float">
            <text:p>-0.016849733514538</text:p>
          </table:table-cell>
          <table:table-cell office:value-type="float" office:value="-0.0141138549631643" calcext:value-type="float">
            <text:p>-0.014113854963164</text:p>
          </table:table-cell>
          <table:table-cell office:value-type="float" office:value="-0.0127470422788403" calcext:value-type="float">
            <text:p>-0.01274704227884</text:p>
          </table:table-cell>
          <table:table-cell office:value-type="float" office:value="-0.0123049342414835" calcext:value-type="float">
            <text:p>-0.012304934241484</text:p>
          </table:table-cell>
          <table:table-cell office:value-type="float" office:value="-0.01204219342975" calcext:value-type="float">
            <text:p>-0.01204219342975</text:p>
          </table:table-cell>
          <table:table-cell office:value-type="float" office:value="-0.0115471453101585" calcext:value-type="float">
            <text:p>-0.011547145310159</text:p>
          </table:table-cell>
          <table:table-cell office:value-type="float" office:value="-0.00753678039541742" calcext:value-type="float">
            <text:p>-0.007536780395417</text:p>
          </table:table-cell>
          <table:table-cell office:value-type="float" office:value="-0.00533476035136398" calcext:value-type="float">
            <text:p>-0.005334760351364</text:p>
          </table:table-cell>
          <table:table-cell office:value-type="float" office:value="-0.00323476176073903" calcext:value-type="float">
            <text:p>-0.003234761760739</text:p>
          </table:table-cell>
          <table:table-cell office:value-type="float" office:value="-0.00140740051555235" calcext:value-type="float">
            <text:p>-0.001407400515552</text:p>
          </table:table-cell>
          <table:table-cell office:value-type="float" office:value="0.00080969341175523" calcext:value-type="float">
            <text:p>0.000809693411755</text:p>
          </table:table-cell>
          <table:table-cell office:value-type="float" office:value="-0.00160111990621481" calcext:value-type="float">
            <text:p>-0.001601119906215</text:p>
          </table:table-cell>
          <table:table-cell office:value-type="float" office:value="-0.0095354387960968" calcext:value-type="float">
            <text:p>-0.009535438796097</text:p>
          </table:table-cell>
          <table:table-cell office:value-type="float" office:value="-0.0123704777559433" calcext:value-type="float">
            <text:p>-0.012370477755943</text:p>
          </table:table-cell>
          <table:table-cell office:value-type="float" office:value="-0.0133137726325085" calcext:value-type="float">
            <text:p>-0.013313772632509</text:p>
          </table:table-cell>
          <table:table-cell office:value-type="float" office:value="-0.0121109953428617" calcext:value-type="float">
            <text:p>-0.012110995342862</text:p>
          </table:table-cell>
          <table:table-cell office:value-type="float" office:value="-0.0109593918186897" calcext:value-type="float">
            <text:p>-0.01095939181869</text:p>
          </table:table-cell>
          <table:table-cell office:value-type="float" office:value="-0.0108942142932023" calcext:value-type="float">
            <text:p>-0.010894214293202</text:p>
          </table:table-cell>
          <table:table-cell office:value-type="float" office:value="-0.0132420061435828" calcext:value-type="float">
            <text:p>-0.013242006143583</text:p>
          </table:table-cell>
          <table:table-cell office:value-type="float" office:value="-0.015785230391105" calcext:value-type="float">
            <text:p>-0.015785230391105</text:p>
          </table:table-cell>
          <table:table-cell office:value-type="float" office:value="-0.0176139177487488" calcext:value-type="float">
            <text:p>-0.017613917748749</text:p>
          </table:table-cell>
          <table:table-cell office:value-type="float" office:value="-0.0207167712059713" calcext:value-type="float">
            <text:p>-0.020716771205971</text:p>
          </table:table-cell>
          <table:table-cell office:value-type="float" office:value="-0.0287873332094243" calcext:value-type="float">
            <text:p>-0.028787333209424</text:p>
          </table:table-cell>
          <table:table-cell office:value-type="float" office:value="-0.0276548169899873" calcext:value-type="float">
            <text:p>-0.027654816989987</text:p>
          </table:table-cell>
          <table:table-cell office:value-type="float" office:value="-0.0378584867524191" calcext:value-type="float">
            <text:p>-0.037858486752419</text:p>
          </table:table-cell>
          <table:table-cell office:value-type="float" office:value="-0.042661820967259" calcext:value-type="float">
            <text:p>-0.042661820967259</text:p>
          </table:table-cell>
          <table:table-cell office:value-type="float" office:value="-0.0423712751378975" calcext:value-type="float">
            <text:p>-0.042371275137898</text:p>
          </table:table-cell>
          <table:table-cell office:value-type="float" office:value="-0.0406347559703892" calcext:value-type="float">
            <text:p>-0.040634755970389</text:p>
          </table:table-cell>
          <table:table-cell office:value-type="float" office:value="-0.0396580117786313" calcext:value-type="float">
            <text:p>-0.039658011778631</text:p>
          </table:table-cell>
          <table:table-cell office:value-type="float" office:value="-0.0433130879856968" calcext:value-type="float">
            <text:p>-0.043313087985697</text:p>
          </table:table-cell>
          <table:table-cell office:value-type="float" office:value="-0.041851552668073" calcext:value-type="float">
            <text:p>-0.041851552668073</text:p>
          </table:table-cell>
          <table:table-cell office:value-type="float" office:value="-0.00863975278160698" calcext:value-type="float">
            <text:p>-0.008639752781607</text:p>
          </table:table-cell>
          <table:table-cell office:value-type="float" office:value="-0.00103332489161443" calcext:value-type="float">
            <text:p>-0.001033324891614</text:p>
          </table:table-cell>
          <table:table-cell office:value-type="float" office:value="-0.000192954044684509" calcext:value-type="float">
            <text:p>-0.000192954044685</text:p>
          </table:table-cell>
          <table:table-cell office:value-type="float" office:value="0.00132958704798423" calcext:value-type="float">
            <text:p>0.001329587047984</text:p>
          </table:table-cell>
          <table:table-cell office:value-type="float" office:value="-0.0343273907570551" calcext:value-type="float">
            <text:p>-0.034327390757055</text:p>
          </table:table-cell>
          <table:table-cell office:value-type="float" office:value="-0.00962935229596932" calcext:value-type="float">
            <text:p>-0.009629352295969</text:p>
          </table:table-cell>
          <table:table-cell office:value-type="float" office:value="-0.00319297924933461" calcext:value-type="float">
            <text:p>-0.003192979249335</text:p>
          </table:table-cell>
          <table:table-cell office:value-type="float" office:value="-0.00811306890486668" calcext:value-type="float">
            <text:p>-0.008113068904867</text:p>
          </table:table-cell>
          <table:table-cell office:value-type="float" office:value="-0.0127083305257139" calcext:value-type="float">
            <text:p>-0.012708330525714</text:p>
          </table:table-cell>
          <table:table-cell office:value-type="float" office:value="-0.0133347299662924" calcext:value-type="float">
            <text:p>-0.013334729966292</text:p>
          </table:table-cell>
          <table:table-cell office:value-type="float" office:value="-0.013131427887811" calcext:value-type="float">
            <text:p>-0.013131427887811</text:p>
          </table:table-cell>
          <table:table-cell office:value-type="float" office:value="-0.0125072688666647" calcext:value-type="float">
            <text:p>-0.012507268866665</text:p>
          </table:table-cell>
          <table:table-cell office:value-type="float" office:value="-0.0121535564435219" calcext:value-type="float">
            <text:p>-0.012153556443522</text:p>
          </table:table-cell>
          <table:table-cell office:value-type="float" office:value="-0.0108124909942554" calcext:value-type="float">
            <text:p>-0.010812490994255</text:p>
          </table:table-cell>
          <table:table-cell office:value-type="float" office:value="-0.0107682996346394" calcext:value-type="float">
            <text:p>-0.010768299634639</text:p>
          </table:table-cell>
          <table:table-cell office:value-type="float" office:value="-0.0119190625495038" calcext:value-type="float">
            <text:p>-0.011919062549504</text:p>
          </table:table-cell>
          <table:table-cell office:value-type="float" office:value="-0.0154516366215339" calcext:value-type="float">
            <text:p>-0.015451636621534</text:p>
          </table:table-cell>
          <table:table-cell office:value-type="float" office:value="-0.0182444676753863" calcext:value-type="float">
            <text:p>-0.018244467675386</text:p>
          </table:table-cell>
          <table:table-cell office:value-type="float" office:value="-0.0361564949892384" calcext:value-type="float">
            <text:p>-0.036156494989238</text:p>
          </table:table-cell>
          <table:table-cell office:value-type="float" office:value="-0.0352019781357809" calcext:value-type="float">
            <text:p>-0.035201978135781</text:p>
          </table:table-cell>
          <table:table-cell office:value-type="float" office:value="-0.0487573148130868" calcext:value-type="float">
            <text:p>-0.048757314813087</text:p>
          </table:table-cell>
          <table:table-cell office:value-type="float" office:value="-0.0476966522816512" calcext:value-type="float">
            <text:p>-0.047696652281651</text:p>
          </table:table-cell>
          <table:table-cell office:value-type="float" office:value="-0.0166194109069048" calcext:value-type="float">
            <text:p>-0.016619410906905</text:p>
          </table:table-cell>
          <table:table-cell office:value-type="float" office:value="-0.0141264311008206" calcext:value-type="float">
            <text:p>-0.014126431100821</text:p>
          </table:table-cell>
          <table:table-cell office:value-type="float" office:value="-0.015328756602468" calcext:value-type="float">
            <text:p>-0.015328756602468</text:p>
          </table:table-cell>
          <table:table-cell office:value-type="float" office:value="-0.0182535673797138" calcext:value-type="float">
            <text:p>-0.018253567379714</text:p>
          </table:table-cell>
          <table:table-cell office:value-type="float" office:value="-0.0200593562438492" calcext:value-type="float">
            <text:p>-0.020059356243849</text:p>
          </table:table-cell>
          <table:table-cell office:value-type="float" office:value="-0.0216206455924782" calcext:value-type="float">
            <text:p>-0.021620645592478</text:p>
          </table:table-cell>
          <table:table-cell office:value-type="float" office:value="-0.0176356465426721" calcext:value-type="float">
            <text:p>-0.017635646542672</text:p>
          </table:table-cell>
          <table:table-cell office:value-type="float" office:value="-0.0291923517011701" calcext:value-type="float">
            <text:p>-0.02919235170117</text:p>
          </table:table-cell>
          <table:table-cell office:value-type="float" office:value="-0.0190568839246778" calcext:value-type="float">
            <text:p>-0.019056883924678</text:p>
          </table:table-cell>
          <table:table-cell office:value-type="float" office:value="-0.017786144506926" calcext:value-type="float">
            <text:p>-0.017786144506926</text:p>
          </table:table-cell>
          <table:table-cell office:value-type="float" office:value="-0.0143735648065649" calcext:value-type="float">
            <text:p>-0.014373564806565</text:p>
          </table:table-cell>
          <table:table-cell office:value-type="float" office:value="-0.0116653013050562" calcext:value-type="float">
            <text:p>-0.011665301305056</text:p>
          </table:table-cell>
          <table:table-cell office:value-type="float" office:value="-0.0106372428965762" calcext:value-type="float">
            <text:p>-0.010637242896576</text:p>
          </table:table-cell>
          <table:table-cell office:value-type="float" office:value="-0.0138537759741307" calcext:value-type="float">
            <text:p>-0.013853775974131</text:p>
          </table:table-cell>
          <table:table-cell office:value-type="float" office:value="-0.0135387496244549" calcext:value-type="float">
            <text:p>-0.013538749624455</text:p>
          </table:table-cell>
          <table:table-cell office:value-type="float" office:value="-0.0123570463763523" calcext:value-type="float">
            <text:p>-0.012357046376352</text:p>
          </table:table-cell>
          <table:table-cell office:value-type="float" office:value="-0.0116242311169252" calcext:value-type="float">
            <text:p>-0.011624231116925</text:p>
          </table:table-cell>
          <table:table-cell office:value-type="float" office:value="-0.0116772202426525" calcext:value-type="float">
            <text:p>-0.011677220242653</text:p>
          </table:table-cell>
          <table:table-cell office:value-type="float" office:value="-0.0124235270171867" calcext:value-type="float">
            <text:p>-0.012423527017187</text:p>
          </table:table-cell>
          <table:table-cell office:value-type="float" office:value="-0.0173432541391068" calcext:value-type="float">
            <text:p>-0.017343254139107</text:p>
          </table:table-cell>
          <table:table-cell office:value-type="float" office:value="-0.0200427382517746" calcext:value-type="float">
            <text:p>-0.020042738251775</text:p>
          </table:table-cell>
          <table:table-cell office:value-type="float" office:value="-0.0262937698549801" calcext:value-type="float">
            <text:p>-0.02629376985498</text:p>
          </table:table-cell>
          <table:table-cell office:value-type="float" office:value="-0.0321429671547232" calcext:value-type="float">
            <text:p>-0.032142967154723</text:p>
          </table:table-cell>
          <table:table-cell office:value-type="float" office:value="-0.0420313090850969" calcext:value-type="float">
            <text:p>-0.042031309085097</text:p>
          </table:table-cell>
          <table:table-cell office:value-type="float" office:value="-0.0392727765573286" calcext:value-type="float">
            <text:p>-0.039272776557329</text:p>
          </table:table-cell>
          <table:table-cell office:value-type="float" office:value="-0.00762494545622782" calcext:value-type="float">
            <text:p>-0.007624945456228</text:p>
          </table:table-cell>
          <table:table-cell office:value-type="float" office:value="-0.00565560887159865" calcext:value-type="float">
            <text:p>-0.005655608871599</text:p>
          </table:table-cell>
          <table:table-cell office:value-type="float" office:value="-0.00211353443108935" calcext:value-type="float">
            <text:p>-0.002113534431089</text:p>
          </table:table-cell>
          <table:table-cell office:value-type="float" office:value="-0.000930322183532294" calcext:value-type="float">
            <text:p>-0.000930322183532</text:p>
          </table:table-cell>
          <table:table-cell office:value-type="float" office:value="0.00150493986005429" calcext:value-type="float">
            <text:p>0.001504939860054</text:p>
          </table:table-cell>
          <table:table-cell office:value-type="float" office:value="-0.00528839091520415" calcext:value-type="float">
            <text:p>-0.005288390915204</text:p>
          </table:table-cell>
          <table:table-cell office:value-type="float" office:value="-0.0116765655639717" calcext:value-type="float">
            <text:p>-0.011676565563972</text:p>
          </table:table-cell>
          <table:table-cell office:value-type="float" office:value="-0.012196604380676" calcext:value-type="float">
            <text:p>-0.012196604380676</text:p>
          </table:table-cell>
          <table:table-cell office:value-type="float" office:value="-0.0123495166366662" calcext:value-type="float">
            <text:p>-0.012349516636666</text:p>
          </table:table-cell>
          <table:table-cell office:value-type="float" office:value="-0.0114291084900895" calcext:value-type="float">
            <text:p>-0.01142910849009</text:p>
          </table:table-cell>
          <table:table-cell office:value-type="float" office:value="-0.00987638666166107" calcext:value-type="float">
            <text:p>-0.009876386661661</text:p>
          </table:table-cell>
          <table:table-cell office:value-type="float" office:value="-0.00948892222691422" calcext:value-type="float">
            <text:p>-0.009488922226914</text:p>
          </table:table-cell>
          <table:table-cell office:value-type="float" office:value="-0.0113299738119694" calcext:value-type="float">
            <text:p>-0.011329973811969</text:p>
          </table:table-cell>
          <table:table-cell office:value-type="float" office:value="-0.0160635933227609" calcext:value-type="float">
            <text:p>-0.016063593322761</text:p>
          </table:table-cell>
          <table:table-cell office:value-type="float" office:value="-0.0200356948427256" calcext:value-type="float">
            <text:p>-0.020035694842726</text:p>
          </table:table-cell>
          <table:table-cell office:value-type="float" office:value="-0.0298320276564262" calcext:value-type="float">
            <text:p>-0.029832027656426</text:p>
          </table:table-cell>
          <table:table-cell office:value-type="float" office:value="-0.0304832004186311" calcext:value-type="float">
            <text:p>-0.030483200418631</text:p>
          </table:table-cell>
          <table:table-cell office:value-type="float" office:value="-0.0430763488128206" calcext:value-type="float">
            <text:p>-0.043076348812821</text:p>
          </table:table-cell>
          <table:table-cell office:value-type="float" office:value="-0.0440514717695022" calcext:value-type="float">
            <text:p>-0.044051471769502</text:p>
          </table:table-cell>
          <table:table-cell office:value-type="float" office:value="-0.0450907490060053" calcext:value-type="float">
            <text:p>-0.045090749006005</text:p>
          </table:table-cell>
          <table:table-cell office:value-type="float" office:value="-0.0446653553266301" calcext:value-type="float">
            <text:p>-0.04466535532663</text:p>
          </table:table-cell>
          <table:table-cell office:value-type="float" office:value="-0.0450530572500031" calcext:value-type="float">
            <text:p>-0.045053057250003</text:p>
          </table:table-cell>
          <table:table-cell office:value-type="float" office:value="-0.0465312616745494" calcext:value-type="float">
            <text:p>-0.046531261674549</text:p>
          </table:table-cell>
          <table:table-cell office:value-type="float" office:value="-0.0469420338735872" calcext:value-type="float">
            <text:p>-0.046942033873587</text:p>
          </table:table-cell>
          <table:table-cell office:value-type="float" office:value="-0.0150511982000905" calcext:value-type="float">
            <text:p>-0.015051198200091</text:p>
          </table:table-cell>
          <table:table-cell office:value-type="float" office:value="-0.0191044475030167" calcext:value-type="float">
            <text:p>-0.019104447503017</text:p>
          </table:table-cell>
          <table:table-cell office:value-type="float" office:value="-0.0215015346709714" calcext:value-type="float">
            <text:p>-0.021501534670971</text:p>
          </table:table-cell>
          <table:table-cell office:value-type="float" office:value="-0.0246684719978339" calcext:value-type="float">
            <text:p>-0.024668471997834</text:p>
          </table:table-cell>
          <table:table-cell office:value-type="float" office:value="-0.0253330503147814" calcext:value-type="float">
            <text:p>-0.025333050314781</text:p>
          </table:table-cell>
          <table:table-cell office:value-type="float" office:value="-0.0248138577155626" calcext:value-type="float">
            <text:p>-0.024813857715563</text:p>
          </table:table-cell>
          <table:table-cell office:value-type="float" office:value="-0.00518595022636105" calcext:value-type="float">
            <text:p>-0.005185950226361</text:p>
          </table:table-cell>
          <table:table-cell office:value-type="float" office:value="-0.00454703347775148" calcext:value-type="float">
            <text:p>-0.004547033477751</text:p>
          </table:table-cell>
          <table:table-cell office:value-type="float" office:value="-0.00300355951917497" calcext:value-type="float">
            <text:p>-0.003003559519175</text:p>
          </table:table-cell>
          <table:table-cell office:value-type="float" office:value="-0.00276822017077469" calcext:value-type="float">
            <text:p>-0.002768220170775</text:p>
          </table:table-cell>
          <table:table-cell office:value-type="float" office:value="-0.0103124020707863" calcext:value-type="float">
            <text:p>-0.010312402070786</text:p>
          </table:table-cell>
          <table:table-cell office:value-type="float" office:value="-0.0135336044771211" calcext:value-type="float">
            <text:p>-0.013533604477121</text:p>
          </table:table-cell>
          <table:table-cell office:value-type="float" office:value="-0.0137499038496171" calcext:value-type="float">
            <text:p>-0.013749903849617</text:p>
          </table:table-cell>
          <table:table-cell office:value-type="float" office:value="-0.0129276384370771" calcext:value-type="float">
            <text:p>-0.012927638437077</text:p>
          </table:table-cell>
          <table:table-cell office:value-type="float" office:value="-0.0116445433502976" calcext:value-type="float">
            <text:p>-0.011644543350298</text:p>
          </table:table-cell>
          <table:table-cell office:value-type="float" office:value="-0.0113289185249242" calcext:value-type="float">
            <text:p>-0.011328918524924</text:p>
          </table:table-cell>
          <table:table-cell office:value-type="float" office:value="-0.0110288031602334" calcext:value-type="float">
            <text:p>-0.011028803160233</text:p>
          </table:table-cell>
          <table:table-cell office:value-type="float" office:value="-0.0116062421680832" calcext:value-type="float">
            <text:p>-0.011606242168083</text:p>
          </table:table-cell>
          <table:table-cell office:value-type="float" office:value="-0.0153089599465044" calcext:value-type="float">
            <text:p>-0.015308959946504</text:p>
          </table:table-cell>
          <table:table-cell office:value-type="float" office:value="-0.0224981234974943" calcext:value-type="float">
            <text:p>-0.022498123497494</text:p>
          </table:table-cell>
          <table:table-cell office:value-type="float" office:value="-0.0263490010051241" calcext:value-type="float">
            <text:p>-0.026349001005124</text:p>
          </table:table-cell>
          <table:table-cell office:value-type="float" office:value="-0.0367530620861922" calcext:value-type="float">
            <text:p>-0.036753062086192</text:p>
          </table:table-cell>
          <table:table-cell office:value-type="float" office:value="-0.0347674302065016" calcext:value-type="float">
            <text:p>-0.034767430206502</text:p>
          </table:table-cell>
          <table:table-cell office:value-type="float" office:value="-0.0470026325555217" calcext:value-type="float">
            <text:p>-0.047002632555522</text:p>
          </table:table-cell>
          <table:table-cell office:value-type="float" office:value="-0.0511137841786257" calcext:value-type="float">
            <text:p>-0.051113784178626</text:p>
          </table:table-cell>
          <table:table-cell office:value-type="float" office:value="-0.050463360474268" calcext:value-type="float">
            <text:p>-0.050463360474268</text:p>
          </table:table-cell>
          <table:table-cell office:value-type="float" office:value="-0.0315761319154126" calcext:value-type="float">
            <text:p>-0.031576131915413</text:p>
          </table:table-cell>
          <table:table-cell office:value-type="float" office:value="-0.0365451417866639" calcext:value-type="float">
            <text:p>-0.036545141786664</text:p>
          </table:table-cell>
          <table:table-cell office:value-type="float" office:value="-0.0403955550562582" calcext:value-type="float">
            <text:p>-0.040395555056258</text:p>
          </table:table-cell>
          <table:table-cell office:value-type="float" office:value="-0.0472684045778299" calcext:value-type="float">
            <text:p>-0.04726840457783</text:p>
          </table:table-cell>
          <table:table-cell office:value-type="float" office:value="-0.0544610082301168" calcext:value-type="float">
            <text:p>-0.054461008230117</text:p>
          </table:table-cell>
          <table:table-cell office:value-type="float" office:value="-0.0684114739619243" calcext:value-type="float">
            <text:p>-0.068411473961924</text:p>
          </table:table-cell>
          <table:table-cell office:value-type="float" office:value="-0.0706390973680038" calcext:value-type="float">
            <text:p>-0.070639097368004</text:p>
          </table:table-cell>
          <table:table-cell office:value-type="float" office:value="-0.0819392413305849" calcext:value-type="float">
            <text:p>-0.081939241330585</text:p>
          </table:table-cell>
          <table:table-cell office:value-type="float" office:value="-0.0802807019014742" calcext:value-type="float">
            <text:p>-0.080280701901474</text:p>
          </table:table-cell>
          <table:table-cell office:value-type="float" office:value="-0.059048129729904" calcext:value-type="float">
            <text:p>-0.059048129729904</text:p>
          </table:table-cell>
          <table:table-cell office:value-type="float" office:value="-0.0559343521405343" calcext:value-type="float">
            <text:p>-0.055934352140534</text:p>
          </table:table-cell>
          <table:table-cell office:value-type="float" office:value="-0.0530568423165392" calcext:value-type="float">
            <text:p>-0.053056842316539</text:p>
          </table:table-cell>
          <table:table-cell office:value-type="float" office:value="-0.0517197759958998" calcext:value-type="float">
            <text:p>-0.0517197759959</text:p>
          </table:table-cell>
          <table:table-cell office:value-type="float" office:value="-0.0511525420021251" calcext:value-type="float">
            <text:p>-0.051152542002125</text:p>
          </table:table-cell>
          <table:table-cell office:value-type="float" office:value="-0.0514317722927945" calcext:value-type="float">
            <text:p>-0.051431772292795</text:p>
          </table:table-cell>
          <table:table-cell office:value-type="float" office:value="-0.0517450436053175" calcext:value-type="float">
            <text:p>-0.051745043605318</text:p>
          </table:table-cell>
          <table:table-cell office:value-type="float" office:value="-0.0515413177637076" calcext:value-type="float">
            <text:p>-0.051541317763708</text:p>
          </table:table-cell>
          <table:table-cell office:value-type="float" office:value="-0.0518048717427837" calcext:value-type="float">
            <text:p>-0.051804871742784</text:p>
          </table:table-cell>
          <table:table-cell office:value-type="float" office:value="-0.0519920139850688" calcext:value-type="float">
            <text:p>-0.051992013985069</text:p>
          </table:table-cell>
          <table:table-cell office:value-type="float" office:value="-0.0521354215938604" calcext:value-type="float">
            <text:p>-0.05213542159386</text:p>
          </table:table-cell>
          <table:table-cell office:value-type="float" office:value="-0.0524228295217566" calcext:value-type="float">
            <text:p>-0.052422829521757</text:p>
          </table:table-cell>
          <table:table-cell office:value-type="float" office:value="-0.0520779512594017" calcext:value-type="float">
            <text:p>-0.052077951259402</text:p>
          </table:table-cell>
          <table:table-cell office:value-type="float" office:value="-0.051478464201495" calcext:value-type="float">
            <text:p>-0.051478464201495</text:p>
          </table:table-cell>
          <table:table-cell office:value-type="float" office:value="-0.0504795642072462" calcext:value-type="float">
            <text:p>-0.050479564207246</text:p>
          </table:table-cell>
          <table:table-cell office:value-type="float" office:value="-0.0502705906449671" calcext:value-type="float">
            <text:p>-0.050270590644967</text:p>
          </table:table-cell>
          <table:table-cell office:value-type="float" office:value="-0.0497625649784241" calcext:value-type="float">
            <text:p>-0.049762564978424</text:p>
          </table:table-cell>
          <table:table-cell office:value-type="float" office:value="-0.0493215826485796" calcext:value-type="float">
            <text:p>-0.04932158264858</text:p>
          </table:table-cell>
          <table:table-cell office:value-type="float" office:value="-0.0495623436134873" calcext:value-type="float">
            <text:p>-0.049562343613487</text:p>
          </table:table-cell>
          <table:table-cell office:value-type="float" office:value="-0.0496482220972965" calcext:value-type="float">
            <text:p>-0.049648222097297</text:p>
          </table:table-cell>
          <table:table-cell office:value-type="float" office:value="-0.0498663766589838" calcext:value-type="float">
            <text:p>-0.049866376658984</text:p>
          </table:table-cell>
          <table:table-cell office:value-type="float" office:value="-0.0504764775848575" calcext:value-type="float">
            <text:p>-0.050476477584858</text:p>
          </table:table-cell>
          <table:table-cell office:value-type="float" office:value="-0.0503480801526458" calcext:value-type="float">
            <text:p>-0.050348080152646</text:p>
          </table:table-cell>
          <table:table-cell office:value-type="float" office:value="-0.0504890610561511" calcext:value-type="float">
            <text:p>-0.050489061056151</text:p>
          </table:table-cell>
          <table:table-cell office:value-type="float" office:value="-0.0505813067360688" calcext:value-type="float">
            <text:p>-0.050581306736069</text:p>
          </table:table-cell>
          <table:table-cell office:value-type="float" office:value="-0.0505758432998814" calcext:value-type="float">
            <text:p>-0.050575843299881</text:p>
          </table:table-cell>
          <table:table-cell office:value-type="float" office:value="-0.0505391219382461" calcext:value-type="float">
            <text:p>-0.050539121938246</text:p>
          </table:table-cell>
          <table:table-cell office:value-type="float" office:value="-0.0503051972350125" calcext:value-type="float">
            <text:p>-0.050305197235013</text:p>
          </table:table-cell>
          <table:table-cell office:value-type="float" office:value="-0.0503740865236084" calcext:value-type="float">
            <text:p>-0.050374086523608</text:p>
          </table:table-cell>
          <table:table-cell office:value-type="float" office:value="-0.0502954009916056" calcext:value-type="float">
            <text:p>-0.050295400991606</text:p>
          </table:table-cell>
          <table:table-cell office:value-type="float" office:value="-0.0497157906872377" calcext:value-type="float">
            <text:p>-0.049715790687238</text:p>
          </table:table-cell>
          <table:table-cell office:value-type="float" office:value="-0.049626877276318" calcext:value-type="float">
            <text:p>-0.049626877276318</text:p>
          </table:table-cell>
          <table:table-cell office:value-type="float" office:value="-0.0496246353009702" calcext:value-type="float">
            <text:p>-0.04962463530097</text:p>
          </table:table-cell>
          <table:table-cell office:value-type="float" office:value="-0.0497303326582063" calcext:value-type="float">
            <text:p>-0.049730332658206</text:p>
          </table:table-cell>
          <table:table-cell office:value-type="float" office:value="-0.0498481891857091" calcext:value-type="float">
            <text:p>-0.049848189185709</text:p>
          </table:table-cell>
          <table:table-cell office:value-type="float" office:value="-0.050049599515819" calcext:value-type="float">
            <text:p>-0.050049599515819</text:p>
          </table:table-cell>
          <table:table-cell office:value-type="float" office:value="-0.0500532965949133" calcext:value-type="float">
            <text:p>-0.050053296594913</text:p>
          </table:table-cell>
          <table:table-cell office:value-type="float" office:value="-0.0501924562340116" calcext:value-type="float">
            <text:p>-0.050192456234012</text:p>
          </table:table-cell>
          <table:table-cell office:value-type="float" office:value="-0.0501934075857815" calcext:value-type="float">
            <text:p>-0.050193407585782</text:p>
          </table:table-cell>
          <table:table-cell office:value-type="float" office:value="-0.0502250607487147" calcext:value-type="float">
            <text:p>-0.050225060748715</text:p>
          </table:table-cell>
          <table:table-cell office:value-type="float" office:value="-0.0501838024481963" calcext:value-type="float">
            <text:p>-0.050183802448196</text:p>
          </table:table-cell>
          <table:table-cell office:value-type="float" office:value="-0.0499502155423442" calcext:value-type="float">
            <text:p>-0.049950215542344</text:p>
          </table:table-cell>
          <table:table-cell office:value-type="float" office:value="-0.0497119729564237" calcext:value-type="float">
            <text:p>-0.049711972956424</text:p>
          </table:table-cell>
          <table:table-cell office:value-type="float" office:value="-0.0498519009920242" calcext:value-type="float">
            <text:p>-0.049851900992024</text:p>
          </table:table-cell>
          <table:table-cell office:value-type="float" office:value="-0.0498643400979928" calcext:value-type="float">
            <text:p>-0.049864340097993</text:p>
          </table:table-cell>
          <table:table-cell office:value-type="float" office:value="-0.0500316326566605" calcext:value-type="float">
            <text:p>-0.050031632656661</text:p>
          </table:table-cell>
          <table:table-cell office:value-type="float" office:value="-0.0501270545113902" calcext:value-type="float">
            <text:p>-0.05012705451139</text:p>
          </table:table-cell>
          <table:table-cell office:value-type="float" office:value="-0.0502331339625976" calcext:value-type="float">
            <text:p>-0.050233133962598</text:p>
          </table:table-cell>
          <table:table-cell office:value-type="float" office:value="-0.0501685278662908" calcext:value-type="float">
            <text:p>-0.050168527866291</text:p>
          </table:table-cell>
          <table:table-cell office:value-type="float" office:value="-0.0501748938010472" calcext:value-type="float">
            <text:p>-0.050174893801047</text:p>
          </table:table-cell>
          <table:table-cell office:value-type="float" office:value="-0.0499101781877539" calcext:value-type="float">
            <text:p>-0.049910178187754</text:p>
          </table:table-cell>
          <table:table-cell office:value-type="float" office:value="-0.0498758710444876" calcext:value-type="float">
            <text:p>-0.049875871044488</text:p>
          </table:table-cell>
          <table:table-cell office:value-type="float" office:value="-0.049881762347628" calcext:value-type="float">
            <text:p>-0.049881762347628</text:p>
          </table:table-cell>
          <table:table-cell office:value-type="float" office:value="-0.0499171784519483" calcext:value-type="float">
            <text:p>-0.049917178451948</text:p>
          </table:table-cell>
          <table:table-cell office:value-type="float" office:value="-0.0499098270263217" calcext:value-type="float">
            <text:p>-0.049909827026322</text:p>
          </table:table-cell>
          <table:table-cell office:value-type="float" office:value="-0.0498806627850843" calcext:value-type="float">
            <text:p>-0.049880662785084</text:p>
          </table:table-cell>
          <table:table-cell office:value-type="float" office:value="-0.0500293239522276" calcext:value-type="float">
            <text:p>-0.050029323952228</text:p>
          </table:table-cell>
          <table:table-cell office:value-type="float" office:value="-0.0500575386368364" calcext:value-type="float">
            <text:p>-0.050057538636836</text:p>
          </table:table-cell>
          <table:table-cell office:value-type="float" office:value="-0.0500427695696906" calcext:value-type="float">
            <text:p>-0.050042769569691</text:p>
          </table:table-cell>
          <table:table-cell office:value-type="float" office:value="-0.0500001583486801" calcext:value-type="float">
            <text:p>-0.05000015834868</text:p>
          </table:table-cell>
          <table:table-cell office:value-type="float" office:value="-0.0497666384153874" calcext:value-type="float">
            <text:p>-0.049766638415387</text:p>
          </table:table-cell>
          <table:table-cell office:value-type="float" office:value="-0.0498163278633484" calcext:value-type="float">
            <text:p>-0.049816327863348</text:p>
          </table:table-cell>
          <table:table-cell office:value-type="float" office:value="-0.0499087571500482" calcext:value-type="float">
            <text:p>-0.049908757150048</text:p>
          </table:table-cell>
          <table:table-cell office:value-type="float" office:value="-0.0497558829667032" calcext:value-type="float">
            <text:p>-0.049755882966703</text:p>
          </table:table-cell>
          <table:table-cell office:value-type="float" office:value="-0.0499544434803725" calcext:value-type="float">
            <text:p>-0.049954443480373</text:p>
          </table:table-cell>
          <table:table-cell office:value-type="float" office:value="-0.0499946190818903" calcext:value-type="float">
            <text:p>-0.04999461908189</text:p>
          </table:table-cell>
          <table:table-cell office:value-type="float" office:value="-0.0500979185927293" calcext:value-type="float">
            <text:p>-0.050097918592729</text:p>
          </table:table-cell>
          <table:table-cell office:value-type="float" office:value="-0.0500009606357533" calcext:value-type="float">
            <text:p>-0.050000960635753</text:p>
          </table:table-cell>
          <table:table-cell office:value-type="float" office:value="-0.0498593729824111" calcext:value-type="float">
            <text:p>-0.049859372982411</text:p>
          </table:table-cell>
          <table:table-cell office:value-type="float" office:value="-0.0497895184480284" calcext:value-type="float">
            <text:p>-0.049789518448028</text:p>
          </table:table-cell>
          <table:table-cell office:value-type="float" office:value="-0.0497789502364886" calcext:value-type="float">
            <text:p>-0.049778950236489</text:p>
          </table:table-cell>
          <table:table-cell office:value-type="float" office:value="-0.0497064537121652" calcext:value-type="float">
            <text:p>-0.049706453712165</text:p>
          </table:table-cell>
          <table:table-cell office:value-type="float" office:value="-0.0498569600276889" calcext:value-type="float">
            <text:p>-0.049856960027689</text:p>
          </table:table-cell>
          <table:table-cell office:value-type="float" office:value="-0.0499539521746324" calcext:value-type="float">
            <text:p>-0.049953952174632</text:p>
          </table:table-cell>
          <table:table-cell office:value-type="float" office:value="-0.0499572869491417" calcext:value-type="float">
            <text:p>-0.049957286949142</text:p>
          </table:table-cell>
          <table:table-cell office:value-type="float" office:value="-0.0499353126092656" calcext:value-type="float">
            <text:p>-0.049935312609266</text:p>
          </table:table-cell>
          <table:table-cell office:value-type="float" office:value="-0.0497275985821737" calcext:value-type="float">
            <text:p>-0.049727598582174</text:p>
          </table:table-cell>
          <table:table-cell office:value-type="float" office:value="-0.0497214444559749" calcext:value-type="float">
            <text:p>-0.049721444455975</text:p>
          </table:table-cell>
          <table:table-cell office:value-type="float" office:value="-0.0497308632758452" calcext:value-type="float">
            <text:p>-0.049730863275845</text:p>
          </table:table-cell>
          <table:table-cell office:value-type="float" office:value="-0.0498608752281184" calcext:value-type="float">
            <text:p>-0.049860875228118</text:p>
          </table:table-cell>
          <table:table-cell office:value-type="float" office:value="-0.0498601303239931" calcext:value-type="float">
            <text:p>-0.049860130323993</text:p>
          </table:table-cell>
          <table:table-cell office:value-type="float" office:value="-0.049900309498935" calcext:value-type="float">
            <text:p>-0.049900309498935</text:p>
          </table:table-cell>
          <table:table-cell office:value-type="float" office:value="-0.0499206393533127" calcext:value-type="float">
            <text:p>-0.049920639353313</text:p>
          </table:table-cell>
          <table:table-cell office:value-type="float" office:value="-0.0498702118272018" calcext:value-type="float">
            <text:p>-0.049870211827202</text:p>
          </table:table-cell>
          <table:table-cell office:value-type="float" office:value="-0.0496930994493324" calcext:value-type="float">
            <text:p>-0.049693099449332</text:p>
          </table:table-cell>
          <table:table-cell office:value-type="float" office:value="-0.0497700280917694" calcext:value-type="float">
            <text:p>-0.049770028091769</text:p>
          </table:table-cell>
          <table:table-cell office:value-type="float" office:value="-0.0497618229109728" calcext:value-type="float">
            <text:p>-0.049761822910973</text:p>
          </table:table-cell>
          <table:table-cell office:value-type="float" office:value="-0.049767795498124" calcext:value-type="float">
            <text:p>-0.049767795498124</text:p>
          </table:table-cell>
          <table:table-cell office:value-type="float" office:value="-0.0498085006073108" calcext:value-type="float">
            <text:p>-0.049808500607311</text:p>
          </table:table-cell>
          <table:table-cell table:number-columns-repeated="523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9355788311455" calcext:value-type="float">
            <text:p>0.59355788311455</text:p>
          </table:table-cell>
          <table:table-cell office:value-type="float" office:value="0.593007423243083" calcext:value-type="float">
            <text:p>0.593007423243083</text:p>
          </table:table-cell>
          <table:table-cell office:value-type="float" office:value="0.593632306749733" calcext:value-type="float">
            <text:p>0.593632306749733</text:p>
          </table:table-cell>
          <table:table-cell office:value-type="float" office:value="0.593447612828778" calcext:value-type="float">
            <text:p>0.593447612828778</text:p>
          </table:table-cell>
          <table:table-cell office:value-type="float" office:value="0.593538411076618" calcext:value-type="float">
            <text:p>0.593538411076618</text:p>
          </table:table-cell>
          <table:table-cell office:value-type="float" office:value="0.593325189365743" calcext:value-type="float">
            <text:p>0.593325189365743</text:p>
          </table:table-cell>
          <table:table-cell office:value-type="float" office:value="0.593641214676472" calcext:value-type="float">
            <text:p>0.593641214676472</text:p>
          </table:table-cell>
          <table:table-cell office:value-type="float" office:value="0.594857841903307" calcext:value-type="float">
            <text:p>0.594857841903307</text:p>
          </table:table-cell>
          <table:table-cell office:value-type="float" office:value="0.595209235115475" calcext:value-type="float">
            <text:p>0.595209235115475</text:p>
          </table:table-cell>
          <table:table-cell office:value-type="float" office:value="0.593992519588471" calcext:value-type="float">
            <text:p>0.593992519588471</text:p>
          </table:table-cell>
          <table:table-cell office:value-type="float" office:value="0.594995084641969" calcext:value-type="float">
            <text:p>0.594995084641969</text:p>
          </table:table-cell>
          <table:table-cell office:value-type="float" office:value="0.593687291506359" calcext:value-type="float">
            <text:p>0.593687291506359</text:p>
          </table:table-cell>
          <table:table-cell office:value-type="float" office:value="0.593419615752526" calcext:value-type="float">
            <text:p>0.593419615752526</text:p>
          </table:table-cell>
          <table:table-cell office:value-type="float" office:value="0.593108192391957" calcext:value-type="float">
            <text:p>0.593108192391957</text:p>
          </table:table-cell>
          <table:table-cell office:value-type="float" office:value="0.59359654831002" calcext:value-type="float">
            <text:p>0.59359654831002</text:p>
          </table:table-cell>
          <table:table-cell office:value-type="float" office:value="0.593707356091117" calcext:value-type="float">
            <text:p>0.593707356091117</text:p>
          </table:table-cell>
          <table:table-cell office:value-type="float" office:value="0.593549212814914" calcext:value-type="float">
            <text:p>0.593549212814914</text:p>
          </table:table-cell>
          <table:table-cell office:value-type="float" office:value="0.59379523901262" calcext:value-type="float">
            <text:p>0.59379523901262</text:p>
          </table:table-cell>
          <table:table-cell office:value-type="float" office:value="0.593467382728494" calcext:value-type="float">
            <text:p>0.593467382728494</text:p>
          </table:table-cell>
          <table:table-cell office:value-type="float" office:value="0.593754115304778" calcext:value-type="float">
            <text:p>0.593754115304778</text:p>
          </table:table-cell>
          <table:table-cell office:value-type="float" office:value="0.593212038667083" calcext:value-type="float">
            <text:p>0.593212038667083</text:p>
          </table:table-cell>
          <table:table-cell office:value-type="float" office:value="0.593550157301219" calcext:value-type="float">
            <text:p>0.593550157301219</text:p>
          </table:table-cell>
          <table:table-cell office:value-type="float" office:value="0.593274510731312" calcext:value-type="float">
            <text:p>0.593274510731312</text:p>
          </table:table-cell>
          <table:table-cell office:value-type="float" office:value="0.593640011202184" calcext:value-type="float">
            <text:p>0.593640011202184</text:p>
          </table:table-cell>
          <table:table-cell office:value-type="float" office:value="0.593456615749667" calcext:value-type="float">
            <text:p>0.593456615749667</text:p>
          </table:table-cell>
          <table:table-cell office:value-type="float" office:value="0.594185642871756" calcext:value-type="float">
            <text:p>0.594185642871756</text:p>
          </table:table-cell>
          <table:table-cell office:value-type="float" office:value="0.593487969077404" calcext:value-type="float">
            <text:p>0.593487969077404</text:p>
          </table:table-cell>
          <table:table-cell office:value-type="float" office:value="0.593401882760431" calcext:value-type="float">
            <text:p>0.593401882760431</text:p>
          </table:table-cell>
          <table:table-cell office:value-type="float" office:value="0.59523612877545" calcext:value-type="float">
            <text:p>0.59523612877545</text:p>
          </table:table-cell>
          <table:table-cell office:value-type="float" office:value="0.593516508009816" calcext:value-type="float">
            <text:p>0.593516508009816</text:p>
          </table:table-cell>
          <table:table-cell office:value-type="float" office:value="0.593688832261936" calcext:value-type="float">
            <text:p>0.593688832261936</text:p>
          </table:table-cell>
          <table:table-cell office:value-type="float" office:value="0.593486767016702" calcext:value-type="float">
            <text:p>0.593486767016702</text:p>
          </table:table-cell>
          <table:table-cell office:value-type="float" office:value="0.593731816679629" calcext:value-type="float">
            <text:p>0.593731816679629</text:p>
          </table:table-cell>
          <table:table-cell office:value-type="float" office:value="0.593772231235177" calcext:value-type="float">
            <text:p>0.593772231235177</text:p>
          </table:table-cell>
          <table:table-cell office:value-type="float" office:value="0.593911235514019" calcext:value-type="float">
            <text:p>0.593911235514019</text:p>
          </table:table-cell>
          <table:table-cell office:value-type="float" office:value="0.593486167977291" calcext:value-type="float">
            <text:p>0.593486167977291</text:p>
          </table:table-cell>
          <table:table-cell office:value-type="float" office:value="0.593525993724353" calcext:value-type="float">
            <text:p>0.593525993724353</text:p>
          </table:table-cell>
          <table:table-cell office:value-type="float" office:value="0.59338588636951" calcext:value-type="float">
            <text:p>0.59338588636951</text:p>
          </table:table-cell>
          <table:table-cell office:value-type="float" office:value="0.593665759190528" calcext:value-type="float">
            <text:p>0.593665759190528</text:p>
          </table:table-cell>
          <table:table-cell office:value-type="float" office:value="0.5954353497923" calcext:value-type="float">
            <text:p>0.5954353497923</text:p>
          </table:table-cell>
          <table:table-cell office:value-type="float" office:value="0.593305232416928" calcext:value-type="float">
            <text:p>0.593305232416928</text:p>
          </table:table-cell>
          <table:table-cell office:value-type="float" office:value="0.593562653413143" calcext:value-type="float">
            <text:p>0.593562653413143</text:p>
          </table:table-cell>
          <table:table-cell office:value-type="float" office:value="0.593656980444957" calcext:value-type="float">
            <text:p>0.593656980444957</text:p>
          </table:table-cell>
          <table:table-cell office:value-type="float" office:value="0.593687991182568" calcext:value-type="float">
            <text:p>0.593687991182568</text:p>
          </table:table-cell>
          <table:table-cell office:value-type="float" office:value="0.595216911361677" calcext:value-type="float">
            <text:p>0.595216911361677</text:p>
          </table:table-cell>
          <table:table-cell office:value-type="float" office:value="0.593495285169014" calcext:value-type="float">
            <text:p>0.593495285169014</text:p>
          </table:table-cell>
          <table:table-cell office:value-type="float" office:value="0.59342137677133" calcext:value-type="float">
            <text:p>0.59342137677133</text:p>
          </table:table-cell>
          <table:table-cell office:value-type="float" office:value="0.593483689058817" calcext:value-type="float">
            <text:p>0.593483689058817</text:p>
          </table:table-cell>
          <table:table-cell office:value-type="float" office:value="0.59329067679485" calcext:value-type="float">
            <text:p>0.59329067679485</text:p>
          </table:table-cell>
          <table:table-cell office:value-type="float" office:value="0.59550199821506" calcext:value-type="float">
            <text:p>0.59550199821506</text:p>
          </table:table-cell>
          <table:table-cell office:value-type="float" office:value="0.596319708281007" calcext:value-type="float">
            <text:p>0.596319708281007</text:p>
          </table:table-cell>
          <table:table-cell office:value-type="float" office:value="0.596318317850164" calcext:value-type="float">
            <text:p>0.596318317850164</text:p>
          </table:table-cell>
          <table:table-cell office:value-type="float" office:value="0.594782176713835" calcext:value-type="float">
            <text:p>0.594782176713835</text:p>
          </table:table-cell>
          <table:table-cell office:value-type="float" office:value="0.595868336159572" calcext:value-type="float">
            <text:p>0.595868336159572</text:p>
          </table:table-cell>
          <table:table-cell office:value-type="float" office:value="0.595857830748067" calcext:value-type="float">
            <text:p>0.595857830748067</text:p>
          </table:table-cell>
          <table:table-cell office:value-type="float" office:value="0.595482986274166" calcext:value-type="float">
            <text:p>0.595482986274166</text:p>
          </table:table-cell>
          <table:table-cell office:value-type="float" office:value="0.596079273594898" calcext:value-type="float">
            <text:p>0.596079273594898</text:p>
          </table:table-cell>
          <table:table-cell office:value-type="float" office:value="0.594470043166742" calcext:value-type="float">
            <text:p>0.594470043166742</text:p>
          </table:table-cell>
          <table:table-cell office:value-type="float" office:value="0.596715814805291" calcext:value-type="float">
            <text:p>0.596715814805291</text:p>
          </table:table-cell>
          <table:table-cell office:value-type="float" office:value="0.598098287000339" calcext:value-type="float">
            <text:p>0.598098287000339</text:p>
          </table:table-cell>
          <table:table-cell office:value-type="float" office:value="0.611219678426189" calcext:value-type="float">
            <text:p>0.611219678426189</text:p>
          </table:table-cell>
          <table:table-cell office:value-type="float" office:value="0.578240441675352" calcext:value-type="float">
            <text:p>0.578240441675352</text:p>
          </table:table-cell>
          <table:table-cell office:value-type="float" office:value="0.564984765770767" calcext:value-type="float">
            <text:p>0.564984765770767</text:p>
          </table:table-cell>
          <table:table-cell office:value-type="float" office:value="0.565939178663641" calcext:value-type="float">
            <text:p>0.565939178663641</text:p>
          </table:table-cell>
          <table:table-cell office:value-type="float" office:value="0.627404952378307" calcext:value-type="float">
            <text:p>0.627404952378307</text:p>
          </table:table-cell>
          <table:table-cell office:value-type="float" office:value="0.623343509741986" calcext:value-type="float">
            <text:p>0.623343509741986</text:p>
          </table:table-cell>
          <table:table-cell office:value-type="float" office:value="0.638010666516904" calcext:value-type="float">
            <text:p>0.638010666516904</text:p>
          </table:table-cell>
          <table:table-cell office:value-type="float" office:value="0.641160667105191" calcext:value-type="float">
            <text:p>0.641160667105191</text:p>
          </table:table-cell>
          <table:table-cell office:value-type="float" office:value="0.633584894476199" calcext:value-type="float">
            <text:p>0.633584894476199</text:p>
          </table:table-cell>
          <table:table-cell office:value-type="float" office:value="0.563296409811392" calcext:value-type="float">
            <text:p>0.563296409811392</text:p>
          </table:table-cell>
          <table:table-cell office:value-type="float" office:value="0.588757217033401" calcext:value-type="float">
            <text:p>0.588757217033401</text:p>
          </table:table-cell>
          <table:table-cell office:value-type="float" office:value="0.585934035094984" calcext:value-type="float">
            <text:p>0.585934035094984</text:p>
          </table:table-cell>
          <table:table-cell office:value-type="float" office:value="0.596575904751395" calcext:value-type="float">
            <text:p>0.596575904751395</text:p>
          </table:table-cell>
          <table:table-cell office:value-type="float" office:value="0.566433943691788" calcext:value-type="float">
            <text:p>0.566433943691788</text:p>
          </table:table-cell>
          <table:table-cell office:value-type="float" office:value="0.52363092897673" calcext:value-type="float">
            <text:p>0.52363092897673</text:p>
          </table:table-cell>
          <table:table-cell office:value-type="float" office:value="0.522942717637449" calcext:value-type="float">
            <text:p>0.522942717637449</text:p>
          </table:table-cell>
          <table:table-cell office:value-type="float" office:value="0.52949804551906" calcext:value-type="float">
            <text:p>0.52949804551906</text:p>
          </table:table-cell>
          <table:table-cell office:value-type="float" office:value="0.545071583976207" calcext:value-type="float">
            <text:p>0.545071583976207</text:p>
          </table:table-cell>
          <table:table-cell office:value-type="float" office:value="0.556915470203319" calcext:value-type="float">
            <text:p>0.556915470203319</text:p>
          </table:table-cell>
          <table:table-cell office:value-type="float" office:value="0.573213497652502" calcext:value-type="float">
            <text:p>0.573213497652502</text:p>
          </table:table-cell>
          <table:table-cell office:value-type="float" office:value="0.577330622630519" calcext:value-type="float">
            <text:p>0.577330622630519</text:p>
          </table:table-cell>
          <table:table-cell office:value-type="float" office:value="0.595075717095049" calcext:value-type="float">
            <text:p>0.595075717095049</text:p>
          </table:table-cell>
          <table:table-cell office:value-type="float" office:value="0.599501221052737" calcext:value-type="float">
            <text:p>0.599501221052737</text:p>
          </table:table-cell>
          <table:table-cell office:value-type="float" office:value="0.591010397625346" calcext:value-type="float">
            <text:p>0.591010397625346</text:p>
          </table:table-cell>
          <table:table-cell office:value-type="float" office:value="0.586630723068112" calcext:value-type="float">
            <text:p>0.586630723068112</text:p>
          </table:table-cell>
          <table:table-cell office:value-type="float" office:value="0.592793646097182" calcext:value-type="float">
            <text:p>0.592793646097182</text:p>
          </table:table-cell>
          <table:table-cell office:value-type="float" office:value="0.554530056531318" calcext:value-type="float">
            <text:p>0.554530056531318</text:p>
          </table:table-cell>
          <table:table-cell office:value-type="float" office:value="0.595264781951499" calcext:value-type="float">
            <text:p>0.595264781951499</text:p>
          </table:table-cell>
          <table:table-cell office:value-type="float" office:value="0.624593572273239" calcext:value-type="float">
            <text:p>0.624593572273239</text:p>
          </table:table-cell>
          <table:table-cell office:value-type="float" office:value="0.642657834606988" calcext:value-type="float">
            <text:p>0.642657834606988</text:p>
          </table:table-cell>
          <table:table-cell office:value-type="float" office:value="0.649097110833642" calcext:value-type="float">
            <text:p>0.649097110833642</text:p>
          </table:table-cell>
          <table:table-cell office:value-type="float" office:value="0.643811960830792" calcext:value-type="float">
            <text:p>0.643811960830792</text:p>
          </table:table-cell>
          <table:table-cell office:value-type="float" office:value="0.636049750072707" calcext:value-type="float">
            <text:p>0.636049750072707</text:p>
          </table:table-cell>
          <table:table-cell office:value-type="float" office:value="0.614328292406177" calcext:value-type="float">
            <text:p>0.614328292406177</text:p>
          </table:table-cell>
          <table:table-cell office:value-type="float" office:value="0.620170830819121" calcext:value-type="float">
            <text:p>0.620170830819121</text:p>
          </table:table-cell>
          <table:table-cell office:value-type="float" office:value="0.593268683487617" calcext:value-type="float">
            <text:p>0.593268683487617</text:p>
          </table:table-cell>
          <table:table-cell office:value-type="float" office:value="0.596751194616435" calcext:value-type="float">
            <text:p>0.596751194616435</text:p>
          </table:table-cell>
          <table:table-cell office:value-type="float" office:value="0.604151127183771" calcext:value-type="float">
            <text:p>0.604151127183771</text:p>
          </table:table-cell>
          <table:table-cell office:value-type="float" office:value="0.604282542206699" calcext:value-type="float">
            <text:p>0.604282542206699</text:p>
          </table:table-cell>
          <table:table-cell office:value-type="float" office:value="0.597814935243076" calcext:value-type="float">
            <text:p>0.597814935243076</text:p>
          </table:table-cell>
          <table:table-cell office:value-type="float" office:value="0.598602143124412" calcext:value-type="float">
            <text:p>0.598602143124412</text:p>
          </table:table-cell>
          <table:table-cell office:value-type="float" office:value="0.558246536057848" calcext:value-type="float">
            <text:p>0.558246536057848</text:p>
          </table:table-cell>
          <table:table-cell office:value-type="float" office:value="0.55460580126091" calcext:value-type="float">
            <text:p>0.55460580126091</text:p>
          </table:table-cell>
          <table:table-cell office:value-type="float" office:value="0.537869596667819" calcext:value-type="float">
            <text:p>0.537869596667819</text:p>
          </table:table-cell>
          <table:table-cell office:value-type="float" office:value="0.542485817969325" calcext:value-type="float">
            <text:p>0.542485817969325</text:p>
          </table:table-cell>
          <table:table-cell office:value-type="float" office:value="0.549552214563228" calcext:value-type="float">
            <text:p>0.549552214563228</text:p>
          </table:table-cell>
          <table:table-cell office:value-type="float" office:value="0.571666047876045" calcext:value-type="float">
            <text:p>0.571666047876045</text:p>
          </table:table-cell>
          <table:table-cell office:value-type="float" office:value="0.581692711571421" calcext:value-type="float">
            <text:p>0.581692711571421</text:p>
          </table:table-cell>
          <table:table-cell office:value-type="float" office:value="0.593471424168109" calcext:value-type="float">
            <text:p>0.593471424168109</text:p>
          </table:table-cell>
          <table:table-cell office:value-type="float" office:value="0.603682860936163" calcext:value-type="float">
            <text:p>0.603682860936163</text:p>
          </table:table-cell>
          <table:table-cell office:value-type="float" office:value="0.608982712567221" calcext:value-type="float">
            <text:p>0.608982712567221</text:p>
          </table:table-cell>
          <table:table-cell office:value-type="float" office:value="0.606550499912769" calcext:value-type="float">
            <text:p>0.606550499912769</text:p>
          </table:table-cell>
          <table:table-cell office:value-type="float" office:value="0.605405206959602" calcext:value-type="float">
            <text:p>0.605405206959602</text:p>
          </table:table-cell>
          <table:table-cell office:value-type="float" office:value="0.614579728603191" calcext:value-type="float">
            <text:p>0.614579728603191</text:p>
          </table:table-cell>
          <table:table-cell office:value-type="float" office:value="0.60763700968618" calcext:value-type="float">
            <text:p>0.60763700968618</text:p>
          </table:table-cell>
          <table:table-cell office:value-type="float" office:value="0.600172025967547" calcext:value-type="float">
            <text:p>0.600172025967547</text:p>
          </table:table-cell>
          <table:table-cell office:value-type="float" office:value="0.618353225443481" calcext:value-type="float">
            <text:p>0.618353225443481</text:p>
          </table:table-cell>
          <table:table-cell office:value-type="float" office:value="0.573807370453508" calcext:value-type="float">
            <text:p>0.573807370453508</text:p>
          </table:table-cell>
          <table:table-cell office:value-type="float" office:value="0.614947683769355" calcext:value-type="float">
            <text:p>0.614947683769355</text:p>
          </table:table-cell>
          <table:table-cell office:value-type="float" office:value="0.625056401537864" calcext:value-type="float">
            <text:p>0.625056401537864</text:p>
          </table:table-cell>
          <table:table-cell office:value-type="float" office:value="0.645715520830636" calcext:value-type="float">
            <text:p>0.645715520830636</text:p>
          </table:table-cell>
          <table:table-cell office:value-type="float" office:value="0.662058917669439" calcext:value-type="float">
            <text:p>0.662058917669439</text:p>
          </table:table-cell>
          <table:table-cell office:value-type="float" office:value="0.669243076384895" calcext:value-type="float">
            <text:p>0.669243076384895</text:p>
          </table:table-cell>
          <table:table-cell office:value-type="float" office:value="0.660339153524699" calcext:value-type="float">
            <text:p>0.660339153524699</text:p>
          </table:table-cell>
          <table:table-cell office:value-type="float" office:value="0.661747543681094" calcext:value-type="float">
            <text:p>0.661747543681094</text:p>
          </table:table-cell>
          <table:table-cell office:value-type="float" office:value="0.646328771803855" calcext:value-type="float">
            <text:p>0.646328771803855</text:p>
          </table:table-cell>
          <table:table-cell office:value-type="float" office:value="0.604289504871639" calcext:value-type="float">
            <text:p>0.604289504871639</text:p>
          </table:table-cell>
          <table:table-cell office:value-type="float" office:value="0.600979460683685" calcext:value-type="float">
            <text:p>0.600979460683685</text:p>
          </table:table-cell>
          <table:table-cell office:value-type="float" office:value="0.598147686506649" calcext:value-type="float">
            <text:p>0.598147686506649</text:p>
          </table:table-cell>
          <table:table-cell office:value-type="float" office:value="0.670330917858681" calcext:value-type="float">
            <text:p>0.670330917858681</text:p>
          </table:table-cell>
          <table:table-cell office:value-type="float" office:value="0.601165798208396" calcext:value-type="float">
            <text:p>0.601165798208396</text:p>
          </table:table-cell>
          <table:table-cell office:value-type="float" office:value="0.571218701482446" calcext:value-type="float">
            <text:p>0.571218701482446</text:p>
          </table:table-cell>
          <table:table-cell office:value-type="float" office:value="0.57666792405965" calcext:value-type="float">
            <text:p>0.57666792405965</text:p>
          </table:table-cell>
          <table:table-cell office:value-type="float" office:value="0.596970736973881" calcext:value-type="float">
            <text:p>0.596970736973881</text:p>
          </table:table-cell>
          <table:table-cell office:value-type="float" office:value="0.59403538803937" calcext:value-type="float">
            <text:p>0.59403538803937</text:p>
          </table:table-cell>
          <table:table-cell office:value-type="float" office:value="0.619899288098742" calcext:value-type="float">
            <text:p>0.619899288098742</text:p>
          </table:table-cell>
          <table:table-cell office:value-type="float" office:value="0.631527533089894" calcext:value-type="float">
            <text:p>0.631527533089894</text:p>
          </table:table-cell>
          <table:table-cell office:value-type="float" office:value="0.643498959734582" calcext:value-type="float">
            <text:p>0.643498959734582</text:p>
          </table:table-cell>
          <table:table-cell office:value-type="float" office:value="0.636641087539664" calcext:value-type="float">
            <text:p>0.636641087539664</text:p>
          </table:table-cell>
          <table:table-cell office:value-type="float" office:value="0.636090338263261" calcext:value-type="float">
            <text:p>0.636090338263261</text:p>
          </table:table-cell>
          <table:table-cell office:value-type="float" office:value="0.641710617924309" calcext:value-type="float">
            <text:p>0.641710617924309</text:p>
          </table:table-cell>
          <table:table-cell office:value-type="float" office:value="0.635012811358842" calcext:value-type="float">
            <text:p>0.635012811358842</text:p>
          </table:table-cell>
          <table:table-cell office:value-type="float" office:value="0.638590633122725" calcext:value-type="float">
            <text:p>0.638590633122725</text:p>
          </table:table-cell>
          <table:table-cell office:value-type="float" office:value="0.584594829969246" calcext:value-type="float">
            <text:p>0.584594829969246</text:p>
          </table:table-cell>
          <table:table-cell office:value-type="float" office:value="0.597434274280577" calcext:value-type="float">
            <text:p>0.597434274280577</text:p>
          </table:table-cell>
          <table:table-cell office:value-type="float" office:value="0.651613125108443" calcext:value-type="float">
            <text:p>0.651613125108443</text:p>
          </table:table-cell>
          <table:table-cell office:value-type="float" office:value="0.661767826990122" calcext:value-type="float">
            <text:p>0.661767826990122</text:p>
          </table:table-cell>
          <table:table-cell office:value-type="float" office:value="0.604539173953562" calcext:value-type="float">
            <text:p>0.604539173953562</text:p>
          </table:table-cell>
          <table:table-cell office:value-type="float" office:value="0.590933037034664" calcext:value-type="float">
            <text:p>0.590933037034664</text:p>
          </table:table-cell>
          <table:table-cell office:value-type="float" office:value="0.603615588533396" calcext:value-type="float">
            <text:p>0.603615588533396</text:p>
          </table:table-cell>
          <table:table-cell office:value-type="float" office:value="0.599344457428036" calcext:value-type="float">
            <text:p>0.599344457428036</text:p>
          </table:table-cell>
          <table:table-cell office:value-type="float" office:value="0.594329082485529" calcext:value-type="float">
            <text:p>0.594329082485529</text:p>
          </table:table-cell>
          <table:table-cell office:value-type="float" office:value="0.578701970226676" calcext:value-type="float">
            <text:p>0.578701970226676</text:p>
          </table:table-cell>
          <table:table-cell office:value-type="float" office:value="0.571686058299668" calcext:value-type="float">
            <text:p>0.571686058299668</text:p>
          </table:table-cell>
          <table:table-cell office:value-type="float" office:value="0.606838381983182" calcext:value-type="float">
            <text:p>0.606838381983182</text:p>
          </table:table-cell>
          <table:table-cell office:value-type="float" office:value="0.553830951747266" calcext:value-type="float">
            <text:p>0.553830951747266</text:p>
          </table:table-cell>
          <table:table-cell office:value-type="float" office:value="0.57214727415425" calcext:value-type="float">
            <text:p>0.57214727415425</text:p>
          </table:table-cell>
          <table:table-cell office:value-type="float" office:value="0.532409289384821" calcext:value-type="float">
            <text:p>0.532409289384821</text:p>
          </table:table-cell>
          <table:table-cell office:value-type="float" office:value="0.533817807862803" calcext:value-type="float">
            <text:p>0.533817807862803</text:p>
          </table:table-cell>
          <table:table-cell office:value-type="float" office:value="0.544674410871322" calcext:value-type="float">
            <text:p>0.544674410871322</text:p>
          </table:table-cell>
          <table:table-cell office:value-type="float" office:value="0.570075294956628" calcext:value-type="float">
            <text:p>0.570075294956628</text:p>
          </table:table-cell>
          <table:table-cell office:value-type="float" office:value="0.586584847380269" calcext:value-type="float">
            <text:p>0.586584847380269</text:p>
          </table:table-cell>
          <table:table-cell office:value-type="float" office:value="0.586735088047679" calcext:value-type="float">
            <text:p>0.586735088047679</text:p>
          </table:table-cell>
          <table:table-cell office:value-type="float" office:value="0.597374192105457" calcext:value-type="float">
            <text:p>0.597374192105457</text:p>
          </table:table-cell>
          <table:table-cell office:value-type="float" office:value="0.613924455096944" calcext:value-type="float">
            <text:p>0.613924455096944</text:p>
          </table:table-cell>
          <table:table-cell office:value-type="float" office:value="0.612699872949148" calcext:value-type="float">
            <text:p>0.612699872949148</text:p>
          </table:table-cell>
          <table:table-cell office:value-type="float" office:value="0.609537140509807" calcext:value-type="float">
            <text:p>0.609537140509807</text:p>
          </table:table-cell>
          <table:table-cell office:value-type="float" office:value="0.605386441947454" calcext:value-type="float">
            <text:p>0.605386441947454</text:p>
          </table:table-cell>
          <table:table-cell office:value-type="float" office:value="0.586972614044072" calcext:value-type="float">
            <text:p>0.586972614044072</text:p>
          </table:table-cell>
          <table:table-cell office:value-type="float" office:value="0.562511709146328" calcext:value-type="float">
            <text:p>0.562511709146328</text:p>
          </table:table-cell>
          <table:table-cell office:value-type="float" office:value="0.631101872446047" calcext:value-type="float">
            <text:p>0.631101872446047</text:p>
          </table:table-cell>
          <table:table-cell office:value-type="float" office:value="0.642615658062796" calcext:value-type="float">
            <text:p>0.642615658062796</text:p>
          </table:table-cell>
          <table:table-cell office:value-type="float" office:value="0.567943418813479" calcext:value-type="float">
            <text:p>0.567943418813479</text:p>
          </table:table-cell>
          <table:table-cell office:value-type="float" office:value="0.574611763754646" calcext:value-type="float">
            <text:p>0.574611763754646</text:p>
          </table:table-cell>
          <table:table-cell office:value-type="float" office:value="0.557982336964227" calcext:value-type="float">
            <text:p>0.557982336964227</text:p>
          </table:table-cell>
          <table:table-cell office:value-type="float" office:value="0.519384313311198" calcext:value-type="float">
            <text:p>0.519384313311198</text:p>
          </table:table-cell>
          <table:table-cell office:value-type="float" office:value="0.524176696120836" calcext:value-type="float">
            <text:p>0.524176696120836</text:p>
          </table:table-cell>
          <table:table-cell office:value-type="float" office:value="0.537997622681212" calcext:value-type="float">
            <text:p>0.537997622681212</text:p>
          </table:table-cell>
          <table:table-cell office:value-type="float" office:value="0.565529836047368" calcext:value-type="float">
            <text:p>0.565529836047368</text:p>
          </table:table-cell>
          <table:table-cell office:value-type="float" office:value="0.583856616890683" calcext:value-type="float">
            <text:p>0.583856616890683</text:p>
          </table:table-cell>
          <table:table-cell office:value-type="float" office:value="0.592703083607618" calcext:value-type="float">
            <text:p>0.592703083607618</text:p>
          </table:table-cell>
          <table:table-cell office:value-type="float" office:value="0.595835748807459" calcext:value-type="float">
            <text:p>0.595835748807459</text:p>
          </table:table-cell>
          <table:table-cell office:value-type="float" office:value="0.602093437255328" calcext:value-type="float">
            <text:p>0.602093437255328</text:p>
          </table:table-cell>
          <table:table-cell office:value-type="float" office:value="0.602688672605396" calcext:value-type="float">
            <text:p>0.602688672605396</text:p>
          </table:table-cell>
          <table:table-cell office:value-type="float" office:value="0.593809921069507" calcext:value-type="float">
            <text:p>0.593809921069507</text:p>
          </table:table-cell>
          <table:table-cell office:value-type="float" office:value="0.585834116635076" calcext:value-type="float">
            <text:p>0.585834116635076</text:p>
          </table:table-cell>
          <table:table-cell office:value-type="float" office:value="0.567548006543582" calcext:value-type="float">
            <text:p>0.567548006543582</text:p>
          </table:table-cell>
          <table:table-cell office:value-type="float" office:value="0.574466410005894" calcext:value-type="float">
            <text:p>0.574466410005894</text:p>
          </table:table-cell>
          <table:table-cell office:value-type="float" office:value="0.546396697465489" calcext:value-type="float">
            <text:p>0.546396697465489</text:p>
          </table:table-cell>
          <table:table-cell office:value-type="float" office:value="0.577155353715795" calcext:value-type="float">
            <text:p>0.577155353715795</text:p>
          </table:table-cell>
          <table:table-cell office:value-type="float" office:value="0.598734466405043" calcext:value-type="float">
            <text:p>0.598734466405043</text:p>
          </table:table-cell>
          <table:table-cell office:value-type="float" office:value="0.622718613068815" calcext:value-type="float">
            <text:p>0.622718613068815</text:p>
          </table:table-cell>
          <table:table-cell office:value-type="float" office:value="0.642328774841997" calcext:value-type="float">
            <text:p>0.642328774841997</text:p>
          </table:table-cell>
          <table:table-cell office:value-type="float" office:value="0.643516590970081" calcext:value-type="float">
            <text:p>0.643516590970081</text:p>
          </table:table-cell>
          <table:table-cell office:value-type="float" office:value="0.63832223457221" calcext:value-type="float">
            <text:p>0.63832223457221</text:p>
          </table:table-cell>
          <table:table-cell office:value-type="float" office:value="0.641876057280482" calcext:value-type="float">
            <text:p>0.641876057280482</text:p>
          </table:table-cell>
          <table:table-cell office:value-type="float" office:value="0.581798911086453" calcext:value-type="float">
            <text:p>0.581798911086453</text:p>
          </table:table-cell>
          <table:table-cell office:value-type="float" office:value="0.596737827597183" calcext:value-type="float">
            <text:p>0.596737827597183</text:p>
          </table:table-cell>
          <table:table-cell office:value-type="float" office:value="0.603011967659113" calcext:value-type="float">
            <text:p>0.603011967659113</text:p>
          </table:table-cell>
          <table:table-cell office:value-type="float" office:value="0.586500624284991" calcext:value-type="float">
            <text:p>0.586500624284991</text:p>
          </table:table-cell>
          <table:table-cell office:value-type="float" office:value="0.576500761054713" calcext:value-type="float">
            <text:p>0.576500761054713</text:p>
          </table:table-cell>
          <table:table-cell office:value-type="float" office:value="0.562929153555014" calcext:value-type="float">
            <text:p>0.562929153555014</text:p>
          </table:table-cell>
          <table:table-cell office:value-type="float" office:value="0.55013632099989" calcext:value-type="float">
            <text:p>0.55013632099989</text:p>
          </table:table-cell>
          <table:table-cell office:value-type="float" office:value="0.528093133320937" calcext:value-type="float">
            <text:p>0.528093133320937</text:p>
          </table:table-cell>
          <table:table-cell office:value-type="float" office:value="0.526520248795814" calcext:value-type="float">
            <text:p>0.526520248795814</text:p>
          </table:table-cell>
          <table:table-cell office:value-type="float" office:value="0.551392821353184" calcext:value-type="float">
            <text:p>0.551392821353184</text:p>
          </table:table-cell>
          <table:table-cell office:value-type="float" office:value="0.532651022834251" calcext:value-type="float">
            <text:p>0.532651022834251</text:p>
          </table:table-cell>
          <table:table-cell office:value-type="float" office:value="0.552310301689632" calcext:value-type="float">
            <text:p>0.552310301689632</text:p>
          </table:table-cell>
          <table:table-cell office:value-type="float" office:value="0.57169031691861" calcext:value-type="float">
            <text:p>0.57169031691861</text:p>
          </table:table-cell>
          <table:table-cell office:value-type="float" office:value="0.573321380491668" calcext:value-type="float">
            <text:p>0.573321380491668</text:p>
          </table:table-cell>
          <table:table-cell office:value-type="float" office:value="0.598285921771373" calcext:value-type="float">
            <text:p>0.598285921771373</text:p>
          </table:table-cell>
          <table:table-cell office:value-type="float" office:value="0.590597558349066" calcext:value-type="float">
            <text:p>0.590597558349066</text:p>
          </table:table-cell>
          <table:table-cell office:value-type="float" office:value="0.588712183254697" calcext:value-type="float">
            <text:p>0.588712183254697</text:p>
          </table:table-cell>
          <table:table-cell office:value-type="float" office:value="0.590840215827077" calcext:value-type="float">
            <text:p>0.590840215827077</text:p>
          </table:table-cell>
          <table:table-cell office:value-type="float" office:value="0.583298336937223" calcext:value-type="float">
            <text:p>0.583298336937223</text:p>
          </table:table-cell>
          <table:table-cell office:value-type="float" office:value="0.576193702412146" calcext:value-type="float">
            <text:p>0.576193702412146</text:p>
          </table:table-cell>
          <table:table-cell office:value-type="float" office:value="0.583402893617184" calcext:value-type="float">
            <text:p>0.583402893617184</text:p>
          </table:table-cell>
          <table:table-cell office:value-type="float" office:value="0.527116668302224" calcext:value-type="float">
            <text:p>0.527116668302224</text:p>
          </table:table-cell>
          <table:table-cell office:value-type="float" office:value="0.518770237309707" calcext:value-type="float">
            <text:p>0.518770237309707</text:p>
          </table:table-cell>
          <table:table-cell office:value-type="float" office:value="0.552932354186143" calcext:value-type="float">
            <text:p>0.552932354186143</text:p>
          </table:table-cell>
          <table:table-cell office:value-type="float" office:value="0.597260442676557" calcext:value-type="float">
            <text:p>0.597260442676557</text:p>
          </table:table-cell>
          <table:table-cell office:value-type="float" office:value="0.608944666739651" calcext:value-type="float">
            <text:p>0.608944666739651</text:p>
          </table:table-cell>
          <table:table-cell office:value-type="float" office:value="0.529896574220493" calcext:value-type="float">
            <text:p>0.529896574220493</text:p>
          </table:table-cell>
          <table:table-cell office:value-type="float" office:value="0.542627814996595" calcext:value-type="float">
            <text:p>0.542627814996595</text:p>
          </table:table-cell>
          <table:table-cell office:value-type="float" office:value="0.552734905148202" calcext:value-type="float">
            <text:p>0.552734905148202</text:p>
          </table:table-cell>
          <table:table-cell office:value-type="float" office:value="0.565286345829476" calcext:value-type="float">
            <text:p>0.565286345829476</text:p>
          </table:table-cell>
          <table:table-cell office:value-type="float" office:value="0.567617526439962" calcext:value-type="float">
            <text:p>0.567617526439962</text:p>
          </table:table-cell>
          <table:table-cell office:value-type="float" office:value="0.574756126418249" calcext:value-type="float">
            <text:p>0.574756126418249</text:p>
          </table:table-cell>
          <table:table-cell office:value-type="float" office:value="0.57540975663814" calcext:value-type="float">
            <text:p>0.57540975663814</text:p>
          </table:table-cell>
          <table:table-cell office:value-type="float" office:value="0.576961683208489" calcext:value-type="float">
            <text:p>0.576961683208489</text:p>
          </table:table-cell>
          <table:table-cell office:value-type="float" office:value="0.55913396427373" calcext:value-type="float">
            <text:p>0.55913396427373</text:p>
          </table:table-cell>
          <table:table-cell office:value-type="float" office:value="0.578736303702433" calcext:value-type="float">
            <text:p>0.578736303702433</text:p>
          </table:table-cell>
          <table:table-cell office:value-type="float" office:value="0.570788327922267" calcext:value-type="float">
            <text:p>0.570788327922267</text:p>
          </table:table-cell>
          <table:table-cell office:value-type="float" office:value="0.560976777728188" calcext:value-type="float">
            <text:p>0.560976777728188</text:p>
          </table:table-cell>
          <table:table-cell office:value-type="float" office:value="0.556584418865994" calcext:value-type="float">
            <text:p>0.556584418865994</text:p>
          </table:table-cell>
          <table:table-cell office:value-type="float" office:value="0.559857670694909" calcext:value-type="float">
            <text:p>0.559857670694909</text:p>
          </table:table-cell>
          <table:table-cell office:value-type="float" office:value="0.568316466317598" calcext:value-type="float">
            <text:p>0.568316466317598</text:p>
          </table:table-cell>
          <table:table-cell office:value-type="float" office:value="0.563872671445439" calcext:value-type="float">
            <text:p>0.563872671445439</text:p>
          </table:table-cell>
          <table:table-cell office:value-type="float" office:value="0.556669940072368" calcext:value-type="float">
            <text:p>0.556669940072368</text:p>
          </table:table-cell>
          <table:table-cell office:value-type="float" office:value="0.550213495261975" calcext:value-type="float">
            <text:p>0.550213495261975</text:p>
          </table:table-cell>
          <table:table-cell office:value-type="float" office:value="0.548248852034881" calcext:value-type="float">
            <text:p>0.548248852034881</text:p>
          </table:table-cell>
          <table:table-cell office:value-type="float" office:value="0.547896157165822" calcext:value-type="float">
            <text:p>0.547896157165822</text:p>
          </table:table-cell>
          <table:table-cell office:value-type="float" office:value="0.552478555242548" calcext:value-type="float">
            <text:p>0.552478555242548</text:p>
          </table:table-cell>
          <table:table-cell office:value-type="float" office:value="0.5522848354704" calcext:value-type="float">
            <text:p>0.5522848354704</text:p>
          </table:table-cell>
          <table:table-cell office:value-type="float" office:value="0.558007460339093" calcext:value-type="float">
            <text:p>0.558007460339093</text:p>
          </table:table-cell>
          <table:table-cell office:value-type="float" office:value="0.556388825379852" calcext:value-type="float">
            <text:p>0.556388825379852</text:p>
          </table:table-cell>
          <table:table-cell office:value-type="float" office:value="0.556750866847096" calcext:value-type="float">
            <text:p>0.556750866847096</text:p>
          </table:table-cell>
          <table:table-cell office:value-type="float" office:value="0.553648690173636" calcext:value-type="float">
            <text:p>0.553648690173636</text:p>
          </table:table-cell>
          <table:table-cell office:value-type="float" office:value="0.551812676794362" calcext:value-type="float">
            <text:p>0.551812676794362</text:p>
          </table:table-cell>
          <table:table-cell office:value-type="float" office:value="0.554128758497836" calcext:value-type="float">
            <text:p>0.554128758497836</text:p>
          </table:table-cell>
          <table:table-cell office:value-type="float" office:value="0.553342171402374" calcext:value-type="float">
            <text:p>0.553342171402374</text:p>
          </table:table-cell>
          <table:table-cell office:value-type="float" office:value="0.553189165515029" calcext:value-type="float">
            <text:p>0.553189165515029</text:p>
          </table:table-cell>
          <table:table-cell office:value-type="float" office:value="0.55457370072529" calcext:value-type="float">
            <text:p>0.55457370072529</text:p>
          </table:table-cell>
          <table:table-cell office:value-type="float" office:value="0.55047864514888" calcext:value-type="float">
            <text:p>0.55047864514888</text:p>
          </table:table-cell>
          <table:table-cell office:value-type="float" office:value="0.549840567614045" calcext:value-type="float">
            <text:p>0.549840567614045</text:p>
          </table:table-cell>
          <table:table-cell office:value-type="float" office:value="0.549889151767172" calcext:value-type="float">
            <text:p>0.549889151767172</text:p>
          </table:table-cell>
          <table:table-cell office:value-type="float" office:value="0.549637262790066" calcext:value-type="float">
            <text:p>0.549637262790066</text:p>
          </table:table-cell>
          <table:table-cell office:value-type="float" office:value="0.550535799918237" calcext:value-type="float">
            <text:p>0.550535799918237</text:p>
          </table:table-cell>
          <table:table-cell office:value-type="float" office:value="0.549587405412107" calcext:value-type="float">
            <text:p>0.549587405412107</text:p>
          </table:table-cell>
          <table:table-cell office:value-type="float" office:value="0.55229584073279" calcext:value-type="float">
            <text:p>0.55229584073279</text:p>
          </table:table-cell>
          <table:table-cell office:value-type="float" office:value="0.553683423799035" calcext:value-type="float">
            <text:p>0.553683423799035</text:p>
          </table:table-cell>
          <table:table-cell office:value-type="float" office:value="0.550420895687665" calcext:value-type="float">
            <text:p>0.550420895687665</text:p>
          </table:table-cell>
          <table:table-cell office:value-type="float" office:value="0.550720501007609" calcext:value-type="float">
            <text:p>0.550720501007609</text:p>
          </table:table-cell>
          <table:table-cell office:value-type="float" office:value="0.550775610621479" calcext:value-type="float">
            <text:p>0.550775610621479</text:p>
          </table:table-cell>
          <table:table-cell office:value-type="float" office:value="0.551487806202088" calcext:value-type="float">
            <text:p>0.551487806202088</text:p>
          </table:table-cell>
          <table:table-cell office:value-type="float" office:value="0.550619710762217" calcext:value-type="float">
            <text:p>0.550619710762217</text:p>
          </table:table-cell>
          <table:table-cell office:value-type="float" office:value="0.551565916005319" calcext:value-type="float">
            <text:p>0.551565916005319</text:p>
          </table:table-cell>
          <table:table-cell office:value-type="float" office:value="0.549173129497308" calcext:value-type="float">
            <text:p>0.549173129497308</text:p>
          </table:table-cell>
          <table:table-cell office:value-type="float" office:value="0.549813964117195" calcext:value-type="float">
            <text:p>0.549813964117195</text:p>
          </table:table-cell>
          <table:table-cell office:value-type="float" office:value="0.550156682512591" calcext:value-type="float">
            <text:p>0.550156682512591</text:p>
          </table:table-cell>
          <table:table-cell office:value-type="float" office:value="0.551709283821377" calcext:value-type="float">
            <text:p>0.551709283821377</text:p>
          </table:table-cell>
          <table:table-cell office:value-type="float" office:value="0.552410706974459" calcext:value-type="float">
            <text:p>0.552410706974459</text:p>
          </table:table-cell>
          <table:table-cell office:value-type="float" office:value="0.551198613102645" calcext:value-type="float">
            <text:p>0.551198613102645</text:p>
          </table:table-cell>
          <table:table-cell office:value-type="float" office:value="0.549290484575562" calcext:value-type="float">
            <text:p>0.549290484575562</text:p>
          </table:table-cell>
          <table:table-cell office:value-type="float" office:value="0.551428026013151" calcext:value-type="float">
            <text:p>0.551428026013151</text:p>
          </table:table-cell>
          <table:table-cell office:value-type="float" office:value="0.550359430108516" calcext:value-type="float">
            <text:p>0.550359430108516</text:p>
          </table:table-cell>
          <table:table-cell office:value-type="float" office:value="0.551360165746406" calcext:value-type="float">
            <text:p>0.551360165746406</text:p>
          </table:table-cell>
          <table:table-cell office:value-type="float" office:value="0.551198150116265" calcext:value-type="float">
            <text:p>0.551198150116265</text:p>
          </table:table-cell>
          <table:table-cell office:value-type="float" office:value="0.55213149514745" calcext:value-type="float">
            <text:p>0.55213149514745</text:p>
          </table:table-cell>
          <table:table-cell office:value-type="float" office:value="0.551594584076484" calcext:value-type="float">
            <text:p>0.551594584076484</text:p>
          </table:table-cell>
          <table:table-cell office:value-type="float" office:value="0.552148186135797" calcext:value-type="float">
            <text:p>0.552148186135797</text:p>
          </table:table-cell>
          <table:table-cell office:value-type="float" office:value="0.550081936129588" calcext:value-type="float">
            <text:p>0.550081936129588</text:p>
          </table:table-cell>
          <table:table-cell office:value-type="float" office:value="0.550215369596066" calcext:value-type="float">
            <text:p>0.550215369596066</text:p>
          </table:table-cell>
          <table:table-cell office:value-type="float" office:value="0.55042057433883" calcext:value-type="float">
            <text:p>0.55042057433883</text:p>
          </table:table-cell>
          <table:table-cell office:value-type="float" office:value="0.550905835113916" calcext:value-type="float">
            <text:p>0.550905835113916</text:p>
          </table:table-cell>
          <table:table-cell office:value-type="float" office:value="0.550758815848379" calcext:value-type="float">
            <text:p>0.550758815848379</text:p>
          </table:table-cell>
          <table:table-cell office:value-type="float" office:value="0.549800253961434" calcext:value-type="float">
            <text:p>0.549800253961434</text:p>
          </table:table-cell>
          <table:table-cell office:value-type="float" office:value="0.551062795342235" calcext:value-type="float">
            <text:p>0.551062795342235</text:p>
          </table:table-cell>
          <table:table-cell office:value-type="float" office:value="0.55098977839472" calcext:value-type="float">
            <text:p>0.55098977839472</text:p>
          </table:table-cell>
          <table:table-cell office:value-type="float" office:value="0.550934731232249" calcext:value-type="float">
            <text:p>0.550934731232249</text:p>
          </table:table-cell>
          <table:table-cell office:value-type="float" office:value="0.550505315342853" calcext:value-type="float">
            <text:p>0.550505315342853</text:p>
          </table:table-cell>
          <table:table-cell office:value-type="float" office:value="0.548646036152056" calcext:value-type="float">
            <text:p>0.548646036152056</text:p>
          </table:table-cell>
          <table:table-cell office:value-type="float" office:value="0.54955898078037" calcext:value-type="float">
            <text:p>0.54955898078037</text:p>
          </table:table-cell>
          <table:table-cell office:value-type="float" office:value="0.550825011985745" calcext:value-type="float">
            <text:p>0.550825011985745</text:p>
          </table:table-cell>
          <table:table-cell office:value-type="float" office:value="0.548871610901016" calcext:value-type="float">
            <text:p>0.548871610901016</text:p>
          </table:table-cell>
          <table:table-cell office:value-type="float" office:value="0.550447468796077" calcext:value-type="float">
            <text:p>0.550447468796077</text:p>
          </table:table-cell>
          <table:table-cell office:value-type="float" office:value="0.550727628994461" calcext:value-type="float">
            <text:p>0.550727628994461</text:p>
          </table:table-cell>
          <table:table-cell office:value-type="float" office:value="0.55182183233109" calcext:value-type="float">
            <text:p>0.55182183233109</text:p>
          </table:table-cell>
          <table:table-cell office:value-type="float" office:value="0.550736516589622" calcext:value-type="float">
            <text:p>0.550736516589622</text:p>
          </table:table-cell>
          <table:table-cell office:value-type="float" office:value="0.549681156303761" calcext:value-type="float">
            <text:p>0.549681156303761</text:p>
          </table:table-cell>
          <table:table-cell office:value-type="float" office:value="0.549591151309844" calcext:value-type="float">
            <text:p>0.549591151309844</text:p>
          </table:table-cell>
          <table:table-cell office:value-type="float" office:value="0.549212841866519" calcext:value-type="float">
            <text:p>0.549212841866519</text:p>
          </table:table-cell>
          <table:table-cell office:value-type="float" office:value="0.548394880341924" calcext:value-type="float">
            <text:p>0.548394880341924</text:p>
          </table:table-cell>
          <table:table-cell office:value-type="float" office:value="0.549437532452096" calcext:value-type="float">
            <text:p>0.549437532452096</text:p>
          </table:table-cell>
          <table:table-cell office:value-type="float" office:value="0.550278284495405" calcext:value-type="float">
            <text:p>0.550278284495405</text:p>
          </table:table-cell>
          <table:table-cell office:value-type="float" office:value="0.550385903498905" calcext:value-type="float">
            <text:p>0.550385903498905</text:p>
          </table:table-cell>
          <table:table-cell office:value-type="float" office:value="0.550082353762397" calcext:value-type="float">
            <text:p>0.550082353762397</text:p>
          </table:table-cell>
          <table:table-cell office:value-type="float" office:value="0.548641927707674" calcext:value-type="float">
            <text:p>0.548641927707674</text:p>
          </table:table-cell>
          <table:table-cell office:value-type="float" office:value="0.548856860440381" calcext:value-type="float">
            <text:p>0.548856860440381</text:p>
          </table:table-cell>
          <table:table-cell office:value-type="float" office:value="0.548685646011709" calcext:value-type="float">
            <text:p>0.548685646011709</text:p>
          </table:table-cell>
          <table:table-cell office:value-type="float" office:value="0.549632374443543" calcext:value-type="float">
            <text:p>0.549632374443543</text:p>
          </table:table-cell>
          <table:table-cell office:value-type="float" office:value="0.549375213551811" calcext:value-type="float">
            <text:p>0.549375213551811</text:p>
          </table:table-cell>
          <table:table-cell office:value-type="float" office:value="0.549880723426447" calcext:value-type="float">
            <text:p>0.549880723426447</text:p>
          </table:table-cell>
          <table:table-cell office:value-type="float" office:value="0.550004532139953" calcext:value-type="float">
            <text:p>0.550004532139953</text:p>
          </table:table-cell>
          <table:table-cell office:value-type="float" office:value="0.549557576879249" calcext:value-type="float">
            <text:p>0.549557576879249</text:p>
          </table:table-cell>
          <table:table-cell office:value-type="float" office:value="0.548059433927503" calcext:value-type="float">
            <text:p>0.548059433927503</text:p>
          </table:table-cell>
          <table:table-cell office:value-type="float" office:value="0.549173082025781" calcext:value-type="float">
            <text:p>0.549173082025781</text:p>
          </table:table-cell>
          <table:table-cell office:value-type="float" office:value="0.54904098401846" calcext:value-type="float">
            <text:p>0.54904098401846</text:p>
          </table:table-cell>
          <table:table-cell office:value-type="float" office:value="0.5491019505105" calcext:value-type="float">
            <text:p>0.5491019505105</text:p>
          </table:table-cell>
          <table:table-cell office:value-type="float" office:value="0.549477643778267" calcext:value-type="float">
            <text:p>0.549477643778267</text:p>
          </table:table-cell>
          <table:table-cell table:number-columns-repeated="523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83761227080295" calcext:value-type="float">
            <text:p>-0.183761227080295</text:p>
          </table:table-cell>
          <table:table-cell office:value-type="float" office:value="-0.183651716230019" calcext:value-type="float">
            <text:p>-0.183651716230019</text:p>
          </table:table-cell>
          <table:table-cell office:value-type="float" office:value="-0.183769265196016" calcext:value-type="float">
            <text:p>-0.183769265196016</text:p>
          </table:table-cell>
          <table:table-cell office:value-type="float" office:value="-0.183743613337641" calcext:value-type="float">
            <text:p>-0.183743613337641</text:p>
          </table:table-cell>
          <table:table-cell office:value-type="float" office:value="-0.183753839674588" calcext:value-type="float">
            <text:p>-0.183753839674588</text:p>
          </table:table-cell>
          <table:table-cell office:value-type="float" office:value="-0.183712247783399" calcext:value-type="float">
            <text:p>-0.183712247783399</text:p>
          </table:table-cell>
          <table:table-cell office:value-type="float" office:value="-0.183776705291862" calcext:value-type="float">
            <text:p>-0.183776705291862</text:p>
          </table:table-cell>
          <table:table-cell office:value-type="float" office:value="-0.183998738509384" calcext:value-type="float">
            <text:p>-0.183998738509384</text:p>
          </table:table-cell>
          <table:table-cell office:value-type="float" office:value="-0.184051840936192" calcext:value-type="float">
            <text:p>-0.184051840936192</text:p>
          </table:table-cell>
          <table:table-cell office:value-type="float" office:value="-0.183854968040615" calcext:value-type="float">
            <text:p>-0.183854968040615</text:p>
          </table:table-cell>
          <table:table-cell office:value-type="float" office:value="-0.184000554176218" calcext:value-type="float">
            <text:p>-0.184000554176218</text:p>
          </table:table-cell>
          <table:table-cell office:value-type="float" office:value="-0.183780768960681" calcext:value-type="float">
            <text:p>-0.183780768960681</text:p>
          </table:table-cell>
          <table:table-cell office:value-type="float" office:value="-0.183722961164965" calcext:value-type="float">
            <text:p>-0.183722961164965</text:p>
          </table:table-cell>
          <table:table-cell office:value-type="float" office:value="-0.183661604279326" calcext:value-type="float">
            <text:p>-0.183661604279326</text:p>
          </table:table-cell>
          <table:table-cell office:value-type="float" office:value="-0.183758771874592" calcext:value-type="float">
            <text:p>-0.183758771874592</text:p>
          </table:table-cell>
          <table:table-cell office:value-type="float" office:value="-0.183793308351248" calcext:value-type="float">
            <text:p>-0.183793308351248</text:p>
          </table:table-cell>
          <table:table-cell office:value-type="float" office:value="-0.183749991460918" calcext:value-type="float">
            <text:p>-0.183749991460918</text:p>
          </table:table-cell>
          <table:table-cell office:value-type="float" office:value="-0.183800908351229" calcext:value-type="float">
            <text:p>-0.183800908351229</text:p>
          </table:table-cell>
          <table:table-cell office:value-type="float" office:value="-0.183718789815697" calcext:value-type="float">
            <text:p>-0.183718789815697</text:p>
          </table:table-cell>
          <table:table-cell office:value-type="float" office:value="-0.183797295227902" calcext:value-type="float">
            <text:p>-0.183797295227902</text:p>
          </table:table-cell>
          <table:table-cell office:value-type="float" office:value="-0.183691801245126" calcext:value-type="float">
            <text:p>-0.183691801245126</text:p>
          </table:table-cell>
          <table:table-cell office:value-type="float" office:value="-0.183741385552133" calcext:value-type="float">
            <text:p>-0.183741385552133</text:p>
          </table:table-cell>
          <table:table-cell office:value-type="float" office:value="-0.18368904472258" calcext:value-type="float">
            <text:p>-0.18368904472258</text:p>
          </table:table-cell>
          <table:table-cell office:value-type="float" office:value="-0.183770298248948" calcext:value-type="float">
            <text:p>-0.183770298248948</text:p>
          </table:table-cell>
          <table:table-cell office:value-type="float" office:value="-0.183726201216058" calcext:value-type="float">
            <text:p>-0.183726201216058</text:p>
          </table:table-cell>
          <table:table-cell office:value-type="float" office:value="-0.183878401956472" calcext:value-type="float">
            <text:p>-0.183878401956472</text:p>
          </table:table-cell>
          <table:table-cell office:value-type="float" office:value="-0.18374396042938" calcext:value-type="float">
            <text:p>-0.18374396042938</text:p>
          </table:table-cell>
          <table:table-cell office:value-type="float" office:value="-0.183731487657645" calcext:value-type="float">
            <text:p>-0.183731487657645</text:p>
          </table:table-cell>
          <table:table-cell office:value-type="float" office:value="-0.184074932092177" calcext:value-type="float">
            <text:p>-0.184074932092177</text:p>
          </table:table-cell>
          <table:table-cell office:value-type="float" office:value="-0.183747581313493" calcext:value-type="float">
            <text:p>-0.183747581313493</text:p>
          </table:table-cell>
          <table:table-cell office:value-type="float" office:value="-0.183786319707653" calcext:value-type="float">
            <text:p>-0.183786319707653</text:p>
          </table:table-cell>
          <table:table-cell office:value-type="float" office:value="-0.183748505547226" calcext:value-type="float">
            <text:p>-0.183748505547226</text:p>
          </table:table-cell>
          <table:table-cell office:value-type="float" office:value="-0.183783944500165" calcext:value-type="float">
            <text:p>-0.183783944500165</text:p>
          </table:table-cell>
          <table:table-cell office:value-type="float" office:value="-0.183799634860866" calcext:value-type="float">
            <text:p>-0.183799634860866</text:p>
          </table:table-cell>
          <table:table-cell office:value-type="float" office:value="-0.183843638960531" calcext:value-type="float">
            <text:p>-0.183843638960531</text:p>
          </table:table-cell>
          <table:table-cell office:value-type="float" office:value="-0.183743474605135" calcext:value-type="float">
            <text:p>-0.183743474605135</text:p>
          </table:table-cell>
          <table:table-cell office:value-type="float" office:value="-0.183750242306269" calcext:value-type="float">
            <text:p>-0.183750242306269</text:p>
          </table:table-cell>
          <table:table-cell office:value-type="float" office:value="-0.183712620773254" calcext:value-type="float">
            <text:p>-0.183712620773254</text:p>
          </table:table-cell>
          <table:table-cell office:value-type="float" office:value="-0.183795521292577" calcext:value-type="float">
            <text:p>-0.183795521292577</text:p>
          </table:table-cell>
          <table:table-cell office:value-type="float" office:value="-0.184101752091704" calcext:value-type="float">
            <text:p>-0.184101752091704</text:p>
          </table:table-cell>
          <table:table-cell office:value-type="float" office:value="-0.1836878929079" calcext:value-type="float">
            <text:p>-0.1836878929079</text:p>
          </table:table-cell>
          <table:table-cell office:value-type="float" office:value="-0.183764326482048" calcext:value-type="float">
            <text:p>-0.183764326482048</text:p>
          </table:table-cell>
          <table:table-cell office:value-type="float" office:value="-0.183780288115396" calcext:value-type="float">
            <text:p>-0.183780288115396</text:p>
          </table:table-cell>
          <table:table-cell office:value-type="float" office:value="-0.183779049431724" calcext:value-type="float">
            <text:p>-0.183779049431724</text:p>
          </table:table-cell>
          <table:table-cell office:value-type="float" office:value="-0.184043558134479" calcext:value-type="float">
            <text:p>-0.184043558134479</text:p>
          </table:table-cell>
          <table:table-cell office:value-type="float" office:value="-0.183739009213224" calcext:value-type="float">
            <text:p>-0.183739009213224</text:p>
          </table:table-cell>
          <table:table-cell office:value-type="float" office:value="-0.183724612922733" calcext:value-type="float">
            <text:p>-0.183724612922733</text:p>
          </table:table-cell>
          <table:table-cell office:value-type="float" office:value="-0.183749566962732" calcext:value-type="float">
            <text:p>-0.183749566962732</text:p>
          </table:table-cell>
          <table:table-cell office:value-type="float" office:value="-0.183695864307217" calcext:value-type="float">
            <text:p>-0.183695864307217</text:p>
          </table:table-cell>
          <table:table-cell office:value-type="float" office:value="-0.184492897773445" calcext:value-type="float">
            <text:p>-0.184492897773445</text:p>
          </table:table-cell>
          <table:table-cell office:value-type="float" office:value="-0.184694180537745" calcext:value-type="float">
            <text:p>-0.184694180537745</text:p>
          </table:table-cell>
          <table:table-cell office:value-type="float" office:value="-0.18427263786947" calcext:value-type="float">
            <text:p>-0.18427263786947</text:p>
          </table:table-cell>
          <table:table-cell office:value-type="float" office:value="-0.184420495198886" calcext:value-type="float">
            <text:p>-0.184420495198886</text:p>
          </table:table-cell>
          <table:table-cell office:value-type="float" office:value="-0.184602657580076" calcext:value-type="float">
            <text:p>-0.184602657580076</text:p>
          </table:table-cell>
          <table:table-cell office:value-type="float" office:value="-0.184150828124182" calcext:value-type="float">
            <text:p>-0.184150828124182</text:p>
          </table:table-cell>
          <table:table-cell office:value-type="float" office:value="-0.184003507966523" calcext:value-type="float">
            <text:p>-0.184003507966523</text:p>
          </table:table-cell>
          <table:table-cell office:value-type="float" office:value="-0.184085172220226" calcext:value-type="float">
            <text:p>-0.184085172220226</text:p>
          </table:table-cell>
          <table:table-cell office:value-type="float" office:value="-0.182215425343638" calcext:value-type="float">
            <text:p>-0.182215425343638</text:p>
          </table:table-cell>
          <table:table-cell office:value-type="float" office:value="-0.181165824465752" calcext:value-type="float">
            <text:p>-0.181165824465752</text:p>
          </table:table-cell>
          <table:table-cell office:value-type="float" office:value="-0.179537636785768" calcext:value-type="float">
            <text:p>-0.179537636785768</text:p>
          </table:table-cell>
          <table:table-cell office:value-type="float" office:value="-0.17079360881287" calcext:value-type="float">
            <text:p>-0.17079360881287</text:p>
          </table:table-cell>
          <table:table-cell office:value-type="float" office:value="-0.15834600035332" calcext:value-type="float">
            <text:p>-0.15834600035332</text:p>
          </table:table-cell>
          <table:table-cell office:value-type="float" office:value="-0.15677757689394" calcext:value-type="float">
            <text:p>-0.15677757689394</text:p>
          </table:table-cell>
          <table:table-cell office:value-type="float" office:value="-0.158428110303122" calcext:value-type="float">
            <text:p>-0.158428110303122</text:p>
          </table:table-cell>
          <table:table-cell office:value-type="float" office:value="-0.232858344737243" calcext:value-type="float">
            <text:p>-0.232858344737243</text:p>
          </table:table-cell>
          <table:table-cell office:value-type="float" office:value="-0.236119548141661" calcext:value-type="float">
            <text:p>-0.236119548141661</text:p>
          </table:table-cell>
          <table:table-cell office:value-type="float" office:value="-0.246194789699241" calcext:value-type="float">
            <text:p>-0.246194789699241</text:p>
          </table:table-cell>
          <table:table-cell office:value-type="float" office:value="-0.22241386245974" calcext:value-type="float">
            <text:p>-0.22241386245974</text:p>
          </table:table-cell>
          <table:table-cell office:value-type="float" office:value="-0.223451611790042" calcext:value-type="float">
            <text:p>-0.223451611790042</text:p>
          </table:table-cell>
          <table:table-cell office:value-type="float" office:value="-0.264290650502004" calcext:value-type="float">
            <text:p>-0.264290650502004</text:p>
          </table:table-cell>
          <table:table-cell office:value-type="float" office:value="-0.17812465356512" calcext:value-type="float">
            <text:p>-0.17812465356512</text:p>
          </table:table-cell>
          <table:table-cell office:value-type="float" office:value="-0.174904970187274" calcext:value-type="float">
            <text:p>-0.174904970187274</text:p>
          </table:table-cell>
          <table:table-cell office:value-type="float" office:value="-0.174804673509431" calcext:value-type="float">
            <text:p>-0.174804673509431</text:p>
          </table:table-cell>
          <table:table-cell office:value-type="float" office:value="-0.171412365564176" calcext:value-type="float">
            <text:p>-0.171412365564176</text:p>
          </table:table-cell>
          <table:table-cell office:value-type="float" office:value="-0.16992513242173" calcext:value-type="float">
            <text:p>-0.16992513242173</text:p>
          </table:table-cell>
          <table:table-cell office:value-type="float" office:value="-0.170553107729003" calcext:value-type="float">
            <text:p>-0.170553107729003</text:p>
          </table:table-cell>
          <table:table-cell office:value-type="float" office:value="-0.170804045178336" calcext:value-type="float">
            <text:p>-0.170804045178336</text:p>
          </table:table-cell>
          <table:table-cell office:value-type="float" office:value="-0.175016842450052" calcext:value-type="float">
            <text:p>-0.175016842450052</text:p>
          </table:table-cell>
          <table:table-cell office:value-type="float" office:value="-0.180053179683733" calcext:value-type="float">
            <text:p>-0.180053179683733</text:p>
          </table:table-cell>
          <table:table-cell office:value-type="float" office:value="-0.189028890901083" calcext:value-type="float">
            <text:p>-0.189028890901083</text:p>
          </table:table-cell>
          <table:table-cell office:value-type="float" office:value="-0.192629020924587" calcext:value-type="float">
            <text:p>-0.192629020924587</text:p>
          </table:table-cell>
          <table:table-cell office:value-type="float" office:value="-0.194705101669499" calcext:value-type="float">
            <text:p>-0.194705101669499</text:p>
          </table:table-cell>
          <table:table-cell office:value-type="float" office:value="-0.193592101422048" calcext:value-type="float">
            <text:p>-0.193592101422048</text:p>
          </table:table-cell>
          <table:table-cell office:value-type="float" office:value="-0.18923631045512" calcext:value-type="float">
            <text:p>-0.18923631045512</text:p>
          </table:table-cell>
          <table:table-cell office:value-type="float" office:value="-0.183970356609955" calcext:value-type="float">
            <text:p>-0.183970356609955</text:p>
          </table:table-cell>
          <table:table-cell office:value-type="float" office:value="-0.177192104374699" calcext:value-type="float">
            <text:p>-0.177192104374699</text:p>
          </table:table-cell>
          <table:table-cell office:value-type="float" office:value="-0.202658467847898" calcext:value-type="float">
            <text:p>-0.202658467847898</text:p>
          </table:table-cell>
          <table:table-cell office:value-type="float" office:value="-0.239053118553956" calcext:value-type="float">
            <text:p>-0.239053118553956</text:p>
          </table:table-cell>
          <table:table-cell office:value-type="float" office:value="-0.253392836595026" calcext:value-type="float">
            <text:p>-0.253392836595026</text:p>
          </table:table-cell>
          <table:table-cell office:value-type="float" office:value="-0.256769340216181" calcext:value-type="float">
            <text:p>-0.256769340216181</text:p>
          </table:table-cell>
          <table:table-cell office:value-type="float" office:value="-0.257745963884213" calcext:value-type="float">
            <text:p>-0.257745963884213</text:p>
          </table:table-cell>
          <table:table-cell office:value-type="float" office:value="-0.259957317277876" calcext:value-type="float">
            <text:p>-0.259957317277876</text:p>
          </table:table-cell>
          <table:table-cell office:value-type="float" office:value="-0.261465982889492" calcext:value-type="float">
            <text:p>-0.261465982889492</text:p>
          </table:table-cell>
          <table:table-cell office:value-type="float" office:value="-0.272868691359235" calcext:value-type="float">
            <text:p>-0.272868691359235</text:p>
          </table:table-cell>
          <table:table-cell office:value-type="float" office:value="-0.274454001865882" calcext:value-type="float">
            <text:p>-0.274454001865882</text:p>
          </table:table-cell>
          <table:table-cell office:value-type="float" office:value="-0.258256553729163" calcext:value-type="float">
            <text:p>-0.258256553729163</text:p>
          </table:table-cell>
          <table:table-cell office:value-type="float" office:value="-0.257280108818206" calcext:value-type="float">
            <text:p>-0.257280108818206</text:p>
          </table:table-cell>
          <table:table-cell office:value-type="float" office:value="-0.264046427353532" calcext:value-type="float">
            <text:p>-0.264046427353532</text:p>
          </table:table-cell>
          <table:table-cell office:value-type="float" office:value="-0.267568151849962" calcext:value-type="float">
            <text:p>-0.267568151849962</text:p>
          </table:table-cell>
          <table:table-cell office:value-type="float" office:value="-0.268711241784636" calcext:value-type="float">
            <text:p>-0.268711241784636</text:p>
          </table:table-cell>
          <table:table-cell office:value-type="float" office:value="-0.276833509657928" calcext:value-type="float">
            <text:p>-0.276833509657928</text:p>
          </table:table-cell>
          <table:table-cell office:value-type="float" office:value="-0.167088182722157" calcext:value-type="float">
            <text:p>-0.167088182722157</text:p>
          </table:table-cell>
          <table:table-cell office:value-type="float" office:value="-0.169381024558325" calcext:value-type="float">
            <text:p>-0.169381024558325</text:p>
          </table:table-cell>
          <table:table-cell office:value-type="float" office:value="-0.168330229976206" calcext:value-type="float">
            <text:p>-0.168330229976206</text:p>
          </table:table-cell>
          <table:table-cell office:value-type="float" office:value="-0.168994539309697" calcext:value-type="float">
            <text:p>-0.168994539309697</text:p>
          </table:table-cell>
          <table:table-cell office:value-type="float" office:value="-0.172302779114395" calcext:value-type="float">
            <text:p>-0.172302779114395</text:p>
          </table:table-cell>
          <table:table-cell office:value-type="float" office:value="-0.181245109194668" calcext:value-type="float">
            <text:p>-0.181245109194668</text:p>
          </table:table-cell>
          <table:table-cell office:value-type="float" office:value="-0.184452593357077" calcext:value-type="float">
            <text:p>-0.184452593357077</text:p>
          </table:table-cell>
          <table:table-cell office:value-type="float" office:value="-0.191825250350184" calcext:value-type="float">
            <text:p>-0.191825250350184</text:p>
          </table:table-cell>
          <table:table-cell office:value-type="float" office:value="-0.192100739274839" calcext:value-type="float">
            <text:p>-0.192100739274839</text:p>
          </table:table-cell>
          <table:table-cell office:value-type="float" office:value="-0.192165273531303" calcext:value-type="float">
            <text:p>-0.192165273531303</text:p>
          </table:table-cell>
          <table:table-cell office:value-type="float" office:value="-0.190579900169092" calcext:value-type="float">
            <text:p>-0.190579900169092</text:p>
          </table:table-cell>
          <table:table-cell office:value-type="float" office:value="-0.185547847507609" calcext:value-type="float">
            <text:p>-0.185547847507609</text:p>
          </table:table-cell>
          <table:table-cell office:value-type="float" office:value="-0.184780697419631" calcext:value-type="float">
            <text:p>-0.184780697419631</text:p>
          </table:table-cell>
          <table:table-cell office:value-type="float" office:value="-0.178523938706741" calcext:value-type="float">
            <text:p>-0.178523938706741</text:p>
          </table:table-cell>
          <table:table-cell office:value-type="float" office:value="-0.165749732430579" calcext:value-type="float">
            <text:p>-0.165749732430579</text:p>
          </table:table-cell>
          <table:table-cell office:value-type="float" office:value="-0.167856468799341" calcext:value-type="float">
            <text:p>-0.167856468799341</text:p>
          </table:table-cell>
          <table:table-cell office:value-type="float" office:value="-0.195147906878965" calcext:value-type="float">
            <text:p>-0.195147906878965</text:p>
          </table:table-cell>
          <table:table-cell office:value-type="float" office:value="-0.21466837591576" calcext:value-type="float">
            <text:p>-0.21466837591576</text:p>
          </table:table-cell>
          <table:table-cell office:value-type="float" office:value="-0.232954283910583" calcext:value-type="float">
            <text:p>-0.232954283910583</text:p>
          </table:table-cell>
          <table:table-cell office:value-type="float" office:value="-0.247466792783126" calcext:value-type="float">
            <text:p>-0.247466792783126</text:p>
          </table:table-cell>
          <table:table-cell office:value-type="float" office:value="-0.2518633623423" calcext:value-type="float">
            <text:p>-0.2518633623423</text:p>
          </table:table-cell>
          <table:table-cell office:value-type="float" office:value="-0.255374443032502" calcext:value-type="float">
            <text:p>-0.255374443032502</text:p>
          </table:table-cell>
          <table:table-cell office:value-type="float" office:value="-0.260200043735855" calcext:value-type="float">
            <text:p>-0.260200043735855</text:p>
          </table:table-cell>
          <table:table-cell office:value-type="float" office:value="-0.264056160788385" calcext:value-type="float">
            <text:p>-0.264056160788385</text:p>
          </table:table-cell>
          <table:table-cell office:value-type="float" office:value="-0.226719961271993" calcext:value-type="float">
            <text:p>-0.226719961271993</text:p>
          </table:table-cell>
          <table:table-cell office:value-type="float" office:value="-0.261004222603166" calcext:value-type="float">
            <text:p>-0.261004222603166</text:p>
          </table:table-cell>
          <table:table-cell office:value-type="float" office:value="-0.263312000329642" calcext:value-type="float">
            <text:p>-0.263312000329642</text:p>
          </table:table-cell>
          <table:table-cell office:value-type="float" office:value="-0.263993742923919" calcext:value-type="float">
            <text:p>-0.263993742923919</text:p>
          </table:table-cell>
          <table:table-cell office:value-type="float" office:value="-0.198491964688322" calcext:value-type="float">
            <text:p>-0.198491964688322</text:p>
          </table:table-cell>
          <table:table-cell office:value-type="float" office:value="-0.187899394584787" calcext:value-type="float">
            <text:p>-0.187899394584787</text:p>
          </table:table-cell>
          <table:table-cell office:value-type="float" office:value="-0.193422869387092" calcext:value-type="float">
            <text:p>-0.193422869387092</text:p>
          </table:table-cell>
          <table:table-cell office:value-type="float" office:value="-0.196423665408998" calcext:value-type="float">
            <text:p>-0.196423665408998</text:p>
          </table:table-cell>
          <table:table-cell office:value-type="float" office:value="-0.200193926409417" calcext:value-type="float">
            <text:p>-0.200193926409417</text:p>
          </table:table-cell>
          <table:table-cell office:value-type="float" office:value="-0.201718716055967" calcext:value-type="float">
            <text:p>-0.201718716055967</text:p>
          </table:table-cell>
          <table:table-cell office:value-type="float" office:value="-0.209722195365467" calcext:value-type="float">
            <text:p>-0.209722195365467</text:p>
          </table:table-cell>
          <table:table-cell office:value-type="float" office:value="-0.210060754991129" calcext:value-type="float">
            <text:p>-0.210060754991129</text:p>
          </table:table-cell>
          <table:table-cell office:value-type="float" office:value="-0.210951329341845" calcext:value-type="float">
            <text:p>-0.210951329341845</text:p>
          </table:table-cell>
          <table:table-cell office:value-type="float" office:value="-0.207555324262155" calcext:value-type="float">
            <text:p>-0.207555324262155</text:p>
          </table:table-cell>
          <table:table-cell office:value-type="float" office:value="-0.20614627847143" calcext:value-type="float">
            <text:p>-0.20614627847143</text:p>
          </table:table-cell>
          <table:table-cell office:value-type="float" office:value="-0.206755992121299" calcext:value-type="float">
            <text:p>-0.206755992121299</text:p>
          </table:table-cell>
          <table:table-cell office:value-type="float" office:value="-0.201264072530492" calcext:value-type="float">
            <text:p>-0.201264072530492</text:p>
          </table:table-cell>
          <table:table-cell office:value-type="float" office:value="-0.197898963750747" calcext:value-type="float">
            <text:p>-0.197898963750747</text:p>
          </table:table-cell>
          <table:table-cell office:value-type="float" office:value="-0.182931009974133" calcext:value-type="float">
            <text:p>-0.182931009974133</text:p>
          </table:table-cell>
          <table:table-cell office:value-type="float" office:value="-0.202222405109442" calcext:value-type="float">
            <text:p>-0.202222405109442</text:p>
          </table:table-cell>
          <table:table-cell office:value-type="float" office:value="-0.246220978955961" calcext:value-type="float">
            <text:p>-0.246220978955961</text:p>
          </table:table-cell>
          <table:table-cell office:value-type="float" office:value="-0.252772454619532" calcext:value-type="float">
            <text:p>-0.252772454619532</text:p>
          </table:table-cell>
          <table:table-cell office:value-type="float" office:value="-0.266406417584957" calcext:value-type="float">
            <text:p>-0.266406417584957</text:p>
          </table:table-cell>
          <table:table-cell office:value-type="float" office:value="-0.262423251367098" calcext:value-type="float">
            <text:p>-0.262423251367098</text:p>
          </table:table-cell>
          <table:table-cell office:value-type="float" office:value="-0.269832634717729" calcext:value-type="float">
            <text:p>-0.269832634717729</text:p>
          </table:table-cell>
          <table:table-cell office:value-type="float" office:value="-0.273667041869555" calcext:value-type="float">
            <text:p>-0.273667041869555</text:p>
          </table:table-cell>
          <table:table-cell office:value-type="float" office:value="-0.273177351782464" calcext:value-type="float">
            <text:p>-0.273177351782464</text:p>
          </table:table-cell>
          <table:table-cell office:value-type="float" office:value="-0.26875099459503" calcext:value-type="float">
            <text:p>-0.26875099459503</text:p>
          </table:table-cell>
          <table:table-cell office:value-type="float" office:value="-0.268985014139266" calcext:value-type="float">
            <text:p>-0.268985014139266</text:p>
          </table:table-cell>
          <table:table-cell office:value-type="float" office:value="-0.169533015501885" calcext:value-type="float">
            <text:p>-0.169533015501885</text:p>
          </table:table-cell>
          <table:table-cell office:value-type="float" office:value="-0.158354040856475" calcext:value-type="float">
            <text:p>-0.158354040856475</text:p>
          </table:table-cell>
          <table:table-cell office:value-type="float" office:value="-0.164602683137342" calcext:value-type="float">
            <text:p>-0.164602683137342</text:p>
          </table:table-cell>
          <table:table-cell office:value-type="float" office:value="-0.160260304250605" calcext:value-type="float">
            <text:p>-0.160260304250605</text:p>
          </table:table-cell>
          <table:table-cell office:value-type="float" office:value="-0.161184777053401" calcext:value-type="float">
            <text:p>-0.161184777053401</text:p>
          </table:table-cell>
          <table:table-cell office:value-type="float" office:value="-0.16515662544181" calcext:value-type="float">
            <text:p>-0.16515662544181</text:p>
          </table:table-cell>
          <table:table-cell office:value-type="float" office:value="-0.17625288590203" calcext:value-type="float">
            <text:p>-0.17625288590203</text:p>
          </table:table-cell>
          <table:table-cell office:value-type="float" office:value="-0.187830029714075" calcext:value-type="float">
            <text:p>-0.187830029714075</text:p>
          </table:table-cell>
          <table:table-cell office:value-type="float" office:value="-0.189761835009923" calcext:value-type="float">
            <text:p>-0.189761835009923</text:p>
          </table:table-cell>
          <table:table-cell office:value-type="float" office:value="-0.191976865752157" calcext:value-type="float">
            <text:p>-0.191976865752157</text:p>
          </table:table-cell>
          <table:table-cell office:value-type="float" office:value="-0.194225042380822" calcext:value-type="float">
            <text:p>-0.194225042380822</text:p>
          </table:table-cell>
          <table:table-cell office:value-type="float" office:value="-0.190092126427575" calcext:value-type="float">
            <text:p>-0.190092126427575</text:p>
          </table:table-cell>
          <table:table-cell office:value-type="float" office:value="-0.184318157510455" calcext:value-type="float">
            <text:p>-0.184318157510455</text:p>
          </table:table-cell>
          <table:table-cell office:value-type="float" office:value="-0.180542879480306" calcext:value-type="float">
            <text:p>-0.180542879480306</text:p>
          </table:table-cell>
          <table:table-cell office:value-type="float" office:value="-0.166975766386119" calcext:value-type="float">
            <text:p>-0.166975766386119</text:p>
          </table:table-cell>
          <table:table-cell office:value-type="float" office:value="-0.189695204092676" calcext:value-type="float">
            <text:p>-0.189695204092676</text:p>
          </table:table-cell>
          <table:table-cell office:value-type="float" office:value="-0.256462234344978" calcext:value-type="float">
            <text:p>-0.256462234344978</text:p>
          </table:table-cell>
          <table:table-cell office:value-type="float" office:value="-0.263022950857416" calcext:value-type="float">
            <text:p>-0.263022950857416</text:p>
          </table:table-cell>
          <table:table-cell office:value-type="float" office:value="-0.273674785989973" calcext:value-type="float">
            <text:p>-0.273674785989973</text:p>
          </table:table-cell>
          <table:table-cell office:value-type="float" office:value="-0.276451304975904" calcext:value-type="float">
            <text:p>-0.276451304975904</text:p>
          </table:table-cell>
          <table:table-cell office:value-type="float" office:value="-0.271438931190589" calcext:value-type="float">
            <text:p>-0.271438931190589</text:p>
          </table:table-cell>
          <table:table-cell office:value-type="float" office:value="-0.175194228970296" calcext:value-type="float">
            <text:p>-0.175194228970296</text:p>
          </table:table-cell>
          <table:table-cell office:value-type="float" office:value="-0.171709469449887" calcext:value-type="float">
            <text:p>-0.171709469449887</text:p>
          </table:table-cell>
          <table:table-cell office:value-type="float" office:value="-0.175291579187806" calcext:value-type="float">
            <text:p>-0.175291579187806</text:p>
          </table:table-cell>
          <table:table-cell office:value-type="float" office:value="-0.183182032157945" calcext:value-type="float">
            <text:p>-0.183182032157945</text:p>
          </table:table-cell>
          <table:table-cell office:value-type="float" office:value="-0.190663860227795" calcext:value-type="float">
            <text:p>-0.190663860227795</text:p>
          </table:table-cell>
          <table:table-cell office:value-type="float" office:value="-0.197749463799766" calcext:value-type="float">
            <text:p>-0.197749463799766</text:p>
          </table:table-cell>
          <table:table-cell office:value-type="float" office:value="-0.199047763028616" calcext:value-type="float">
            <text:p>-0.199047763028616</text:p>
          </table:table-cell>
          <table:table-cell office:value-type="float" office:value="-0.198674026766193" calcext:value-type="float">
            <text:p>-0.198674026766193</text:p>
          </table:table-cell>
          <table:table-cell office:value-type="float" office:value="-0.197218859753262" calcext:value-type="float">
            <text:p>-0.197218859753262</text:p>
          </table:table-cell>
          <table:table-cell office:value-type="float" office:value="-0.19201622731816" calcext:value-type="float">
            <text:p>-0.19201622731816</text:p>
          </table:table-cell>
          <table:table-cell office:value-type="float" office:value="-0.185616761009702" calcext:value-type="float">
            <text:p>-0.185616761009702</text:p>
          </table:table-cell>
          <table:table-cell office:value-type="float" office:value="-0.174335269578142" calcext:value-type="float">
            <text:p>-0.174335269578142</text:p>
          </table:table-cell>
          <table:table-cell office:value-type="float" office:value="-0.176019438521744" calcext:value-type="float">
            <text:p>-0.176019438521744</text:p>
          </table:table-cell>
          <table:table-cell office:value-type="float" office:value="-0.209449287355323" calcext:value-type="float">
            <text:p>-0.209449287355323</text:p>
          </table:table-cell>
          <table:table-cell office:value-type="float" office:value="-0.235949363642506" calcext:value-type="float">
            <text:p>-0.235949363642506</text:p>
          </table:table-cell>
          <table:table-cell office:value-type="float" office:value="-0.248514739199088" calcext:value-type="float">
            <text:p>-0.248514739199088</text:p>
          </table:table-cell>
          <table:table-cell office:value-type="float" office:value="-0.259815805074265" calcext:value-type="float">
            <text:p>-0.259815805074265</text:p>
          </table:table-cell>
          <table:table-cell office:value-type="float" office:value="-0.259431585584768" calcext:value-type="float">
            <text:p>-0.259431585584768</text:p>
          </table:table-cell>
          <table:table-cell office:value-type="float" office:value="-0.258461872008325" calcext:value-type="float">
            <text:p>-0.258461872008325</text:p>
          </table:table-cell>
          <table:table-cell office:value-type="float" office:value="-0.256720165912781" calcext:value-type="float">
            <text:p>-0.256720165912781</text:p>
          </table:table-cell>
          <table:table-cell office:value-type="float" office:value="-0.258545044244246" calcext:value-type="float">
            <text:p>-0.258545044244246</text:p>
          </table:table-cell>
          <table:table-cell office:value-type="float" office:value="-0.270305851724226" calcext:value-type="float">
            <text:p>-0.270305851724226</text:p>
          </table:table-cell>
          <table:table-cell office:value-type="float" office:value="-0.278653353630996" calcext:value-type="float">
            <text:p>-0.278653353630996</text:p>
          </table:table-cell>
          <table:table-cell office:value-type="float" office:value="-0.282831115154457" calcext:value-type="float">
            <text:p>-0.282831115154457</text:p>
          </table:table-cell>
          <table:table-cell office:value-type="float" office:value="-0.282677062893557" calcext:value-type="float">
            <text:p>-0.282677062893557</text:p>
          </table:table-cell>
          <table:table-cell office:value-type="float" office:value="-0.280690404685124" calcext:value-type="float">
            <text:p>-0.280690404685124</text:p>
          </table:table-cell>
          <table:table-cell office:value-type="float" office:value="-0.278296950546251" calcext:value-type="float">
            <text:p>-0.278296950546251</text:p>
          </table:table-cell>
          <table:table-cell office:value-type="float" office:value="-0.18274311273525" calcext:value-type="float">
            <text:p>-0.18274311273525</text:p>
          </table:table-cell>
          <table:table-cell office:value-type="float" office:value="-0.180449814041345" calcext:value-type="float">
            <text:p>-0.180449814041345</text:p>
          </table:table-cell>
          <table:table-cell office:value-type="float" office:value="-0.181211126364168" calcext:value-type="float">
            <text:p>-0.181211126364168</text:p>
          </table:table-cell>
          <table:table-cell office:value-type="float" office:value="-0.191367012376834" calcext:value-type="float">
            <text:p>-0.191367012376834</text:p>
          </table:table-cell>
          <table:table-cell office:value-type="float" office:value="-0.192635767081308" calcext:value-type="float">
            <text:p>-0.192635767081308</text:p>
          </table:table-cell>
          <table:table-cell office:value-type="float" office:value="-0.199514618021085" calcext:value-type="float">
            <text:p>-0.199514618021085</text:p>
          </table:table-cell>
          <table:table-cell office:value-type="float" office:value="-0.211327963460786" calcext:value-type="float">
            <text:p>-0.211327963460786</text:p>
          </table:table-cell>
          <table:table-cell office:value-type="float" office:value="-0.213049839892651" calcext:value-type="float">
            <text:p>-0.213049839892651</text:p>
          </table:table-cell>
          <table:table-cell office:value-type="float" office:value="-0.214971771167328" calcext:value-type="float">
            <text:p>-0.214971771167328</text:p>
          </table:table-cell>
          <table:table-cell office:value-type="float" office:value="-0.211677845238711" calcext:value-type="float">
            <text:p>-0.211677845238711</text:p>
          </table:table-cell>
          <table:table-cell office:value-type="float" office:value="-0.210283555254386" calcext:value-type="float">
            <text:p>-0.210283555254386</text:p>
          </table:table-cell>
          <table:table-cell office:value-type="float" office:value="-0.210803845918364" calcext:value-type="float">
            <text:p>-0.210803845918364</text:p>
          </table:table-cell>
          <table:table-cell office:value-type="float" office:value="-0.207767899421903" calcext:value-type="float">
            <text:p>-0.207767899421903</text:p>
          </table:table-cell>
          <table:table-cell office:value-type="float" office:value="-0.202334291832061" calcext:value-type="float">
            <text:p>-0.202334291832061</text:p>
          </table:table-cell>
          <table:table-cell office:value-type="float" office:value="-0.200466854179781" calcext:value-type="float">
            <text:p>-0.200466854179781</text:p>
          </table:table-cell>
          <table:table-cell office:value-type="float" office:value="-0.18030627257361" calcext:value-type="float">
            <text:p>-0.18030627257361</text:p>
          </table:table-cell>
          <table:table-cell office:value-type="float" office:value="-0.196333325800729" calcext:value-type="float">
            <text:p>-0.196333325800729</text:p>
          </table:table-cell>
          <table:table-cell office:value-type="float" office:value="-0.212857866921387" calcext:value-type="float">
            <text:p>-0.212857866921387</text:p>
          </table:table-cell>
          <table:table-cell office:value-type="float" office:value="-0.249853032831416" calcext:value-type="float">
            <text:p>-0.249853032831416</text:p>
          </table:table-cell>
          <table:table-cell office:value-type="float" office:value="-0.262202846764144" calcext:value-type="float">
            <text:p>-0.262202846764144</text:p>
          </table:table-cell>
          <table:table-cell office:value-type="float" office:value="-0.269702826953364" calcext:value-type="float">
            <text:p>-0.269702826953364</text:p>
          </table:table-cell>
          <table:table-cell office:value-type="float" office:value="-0.273040969228578" calcext:value-type="float">
            <text:p>-0.273040969228578</text:p>
          </table:table-cell>
          <table:table-cell office:value-type="float" office:value="-0.27652611563008" calcext:value-type="float">
            <text:p>-0.27652611563008</text:p>
          </table:table-cell>
          <table:table-cell office:value-type="float" office:value="-0.28625392700374" calcext:value-type="float">
            <text:p>-0.28625392700374</text:p>
          </table:table-cell>
          <table:table-cell office:value-type="float" office:value="-0.232648686501978" calcext:value-type="float">
            <text:p>-0.232648686501978</text:p>
          </table:table-cell>
          <table:table-cell office:value-type="float" office:value="-0.247084134714281" calcext:value-type="float">
            <text:p>-0.247084134714281</text:p>
          </table:table-cell>
          <table:table-cell office:value-type="float" office:value="-0.250611458782995" calcext:value-type="float">
            <text:p>-0.250611458782995</text:p>
          </table:table-cell>
          <table:table-cell office:value-type="float" office:value="-0.262896297119599" calcext:value-type="float">
            <text:p>-0.262896297119599</text:p>
          </table:table-cell>
          <table:table-cell office:value-type="float" office:value="-0.261070354405238" calcext:value-type="float">
            <text:p>-0.261070354405238</text:p>
          </table:table-cell>
          <table:table-cell office:value-type="float" office:value="-0.248837746272343" calcext:value-type="float">
            <text:p>-0.248837746272343</text:p>
          </table:table-cell>
          <table:table-cell office:value-type="float" office:value="-0.243106413465989" calcext:value-type="float">
            <text:p>-0.243106413465989</text:p>
          </table:table-cell>
          <table:table-cell office:value-type="float" office:value="-0.234553129157002" calcext:value-type="float">
            <text:p>-0.234553129157002</text:p>
          </table:table-cell>
          <table:table-cell office:value-type="float" office:value="-0.232787834148771" calcext:value-type="float">
            <text:p>-0.232787834148771</text:p>
          </table:table-cell>
          <table:table-cell office:value-type="float" office:value="-0.235099005973551" calcext:value-type="float">
            <text:p>-0.235099005973551</text:p>
          </table:table-cell>
          <table:table-cell office:value-type="float" office:value="-0.243475957083627" calcext:value-type="float">
            <text:p>-0.243475957083627</text:p>
          </table:table-cell>
          <table:table-cell office:value-type="float" office:value="-0.249668702130916" calcext:value-type="float">
            <text:p>-0.249668702130916</text:p>
          </table:table-cell>
          <table:table-cell office:value-type="float" office:value="-0.253693011662715" calcext:value-type="float">
            <text:p>-0.253693011662715</text:p>
          </table:table-cell>
          <table:table-cell office:value-type="float" office:value="-0.255612394353336" calcext:value-type="float">
            <text:p>-0.255612394353336</text:p>
          </table:table-cell>
          <table:table-cell office:value-type="float" office:value="-0.256280990147817" calcext:value-type="float">
            <text:p>-0.256280990147817</text:p>
          </table:table-cell>
          <table:table-cell office:value-type="float" office:value="-0.255868840233864" calcext:value-type="float">
            <text:p>-0.255868840233864</text:p>
          </table:table-cell>
          <table:table-cell office:value-type="float" office:value="-0.256236532138058" calcext:value-type="float">
            <text:p>-0.256236532138058</text:p>
          </table:table-cell>
          <table:table-cell office:value-type="float" office:value="-0.254683370718112" calcext:value-type="float">
            <text:p>-0.254683370718112</text:p>
          </table:table-cell>
          <table:table-cell office:value-type="float" office:value="-0.251935040531916" calcext:value-type="float">
            <text:p>-0.251935040531916</text:p>
          </table:table-cell>
          <table:table-cell office:value-type="float" office:value="-0.246838126120117" calcext:value-type="float">
            <text:p>-0.246838126120117</text:p>
          </table:table-cell>
          <table:table-cell office:value-type="float" office:value="-0.245225665014282" calcext:value-type="float">
            <text:p>-0.245225665014282</text:p>
          </table:table-cell>
          <table:table-cell office:value-type="float" office:value="-0.242751682272531" calcext:value-type="float">
            <text:p>-0.242751682272531</text:p>
          </table:table-cell>
          <table:table-cell office:value-type="float" office:value="-0.240608546874527" calcext:value-type="float">
            <text:p>-0.240608546874527</text:p>
          </table:table-cell>
          <table:table-cell office:value-type="float" office:value="-0.241797422966985" calcext:value-type="float">
            <text:p>-0.241797422966985</text:p>
          </table:table-cell>
          <table:table-cell office:value-type="float" office:value="-0.242518325338592" calcext:value-type="float">
            <text:p>-0.242518325338592</text:p>
          </table:table-cell>
          <table:table-cell office:value-type="float" office:value="-0.243683434086838" calcext:value-type="float">
            <text:p>-0.243683434086838</text:p>
          </table:table-cell>
          <table:table-cell office:value-type="float" office:value="-0.246791180077234" calcext:value-type="float">
            <text:p>-0.246791180077234</text:p>
          </table:table-cell>
          <table:table-cell office:value-type="float" office:value="-0.246665909856993" calcext:value-type="float">
            <text:p>-0.246665909856993</text:p>
          </table:table-cell>
          <table:table-cell office:value-type="float" office:value="-0.247358865743418" calcext:value-type="float">
            <text:p>-0.247358865743418</text:p>
          </table:table-cell>
          <table:table-cell office:value-type="float" office:value="-0.247920522010091" calcext:value-type="float">
            <text:p>-0.247920522010091</text:p>
          </table:table-cell>
          <table:table-cell office:value-type="float" office:value="-0.247982372496495" calcext:value-type="float">
            <text:p>-0.247982372496495</text:p>
          </table:table-cell>
          <table:table-cell office:value-type="float" office:value="-0.247588683967672" calcext:value-type="float">
            <text:p>-0.247588683967672</text:p>
          </table:table-cell>
          <table:table-cell office:value-type="float" office:value="-0.246486955576208" calcext:value-type="float">
            <text:p>-0.246486955576208</text:p>
          </table:table-cell>
          <table:table-cell office:value-type="float" office:value="-0.246425284513131" calcext:value-type="float">
            <text:p>-0.246425284513131</text:p>
          </table:table-cell>
          <table:table-cell office:value-type="float" office:value="-0.24590741344525" calcext:value-type="float">
            <text:p>-0.24590741344525</text:p>
          </table:table-cell>
          <table:table-cell office:value-type="float" office:value="-0.243304498407654" calcext:value-type="float">
            <text:p>-0.243304498407654</text:p>
          </table:table-cell>
          <table:table-cell office:value-type="float" office:value="-0.242613796157343" calcext:value-type="float">
            <text:p>-0.242613796157343</text:p>
          </table:table-cell>
          <table:table-cell office:value-type="float" office:value="-0.242687550484698" calcext:value-type="float">
            <text:p>-0.242687550484698</text:p>
          </table:table-cell>
          <table:table-cell office:value-type="float" office:value="-0.24323912727944" calcext:value-type="float">
            <text:p>-0.24323912727944</text:p>
          </table:table-cell>
          <table:table-cell office:value-type="float" office:value="-0.244030413700416" calcext:value-type="float">
            <text:p>-0.244030413700416</text:p>
          </table:table-cell>
          <table:table-cell office:value-type="float" office:value="-0.244955322175747" calcext:value-type="float">
            <text:p>-0.244955322175747</text:p>
          </table:table-cell>
          <table:table-cell office:value-type="float" office:value="-0.24527798047742" calcext:value-type="float">
            <text:p>-0.24527798047742</text:p>
          </table:table-cell>
          <table:table-cell office:value-type="float" office:value="-0.245946224951298" calcext:value-type="float">
            <text:p>-0.245946224951298</text:p>
          </table:table-cell>
          <table:table-cell office:value-type="float" office:value="-0.245971164920738" calcext:value-type="float">
            <text:p>-0.245971164920738</text:p>
          </table:table-cell>
          <table:table-cell office:value-type="float" office:value="-0.245820332327461" calcext:value-type="float">
            <text:p>-0.245820332327461</text:p>
          </table:table-cell>
          <table:table-cell office:value-type="float" office:value="-0.24556330525933" calcext:value-type="float">
            <text:p>-0.24556330525933</text:p>
          </table:table-cell>
          <table:table-cell office:value-type="float" office:value="-0.244334925465156" calcext:value-type="float">
            <text:p>-0.244334925465156</text:p>
          </table:table-cell>
          <table:table-cell office:value-type="float" office:value="-0.243458434040301" calcext:value-type="float">
            <text:p>-0.243458434040301</text:p>
          </table:table-cell>
          <table:table-cell office:value-type="float" office:value="-0.243948593572086" calcext:value-type="float">
            <text:p>-0.243948593572086</text:p>
          </table:table-cell>
          <table:table-cell office:value-type="float" office:value="-0.243986502386146" calcext:value-type="float">
            <text:p>-0.243986502386146</text:p>
          </table:table-cell>
          <table:table-cell office:value-type="float" office:value="-0.244913342018271" calcext:value-type="float">
            <text:p>-0.244913342018271</text:p>
          </table:table-cell>
          <table:table-cell office:value-type="float" office:value="-0.245347448772676" calcext:value-type="float">
            <text:p>-0.245347448772676</text:p>
          </table:table-cell>
          <table:table-cell office:value-type="float" office:value="-0.245788859654113" calcext:value-type="float">
            <text:p>-0.245788859654113</text:p>
          </table:table-cell>
          <table:table-cell office:value-type="float" office:value="-0.245518647559732" calcext:value-type="float">
            <text:p>-0.245518647559732</text:p>
          </table:table-cell>
          <table:table-cell office:value-type="float" office:value="-0.245488324451262" calcext:value-type="float">
            <text:p>-0.245488324451262</text:p>
          </table:table-cell>
          <table:table-cell office:value-type="float" office:value="-0.244357242213645" calcext:value-type="float">
            <text:p>-0.244357242213645</text:p>
          </table:table-cell>
          <table:table-cell office:value-type="float" office:value="-0.244187751670691" calcext:value-type="float">
            <text:p>-0.244187751670691</text:p>
          </table:table-cell>
          <table:table-cell office:value-type="float" office:value="-0.244068400881687" calcext:value-type="float">
            <text:p>-0.244068400881687</text:p>
          </table:table-cell>
          <table:table-cell office:value-type="float" office:value="-0.244212253406186" calcext:value-type="float">
            <text:p>-0.244212253406186</text:p>
          </table:table-cell>
          <table:table-cell office:value-type="float" office:value="-0.244248745229186" calcext:value-type="float">
            <text:p>-0.244248745229186</text:p>
          </table:table-cell>
          <table:table-cell office:value-type="float" office:value="-0.244272701719678" calcext:value-type="float">
            <text:p>-0.244272701719678</text:p>
          </table:table-cell>
          <table:table-cell office:value-type="float" office:value="-0.244840821982567" calcext:value-type="float">
            <text:p>-0.244840821982567</text:p>
          </table:table-cell>
          <table:table-cell office:value-type="float" office:value="-0.245001729609611" calcext:value-type="float">
            <text:p>-0.245001729609611</text:p>
          </table:table-cell>
          <table:table-cell office:value-type="float" office:value="-0.245022944450163" calcext:value-type="float">
            <text:p>-0.245022944450163</text:p>
          </table:table-cell>
          <table:table-cell office:value-type="float" office:value="-0.244732119924643" calcext:value-type="float">
            <text:p>-0.244732119924643</text:p>
          </table:table-cell>
          <table:table-cell office:value-type="float" office:value="-0.243887646835614" calcext:value-type="float">
            <text:p>-0.243887646835614</text:p>
          </table:table-cell>
          <table:table-cell office:value-type="float" office:value="-0.243985343564372" calcext:value-type="float">
            <text:p>-0.243985343564372</text:p>
          </table:table-cell>
          <table:table-cell office:value-type="float" office:value="-0.244383937276848" calcext:value-type="float">
            <text:p>-0.244383937276848</text:p>
          </table:table-cell>
          <table:table-cell office:value-type="float" office:value="-0.243927970167146" calcext:value-type="float">
            <text:p>-0.243927970167146</text:p>
          </table:table-cell>
          <table:table-cell office:value-type="float" office:value="-0.244609601270233" calcext:value-type="float">
            <text:p>-0.244609601270233</text:p>
          </table:table-cell>
          <table:table-cell office:value-type="float" office:value="-0.24477408597706" calcext:value-type="float">
            <text:p>-0.24477408597706</text:p>
          </table:table-cell>
          <table:table-cell office:value-type="float" office:value="-0.245168184625411" calcext:value-type="float">
            <text:p>-0.245168184625411</text:p>
          </table:table-cell>
          <table:table-cell office:value-type="float" office:value="-0.244765450208303" calcext:value-type="float">
            <text:p>-0.244765450208303</text:p>
          </table:table-cell>
          <table:table-cell office:value-type="float" office:value="-0.244254433144838" calcext:value-type="float">
            <text:p>-0.244254433144838</text:p>
          </table:table-cell>
          <table:table-cell office:value-type="float" office:value="-0.2440519217445" calcext:value-type="float">
            <text:p>-0.2440519217445</text:p>
          </table:table-cell>
          <table:table-cell office:value-type="float" office:value="-0.243906658928736" calcext:value-type="float">
            <text:p>-0.243906658928736</text:p>
          </table:table-cell>
          <table:table-cell office:value-type="float" office:value="-0.2437495116295" calcext:value-type="float">
            <text:p>-0.2437495116295</text:p>
          </table:table-cell>
          <table:table-cell office:value-type="float" office:value="-0.244220919380552" calcext:value-type="float">
            <text:p>-0.244220919380552</text:p>
          </table:table-cell>
          <table:table-cell office:value-type="float" office:value="-0.244559389884924" calcext:value-type="float">
            <text:p>-0.244559389884924</text:p>
          </table:table-cell>
          <table:table-cell office:value-type="float" office:value="-0.244600886786285" calcext:value-type="float">
            <text:p>-0.244600886786285</text:p>
          </table:table-cell>
          <table:table-cell office:value-type="float" office:value="-0.244482513450433" calcext:value-type="float">
            <text:p>-0.244482513450433</text:p>
          </table:table-cell>
          <table:table-cell office:value-type="float" office:value="-0.243862452249291" calcext:value-type="float">
            <text:p>-0.243862452249291</text:p>
          </table:table-cell>
          <table:table-cell office:value-type="float" office:value="-0.243848993628964" calcext:value-type="float">
            <text:p>-0.243848993628964</text:p>
          </table:table-cell>
          <table:table-cell office:value-type="float" office:value="-0.243806200386338" calcext:value-type="float">
            <text:p>-0.243806200386338</text:p>
          </table:table-cell>
          <table:table-cell office:value-type="float" office:value="-0.244223434168236" calcext:value-type="float">
            <text:p>-0.244223434168236</text:p>
          </table:table-cell>
          <table:table-cell office:value-type="float" office:value="-0.244167478112988" calcext:value-type="float">
            <text:p>-0.244167478112988</text:p>
          </table:table-cell>
          <table:table-cell office:value-type="float" office:value="-0.244412316520296" calcext:value-type="float">
            <text:p>-0.244412316520296</text:p>
          </table:table-cell>
          <table:table-cell office:value-type="float" office:value="-0.244410912262147" calcext:value-type="float">
            <text:p>-0.244410912262147</text:p>
          </table:table-cell>
          <table:table-cell office:value-type="float" office:value="-0.24425208548792" calcext:value-type="float">
            <text:p>-0.24425208548792</text:p>
          </table:table-cell>
          <table:table-cell office:value-type="float" office:value="-0.24368141433409" calcext:value-type="float">
            <text:p>-0.24368141433409</text:p>
          </table:table-cell>
          <table:table-cell office:value-type="float" office:value="-0.243987078713443" calcext:value-type="float">
            <text:p>-0.243987078713443</text:p>
          </table:table-cell>
          <table:table-cell office:value-type="float" office:value="-0.243917692274561" calcext:value-type="float">
            <text:p>-0.243917692274561</text:p>
          </table:table-cell>
          <table:table-cell office:value-type="float" office:value="-0.243937682544226" calcext:value-type="float">
            <text:p>-0.243937682544226</text:p>
          </table:table-cell>
          <table:table-cell office:value-type="float" office:value="-0.244091640184525" calcext:value-type="float">
            <text:p>-0.244091640184525</text:p>
          </table:table-cell>
          <table:table-cell table:number-columns-repeated="523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1116536200212" calcext:value-type="float">
            <text:p>0.301116536200212</text:p>
          </table:table-cell>
          <table:table-cell office:value-type="float" office:value="0.301117856155792" calcext:value-type="float">
            <text:p>0.301117856155792</text:p>
          </table:table-cell>
          <table:table-cell office:value-type="float" office:value="0.301117266325874" calcext:value-type="float">
            <text:p>0.301117266325874</text:p>
          </table:table-cell>
          <table:table-cell office:value-type="float" office:value="0.301124001763727" calcext:value-type="float">
            <text:p>0.301124001763727</text:p>
          </table:table-cell>
          <table:table-cell office:value-type="float" office:value="0.301123819533722" calcext:value-type="float">
            <text:p>0.301123819533722</text:p>
          </table:table-cell>
          <table:table-cell office:value-type="float" office:value="0.301113192351943" calcext:value-type="float">
            <text:p>0.301113192351943</text:p>
          </table:table-cell>
          <table:table-cell office:value-type="float" office:value="0.301115598900041" calcext:value-type="float">
            <text:p>0.301115598900041</text:p>
          </table:table-cell>
          <table:table-cell office:value-type="float" office:value="0.301164044217083" calcext:value-type="float">
            <text:p>0.301164044217083</text:p>
          </table:table-cell>
          <table:table-cell office:value-type="float" office:value="0.301164638740452" calcext:value-type="float">
            <text:p>0.301164638740452</text:p>
          </table:table-cell>
          <table:table-cell office:value-type="float" office:value="0.30112554749514" calcext:value-type="float">
            <text:p>0.30112554749514</text:p>
          </table:table-cell>
          <table:table-cell office:value-type="float" office:value="0.30114631280528" calcext:value-type="float">
            <text:p>0.30114631280528</text:p>
          </table:table-cell>
          <table:table-cell office:value-type="float" office:value="0.301118856462059" calcext:value-type="float">
            <text:p>0.301118856462059</text:p>
          </table:table-cell>
          <table:table-cell office:value-type="float" office:value="0.301121499871192" calcext:value-type="float">
            <text:p>0.301121499871192</text:p>
          </table:table-cell>
          <table:table-cell office:value-type="float" office:value="0.30110875326674" calcext:value-type="float">
            <text:p>0.30110875326674</text:p>
          </table:table-cell>
          <table:table-cell office:value-type="float" office:value="0.3011178503918" calcext:value-type="float">
            <text:p>0.3011178503918</text:p>
          </table:table-cell>
          <table:table-cell office:value-type="float" office:value="0.301124796573273" calcext:value-type="float">
            <text:p>0.301124796573273</text:p>
          </table:table-cell>
          <table:table-cell office:value-type="float" office:value="0.301115638196553" calcext:value-type="float">
            <text:p>0.301115638196553</text:p>
          </table:table-cell>
          <table:table-cell office:value-type="float" office:value="0.301116714666669" calcext:value-type="float">
            <text:p>0.301116714666669</text:p>
          </table:table-cell>
          <table:table-cell office:value-type="float" office:value="0.301117208362366" calcext:value-type="float">
            <text:p>0.301117208362366</text:p>
          </table:table-cell>
          <table:table-cell office:value-type="float" office:value="0.301122475844144" calcext:value-type="float">
            <text:p>0.301122475844144</text:p>
          </table:table-cell>
          <table:table-cell office:value-type="float" office:value="0.301097446927164" calcext:value-type="float">
            <text:p>0.301097446927164</text:p>
          </table:table-cell>
          <table:table-cell office:value-type="float" office:value="0.301117089240179" calcext:value-type="float">
            <text:p>0.301117089240179</text:p>
          </table:table-cell>
          <table:table-cell office:value-type="float" office:value="0.301113340537624" calcext:value-type="float">
            <text:p>0.301113340537624</text:p>
          </table:table-cell>
          <table:table-cell office:value-type="float" office:value="0.30111131428792" calcext:value-type="float">
            <text:p>0.30111131428792</text:p>
          </table:table-cell>
          <table:table-cell office:value-type="float" office:value="0.301114601945848" calcext:value-type="float">
            <text:p>0.301114601945848</text:p>
          </table:table-cell>
          <table:table-cell office:value-type="float" office:value="0.301133339175847" calcext:value-type="float">
            <text:p>0.301133339175847</text:p>
          </table:table-cell>
          <table:table-cell office:value-type="float" office:value="0.301123980846303" calcext:value-type="float">
            <text:p>0.301123980846303</text:p>
          </table:table-cell>
          <table:table-cell office:value-type="float" office:value="0.301122711212625" calcext:value-type="float">
            <text:p>0.301122711212625</text:p>
          </table:table-cell>
          <table:table-cell office:value-type="float" office:value="0.301161499121994" calcext:value-type="float">
            <text:p>0.301161499121994</text:p>
          </table:table-cell>
          <table:table-cell office:value-type="float" office:value="0.301123921262364" calcext:value-type="float">
            <text:p>0.301123921262364</text:p>
          </table:table-cell>
          <table:table-cell office:value-type="float" office:value="0.301121543397067" calcext:value-type="float">
            <text:p>0.301121543397067</text:p>
          </table:table-cell>
          <table:table-cell office:value-type="float" office:value="0.301115558470862" calcext:value-type="float">
            <text:p>0.301115558470862</text:p>
          </table:table-cell>
          <table:table-cell office:value-type="float" office:value="0.301123614301295" calcext:value-type="float">
            <text:p>0.301123614301295</text:p>
          </table:table-cell>
          <table:table-cell office:value-type="float" office:value="0.301116711733738" calcext:value-type="float">
            <text:p>0.301116711733738</text:p>
          </table:table-cell>
          <table:table-cell office:value-type="float" office:value="0.301130331632188" calcext:value-type="float">
            <text:p>0.301130331632188</text:p>
          </table:table-cell>
          <table:table-cell office:value-type="float" office:value="0.30111189723266" calcext:value-type="float">
            <text:p>0.30111189723266</text:p>
          </table:table-cell>
          <table:table-cell office:value-type="float" office:value="0.301107089976777" calcext:value-type="float">
            <text:p>0.301107089976777</text:p>
          </table:table-cell>
          <table:table-cell office:value-type="float" office:value="0.301108526260644" calcext:value-type="float">
            <text:p>0.301108526260644</text:p>
          </table:table-cell>
          <table:table-cell office:value-type="float" office:value="0.301130169368968" calcext:value-type="float">
            <text:p>0.301130169368968</text:p>
          </table:table-cell>
          <table:table-cell office:value-type="float" office:value="0.301166147934716" calcext:value-type="float">
            <text:p>0.301166147934716</text:p>
          </table:table-cell>
          <table:table-cell office:value-type="float" office:value="0.301099817566921" calcext:value-type="float">
            <text:p>0.301099817566921</text:p>
          </table:table-cell>
          <table:table-cell office:value-type="float" office:value="0.301115381247791" calcext:value-type="float">
            <text:p>0.301115381247791</text:p>
          </table:table-cell>
          <table:table-cell office:value-type="float" office:value="0.30112244164006" calcext:value-type="float">
            <text:p>0.30112244164006</text:p>
          </table:table-cell>
          <table:table-cell office:value-type="float" office:value="0.301119711924518" calcext:value-type="float">
            <text:p>0.301119711924518</text:p>
          </table:table-cell>
          <table:table-cell office:value-type="float" office:value="0.301152523119242" calcext:value-type="float">
            <text:p>0.301152523119242</text:p>
          </table:table-cell>
          <table:table-cell office:value-type="float" office:value="0.301108870141114" calcext:value-type="float">
            <text:p>0.301108870141114</text:p>
          </table:table-cell>
          <table:table-cell office:value-type="float" office:value="0.30111964087467" calcext:value-type="float">
            <text:p>0.30111964087467</text:p>
          </table:table-cell>
          <table:table-cell office:value-type="float" office:value="0.301122582839894" calcext:value-type="float">
            <text:p>0.301122582839894</text:p>
          </table:table-cell>
          <table:table-cell office:value-type="float" office:value="0.301069512769141" calcext:value-type="float">
            <text:p>0.301069512769141</text:p>
          </table:table-cell>
          <table:table-cell office:value-type="float" office:value="0.299536648991451" calcext:value-type="float">
            <text:p>0.299536648991451</text:p>
          </table:table-cell>
          <table:table-cell office:value-type="float" office:value="0.299590404236949" calcext:value-type="float">
            <text:p>0.299590404236949</text:p>
          </table:table-cell>
          <table:table-cell office:value-type="float" office:value="0.299484192529297" calcext:value-type="float">
            <text:p>0.299484192529297</text:p>
          </table:table-cell>
          <table:table-cell office:value-type="float" office:value="0.299027796887784" calcext:value-type="float">
            <text:p>0.299027796887784</text:p>
          </table:table-cell>
          <table:table-cell office:value-type="float" office:value="0.298924999970154" calcext:value-type="float">
            <text:p>0.298924999970154</text:p>
          </table:table-cell>
          <table:table-cell office:value-type="float" office:value="0.298599446816138" calcext:value-type="float">
            <text:p>0.298599446816138</text:p>
          </table:table-cell>
          <table:table-cell office:value-type="float" office:value="0.298423082570983" calcext:value-type="float">
            <text:p>0.298423082570983</text:p>
          </table:table-cell>
          <table:table-cell office:value-type="float" office:value="0.298392475376732" calcext:value-type="float">
            <text:p>0.298392475376732</text:p>
          </table:table-cell>
          <table:table-cell office:value-type="float" office:value="0.300642215548323" calcext:value-type="float">
            <text:p>0.300642215548323</text:p>
          </table:table-cell>
          <table:table-cell office:value-type="float" office:value="0.303704558070313" calcext:value-type="float">
            <text:p>0.303704558070313</text:p>
          </table:table-cell>
          <table:table-cell office:value-type="float" office:value="0.307843205861202" calcext:value-type="float">
            <text:p>0.307843205861202</text:p>
          </table:table-cell>
          <table:table-cell office:value-type="float" office:value="0.322982948971352" calcext:value-type="float">
            <text:p>0.322982948971352</text:p>
          </table:table-cell>
          <table:table-cell office:value-type="float" office:value="0.324887998094208" calcext:value-type="float">
            <text:p>0.324887998094208</text:p>
          </table:table-cell>
          <table:table-cell office:value-type="float" office:value="0.323508678533908" calcext:value-type="float">
            <text:p>0.323508678533908</text:p>
          </table:table-cell>
          <table:table-cell office:value-type="float" office:value="0.321018134588166" calcext:value-type="float">
            <text:p>0.321018134588166</text:p>
          </table:table-cell>
          <table:table-cell office:value-type="float" office:value="0.326560084223605" calcext:value-type="float">
            <text:p>0.326560084223605</text:p>
          </table:table-cell>
          <table:table-cell office:value-type="float" office:value="0.323715265036386" calcext:value-type="float">
            <text:p>0.323715265036386</text:p>
          </table:table-cell>
          <table:table-cell office:value-type="float" office:value="0.322720611379045" calcext:value-type="float">
            <text:p>0.322720611379045</text:p>
          </table:table-cell>
          <table:table-cell office:value-type="float" office:value="0.301795967181042" calcext:value-type="float">
            <text:p>0.301795967181042</text:p>
          </table:table-cell>
          <table:table-cell office:value-type="float" office:value="0.302424793250437" calcext:value-type="float">
            <text:p>0.302424793250437</text:p>
          </table:table-cell>
          <table:table-cell office:value-type="float" office:value="0.289674140998465" calcext:value-type="float">
            <text:p>0.289674140998465</text:p>
          </table:table-cell>
          <table:table-cell office:value-type="float" office:value="0.318650476377964" calcext:value-type="float">
            <text:p>0.318650476377964</text:p>
          </table:table-cell>
          <table:table-cell office:value-type="float" office:value="0.316500848837124" calcext:value-type="float">
            <text:p>0.316500848837124</text:p>
          </table:table-cell>
          <table:table-cell office:value-type="float" office:value="0.313209051235753" calcext:value-type="float">
            <text:p>0.313209051235753</text:p>
          </table:table-cell>
          <table:table-cell office:value-type="float" office:value="0.292392045212289" calcext:value-type="float">
            <text:p>0.292392045212289</text:p>
          </table:table-cell>
          <table:table-cell office:value-type="float" office:value="0.29057789700725" calcext:value-type="float">
            <text:p>0.29057789700725</text:p>
          </table:table-cell>
          <table:table-cell office:value-type="float" office:value="0.28936758538197" calcext:value-type="float">
            <text:p>0.28936758538197</text:p>
          </table:table-cell>
          <table:table-cell office:value-type="float" office:value="0.287114035366556" calcext:value-type="float">
            <text:p>0.287114035366556</text:p>
          </table:table-cell>
          <table:table-cell office:value-type="float" office:value="0.289752252806832" calcext:value-type="float">
            <text:p>0.289752252806832</text:p>
          </table:table-cell>
          <table:table-cell office:value-type="float" office:value="0.293703099117605" calcext:value-type="float">
            <text:p>0.293703099117605</text:p>
          </table:table-cell>
          <table:table-cell office:value-type="float" office:value="0.297012498213717" calcext:value-type="float">
            <text:p>0.297012498213717</text:p>
          </table:table-cell>
          <table:table-cell office:value-type="float" office:value="0.296341238654411" calcext:value-type="float">
            <text:p>0.296341238654411</text:p>
          </table:table-cell>
          <table:table-cell office:value-type="float" office:value="0.295408416200233" calcext:value-type="float">
            <text:p>0.295408416200233</text:p>
          </table:table-cell>
          <table:table-cell office:value-type="float" office:value="0.294516830059847" calcext:value-type="float">
            <text:p>0.294516830059847</text:p>
          </table:table-cell>
          <table:table-cell office:value-type="float" office:value="0.294880458577658" calcext:value-type="float">
            <text:p>0.294880458577658</text:p>
          </table:table-cell>
          <table:table-cell office:value-type="float" office:value="0.297641047653932" calcext:value-type="float">
            <text:p>0.297641047653932</text:p>
          </table:table-cell>
          <table:table-cell office:value-type="float" office:value="0.301846575416942" calcext:value-type="float">
            <text:p>0.301846575416942</text:p>
          </table:table-cell>
          <table:table-cell office:value-type="float" office:value="0.313737417337323" calcext:value-type="float">
            <text:p>0.313737417337323</text:p>
          </table:table-cell>
          <table:table-cell office:value-type="float" office:value="0.327269259362099" calcext:value-type="float">
            <text:p>0.327269259362099</text:p>
          </table:table-cell>
          <table:table-cell office:value-type="float" office:value="0.326139488738761" calcext:value-type="float">
            <text:p>0.326139488738761</text:p>
          </table:table-cell>
          <table:table-cell office:value-type="float" office:value="0.325893453122055" calcext:value-type="float">
            <text:p>0.325893453122055</text:p>
          </table:table-cell>
          <table:table-cell office:value-type="float" office:value="0.324032702300877" calcext:value-type="float">
            <text:p>0.324032702300877</text:p>
          </table:table-cell>
          <table:table-cell office:value-type="float" office:value="0.327614428494514" calcext:value-type="float">
            <text:p>0.327614428494514</text:p>
          </table:table-cell>
          <table:table-cell office:value-type="float" office:value="0.325685465768425" calcext:value-type="float">
            <text:p>0.325685465768425</text:p>
          </table:table-cell>
          <table:table-cell office:value-type="float" office:value="0.30987568421633" calcext:value-type="float">
            <text:p>0.30987568421633</text:p>
          </table:table-cell>
          <table:table-cell office:value-type="float" office:value="0.302775737597468" calcext:value-type="float">
            <text:p>0.302775737597468</text:p>
          </table:table-cell>
          <table:table-cell office:value-type="float" office:value="0.300061250290731" calcext:value-type="float">
            <text:p>0.300061250290731</text:p>
          </table:table-cell>
          <table:table-cell office:value-type="float" office:value="0.298690106248411" calcext:value-type="float">
            <text:p>0.298690106248411</text:p>
          </table:table-cell>
          <table:table-cell office:value-type="float" office:value="0.298236480099554" calcext:value-type="float">
            <text:p>0.298236480099554</text:p>
          </table:table-cell>
          <table:table-cell office:value-type="float" office:value="0.297982401156244" calcext:value-type="float">
            <text:p>0.297982401156244</text:p>
          </table:table-cell>
          <table:table-cell office:value-type="float" office:value="0.297492661270406" calcext:value-type="float">
            <text:p>0.297492661270406</text:p>
          </table:table-cell>
          <table:table-cell office:value-type="float" office:value="0.2934806774996" calcext:value-type="float">
            <text:p>0.2934806774996</text:p>
          </table:table-cell>
          <table:table-cell office:value-type="float" office:value="0.29126963199743" calcext:value-type="float">
            <text:p>0.29126963199743</text:p>
          </table:table-cell>
          <table:table-cell office:value-type="float" office:value="0.289162240206921" calcext:value-type="float">
            <text:p>0.289162240206921</text:p>
          </table:table-cell>
          <table:table-cell office:value-type="float" office:value="0.28732986833267" calcext:value-type="float">
            <text:p>0.28732986833267</text:p>
          </table:table-cell>
          <table:table-cell office:value-type="float" office:value="0.285133327699354" calcext:value-type="float">
            <text:p>0.285133327699354</text:p>
          </table:table-cell>
          <table:table-cell office:value-type="float" office:value="0.287543566320282" calcext:value-type="float">
            <text:p>0.287543566320282</text:p>
          </table:table-cell>
          <table:table-cell office:value-type="float" office:value="0.295486746276058" calcext:value-type="float">
            <text:p>0.295486746276058</text:p>
          </table:table-cell>
          <table:table-cell office:value-type="float" office:value="0.298321785235904" calcext:value-type="float">
            <text:p>0.298321785235904</text:p>
          </table:table-cell>
          <table:table-cell office:value-type="float" office:value="0.299269529882764" calcext:value-type="float">
            <text:p>0.299269529882764</text:p>
          </table:table-cell>
          <table:table-cell office:value-type="float" office:value="0.298072579268787" calcext:value-type="float">
            <text:p>0.298072579268787</text:p>
          </table:table-cell>
          <table:table-cell office:value-type="float" office:value="0.296915251147471" calcext:value-type="float">
            <text:p>0.296915251147471</text:p>
          </table:table-cell>
          <table:table-cell office:value-type="float" office:value="0.296829511218178" calcext:value-type="float">
            <text:p>0.296829511218178</text:p>
          </table:table-cell>
          <table:table-cell office:value-type="float" office:value="0.299176878468197" calcext:value-type="float">
            <text:p>0.299176878468197</text:p>
          </table:table-cell>
          <table:table-cell office:value-type="float" office:value="0.301718515588328" calcext:value-type="float">
            <text:p>0.301718515588328</text:p>
          </table:table-cell>
          <table:table-cell office:value-type="float" office:value="0.303552623100129" calcext:value-type="float">
            <text:p>0.303552623100129</text:p>
          </table:table-cell>
          <table:table-cell office:value-type="float" office:value="0.306649681610337" calcext:value-type="float">
            <text:p>0.306649681610337</text:p>
          </table:table-cell>
          <table:table-cell office:value-type="float" office:value="0.314721343023274" calcext:value-type="float">
            <text:p>0.314721343023274</text:p>
          </table:table-cell>
          <table:table-cell office:value-type="float" office:value="0.313595789344122" calcext:value-type="float">
            <text:p>0.313595789344122</text:p>
          </table:table-cell>
          <table:table-cell office:value-type="float" office:value="0.323801486564941" calcext:value-type="float">
            <text:p>0.323801486564941</text:p>
          </table:table-cell>
          <table:table-cell office:value-type="float" office:value="0.328606806118125" calcext:value-type="float">
            <text:p>0.328606806118125</text:p>
          </table:table-cell>
          <table:table-cell office:value-type="float" office:value="0.32832234197227" calcext:value-type="float">
            <text:p>0.32832234197227</text:p>
          </table:table-cell>
          <table:table-cell office:value-type="float" office:value="0.326584598266396" calcext:value-type="float">
            <text:p>0.326584598266396</text:p>
          </table:table-cell>
          <table:table-cell office:value-type="float" office:value="0.325601995860433" calcext:value-type="float">
            <text:p>0.325601995860433</text:p>
          </table:table-cell>
          <table:table-cell office:value-type="float" office:value="0.329256189107943" calcext:value-type="float">
            <text:p>0.329256189107943</text:p>
          </table:table-cell>
          <table:table-cell office:value-type="float" office:value="0.327787572420725" calcext:value-type="float">
            <text:p>0.327787572420725</text:p>
          </table:table-cell>
          <table:table-cell office:value-type="float" office:value="0.294579339376047" calcext:value-type="float">
            <text:p>0.294579339376047</text:p>
          </table:table-cell>
          <table:table-cell office:value-type="float" office:value="0.286966302477122" calcext:value-type="float">
            <text:p>0.286966302477122</text:p>
          </table:table-cell>
          <table:table-cell office:value-type="float" office:value="0.286122835259386" calcext:value-type="float">
            <text:p>0.286122835259386</text:p>
          </table:table-cell>
          <table:table-cell office:value-type="float" office:value="0.284597949786459" calcext:value-type="float">
            <text:p>0.284597949786459</text:p>
          </table:table-cell>
          <table:table-cell office:value-type="float" office:value="0.320278624794488" calcext:value-type="float">
            <text:p>0.320278624794488</text:p>
          </table:table-cell>
          <table:table-cell office:value-type="float" office:value="0.295576845639939" calcext:value-type="float">
            <text:p>0.295576845639939</text:p>
          </table:table-cell>
          <table:table-cell office:value-type="float" office:value="0.28913469624857" calcext:value-type="float">
            <text:p>0.28913469624857</text:p>
          </table:table-cell>
          <table:table-cell office:value-type="float" office:value="0.294052092129871" calcext:value-type="float">
            <text:p>0.294052092129871</text:p>
          </table:table-cell>
          <table:table-cell office:value-type="float" office:value="0.298658584312948" calcext:value-type="float">
            <text:p>0.298658584312948</text:p>
          </table:table-cell>
          <table:table-cell office:value-type="float" office:value="0.299275865426163" calcext:value-type="float">
            <text:p>0.299275865426163</text:p>
          </table:table-cell>
          <table:table-cell office:value-type="float" office:value="0.299063907981971" calcext:value-type="float">
            <text:p>0.299063907981971</text:p>
          </table:table-cell>
          <table:table-cell office:value-type="float" office:value="0.298439748960825" calcext:value-type="float">
            <text:p>0.298439748960825</text:p>
          </table:table-cell>
          <table:table-cell office:value-type="float" office:value="0.29808730865289" calcext:value-type="float">
            <text:p>0.29808730865289</text:p>
          </table:table-cell>
          <table:table-cell office:value-type="float" office:value="0.296770505638825" calcext:value-type="float">
            <text:p>0.296770505638825</text:p>
          </table:table-cell>
          <table:table-cell office:value-type="float" office:value="0.296717049741409" calcext:value-type="float">
            <text:p>0.296717049741409</text:p>
          </table:table-cell>
          <table:table-cell office:value-type="float" office:value="0.297843965392211" calcext:value-type="float">
            <text:p>0.297843965392211</text:p>
          </table:table-cell>
          <table:table-cell office:value-type="float" office:value="0.301385601426671" calcext:value-type="float">
            <text:p>0.301385601426671</text:p>
          </table:table-cell>
          <table:table-cell office:value-type="float" office:value="0.304182213208688" calcext:value-type="float">
            <text:p>0.304182213208688</text:p>
          </table:table-cell>
          <table:table-cell office:value-type="float" office:value="0.322089665853634" calcext:value-type="float">
            <text:p>0.322089665853634</text:p>
          </table:table-cell>
          <table:table-cell office:value-type="float" office:value="0.321142000497121" calcext:value-type="float">
            <text:p>0.321142000497121</text:p>
          </table:table-cell>
          <table:table-cell office:value-type="float" office:value="0.334708798136876" calcext:value-type="float">
            <text:p>0.334708798136876</text:p>
          </table:table-cell>
          <table:table-cell office:value-type="float" office:value="0.333639780020656" calcext:value-type="float">
            <text:p>0.333639780020656</text:p>
          </table:table-cell>
          <table:table-cell office:value-type="float" office:value="0.302554469705579" calcext:value-type="float">
            <text:p>0.302554469705579</text:p>
          </table:table-cell>
          <table:table-cell office:value-type="float" office:value="0.300069199870592" calcext:value-type="float">
            <text:p>0.300069199870592</text:p>
          </table:table-cell>
          <table:table-cell office:value-type="float" office:value="0.301257483045723" calcext:value-type="float">
            <text:p>0.301257483045723</text:p>
          </table:table-cell>
          <table:table-cell office:value-type="float" office:value="0.304192777608488" calcext:value-type="float">
            <text:p>0.304192777608488</text:p>
          </table:table-cell>
          <table:table-cell office:value-type="float" office:value="0.305990332144643" calcext:value-type="float">
            <text:p>0.305990332144643</text:p>
          </table:table-cell>
          <table:table-cell office:value-type="float" office:value="0.307550154925347" calcext:value-type="float">
            <text:p>0.307550154925347</text:p>
          </table:table-cell>
          <table:table-cell office:value-type="float" office:value="0.303563526752453" calcext:value-type="float">
            <text:p>0.303563526752453</text:p>
          </table:table-cell>
          <table:table-cell office:value-type="float" office:value="0.315128987364403" calcext:value-type="float">
            <text:p>0.315128987364403</text:p>
          </table:table-cell>
          <table:table-cell office:value-type="float" office:value="0.305005595769624" calcext:value-type="float">
            <text:p>0.305005595769624</text:p>
          </table:table-cell>
          <table:table-cell office:value-type="float" office:value="0.303697832245154" calcext:value-type="float">
            <text:p>0.303697832245154</text:p>
          </table:table-cell>
          <table:table-cell office:value-type="float" office:value="0.300297852280917" calcext:value-type="float">
            <text:p>0.300297852280917</text:p>
          </table:table-cell>
          <table:table-cell office:value-type="float" office:value="0.297581022753754" calcext:value-type="float">
            <text:p>0.297581022753754</text:p>
          </table:table-cell>
          <table:table-cell office:value-type="float" office:value="0.296573180360604" calcext:value-type="float">
            <text:p>0.296573180360604</text:p>
          </table:table-cell>
          <table:table-cell office:value-type="float" office:value="0.299783167072047" calcext:value-type="float">
            <text:p>0.299783167072047</text:p>
          </table:table-cell>
          <table:table-cell office:value-type="float" office:value="0.299478202694123" calcext:value-type="float">
            <text:p>0.299478202694123</text:p>
          </table:table-cell>
          <table:table-cell office:value-type="float" office:value="0.298302129691111" calcext:value-type="float">
            <text:p>0.298302129691111</text:p>
          </table:table-cell>
          <table:table-cell office:value-type="float" office:value="0.297569801969469" calcext:value-type="float">
            <text:p>0.297569801969469</text:p>
          </table:table-cell>
          <table:table-cell office:value-type="float" office:value="0.297613765186818" calcext:value-type="float">
            <text:p>0.297613765186818</text:p>
          </table:table-cell>
          <table:table-cell office:value-type="float" office:value="0.298352189739706" calcext:value-type="float">
            <text:p>0.298352189739706</text:p>
          </table:table-cell>
          <table:table-cell office:value-type="float" office:value="0.303285658659905" calcext:value-type="float">
            <text:p>0.303285658659905</text:p>
          </table:table-cell>
          <table:table-cell office:value-type="float" office:value="0.305974676376508" calcext:value-type="float">
            <text:p>0.305974676376508</text:p>
          </table:table-cell>
          <table:table-cell office:value-type="float" office:value="0.312217497941834" calcext:value-type="float">
            <text:p>0.312217497941834</text:p>
          </table:table-cell>
          <table:table-cell office:value-type="float" office:value="0.318078570808399" calcext:value-type="float">
            <text:p>0.318078570808399</text:p>
          </table:table-cell>
          <table:table-cell office:value-type="float" office:value="0.327969071092846" calcext:value-type="float">
            <text:p>0.327969071092846</text:p>
          </table:table-cell>
          <table:table-cell office:value-type="float" office:value="0.325214665184119" calcext:value-type="float">
            <text:p>0.325214665184119</text:p>
          </table:table-cell>
          <table:table-cell office:value-type="float" office:value="0.293532496339976" calcext:value-type="float">
            <text:p>0.293532496339976</text:p>
          </table:table-cell>
          <table:table-cell office:value-type="float" office:value="0.291563159755347" calcext:value-type="float">
            <text:p>0.291563159755347</text:p>
          </table:table-cell>
          <table:table-cell office:value-type="float" office:value="0.288020021539224" calcext:value-type="float">
            <text:p>0.288020021539224</text:p>
          </table:table-cell>
          <table:table-cell office:value-type="float" office:value="0.286836269259119" calcext:value-type="float">
            <text:p>0.286836269259119</text:p>
          </table:table-cell>
          <table:table-cell office:value-type="float" office:value="0.284418550505311" calcext:value-type="float">
            <text:p>0.284418550505311</text:p>
          </table:table-cell>
          <table:table-cell office:value-type="float" office:value="0.291217283461114" calcext:value-type="float">
            <text:p>0.291217283461114</text:p>
          </table:table-cell>
          <table:table-cell office:value-type="float" office:value="0.297608004194718" calcext:value-type="float">
            <text:p>0.297608004194718</text:p>
          </table:table-cell>
          <table:table-cell office:value-type="float" office:value="0.298133853444301" calcext:value-type="float">
            <text:p>0.298133853444301</text:p>
          </table:table-cell>
          <table:table-cell office:value-type="float" office:value="0.298292737082276" calcext:value-type="float">
            <text:p>0.298292737082276</text:p>
          </table:table-cell>
          <table:table-cell office:value-type="float" office:value="0.297359992872896" calcext:value-type="float">
            <text:p>0.297359992872896</text:p>
          </table:table-cell>
          <table:table-cell office:value-type="float" office:value="0.295816101133912" calcext:value-type="float">
            <text:p>0.295816101133912</text:p>
          </table:table-cell>
          <table:table-cell office:value-type="float" office:value="0.295412272422485" calcext:value-type="float">
            <text:p>0.295412272422485</text:p>
          </table:table-cell>
          <table:table-cell office:value-type="float" office:value="0.297249425463134" calcext:value-type="float">
            <text:p>0.297249425463134</text:p>
          </table:table-cell>
          <table:table-cell office:value-type="float" office:value="0.30198477152433" calcext:value-type="float">
            <text:p>0.30198477152433</text:p>
          </table:table-cell>
          <table:table-cell office:value-type="float" office:value="0.305957714821113" calcext:value-type="float">
            <text:p>0.305957714821113</text:p>
          </table:table-cell>
          <table:table-cell office:value-type="float" office:value="0.31574307535435" calcext:value-type="float">
            <text:p>0.31574307535435</text:p>
          </table:table-cell>
          <table:table-cell office:value-type="float" office:value="0.31640057632959" calcext:value-type="float">
            <text:p>0.31640057632959</text:p>
          </table:table-cell>
          <table:table-cell office:value-type="float" office:value="0.328988883099869" calcext:value-type="float">
            <text:p>0.328988883099869</text:p>
          </table:table-cell>
          <table:table-cell office:value-type="float" office:value="0.32996552597749" calcext:value-type="float">
            <text:p>0.32996552597749</text:p>
          </table:table-cell>
          <table:table-cell office:value-type="float" office:value="0.33102287428476" calcext:value-type="float">
            <text:p>0.33102287428476</text:p>
          </table:table-cell>
          <table:table-cell office:value-type="float" office:value="0.330597480605385" calcext:value-type="float">
            <text:p>0.330597480605385</text:p>
          </table:table-cell>
          <table:table-cell office:value-type="float" office:value="0.330989030013741" calcext:value-type="float">
            <text:p>0.330989030013741</text:p>
          </table:table-cell>
          <table:table-cell office:value-type="float" office:value="0.332467791515608" calcext:value-type="float">
            <text:p>0.332467791515608</text:p>
          </table:table-cell>
          <table:table-cell office:value-type="float" office:value="0.332865196158267" calcext:value-type="float">
            <text:p>0.332865196158267</text:p>
          </table:table-cell>
          <table:table-cell office:value-type="float" office:value="0.300965651035211" calcext:value-type="float">
            <text:p>0.300965651035211</text:p>
          </table:table-cell>
          <table:table-cell office:value-type="float" office:value="0.305023078003073" calcext:value-type="float">
            <text:p>0.305023078003073</text:p>
          </table:table-cell>
          <table:table-cell office:value-type="float" office:value="0.307425660888713" calcext:value-type="float">
            <text:p>0.307425660888713</text:p>
          </table:table-cell>
          <table:table-cell office:value-type="float" office:value="0.310589895647409" calcext:value-type="float">
            <text:p>0.310589895647409</text:p>
          </table:table-cell>
          <table:table-cell office:value-type="float" office:value="0.311253402279338" calcext:value-type="float">
            <text:p>0.311253402279338</text:p>
          </table:table-cell>
          <table:table-cell office:value-type="float" office:value="0.310740049954249" calcext:value-type="float">
            <text:p>0.310740049954249</text:p>
          </table:table-cell>
          <table:table-cell office:value-type="float" office:value="0.291082630972863" calcext:value-type="float">
            <text:p>0.291082630972863</text:p>
          </table:table-cell>
          <table:table-cell office:value-type="float" office:value="0.290459730130268" calcext:value-type="float">
            <text:p>0.290459730130268</text:p>
          </table:table-cell>
          <table:table-cell office:value-type="float" office:value="0.2889262517128" calcext:value-type="float">
            <text:p>0.2889262517128</text:p>
          </table:table-cell>
          <table:table-cell office:value-type="float" office:value="0.288684318050732" calcext:value-type="float">
            <text:p>0.288684318050732</text:p>
          </table:table-cell>
          <table:table-cell office:value-type="float" office:value="0.296238662431932" calcext:value-type="float">
            <text:p>0.296238662431932</text:p>
          </table:table-cell>
          <table:table-cell office:value-type="float" office:value="0.299461741240282" calcext:value-type="float">
            <text:p>0.299461741240282</text:p>
          </table:table-cell>
          <table:table-cell office:value-type="float" office:value="0.29966441282446" calcext:value-type="float">
            <text:p>0.29966441282446</text:p>
          </table:table-cell>
          <table:table-cell office:value-type="float" office:value="0.298853420562953" calcext:value-type="float">
            <text:p>0.298853420562953</text:p>
          </table:table-cell>
          <table:table-cell office:value-type="float" office:value="0.297560547432121" calcext:value-type="float">
            <text:p>0.297560547432121</text:p>
          </table:table-cell>
          <table:table-cell office:value-type="float" office:value="0.297255271704603" calcext:value-type="float">
            <text:p>0.297255271704603</text:p>
          </table:table-cell>
          <table:table-cell office:value-type="float" office:value="0.296962843732079" calcext:value-type="float">
            <text:p>0.296962843732079</text:p>
          </table:table-cell>
          <table:table-cell office:value-type="float" office:value="0.29753332478905" calcext:value-type="float">
            <text:p>0.29753332478905</text:p>
          </table:table-cell>
          <table:table-cell office:value-type="float" office:value="0.301230605374817" calcext:value-type="float">
            <text:p>0.301230605374817</text:p>
          </table:table-cell>
          <table:table-cell office:value-type="float" office:value="0.308410547628951" calcext:value-type="float">
            <text:p>0.308410547628951</text:p>
          </table:table-cell>
          <table:table-cell office:value-type="float" office:value="0.312256338114562" calcext:value-type="float">
            <text:p>0.312256338114562</text:p>
          </table:table-cell>
          <table:table-cell office:value-type="float" office:value="0.322666406676696" calcext:value-type="float">
            <text:p>0.322666406676696</text:p>
          </table:table-cell>
          <table:table-cell office:value-type="float" office:value="0.320683323799435" calcext:value-type="float">
            <text:p>0.320683323799435</text:p>
          </table:table-cell>
          <table:table-cell office:value-type="float" office:value="0.332921483689222" calcext:value-type="float">
            <text:p>0.332921483689222</text:p>
          </table:table-cell>
          <table:table-cell office:value-type="float" office:value="0.337052182524012" calcext:value-type="float">
            <text:p>0.337052182524012</text:p>
          </table:table-cell>
          <table:table-cell office:value-type="float" office:value="0.336406714837398" calcext:value-type="float">
            <text:p>0.336406714837398</text:p>
          </table:table-cell>
          <table:table-cell office:value-type="float" office:value="0.317514954272238" calcext:value-type="float">
            <text:p>0.317514954272238</text:p>
          </table:table-cell>
          <table:table-cell office:value-type="float" office:value="0.322480362551528" calcext:value-type="float">
            <text:p>0.322480362551528</text:p>
          </table:table-cell>
          <table:table-cell office:value-type="float" office:value="0.326337815583411" calcext:value-type="float">
            <text:p>0.326337815583411</text:p>
          </table:table-cell>
          <table:table-cell office:value-type="float" office:value="0.3332260445553" calcext:value-type="float">
            <text:p>0.3332260445553</text:p>
          </table:table-cell>
          <table:table-cell office:value-type="float" office:value="0.340374052476811" calcext:value-type="float">
            <text:p>0.340374052476811</text:p>
          </table:table-cell>
          <table:table-cell office:value-type="float" office:value="0.354338030701432" calcext:value-type="float">
            <text:p>0.354338030701432</text:p>
          </table:table-cell>
          <table:table-cell office:value-type="float" office:value="0.356557511114878" calcext:value-type="float">
            <text:p>0.356557511114878</text:p>
          </table:table-cell>
          <table:table-cell office:value-type="float" office:value="0.36785800881694" calcext:value-type="float">
            <text:p>0.36785800881694</text:p>
          </table:table-cell>
          <table:table-cell office:value-type="float" office:value="0.366196265759074" calcext:value-type="float">
            <text:p>0.366196265759074</text:p>
          </table:table-cell>
          <table:table-cell office:value-type="float" office:value="0.344971586309751" calcext:value-type="float">
            <text:p>0.344971586309751</text:p>
          </table:table-cell>
          <table:table-cell office:value-type="float" office:value="0.341862791775935" calcext:value-type="float">
            <text:p>0.341862791775935</text:p>
          </table:table-cell>
          <table:table-cell office:value-type="float" office:value="0.338971494610572" calcext:value-type="float">
            <text:p>0.338971494610572</text:p>
          </table:table-cell>
          <table:table-cell office:value-type="float" office:value="0.337645735181219" calcext:value-type="float">
            <text:p>0.337645735181219</text:p>
          </table:table-cell>
          <table:table-cell office:value-type="float" office:value="0.337085620658098" calcext:value-type="float">
            <text:p>0.337085620658098</text:p>
          </table:table-cell>
          <table:table-cell office:value-type="float" office:value="0.337356487680552" calcext:value-type="float">
            <text:p>0.337356487680552</text:p>
          </table:table-cell>
          <table:table-cell office:value-type="float" office:value="0.337661505080358" calcext:value-type="float">
            <text:p>0.337661505080358</text:p>
          </table:table-cell>
          <table:table-cell office:value-type="float" office:value="0.337461436287384" calcext:value-type="float">
            <text:p>0.337461436287384</text:p>
          </table:table-cell>
          <table:table-cell office:value-type="float" office:value="0.337732467724968" calcext:value-type="float">
            <text:p>0.337732467724968</text:p>
          </table:table-cell>
          <table:table-cell office:value-type="float" office:value="0.33791945166581" calcext:value-type="float">
            <text:p>0.33791945166581</text:p>
          </table:table-cell>
          <table:table-cell office:value-type="float" office:value="0.33805560208984" calcext:value-type="float">
            <text:p>0.33805560208984</text:p>
          </table:table-cell>
          <table:table-cell office:value-type="float" office:value="0.338339129899049" calcext:value-type="float">
            <text:p>0.338339129899049</text:p>
          </table:table-cell>
          <table:table-cell office:value-type="float" office:value="0.338007225699415" calcext:value-type="float">
            <text:p>0.338007225699415</text:p>
          </table:table-cell>
          <table:table-cell office:value-type="float" office:value="0.337399873911185" calcext:value-type="float">
            <text:p>0.337399873911185</text:p>
          </table:table-cell>
          <table:table-cell office:value-type="float" office:value="0.336397960045778" calcext:value-type="float">
            <text:p>0.336397960045778</text:p>
          </table:table-cell>
          <table:table-cell office:value-type="float" office:value="0.336194180011417" calcext:value-type="float">
            <text:p>0.336194180011417</text:p>
          </table:table-cell>
          <table:table-cell office:value-type="float" office:value="0.335685965254637" calcext:value-type="float">
            <text:p>0.335685965254637</text:p>
          </table:table-cell>
          <table:table-cell office:value-type="float" office:value="0.335236712837086" calcext:value-type="float">
            <text:p>0.335236712837086</text:p>
          </table:table-cell>
          <table:table-cell office:value-type="float" office:value="0.335491819367332" calcext:value-type="float">
            <text:p>0.335491819367332</text:p>
          </table:table-cell>
          <table:table-cell office:value-type="float" office:value="0.33557590686943" calcext:value-type="float">
            <text:p>0.33557590686943</text:p>
          </table:table-cell>
          <table:table-cell office:value-type="float" office:value="0.335787455050684" calcext:value-type="float">
            <text:p>0.335787455050684</text:p>
          </table:table-cell>
          <table:table-cell office:value-type="float" office:value="0.336398426212517" calcext:value-type="float">
            <text:p>0.336398426212517</text:p>
          </table:table-cell>
          <table:table-cell office:value-type="float" office:value="0.336262196363539" calcext:value-type="float">
            <text:p>0.336262196363539</text:p>
          </table:table-cell>
          <table:table-cell office:value-type="float" office:value="0.336426213013771" calcext:value-type="float">
            <text:p>0.336426213013771</text:p>
          </table:table-cell>
          <table:table-cell office:value-type="float" office:value="0.336502977529708" calcext:value-type="float">
            <text:p>0.336502977529708</text:p>
          </table:table-cell>
          <table:table-cell office:value-type="float" office:value="0.33649722362867" calcext:value-type="float">
            <text:p>0.33649722362867</text:p>
          </table:table-cell>
          <table:table-cell office:value-type="float" office:value="0.336463548224348" calcext:value-type="float">
            <text:p>0.336463548224348</text:p>
          </table:table-cell>
          <table:table-cell office:value-type="float" office:value="0.336229939199444" calcext:value-type="float">
            <text:p>0.336229939199444</text:p>
          </table:table-cell>
          <table:table-cell office:value-type="float" office:value="0.336296265644186" calcext:value-type="float">
            <text:p>0.336296265644186</text:p>
          </table:table-cell>
          <table:table-cell office:value-type="float" office:value="0.336226255618189" calcext:value-type="float">
            <text:p>0.336226255618189</text:p>
          </table:table-cell>
          <table:table-cell office:value-type="float" office:value="0.335637937393274" calcext:value-type="float">
            <text:p>0.335637937393274</text:p>
          </table:table-cell>
          <table:table-cell office:value-type="float" office:value="0.335543514347109" calcext:value-type="float">
            <text:p>0.335543514347109</text:p>
          </table:table-cell>
          <table:table-cell office:value-type="float" office:value="0.335547932927349" calcext:value-type="float">
            <text:p>0.335547932927349</text:p>
          </table:table-cell>
          <table:table-cell office:value-type="float" office:value="0.335652391941819" calcext:value-type="float">
            <text:p>0.335652391941819</text:p>
          </table:table-cell>
          <table:table-cell office:value-type="float" office:value="0.335769410300954" calcext:value-type="float">
            <text:p>0.335769410300954</text:p>
          </table:table-cell>
          <table:table-cell office:value-type="float" office:value="0.335966826822488" calcext:value-type="float">
            <text:p>0.335966826822488</text:p>
          </table:table-cell>
          <table:table-cell office:value-type="float" office:value="0.33598097091913" calcext:value-type="float">
            <text:p>0.33598097091913</text:p>
          </table:table-cell>
          <table:table-cell office:value-type="float" office:value="0.336112738716036" calcext:value-type="float">
            <text:p>0.336112738716036</text:p>
          </table:table-cell>
          <table:table-cell office:value-type="float" office:value="0.336108525564693" calcext:value-type="float">
            <text:p>0.336108525564693</text:p>
          </table:table-cell>
          <table:table-cell office:value-type="float" office:value="0.336151369962494" calcext:value-type="float">
            <text:p>0.336151369962494</text:p>
          </table:table-cell>
          <table:table-cell office:value-type="float" office:value="0.336110111661976" calcext:value-type="float">
            <text:p>0.336110111661976</text:p>
          </table:table-cell>
          <table:table-cell office:value-type="float" office:value="0.335869747223914" calcext:value-type="float">
            <text:p>0.335869747223914</text:p>
          </table:table-cell>
          <table:table-cell office:value-type="float" office:value="0.335636536319663" calcext:value-type="float">
            <text:p>0.335636536319663</text:p>
          </table:table-cell>
          <table:table-cell office:value-type="float" office:value="0.335768327904672" calcext:value-type="float">
            <text:p>0.335768327904672</text:p>
          </table:table-cell>
          <table:table-cell office:value-type="float" office:value="0.335789853364113" calcext:value-type="float">
            <text:p>0.335789853364113</text:p>
          </table:table-cell>
          <table:table-cell office:value-type="float" office:value="0.335947599877403" calcext:value-type="float">
            <text:p>0.335947599877403</text:p>
          </table:table-cell>
          <table:table-cell office:value-type="float" office:value="0.336051384443318" calcext:value-type="float">
            <text:p>0.336051384443318</text:p>
          </table:table-cell>
          <table:table-cell office:value-type="float" office:value="0.336157463894526" calcext:value-type="float">
            <text:p>0.336157463894526</text:p>
          </table:table-cell>
          <table:table-cell office:value-type="float" office:value="0.336089229364189" calcext:value-type="float">
            <text:p>0.336089229364189</text:p>
          </table:table-cell>
          <table:table-cell office:value-type="float" office:value="0.336095992425768" calcext:value-type="float">
            <text:p>0.336095992425768</text:p>
          </table:table-cell>
          <table:table-cell office:value-type="float" office:value="0.335831463971347" calcext:value-type="float">
            <text:p>0.335831463971347</text:p>
          </table:table-cell>
          <table:table-cell office:value-type="float" office:value="0.335785284840817" calcext:value-type="float">
            <text:p>0.335785284840817</text:p>
          </table:table-cell>
          <table:table-cell office:value-type="float" office:value="0.335797477451457" calcext:value-type="float">
            <text:p>0.335797477451457</text:p>
          </table:table-cell>
          <table:table-cell office:value-type="float" office:value="0.335833996822436" calcext:value-type="float">
            <text:p>0.335833996822436</text:p>
          </table:table-cell>
          <table:table-cell office:value-type="float" office:value="0.335825069823271" calcext:value-type="float">
            <text:p>0.335825069823271</text:p>
          </table:table-cell>
          <table:table-cell office:value-type="float" office:value="0.335804078331948" calcext:value-type="float">
            <text:p>0.335804078331948</text:p>
          </table:table-cell>
          <table:table-cell office:value-type="float" office:value="0.335947348322045" calcext:value-type="float">
            <text:p>0.335947348322045</text:p>
          </table:table-cell>
          <table:table-cell office:value-type="float" office:value="0.335968065639913" calcext:value-type="float">
            <text:p>0.335968065639913</text:p>
          </table:table-cell>
          <table:table-cell office:value-type="float" office:value="0.335964205952462" calcext:value-type="float">
            <text:p>0.335964205952462</text:p>
          </table:table-cell>
          <table:table-cell office:value-type="float" office:value="0.33592178671118" calcext:value-type="float">
            <text:p>0.33592178671118</text:p>
          </table:table-cell>
          <table:table-cell office:value-type="float" office:value="0.33568407973529" calcext:value-type="float">
            <text:p>0.33568407973529</text:p>
          </table:table-cell>
          <table:table-cell office:value-type="float" office:value="0.335736976367729" calcext:value-type="float">
            <text:p>0.335736976367729</text:p>
          </table:table-cell>
          <table:table-cell office:value-type="float" office:value="0.335831439702737" calcext:value-type="float">
            <text:p>0.335831439702737</text:p>
          </table:table-cell>
          <table:table-cell office:value-type="float" office:value="0.335680529204945" calcext:value-type="float">
            <text:p>0.335680529204945</text:p>
          </table:table-cell>
          <table:table-cell office:value-type="float" office:value="0.335872275130092" calcext:value-type="float">
            <text:p>0.335872275130092</text:p>
          </table:table-cell>
          <table:table-cell office:value-type="float" office:value="0.335913585189799" calcext:value-type="float">
            <text:p>0.335913585189799</text:p>
          </table:table-cell>
          <table:table-cell office:value-type="float" office:value="0.336009605856235" calcext:value-type="float">
            <text:p>0.336009605856235</text:p>
          </table:table-cell>
          <table:table-cell office:value-type="float" office:value="0.33591498109878" calcext:value-type="float">
            <text:p>0.33591498109878</text:p>
          </table:table-cell>
          <table:table-cell office:value-type="float" office:value="0.33577837902933" calcext:value-type="float">
            <text:p>0.33577837902933</text:p>
          </table:table-cell>
          <table:table-cell office:value-type="float" office:value="0.335702530752898" calcext:value-type="float">
            <text:p>0.335702530752898</text:p>
          </table:table-cell>
          <table:table-cell office:value-type="float" office:value="0.335700549326834" calcext:value-type="float">
            <text:p>0.335700549326834</text:p>
          </table:table-cell>
          <table:table-cell office:value-type="float" office:value="0.335624720822689" calcext:value-type="float">
            <text:p>0.335624720822689</text:p>
          </table:table-cell>
          <table:table-cell office:value-type="float" office:value="0.33577194340382" calcext:value-type="float">
            <text:p>0.33577194340382</text:p>
          </table:table-cell>
          <table:table-cell office:value-type="float" office:value="0.335870673828075" calcext:value-type="float">
            <text:p>0.335870673828075</text:p>
          </table:table-cell>
          <table:table-cell office:value-type="float" office:value="0.335859368206534" calcext:value-type="float">
            <text:p>0.335859368206534</text:p>
          </table:table-cell>
          <table:table-cell office:value-type="float" office:value="0.335844279488671" calcext:value-type="float">
            <text:p>0.335844279488671</text:p>
          </table:table-cell>
          <table:table-cell office:value-type="float" office:value="0.335662361765508" calcext:value-type="float">
            <text:p>0.335662361765508</text:p>
          </table:table-cell>
          <table:table-cell office:value-type="float" office:value="0.335645282437451" calcext:value-type="float">
            <text:p>0.335645282437451</text:p>
          </table:table-cell>
          <table:table-cell office:value-type="float" office:value="0.335640098017422" calcext:value-type="float">
            <text:p>0.335640098017422</text:p>
          </table:table-cell>
          <table:table-cell office:value-type="float" office:value="0.335781314635014" calcext:value-type="float">
            <text:p>0.335781314635014</text:p>
          </table:table-cell>
          <table:table-cell office:value-type="float" office:value="0.335773933504699" calcext:value-type="float">
            <text:p>0.335773933504699</text:p>
          </table:table-cell>
          <table:table-cell office:value-type="float" office:value="0.335813766881952" calcext:value-type="float">
            <text:p>0.335813766881952</text:p>
          </table:table-cell>
          <table:table-cell office:value-type="float" office:value="0.335834577899839" calcext:value-type="float">
            <text:p>0.335834577899839</text:p>
          </table:table-cell>
          <table:table-cell office:value-type="float" office:value="0.335780589069334" calcext:value-type="float">
            <text:p>0.335780589069334</text:p>
          </table:table-cell>
          <table:table-cell office:value-type="float" office:value="0.335592073397174" calcext:value-type="float">
            <text:p>0.335592073397174</text:p>
          </table:table-cell>
          <table:table-cell office:value-type="float" office:value="0.33568887854559" calcext:value-type="float">
            <text:p>0.33568887854559</text:p>
          </table:table-cell>
          <table:table-cell office:value-type="float" office:value="0.335675784449391" calcext:value-type="float">
            <text:p>0.335675784449391</text:p>
          </table:table-cell>
          <table:table-cell office:value-type="float" office:value="0.335688929030236" calcext:value-type="float">
            <text:p>0.335688929030236</text:p>
          </table:table-cell>
          <table:table-cell office:value-type="float" office:value="0.335722508977366" calcext:value-type="float">
            <text:p>0.335722508977366</text:p>
          </table:table-cell>
          <table:table-cell table:number-columns-repeated="523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92365790245722" calcext:value-type="float">
            <text:p>-0.392365790245722</text:p>
          </table:table-cell>
          <table:table-cell office:value-type="float" office:value="-0.391792810932748" calcext:value-type="float">
            <text:p>-0.391792810932748</text:p>
          </table:table-cell>
          <table:table-cell office:value-type="float" office:value="-0.392469518985089" calcext:value-type="float">
            <text:p>-0.392469518985089</text:p>
          </table:table-cell>
          <table:table-cell office:value-type="float" office:value="-0.392251082725294" calcext:value-type="float">
            <text:p>-0.392251082725294</text:p>
          </table:table-cell>
          <table:table-cell office:value-type="float" office:value="-0.392347325645888" calcext:value-type="float">
            <text:p>-0.392347325645888</text:p>
          </table:table-cell>
          <table:table-cell office:value-type="float" office:value="-0.392130065167403" calcext:value-type="float">
            <text:p>-0.392130065167403</text:p>
          </table:table-cell>
          <table:table-cell office:value-type="float" office:value="-0.392454221817955" calcext:value-type="float">
            <text:p>-0.392454221817955</text:p>
          </table:table-cell>
          <table:table-cell office:value-type="float" office:value="-0.393681012465897" calcext:value-type="float">
            <text:p>-0.393681012465897</text:p>
          </table:table-cell>
          <table:table-cell office:value-type="float" office:value="-0.39402264854705" calcext:value-type="float">
            <text:p>-0.39402264854705</text:p>
          </table:table-cell>
          <table:table-cell office:value-type="float" office:value="-0.392815207754414" calcext:value-type="float">
            <text:p>-0.392815207754414</text:p>
          </table:table-cell>
          <table:table-cell office:value-type="float" office:value="-0.39380344058436" calcext:value-type="float">
            <text:p>-0.39380344058436</text:p>
          </table:table-cell>
          <table:table-cell office:value-type="float" office:value="-0.39251726180367" calcext:value-type="float">
            <text:p>-0.39251726180367</text:p>
          </table:table-cell>
          <table:table-cell office:value-type="float" office:value="-0.392256884469707" calcext:value-type="float">
            <text:p>-0.392256884469707</text:p>
          </table:table-cell>
          <table:table-cell office:value-type="float" office:value="-0.391932694113886" calcext:value-type="float">
            <text:p>-0.391932694113886</text:p>
          </table:table-cell>
          <table:table-cell office:value-type="float" office:value="-0.392417099399409" calcext:value-type="float">
            <text:p>-0.392417099399409</text:p>
          </table:table-cell>
          <table:table-cell office:value-type="float" office:value="-0.392529180201109" calcext:value-type="float">
            <text:p>-0.392529180201109</text:p>
          </table:table-cell>
          <table:table-cell office:value-type="float" office:value="-0.392393712065127" calcext:value-type="float">
            <text:p>-0.392393712065127</text:p>
          </table:table-cell>
          <table:table-cell office:value-type="float" office:value="-0.392629515341802" calcext:value-type="float">
            <text:p>-0.392629515341802</text:p>
          </table:table-cell>
          <table:table-cell office:value-type="float" office:value="-0.392285334347817" calcext:value-type="float">
            <text:p>-0.392285334347817</text:p>
          </table:table-cell>
          <table:table-cell office:value-type="float" office:value="-0.392590958600133" calcext:value-type="float">
            <text:p>-0.392590958600133</text:p>
          </table:table-cell>
          <table:table-cell office:value-type="float" office:value="-0.392048881962437" calcext:value-type="float">
            <text:p>-0.392048881962437</text:p>
          </table:table-cell>
          <table:table-cell office:value-type="float" office:value="-0.392382790401069" calcext:value-type="float">
            <text:p>-0.392382790401069</text:p>
          </table:table-cell>
          <table:table-cell office:value-type="float" office:value="-0.39212713605362" calcext:value-type="float">
            <text:p>-0.39212713605362</text:p>
          </table:table-cell>
          <table:table-cell office:value-type="float" office:value="-0.392510102690592" calcext:value-type="float">
            <text:p>-0.392510102690592</text:p>
          </table:table-cell>
          <table:table-cell office:value-type="float" office:value="-0.392291165366634" calcext:value-type="float">
            <text:p>-0.392291165366634</text:p>
          </table:table-cell>
          <table:table-cell office:value-type="float" office:value="-0.393031509934564" calcext:value-type="float">
            <text:p>-0.393031509934564</text:p>
          </table:table-cell>
          <table:table-cell office:value-type="float" office:value="-0.39228770424942" calcext:value-type="float">
            <text:p>-0.39228770424942</text:p>
          </table:table-cell>
          <table:table-cell office:value-type="float" office:value="-0.392181138987795" calcext:value-type="float">
            <text:p>-0.392181138987795</text:p>
          </table:table-cell>
          <table:table-cell office:value-type="float" office:value="-0.394017034706178" calcext:value-type="float">
            <text:p>-0.394017034706178</text:p>
          </table:table-cell>
          <table:table-cell office:value-type="float" office:value="-0.392349242522379" calcext:value-type="float">
            <text:p>-0.392349242522379</text:p>
          </table:table-cell>
          <table:table-cell office:value-type="float" office:value="-0.392512273293842" calcext:value-type="float">
            <text:p>-0.392512273293842</text:p>
          </table:table-cell>
          <table:table-cell office:value-type="float" office:value="-0.392325323169984" calcext:value-type="float">
            <text:p>-0.392325323169984</text:p>
          </table:table-cell>
          <table:table-cell office:value-type="float" office:value="-0.392574790609419" calcext:value-type="float">
            <text:p>-0.392574790609419</text:p>
          </table:table-cell>
          <table:table-cell office:value-type="float" office:value="-0.392572812075913" calcext:value-type="float">
            <text:p>-0.392572812075913</text:p>
          </table:table-cell>
          <table:table-cell office:value-type="float" office:value="-0.392716192596019" calcext:value-type="float">
            <text:p>-0.392716192596019</text:p>
          </table:table-cell>
          <table:table-cell office:value-type="float" office:value="-0.392302567423119" calcext:value-type="float">
            <text:p>-0.392302567423119</text:p>
          </table:table-cell>
          <table:table-cell office:value-type="float" office:value="-0.39234864747401" calcext:value-type="float">
            <text:p>-0.39234864747401</text:p>
          </table:table-cell>
          <table:table-cell office:value-type="float" office:value="-0.392246430730833" calcext:value-type="float">
            <text:p>-0.392246430730833</text:p>
          </table:table-cell>
          <table:table-cell office:value-type="float" office:value="-0.392440486006419" calcext:value-type="float">
            <text:p>-0.392440486006419</text:p>
          </table:table-cell>
          <table:table-cell office:value-type="float" office:value="-0.394249471366888" calcext:value-type="float">
            <text:p>-0.394249471366888</text:p>
          </table:table-cell>
          <table:table-cell office:value-type="float" office:value="-0.392167024170674" calcext:value-type="float">
            <text:p>-0.392167024170674</text:p>
          </table:table-cell>
          <table:table-cell office:value-type="float" office:value="-0.392414912127448" calcext:value-type="float">
            <text:p>-0.392414912127448</text:p>
          </table:table-cell>
          <table:table-cell office:value-type="float" office:value="-0.392455983615914" calcext:value-type="float">
            <text:p>-0.392455983615914</text:p>
          </table:table-cell>
          <table:table-cell office:value-type="float" office:value="-0.392544847725636" calcext:value-type="float">
            <text:p>-0.392544847725636</text:p>
          </table:table-cell>
          <table:table-cell office:value-type="float" office:value="-0.394087583106436" calcext:value-type="float">
            <text:p>-0.394087583106436</text:p>
          </table:table-cell>
          <table:table-cell office:value-type="float" office:value="-0.392343670608721" calcext:value-type="float">
            <text:p>-0.392343670608721</text:p>
          </table:table-cell>
          <table:table-cell office:value-type="float" office:value="-0.392241405346812" calcext:value-type="float">
            <text:p>-0.392241405346812</text:p>
          </table:table-cell>
          <table:table-cell office:value-type="float" office:value="-0.392282062054092" calcext:value-type="float">
            <text:p>-0.392282062054092</text:p>
          </table:table-cell>
          <table:table-cell office:value-type="float" office:value="-0.392127169888634" calcext:value-type="float">
            <text:p>-0.392127169888634</text:p>
          </table:table-cell>
          <table:table-cell office:value-type="float" office:value="-0.394362569717506" calcext:value-type="float">
            <text:p>-0.394362569717506</text:p>
          </table:table-cell>
          <table:table-cell office:value-type="float" office:value="-0.395115343831148" calcext:value-type="float">
            <text:p>-0.395115343831148</text:p>
          </table:table-cell>
          <table:table-cell office:value-type="float" office:value="-0.395170315917351" calcext:value-type="float">
            <text:p>-0.395170315917351</text:p>
          </table:table-cell>
          <table:table-cell office:value-type="float" office:value="-0.393639072545566" calcext:value-type="float">
            <text:p>-0.393639072545566</text:p>
          </table:table-cell>
          <table:table-cell office:value-type="float" office:value="-0.394701106813702" calcext:value-type="float">
            <text:p>-0.394701106813702</text:p>
          </table:table-cell>
          <table:table-cell office:value-type="float" office:value="-0.394716011213266" calcext:value-type="float">
            <text:p>-0.394716011213266</text:p>
          </table:table-cell>
          <table:table-cell office:value-type="float" office:value="-0.39432751023876" calcext:value-type="float">
            <text:p>-0.39432751023876</text:p>
          </table:table-cell>
          <table:table-cell office:value-type="float" office:value="-0.394924814756925" calcext:value-type="float">
            <text:p>-0.394924814756925</text:p>
          </table:table-cell>
          <table:table-cell office:value-type="float" office:value="-0.393322256230557" calcext:value-type="float">
            <text:p>-0.393322256230557</text:p>
          </table:table-cell>
          <table:table-cell office:value-type="float" office:value="-0.395548554230168" calcext:value-type="float">
            <text:p>-0.395548554230168</text:p>
          </table:table-cell>
          <table:table-cell office:value-type="float" office:value="-0.396919764196224" calcext:value-type="float">
            <text:p>-0.396919764196224</text:p>
          </table:table-cell>
          <table:table-cell office:value-type="float" office:value="-0.410038914874507" calcext:value-type="float">
            <text:p>-0.410038914874507</text:p>
          </table:table-cell>
          <table:table-cell office:value-type="float" office:value="-0.377021673748308" calcext:value-type="float">
            <text:p>-0.377021673748308</text:p>
          </table:table-cell>
          <table:table-cell office:value-type="float" office:value="-0.363811495587514" calcext:value-type="float">
            <text:p>-0.363811495587514</text:p>
          </table:table-cell>
          <table:table-cell office:value-type="float" office:value="-0.364734908132457" calcext:value-type="float">
            <text:p>-0.364734908132457</text:p>
          </table:table-cell>
          <table:table-cell office:value-type="float" office:value="-0.426253298988186" calcext:value-type="float">
            <text:p>-0.426253298988186</text:p>
          </table:table-cell>
          <table:table-cell office:value-type="float" office:value="-0.422162623262634" calcext:value-type="float">
            <text:p>-0.422162623262634</text:p>
          </table:table-cell>
          <table:table-cell office:value-type="float" office:value="-0.436787254641775" calcext:value-type="float">
            <text:p>-0.436787254641775</text:p>
          </table:table-cell>
          <table:table-cell office:value-type="float" office:value="-0.43999185258898" calcext:value-type="float">
            <text:p>-0.43999185258898</text:p>
          </table:table-cell>
          <table:table-cell office:value-type="float" office:value="-0.432428843805783" calcext:value-type="float">
            <text:p>-0.432428843805783</text:p>
          </table:table-cell>
          <table:table-cell office:value-type="float" office:value="-0.362132836180939" calcext:value-type="float">
            <text:p>-0.362132836180939</text:p>
          </table:table-cell>
          <table:table-cell office:value-type="float" office:value="-0.387583262643743" calcext:value-type="float">
            <text:p>-0.387583262643743</text:p>
          </table:table-cell>
          <table:table-cell office:value-type="float" office:value="-0.384794863962426" calcext:value-type="float">
            <text:p>-0.384794863962426</text:p>
          </table:table-cell>
          <table:table-cell office:value-type="float" office:value="-0.395488720815074" calcext:value-type="float">
            <text:p>-0.395488720815074</text:p>
          </table:table-cell>
          <table:table-cell office:value-type="float" office:value="-0.365251999063251" calcext:value-type="float">
            <text:p>-0.365251999063251</text:p>
          </table:table-cell>
          <table:table-cell office:value-type="float" office:value="-0.322483026805682" calcext:value-type="float">
            <text:p>-0.322483026805682</text:p>
          </table:table-cell>
          <table:table-cell office:value-type="float" office:value="-0.321818691733402" calcext:value-type="float">
            <text:p>-0.321818691733402</text:p>
          </table:table-cell>
          <table:table-cell office:value-type="float" office:value="-0.328333278518179" calcext:value-type="float">
            <text:p>-0.328333278518179</text:p>
          </table:table-cell>
          <table:table-cell office:value-type="float" office:value="-0.343945984368755" calcext:value-type="float">
            <text:p>-0.343945984368755</text:p>
          </table:table-cell>
          <table:table-cell office:value-type="float" office:value="-0.355792024199567" calcext:value-type="float">
            <text:p>-0.355792024199567</text:p>
          </table:table-cell>
          <table:table-cell office:value-type="float" office:value="-0.372110104832814" calcext:value-type="float">
            <text:p>-0.372110104832814</text:p>
          </table:table-cell>
          <table:table-cell office:value-type="float" office:value="-0.376294300331298" calcext:value-type="float">
            <text:p>-0.376294300331298</text:p>
          </table:table-cell>
          <table:table-cell office:value-type="float" office:value="-0.393969671826269" calcext:value-type="float">
            <text:p>-0.393969671826269</text:p>
          </table:table-cell>
          <table:table-cell office:value-type="float" office:value="-0.398405804244329" calcext:value-type="float">
            <text:p>-0.398405804244329</text:p>
          </table:table-cell>
          <table:table-cell office:value-type="float" office:value="-0.389868560306369" calcext:value-type="float">
            <text:p>-0.389868560306369</text:p>
          </table:table-cell>
          <table:table-cell office:value-type="float" office:value="-0.385444455242869" calcext:value-type="float">
            <text:p>-0.385444455242869</text:p>
          </table:table-cell>
          <table:table-cell office:value-type="float" office:value="-0.39164213745807" calcext:value-type="float">
            <text:p>-0.39164213745807</text:p>
          </table:table-cell>
          <table:table-cell office:value-type="float" office:value="-0.353430888206953" calcext:value-type="float">
            <text:p>-0.353430888206953</text:p>
          </table:table-cell>
          <table:table-cell office:value-type="float" office:value="-0.394166199183186" calcext:value-type="float">
            <text:p>-0.394166199183186</text:p>
          </table:table-cell>
          <table:table-cell office:value-type="float" office:value="-0.423477815956668" calcext:value-type="float">
            <text:p>-0.423477815956668</text:p>
          </table:table-cell>
          <table:table-cell office:value-type="float" office:value="-0.441560406563315" calcext:value-type="float">
            <text:p>-0.441560406563315</text:p>
          </table:table-cell>
          <table:table-cell office:value-type="float" office:value="-0.448028317484838" calcext:value-type="float">
            <text:p>-0.448028317484838</text:p>
          </table:table-cell>
          <table:table-cell office:value-type="float" office:value="-0.442685634129157" calcext:value-type="float">
            <text:p>-0.442685634129157</text:p>
          </table:table-cell>
          <table:table-cell office:value-type="float" office:value="-0.434944387722569" calcext:value-type="float">
            <text:p>-0.434944387722569</text:p>
          </table:table-cell>
          <table:table-cell office:value-type="float" office:value="-0.413132445234651" calcext:value-type="float">
            <text:p>-0.413132445234651</text:p>
          </table:table-cell>
          <table:table-cell office:value-type="float" office:value="-0.419039509784842" calcext:value-type="float">
            <text:p>-0.419039509784842</text:p>
          </table:table-cell>
          <table:table-cell office:value-type="float" office:value="-0.392132551488211" calcext:value-type="float">
            <text:p>-0.392132551488211</text:p>
          </table:table-cell>
          <table:table-cell office:value-type="float" office:value="-0.395608190075016" calcext:value-type="float">
            <text:p>-0.395608190075016</text:p>
          </table:table-cell>
          <table:table-cell office:value-type="float" office:value="-0.402987305675847" calcext:value-type="float">
            <text:p>-0.402987305675847</text:p>
          </table:table-cell>
          <table:table-cell office:value-type="float" office:value="-0.4031289039822" calcext:value-type="float">
            <text:p>-0.4031289039822</text:p>
          </table:table-cell>
          <table:table-cell office:value-type="float" office:value="-0.396679955394035" calcext:value-type="float">
            <text:p>-0.396679955394035</text:p>
          </table:table-cell>
          <table:table-cell office:value-type="float" office:value="-0.397495496140974" calcext:value-type="float">
            <text:p>-0.397495496140974</text:p>
          </table:table-cell>
          <table:table-cell office:value-type="float" office:value="-0.357119388507896" calcext:value-type="float">
            <text:p>-0.357119388507896</text:p>
          </table:table-cell>
          <table:table-cell office:value-type="float" office:value="-0.353451782067672" calcext:value-type="float">
            <text:p>-0.353451782067672</text:p>
          </table:table-cell>
          <table:table-cell office:value-type="float" office:value="-0.336717181129903" calcext:value-type="float">
            <text:p>-0.336717181129903</text:p>
          </table:table-cell>
          <table:table-cell office:value-type="float" office:value="-0.341315740670497" calcext:value-type="float">
            <text:p>-0.341315740670497</text:p>
          </table:table-cell>
          <table:table-cell office:value-type="float" office:value="-0.348430778738057" calcext:value-type="float">
            <text:p>-0.348430778738057</text:p>
          </table:table-cell>
          <table:table-cell office:value-type="float" office:value="-0.37052975616569" calcext:value-type="float">
            <text:p>-0.37052975616569</text:p>
          </table:table-cell>
          <table:table-cell office:value-type="float" office:value="-0.380556419861066" calcext:value-type="float">
            <text:p>-0.380556419861066</text:p>
          </table:table-cell>
          <table:table-cell office:value-type="float" office:value="-0.392361009916282" calcext:value-type="float">
            <text:p>-0.392361009916282</text:p>
          </table:table-cell>
          <table:table-cell office:value-type="float" office:value="-0.402523227046376" calcext:value-type="float">
            <text:p>-0.402523227046376</text:p>
          </table:table-cell>
          <table:table-cell office:value-type="float" office:value="-0.407857147920154" calcext:value-type="float">
            <text:p>-0.407857147920154</text:p>
          </table:table-cell>
          <table:table-cell office:value-type="float" office:value="-0.405428535017064" calcext:value-type="float">
            <text:p>-0.405428535017064</text:p>
          </table:table-cell>
          <table:table-cell office:value-type="float" office:value="-0.404288801747645" calcext:value-type="float">
            <text:p>-0.404288801747645</text:p>
          </table:table-cell>
          <table:table-cell office:value-type="float" office:value="-0.413472614799974" calcext:value-type="float">
            <text:p>-0.413472614799974</text:p>
          </table:table-cell>
          <table:table-cell office:value-type="float" office:value="-0.406461302872052" calcext:value-type="float">
            <text:p>-0.406461302872052</text:p>
          </table:table-cell>
          <table:table-cell office:value-type="float" office:value="-0.399052876380782" calcext:value-type="float">
            <text:p>-0.399052876380782</text:p>
          </table:table-cell>
          <table:table-cell office:value-type="float" office:value="-0.417232873618503" calcext:value-type="float">
            <text:p>-0.417232873618503</text:p>
          </table:table-cell>
          <table:table-cell office:value-type="float" office:value="-0.372702076272585" calcext:value-type="float">
            <text:p>-0.372702076272585</text:p>
          </table:table-cell>
          <table:table-cell office:value-type="float" office:value="-0.413851193396737" calcext:value-type="float">
            <text:p>-0.413851193396737</text:p>
          </table:table-cell>
          <table:table-cell office:value-type="float" office:value="-0.423943370091627" calcext:value-type="float">
            <text:p>-0.423943370091627</text:p>
          </table:table-cell>
          <table:table-cell office:value-type="float" office:value="-0.44457999947632" calcext:value-type="float">
            <text:p>-0.44457999947632</text:p>
          </table:table-cell>
          <table:table-cell office:value-type="float" office:value="-0.460916164294008" calcext:value-type="float">
            <text:p>-0.460916164294008</text:p>
          </table:table-cell>
          <table:table-cell office:value-type="float" office:value="-0.468183556322117" calcext:value-type="float">
            <text:p>-0.468183556322117</text:p>
          </table:table-cell>
          <table:table-cell office:value-type="float" office:value="-0.459233554688765" calcext:value-type="float">
            <text:p>-0.459233554688765</text:p>
          </table:table-cell>
          <table:table-cell office:value-type="float" office:value="-0.460589951529743" calcext:value-type="float">
            <text:p>-0.460589951529743</text:p>
          </table:table-cell>
          <table:table-cell office:value-type="float" office:value="-0.445242956210748" calcext:value-type="float">
            <text:p>-0.445242956210748</text:p>
          </table:table-cell>
          <table:table-cell office:value-type="float" office:value="-0.403107060951889" calcext:value-type="float">
            <text:p>-0.403107060951889</text:p>
          </table:table-cell>
          <table:table-cell office:value-type="float" office:value="-0.399825132935271" calcext:value-type="float">
            <text:p>-0.399825132935271</text:p>
          </table:table-cell>
          <table:table-cell office:value-type="float" office:value="-0.396988568144411" calcext:value-type="float">
            <text:p>-0.396988568144411</text:p>
          </table:table-cell>
          <table:table-cell office:value-type="float" office:value="-0.46922581550751" calcext:value-type="float">
            <text:p>-0.46922581550751</text:p>
          </table:table-cell>
          <table:table-cell office:value-type="float" office:value="-0.400069361606971" calcext:value-type="float">
            <text:p>-0.400069361606971</text:p>
          </table:table-cell>
          <table:table-cell office:value-type="float" office:value="-0.37012623507703" calcext:value-type="float">
            <text:p>-0.37012623507703</text:p>
          </table:table-cell>
          <table:table-cell office:value-type="float" office:value="-0.375553429180448" calcext:value-type="float">
            <text:p>-0.375553429180448</text:p>
          </table:table-cell>
          <table:table-cell office:value-type="float" office:value="-0.395828643536958" calcext:value-type="float">
            <text:p>-0.395828643536958</text:p>
          </table:table-cell>
          <table:table-cell office:value-type="float" office:value="-0.392917636775323" calcext:value-type="float">
            <text:p>-0.392917636775323</text:p>
          </table:table-cell>
          <table:table-cell office:value-type="float" office:value="-0.418818180897329" calcext:value-type="float">
            <text:p>-0.418818180897329</text:p>
          </table:table-cell>
          <table:table-cell office:value-type="float" office:value="-0.430446425888482" calcext:value-type="float">
            <text:p>-0.430446425888482</text:p>
          </table:table-cell>
          <table:table-cell office:value-type="float" office:value="-0.442466832490334" calcext:value-type="float">
            <text:p>-0.442466832490334</text:p>
          </table:table-cell>
          <table:table-cell office:value-type="float" office:value="-0.435501312157995" calcext:value-type="float">
            <text:p>-0.435501312157995</text:p>
          </table:table-cell>
          <table:table-cell office:value-type="float" office:value="-0.434962245307923" calcext:value-type="float">
            <text:p>-0.434962245307923</text:p>
          </table:table-cell>
          <table:table-cell office:value-type="float" office:value="-0.44062736063233" calcext:value-type="float">
            <text:p>-0.44062736063233</text:p>
          </table:table-cell>
          <table:table-cell office:value-type="float" office:value="-0.433870170731324" calcext:value-type="float">
            <text:p>-0.433870170731324</text:p>
          </table:table-cell>
          <table:table-cell office:value-type="float" office:value="-0.437492971436208" calcext:value-type="float">
            <text:p>-0.437492971436208</text:p>
          </table:table-cell>
          <table:table-cell office:value-type="float" office:value="-0.383506265161097" calcext:value-type="float">
            <text:p>-0.383506265161097</text:p>
          </table:table-cell>
          <table:table-cell office:value-type="float" office:value="-0.396301388362264" calcext:value-type="float">
            <text:p>-0.396301388362264</text:p>
          </table:table-cell>
          <table:table-cell office:value-type="float" office:value="-0.450527962170718" calcext:value-type="float">
            <text:p>-0.450527962170718</text:p>
          </table:table-cell>
          <table:table-cell office:value-type="float" office:value="-0.460688575507431" calcext:value-type="float">
            <text:p>-0.460688575507431</text:p>
          </table:table-cell>
          <table:table-cell office:value-type="float" office:value="-0.403437921857911" calcext:value-type="float">
            <text:p>-0.403437921857911</text:p>
          </table:table-cell>
          <table:table-cell office:value-type="float" office:value="-0.389798513479119" calcext:value-type="float">
            <text:p>-0.389798513479119</text:p>
          </table:table-cell>
          <table:table-cell office:value-type="float" office:value="-0.402536549470897" calcext:value-type="float">
            <text:p>-0.402536549470897</text:p>
          </table:table-cell>
          <table:table-cell office:value-type="float" office:value="-0.398195584869771" calcext:value-type="float">
            <text:p>-0.398195584869771</text:p>
          </table:table-cell>
          <table:table-cell office:value-type="float" office:value="-0.393194153954137" calcext:value-type="float">
            <text:p>-0.393194153954137</text:p>
          </table:table-cell>
          <table:table-cell office:value-type="float" office:value="-0.377563393971919" calcext:value-type="float">
            <text:p>-0.377563393971919</text:p>
          </table:table-cell>
          <table:table-cell office:value-type="float" office:value="-0.370572726223441" calcext:value-type="float">
            <text:p>-0.370572726223441</text:p>
          </table:table-cell>
          <table:table-cell office:value-type="float" office:value="-0.40574404070597" calcext:value-type="float">
            <text:p>-0.40574404070597</text:p>
          </table:table-cell>
          <table:table-cell office:value-type="float" office:value="-0.352730217230766" calcext:value-type="float">
            <text:p>-0.352730217230766</text:p>
          </table:table-cell>
          <table:table-cell office:value-type="float" office:value="-0.370976674011622" calcext:value-type="float">
            <text:p>-0.370976674011622</text:p>
          </table:table-cell>
          <table:table-cell office:value-type="float" office:value="-0.331265956420363" calcext:value-type="float">
            <text:p>-0.331265956420363</text:p>
          </table:table-cell>
          <table:table-cell office:value-type="float" office:value="-0.33270171479595" calcext:value-type="float">
            <text:p>-0.33270171479595</text:p>
          </table:table-cell>
          <table:table-cell office:value-type="float" office:value="-0.34353717384038" calcext:value-type="float">
            <text:p>-0.34353717384038</text:p>
          </table:table-cell>
          <table:table-cell office:value-type="float" office:value="-0.369002072609009" calcext:value-type="float">
            <text:p>-0.369002072609009</text:p>
          </table:table-cell>
          <table:table-cell office:value-type="float" office:value="-0.385511121717846" calcext:value-type="float">
            <text:p>-0.385511121717846</text:p>
          </table:table-cell>
          <table:table-cell office:value-type="float" office:value="-0.385632758345171" calcext:value-type="float">
            <text:p>-0.385632758345171</text:p>
          </table:table-cell>
          <table:table-cell office:value-type="float" office:value="-0.396272310396785" calcext:value-type="float">
            <text:p>-0.396272310396785</text:p>
          </table:table-cell>
          <table:table-cell office:value-type="float" office:value="-0.412857542113923" calcext:value-type="float">
            <text:p>-0.412857542113923</text:p>
          </table:table-cell>
          <table:table-cell office:value-type="float" office:value="-0.411618337488466" calcext:value-type="float">
            <text:p>-0.411618337488466</text:p>
          </table:table-cell>
          <table:table-cell office:value-type="float" office:value="-0.408428174547644" calcext:value-type="float">
            <text:p>-0.408428174547644</text:p>
          </table:table-cell>
          <table:table-cell office:value-type="float" office:value="-0.404255156530089" calcext:value-type="float">
            <text:p>-0.404255156530089</text:p>
          </table:table-cell>
          <table:table-cell office:value-type="float" office:value="-0.385852302390745" calcext:value-type="float">
            <text:p>-0.385852302390745</text:p>
          </table:table-cell>
          <table:table-cell office:value-type="float" office:value="-0.3613875985763" calcext:value-type="float">
            <text:p>-0.3613875985763</text:p>
          </table:table-cell>
          <table:table-cell office:value-type="float" office:value="-0.430034012131454" calcext:value-type="float">
            <text:p>-0.430034012131454</text:p>
          </table:table-cell>
          <table:table-cell office:value-type="float" office:value="-0.441521536739917" calcext:value-type="float">
            <text:p>-0.441521536739917</text:p>
          </table:table-cell>
          <table:table-cell office:value-type="float" office:value="-0.366874962533662" calcext:value-type="float">
            <text:p>-0.366874962533662</text:p>
          </table:table-cell>
          <table:table-cell office:value-type="float" office:value="-0.373543307474829" calcext:value-type="float">
            <text:p>-0.373543307474829</text:p>
          </table:table-cell>
          <table:table-cell office:value-type="float" office:value="-0.356905610616043" calcext:value-type="float">
            <text:p>-0.356905610616043</text:p>
          </table:table-cell>
          <table:table-cell office:value-type="float" office:value="-0.3183354978663" calcext:value-type="float">
            <text:p>-0.3183354978663</text:p>
          </table:table-cell>
          <table:table-cell office:value-type="float" office:value="-0.32315793664711" calcext:value-type="float">
            <text:p>-0.32315793664711</text:p>
          </table:table-cell>
          <table:table-cell office:value-type="float" office:value="-0.336966522954729" calcext:value-type="float">
            <text:p>-0.336966522954729</text:p>
          </table:table-cell>
          <table:table-cell office:value-type="float" office:value="-0.364468608116842" calcext:value-type="float">
            <text:p>-0.364468608116842</text:p>
          </table:table-cell>
          <table:table-cell office:value-type="float" office:value="-0.38280938426506" calcext:value-type="float">
            <text:p>-0.38280938426506</text:p>
          </table:table-cell>
          <table:table-cell office:value-type="float" office:value="-0.391647481795169" calcext:value-type="float">
            <text:p>-0.391647481795169</text:p>
          </table:table-cell>
          <table:table-cell office:value-type="float" office:value="-0.394822051243599" calcext:value-type="float">
            <text:p>-0.394822051243599</text:p>
          </table:table-cell>
          <table:table-cell office:value-type="float" office:value="-0.401055927687493" calcext:value-type="float">
            <text:p>-0.401055927687493</text:p>
          </table:table-cell>
          <table:table-cell office:value-type="float" office:value="-0.401673122403801" calcext:value-type="float">
            <text:p>-0.401673122403801</text:p>
          </table:table-cell>
          <table:table-cell office:value-type="float" office:value="-0.392750867846359" calcext:value-type="float">
            <text:p>-0.392750867846359</text:p>
          </table:table-cell>
          <table:table-cell office:value-type="float" office:value="-0.384800970531901" calcext:value-type="float">
            <text:p>-0.384800970531901</text:p>
          </table:table-cell>
          <table:table-cell office:value-type="float" office:value="-0.366521985471366" calcext:value-type="float">
            <text:p>-0.366521985471366</text:p>
          </table:table-cell>
          <table:table-cell office:value-type="float" office:value="-0.373466022148473" calcext:value-type="float">
            <text:p>-0.373466022148473</text:p>
          </table:table-cell>
          <table:table-cell office:value-type="float" office:value="-0.345326179009712" calcext:value-type="float">
            <text:p>-0.345326179009712</text:p>
          </table:table-cell>
          <table:table-cell office:value-type="float" office:value="-0.376152641989751" calcext:value-type="float">
            <text:p>-0.376152641989751</text:p>
          </table:table-cell>
          <table:table-cell office:value-type="float" office:value="-0.397707716288875" calcext:value-type="float">
            <text:p>-0.397707716288875</text:p>
          </table:table-cell>
          <table:table-cell office:value-type="float" office:value="-0.421724605707407" calcext:value-type="float">
            <text:p>-0.421724605707407</text:p>
          </table:table-cell>
          <table:table-cell office:value-type="float" office:value="-0.441334767480589" calcext:value-type="float">
            <text:p>-0.441334767480589</text:p>
          </table:table-cell>
          <table:table-cell office:value-type="float" office:value="-0.442481852853237" calcext:value-type="float">
            <text:p>-0.442481852853237</text:p>
          </table:table-cell>
          <table:table-cell office:value-type="float" office:value="-0.437267984707499" calcext:value-type="float">
            <text:p>-0.437267984707499</text:p>
          </table:table-cell>
          <table:table-cell office:value-type="float" office:value="-0.440863989046176" calcext:value-type="float">
            <text:p>-0.440863989046176</text:p>
          </table:table-cell>
          <table:table-cell office:value-type="float" office:value="-0.380779631395291" calcext:value-type="float">
            <text:p>-0.380779631395291</text:p>
          </table:table-cell>
          <table:table-cell office:value-type="float" office:value="-0.395720999244638" calcext:value-type="float">
            <text:p>-0.395720999244638</text:p>
          </table:table-cell>
          <table:table-cell office:value-type="float" office:value="-0.401972942425176" calcext:value-type="float">
            <text:p>-0.401972942425176</text:p>
          </table:table-cell>
          <table:table-cell office:value-type="float" office:value="-0.38546106258206" calcext:value-type="float">
            <text:p>-0.38546106258206</text:p>
          </table:table-cell>
          <table:table-cell office:value-type="float" office:value="-0.375449904065894" calcext:value-type="float">
            <text:p>-0.375449904065894</text:p>
          </table:table-cell>
          <table:table-cell office:value-type="float" office:value="-0.361869303167483" calcext:value-type="float">
            <text:p>-0.361869303167483</text:p>
          </table:table-cell>
          <table:table-cell office:value-type="float" office:value="-0.349110505489203" calcext:value-type="float">
            <text:p>-0.349110505489203</text:p>
          </table:table-cell>
          <table:table-cell office:value-type="float" office:value="-0.327016397649685" calcext:value-type="float">
            <text:p>-0.327016397649685</text:p>
          </table:table-cell>
          <table:table-cell office:value-type="float" office:value="-0.325433669727672" calcext:value-type="float">
            <text:p>-0.325433669727672</text:p>
          </table:table-cell>
          <table:table-cell office:value-type="float" office:value="-0.350330977788992" calcext:value-type="float">
            <text:p>-0.350330977788992</text:p>
          </table:table-cell>
          <table:table-cell office:value-type="float" office:value="-0.331596848278889" calcext:value-type="float">
            <text:p>-0.331596848278889</text:p>
          </table:table-cell>
          <table:table-cell office:value-type="float" office:value="-0.351278293186161" calcext:value-type="float">
            <text:p>-0.351278293186161</text:p>
          </table:table-cell>
          <table:table-cell office:value-type="float" office:value="-0.37070059866778" calcext:value-type="float">
            <text:p>-0.37070059866778</text:p>
          </table:table-cell>
          <table:table-cell office:value-type="float" office:value="-0.372317361614593" calcext:value-type="float">
            <text:p>-0.372317361614593</text:p>
          </table:table-cell>
          <table:table-cell office:value-type="float" office:value="-0.397273533253881" calcext:value-type="float">
            <text:p>-0.397273533253881</text:p>
          </table:table-cell>
          <table:table-cell office:value-type="float" office:value="-0.389626396546769" calcext:value-type="float">
            <text:p>-0.389626396546769</text:p>
          </table:table-cell>
          <table:table-cell office:value-type="float" office:value="-0.387700684836863" calcext:value-type="float">
            <text:p>-0.387700684836863</text:p>
          </table:table-cell>
          <table:table-cell office:value-type="float" office:value="-0.389821213242312" calcext:value-type="float">
            <text:p>-0.389821213242312</text:p>
          </table:table-cell>
          <table:table-cell office:value-type="float" office:value="-0.382242345505238" calcext:value-type="float">
            <text:p>-0.382242345505238</text:p>
          </table:table-cell>
          <table:table-cell office:value-type="float" office:value="-0.375160681111438" calcext:value-type="float">
            <text:p>-0.375160681111438</text:p>
          </table:table-cell>
          <table:table-cell office:value-type="float" office:value="-0.382437071316231" calcext:value-type="float">
            <text:p>-0.382437071316231</text:p>
          </table:table-cell>
          <table:table-cell office:value-type="float" office:value="-0.326058478870707" calcext:value-type="float">
            <text:p>-0.326058478870707</text:p>
          </table:table-cell>
          <table:table-cell office:value-type="float" office:value="-0.31767427611505" calcext:value-type="float">
            <text:p>-0.31767427611505</text:p>
          </table:table-cell>
          <table:table-cell office:value-type="float" office:value="-0.351894943890783" calcext:value-type="float">
            <text:p>-0.351894943890783</text:p>
          </table:table-cell>
          <table:table-cell office:value-type="float" office:value="-0.396218627621504" calcext:value-type="float">
            <text:p>-0.396218627621504</text:p>
          </table:table-cell>
          <table:table-cell office:value-type="float" office:value="-0.407916822298489" calcext:value-type="float">
            <text:p>-0.407916822298489</text:p>
          </table:table-cell>
          <table:table-cell office:value-type="float" office:value="-0.328841670115405" calcext:value-type="float">
            <text:p>-0.328841670115405</text:p>
          </table:table-cell>
          <table:table-cell office:value-type="float" office:value="-0.34154924920438" calcext:value-type="float">
            <text:p>-0.34154924920438</text:p>
          </table:table-cell>
          <table:table-cell office:value-type="float" office:value="-0.351653475013547" calcext:value-type="float">
            <text:p>-0.351653475013547</text:p>
          </table:table-cell>
          <table:table-cell office:value-type="float" office:value="-0.364233689682198" calcext:value-type="float">
            <text:p>-0.364233689682198</text:p>
          </table:table-cell>
          <table:table-cell office:value-type="float" office:value="-0.366548722815293" calcext:value-type="float">
            <text:p>-0.366548722815293</text:p>
          </table:table-cell>
          <table:table-cell office:value-type="float" office:value="-0.373642475716131" calcext:value-type="float">
            <text:p>-0.373642475716131</text:p>
          </table:table-cell>
          <table:table-cell office:value-type="float" office:value="-0.374323927735224" calcext:value-type="float">
            <text:p>-0.374323927735224</text:p>
          </table:table-cell>
          <table:table-cell office:value-type="float" office:value="-0.375879132062968" calcext:value-type="float">
            <text:p>-0.375879132062968</text:p>
          </table:table-cell>
          <table:table-cell office:value-type="float" office:value="-0.35809262234722" calcext:value-type="float">
            <text:p>-0.35809262234722</text:p>
          </table:table-cell>
          <table:table-cell office:value-type="float" office:value="-0.377707018263876" calcext:value-type="float">
            <text:p>-0.377707018263876</text:p>
          </table:table-cell>
          <table:table-cell office:value-type="float" office:value="-0.369709799163978" calcext:value-type="float">
            <text:p>-0.369709799163978</text:p>
          </table:table-cell>
          <table:table-cell office:value-type="float" office:value="-0.359893451476536" calcext:value-type="float">
            <text:p>-0.359893451476536</text:p>
          </table:table-cell>
          <table:table-cell office:value-type="float" office:value="-0.355471099323051" calcext:value-type="float">
            <text:p>-0.355471099323051</text:p>
          </table:table-cell>
          <table:table-cell office:value-type="float" office:value="-0.358780086491636" calcext:value-type="float">
            <text:p>-0.358780086491636</text:p>
          </table:table-cell>
          <table:table-cell office:value-type="float" office:value="-0.367225070264289" calcext:value-type="float">
            <text:p>-0.367225070264289</text:p>
          </table:table-cell>
          <table:table-cell office:value-type="float" office:value="-0.362786873308905" calcext:value-type="float">
            <text:p>-0.362786873308905</text:p>
          </table:table-cell>
          <table:table-cell office:value-type="float" office:value="-0.355628224433027" calcext:value-type="float">
            <text:p>-0.355628224433027</text:p>
          </table:table-cell>
          <table:table-cell office:value-type="float" office:value="-0.349106676068113" calcext:value-type="float">
            <text:p>-0.349106676068113</text:p>
          </table:table-cell>
          <table:table-cell office:value-type="float" office:value="-0.347130827925379" calcext:value-type="float">
            <text:p>-0.347130827925379</text:p>
          </table:table-cell>
          <table:table-cell office:value-type="float" office:value="-0.34685696858404" calcext:value-type="float">
            <text:p>-0.34685696858404</text:p>
          </table:table-cell>
          <table:table-cell office:value-type="float" office:value="-0.351447072934744" calcext:value-type="float">
            <text:p>-0.351447072934744</text:p>
          </table:table-cell>
          <table:table-cell office:value-type="float" office:value="-0.351200283146097" calcext:value-type="float">
            <text:p>-0.351200283146097</text:p>
          </table:table-cell>
          <table:table-cell office:value-type="float" office:value="-0.356967096406257" calcext:value-type="float">
            <text:p>-0.356967096406257</text:p>
          </table:table-cell>
          <table:table-cell office:value-type="float" office:value="-0.355353394164131" calcext:value-type="float">
            <text:p>-0.355353394164131</text:p>
          </table:table-cell>
          <table:table-cell office:value-type="float" office:value="-0.355665095827234" calcext:value-type="float">
            <text:p>-0.355665095827234</text:p>
          </table:table-cell>
          <table:table-cell office:value-type="float" office:value="-0.352558011185472" calcext:value-type="float">
            <text:p>-0.352558011185472</text:p>
          </table:table-cell>
          <table:table-cell office:value-type="float" office:value="-0.350763013556144" calcext:value-type="float">
            <text:p>-0.350763013556144</text:p>
          </table:table-cell>
          <table:table-cell office:value-type="float" office:value="-0.353018050692756" calcext:value-type="float">
            <text:p>-0.353018050692756</text:p>
          </table:table-cell>
          <table:table-cell office:value-type="float" office:value="-0.352263512040464" calcext:value-type="float">
            <text:p>-0.352263512040464</text:p>
          </table:table-cell>
          <table:table-cell office:value-type="float" office:value="-0.352131181496476" calcext:value-type="float">
            <text:p>-0.352131181496476</text:p>
          </table:table-cell>
          <table:table-cell office:value-type="float" office:value="-0.35351195702655" calcext:value-type="float">
            <text:p>-0.35351195702655</text:p>
          </table:table-cell>
          <table:table-cell office:value-type="float" office:value="-0.349447353128065" calcext:value-type="float">
            <text:p>-0.349447353128065</text:p>
          </table:table-cell>
          <table:table-cell office:value-type="float" office:value="-0.348731676513645" calcext:value-type="float">
            <text:p>-0.348731676513645</text:p>
          </table:table-cell>
          <table:table-cell office:value-type="float" office:value="-0.348819986123342" calcext:value-type="float">
            <text:p>-0.348819986123342</text:p>
          </table:table-cell>
          <table:table-cell office:value-type="float" office:value="-0.348585131120018" calcext:value-type="float">
            <text:p>-0.348585131120018</text:p>
          </table:table-cell>
          <table:table-cell office:value-type="float" office:value="-0.349452724039094" calcext:value-type="float">
            <text:p>-0.349452724039094</text:p>
          </table:table-cell>
          <table:table-cell office:value-type="float" office:value="-0.348513485218325" calcext:value-type="float">
            <text:p>-0.348513485218325</text:p>
          </table:table-cell>
          <table:table-cell office:value-type="float" office:value="-0.351241893572474" calcext:value-type="float">
            <text:p>-0.351241893572474</text:p>
          </table:table-cell>
          <table:table-cell office:value-type="float" office:value="-0.352587293514825" calcext:value-type="float">
            <text:p>-0.352587293514825</text:p>
          </table:table-cell>
          <table:table-cell office:value-type="float" office:value="-0.349363458283007" calcext:value-type="float">
            <text:p>-0.349363458283007</text:p>
          </table:table-cell>
          <table:table-cell office:value-type="float" office:value="-0.349670953451544" calcext:value-type="float">
            <text:p>-0.349670953451544</text:p>
          </table:table-cell>
          <table:table-cell office:value-type="float" office:value="-0.349733677627363" calcext:value-type="float">
            <text:p>-0.349733677627363</text:p>
          </table:table-cell>
          <table:table-cell office:value-type="float" office:value="-0.350435359987278" calcext:value-type="float">
            <text:p>-0.350435359987278</text:p>
          </table:table-cell>
          <table:table-cell office:value-type="float" office:value="-0.349552350963729" calcext:value-type="float">
            <text:p>-0.349552350963729</text:p>
          </table:table-cell>
          <table:table-cell office:value-type="float" office:value="-0.350518161442794" calcext:value-type="float">
            <text:p>-0.350518161442794</text:p>
          </table:table-cell>
          <table:table-cell office:value-type="float" office:value="-0.348088271140109" calcext:value-type="float">
            <text:p>-0.348088271140109</text:p>
          </table:table-cell>
          <table:table-cell office:value-type="float" office:value="-0.348747242351454" calcext:value-type="float">
            <text:p>-0.348747242351454</text:p>
          </table:table-cell>
          <table:table-cell office:value-type="float" office:value="-0.349103908029407" calcext:value-type="float">
            <text:p>-0.349103908029407</text:p>
          </table:table-cell>
          <table:table-cell office:value-type="float" office:value="-0.35061249722276" calcext:value-type="float">
            <text:p>-0.35061249722276</text:p>
          </table:table-cell>
          <table:table-cell office:value-type="float" office:value="-0.351313920375843" calcext:value-type="float">
            <text:p>-0.351313920375843</text:p>
          </table:table-cell>
          <table:table-cell office:value-type="float" office:value="-0.35014260879871" calcext:value-type="float">
            <text:p>-0.35014260879871</text:p>
          </table:table-cell>
          <table:table-cell office:value-type="float" office:value="-0.348208714599612" calcext:value-type="float">
            <text:p>-0.348208714599612</text:p>
          </table:table-cell>
          <table:table-cell office:value-type="float" office:value="-0.350400242218188" calcext:value-type="float">
            <text:p>-0.350400242218188</text:p>
          </table:table-cell>
          <table:table-cell office:value-type="float" office:value="-0.349303175546058" calcext:value-type="float">
            <text:p>-0.349303175546058</text:p>
          </table:table-cell>
          <table:table-cell office:value-type="float" office:value="-0.350333810242231" calcext:value-type="float">
            <text:p>-0.350333810242231</text:p>
          </table:table-cell>
          <table:table-cell office:value-type="float" office:value="-0.350131388207696" calcext:value-type="float">
            <text:p>-0.350131388207696</text:p>
          </table:table-cell>
          <table:table-cell office:value-type="float" office:value="-0.351064733238881" calcext:value-type="float">
            <text:p>-0.351064733238881</text:p>
          </table:table-cell>
          <table:table-cell office:value-type="float" office:value="-0.350506236668258" calcext:value-type="float">
            <text:p>-0.350506236668258</text:p>
          </table:table-cell>
          <table:table-cell office:value-type="float" office:value="-0.351069525277736" calcext:value-type="float">
            <text:p>-0.351069525277736</text:p>
          </table:table-cell>
          <table:table-cell office:value-type="float" office:value="-0.349043414439193" calcext:value-type="float">
            <text:p>-0.349043414439193</text:p>
          </table:table-cell>
          <table:table-cell office:value-type="float" office:value="-0.349219955120293" calcext:value-type="float">
            <text:p>-0.349219955120293</text:p>
          </table:table-cell>
          <table:table-cell office:value-type="float" office:value="-0.349376703754758" calcext:value-type="float">
            <text:p>-0.349376703754758</text:p>
          </table:table-cell>
          <table:table-cell office:value-type="float" office:value="-0.349909620700885" calcext:value-type="float">
            <text:p>-0.349909620700885</text:p>
          </table:table-cell>
          <table:table-cell office:value-type="float" office:value="-0.349738575204289" calcext:value-type="float">
            <text:p>-0.349738575204289</text:p>
          </table:table-cell>
          <table:table-cell office:value-type="float" office:value="-0.348767060944252" calcext:value-type="float">
            <text:p>-0.348767060944252</text:p>
          </table:table-cell>
          <table:table-cell office:value-type="float" office:value="-0.350019961567913" calcext:value-type="float">
            <text:p>-0.350019961567913</text:p>
          </table:table-cell>
          <table:table-cell office:value-type="float" office:value="-0.349953865884009" calcext:value-type="float">
            <text:p>-0.349953865884009</text:p>
          </table:table-cell>
          <table:table-cell office:value-type="float" office:value="-0.349912444042539" calcext:value-type="float">
            <text:p>-0.349912444042539</text:p>
          </table:table-cell>
          <table:table-cell office:value-type="float" office:value="-0.349490919670927" calcext:value-type="float">
            <text:p>-0.349490919670927</text:p>
          </table:table-cell>
          <table:table-cell office:value-type="float" office:value="-0.347588595027482" calcext:value-type="float">
            <text:p>-0.347588595027482</text:p>
          </table:table-cell>
          <table:table-cell office:value-type="float" office:value="-0.348515507872519" calcext:value-type="float">
            <text:p>-0.348515507872519</text:p>
          </table:table-cell>
          <table:table-cell office:value-type="float" office:value="-0.34976585700608" calcext:value-type="float">
            <text:p>-0.34976585700608</text:p>
          </table:table-cell>
          <table:table-cell office:value-type="float" office:value="-0.347827879599947" calcext:value-type="float">
            <text:p>-0.347827879599947</text:p>
          </table:table-cell>
          <table:table-cell office:value-type="float" office:value="-0.349425915695538" calcext:value-type="float">
            <text:p>-0.349425915695538</text:p>
          </table:table-cell>
          <table:table-cell office:value-type="float" office:value="-0.349699553700603" calcext:value-type="float">
            <text:p>-0.349699553700603</text:p>
          </table:table-cell>
          <table:table-cell office:value-type="float" office:value="-0.350816097690581" calcext:value-type="float">
            <text:p>-0.350816097690581</text:p>
          </table:table-cell>
          <table:table-cell office:value-type="float" office:value="-0.349709114222441" calcext:value-type="float">
            <text:p>-0.349709114222441</text:p>
          </table:table-cell>
          <table:table-cell office:value-type="float" office:value="-0.348665464659865" calcext:value-type="float">
            <text:p>-0.348665464659865</text:p>
          </table:table-cell>
          <table:table-cell office:value-type="float" office:value="-0.348585674591623" calcext:value-type="float">
            <text:p>-0.348585674591623</text:p>
          </table:table-cell>
          <table:table-cell office:value-type="float" office:value="-0.348137846603656" calcext:value-type="float">
            <text:p>-0.348137846603656</text:p>
          </table:table-cell>
          <table:table-cell office:value-type="float" office:value="-0.347359573853968" calcext:value-type="float">
            <text:p>-0.347359573853968</text:p>
          </table:table-cell>
          <table:table-cell office:value-type="float" office:value="-0.348426840329678" calcext:value-type="float">
            <text:p>-0.348426840329678</text:p>
          </table:table-cell>
          <table:table-cell office:value-type="float" office:value="-0.349266428777438" calcext:value-type="float">
            <text:p>-0.349266428777438</text:p>
          </table:table-cell>
          <table:table-cell office:value-type="float" office:value="-0.34941101033907" calcext:value-type="float">
            <text:p>-0.34941101033907</text:p>
          </table:table-cell>
          <table:table-cell office:value-type="float" office:value="-0.349056051309459" calcext:value-type="float">
            <text:p>-0.349056051309459</text:p>
          </table:table-cell>
          <table:table-cell office:value-type="float" office:value="-0.347581450227817" calcext:value-type="float">
            <text:p>-0.347581450227817</text:p>
          </table:table-cell>
          <table:table-cell office:value-type="float" office:value="-0.347799291740289" calcext:value-type="float">
            <text:p>-0.347799291740289</text:p>
          </table:table-cell>
          <table:table-cell office:value-type="float" office:value="-0.347681308553972" calcext:value-type="float">
            <text:p>-0.347681308553972</text:p>
          </table:table-cell>
          <table:table-cell office:value-type="float" office:value="-0.348593438317894" calcext:value-type="float">
            <text:p>-0.348593438317894</text:p>
          </table:table-cell>
          <table:table-cell office:value-type="float" office:value="-0.348360684059002" calcext:value-type="float">
            <text:p>-0.348360684059002</text:p>
          </table:table-cell>
          <table:table-cell office:value-type="float" office:value="-0.348877733776947" calcext:value-type="float">
            <text:p>-0.348877733776947</text:p>
          </table:table-cell>
          <table:table-cell office:value-type="float" office:value="-0.348996616805678" calcext:value-type="float">
            <text:p>-0.348996616805678</text:p>
          </table:table-cell>
          <table:table-cell office:value-type="float" office:value="-0.348549612586722" calcext:value-type="float">
            <text:p>-0.348549612586722</text:p>
          </table:table-cell>
          <table:table-cell office:value-type="float" office:value="-0.34709171753911" calcext:value-type="float">
            <text:p>-0.34709171753911</text:p>
          </table:table-cell>
          <table:table-cell office:value-type="float" office:value="-0.348143444410633" calcext:value-type="float">
            <text:p>-0.348143444410633</text:p>
          </table:table-cell>
          <table:table-cell office:value-type="float" office:value="-0.348004784430434" calcext:value-type="float">
            <text:p>-0.348004784430434</text:p>
          </table:table-cell>
          <table:table-cell office:value-type="float" office:value="-0.348053181668447" calcext:value-type="float">
            <text:p>-0.348053181668447</text:p>
          </table:table-cell>
          <table:table-cell office:value-type="float" office:value="-0.348449850867984" calcext:value-type="float">
            <text:p>-0.348449850867984</text:p>
          </table:table-cell>
          <table:table-cell table:number-columns-repeated="523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014704382795272" calcext:value-type="float">
            <text:p>-1.4704382795272E-06</text:p>
          </table:table-cell>
          <table:table-cell office:value-type="float" office:value="0.00000131995557972608" calcext:value-type="float">
            <text:p>1.31995557972608E-06</text:p>
          </table:table-cell>
          <table:table-cell office:value-type="float" office:value="-0.000000589829918240525" calcext:value-type="float">
            <text:p>-5.89829918240525E-07</text:p>
          </table:table-cell>
          <table:table-cell office:value-type="float" office:value="0.00000673543785340014" calcext:value-type="float">
            <text:p>6.73543785340014E-06</text:p>
          </table:table-cell>
          <table:table-cell office:value-type="float" office:value="-0.000000182230005085771" calcext:value-type="float">
            <text:p>-1.82230005085771E-07</text:p>
          </table:table-cell>
          <table:table-cell office:value-type="float" office:value="-0.000010627181778966" calcext:value-type="float">
            <text:p>-1.0627181778966E-05</text:p>
          </table:table-cell>
          <table:table-cell office:value-type="float" office:value="0.00000240654809774421" calcext:value-type="float">
            <text:p>2.40654809774421E-06</text:p>
          </table:table-cell>
          <table:table-cell office:value-type="float" office:value="0.0000484453170420673" calcext:value-type="float">
            <text:p>4.84453170420673E-05</text:p>
          </table:table-cell>
          <table:table-cell office:value-type="float" office:value="0.000000594523369312761" calcext:value-type="float">
            <text:p>5.94523369312761E-07</text:p>
          </table:table-cell>
          <table:table-cell office:value-type="float" office:value="-0.0000390912453123171" calcext:value-type="float">
            <text:p>-3.90912453123171E-05</text:p>
          </table:table-cell>
          <table:table-cell office:value-type="float" office:value="0.0000207653101400584" calcext:value-type="float">
            <text:p>2.07653101400584E-05</text:p>
          </table:table-cell>
          <table:table-cell office:value-type="float" office:value="-0.0000274563432209884" calcext:value-type="float">
            <text:p>-2.74563432209884E-05</text:p>
          </table:table-cell>
          <table:table-cell office:value-type="float" office:value="0.00000264340913280758" calcext:value-type="float">
            <text:p>2.64340913280758E-06</text:p>
          </table:table-cell>
          <table:table-cell office:value-type="float" office:value="-0.0000127466044517188" calcext:value-type="float">
            <text:p>-1.27466044517188E-05</text:p>
          </table:table-cell>
          <table:table-cell office:value-type="float" office:value="0.00000909712505992033" calcext:value-type="float">
            <text:p>9.09712505992033E-06</text:p>
          </table:table-cell>
          <table:table-cell office:value-type="float" office:value="0.00000694618147267789" calcext:value-type="float">
            <text:p>6.94618147267789E-06</text:p>
          </table:table-cell>
          <table:table-cell office:value-type="float" office:value="-0.00000915837671949804" calcext:value-type="float">
            <text:p>-9.15837671949804E-06</text:p>
          </table:table-cell>
          <table:table-cell office:value-type="float" office:value="0.00000107647011576839" calcext:value-type="float">
            <text:p>1.07647011576839E-06</text:p>
          </table:table-cell>
          <table:table-cell office:value-type="float" office:value="0.000000493695696823782" calcext:value-type="float">
            <text:p>4.93695696823782E-07</text:p>
          </table:table-cell>
          <table:table-cell office:value-type="float" office:value="0.0000052674817781484" calcext:value-type="float">
            <text:p>5.2674817781484E-06</text:p>
          </table:table-cell>
          <table:table-cell office:value-type="float" office:value="-0.0000250289169799744" calcext:value-type="float">
            <text:p>-2.50289169799744E-05</text:p>
          </table:table-cell>
          <table:table-cell office:value-type="float" office:value="0.0000196423130152112" calcext:value-type="float">
            <text:p>1.96423130152112E-05</text:p>
          </table:table-cell>
          <table:table-cell office:value-type="float" office:value="-0.00000374870255476223" calcext:value-type="float">
            <text:p>-3.74870255476223E-06</text:p>
          </table:table-cell>
          <table:table-cell office:value-type="float" office:value="-0.00000202624970468968" calcext:value-type="float">
            <text:p>-2.02624970468968E-06</text:p>
          </table:table-cell>
          <table:table-cell office:value-type="float" office:value="0.00000328765792823038" calcext:value-type="float">
            <text:p>3.28765792823038E-06</text:p>
          </table:table-cell>
          <table:table-cell office:value-type="float" office:value="0.0000187372299987887" calcext:value-type="float">
            <text:p>1.87372299987887E-05</text:p>
          </table:table-cell>
          <table:table-cell office:value-type="float" office:value="-0.00000935832954335192" calcext:value-type="float">
            <text:p>-9.35832954335192E-06</text:p>
          </table:table-cell>
          <table:table-cell office:value-type="float" office:value="-0.00000126963367802491" calcext:value-type="float">
            <text:p>-1.26963367802491E-06</text:p>
          </table:table-cell>
          <table:table-cell office:value-type="float" office:value="0.0000387879093691756" calcext:value-type="float">
            <text:p>3.87879093691756E-05</text:p>
          </table:table-cell>
          <table:table-cell office:value-type="float" office:value="-0.0000375778596307663" calcext:value-type="float">
            <text:p>-3.75778596307663E-05</text:p>
          </table:table-cell>
          <table:table-cell office:value-type="float" office:value="-0.00000237786529627693" calcext:value-type="float">
            <text:p>-2.37786529627693E-06</text:p>
          </table:table-cell>
          <table:table-cell office:value-type="float" office:value="-0.00000598492620523805" calcext:value-type="float">
            <text:p>-5.98492620523805E-06</text:p>
          </table:table-cell>
          <table:table-cell office:value-type="float" office:value="0.00000805583043306246" calcext:value-type="float">
            <text:p>8.05583043306246E-06</text:p>
          </table:table-cell>
          <table:table-cell office:value-type="float" office:value="-0.00000690256755669916" calcext:value-type="float">
            <text:p>-6.90256755669916E-06</text:p>
          </table:table-cell>
          <table:table-cell office:value-type="float" office:value="0.0000136198984492797" calcext:value-type="float">
            <text:p>1.36198984492797E-05</text:p>
          </table:table-cell>
          <table:table-cell office:value-type="float" office:value="-0.0000184343995277003" calcext:value-type="float">
            <text:p>-1.84343995277003E-05</text:p>
          </table:table-cell>
          <table:table-cell office:value-type="float" office:value="-0.00000480725588347664" calcext:value-type="float">
            <text:p>-4.80725588347664E-06</text:p>
          </table:table-cell>
          <table:table-cell office:value-type="float" office:value="0.00000143628386761741" calcext:value-type="float">
            <text:p>1.43628386761741E-06</text:p>
          </table:table-cell>
          <table:table-cell office:value-type="float" office:value="0.0000216431083236435" calcext:value-type="float">
            <text:p>2.16431083236435E-05</text:p>
          </table:table-cell>
          <table:table-cell office:value-type="float" office:value="0.0000359785657486622" calcext:value-type="float">
            <text:p>3.59785657486622E-05</text:p>
          </table:table-cell>
          <table:table-cell office:value-type="float" office:value="-0.0000663303677957416" calcext:value-type="float">
            <text:p>-6.63303677957416E-05</text:p>
          </table:table-cell>
          <table:table-cell office:value-type="float" office:value="0.0000155636808700232" calcext:value-type="float">
            <text:p>1.55636808700232E-05</text:p>
          </table:table-cell>
          <table:table-cell office:value-type="float" office:value="0.00000706039226894273" calcext:value-type="float">
            <text:p>7.06039226894273E-06</text:p>
          </table:table-cell>
          <table:table-cell office:value-type="float" office:value="-0.00000272971554121648" calcext:value-type="float">
            <text:p>-2.72971554121648E-06</text:p>
          </table:table-cell>
          <table:table-cell office:value-type="float" office:value="0.0000328111947235921" calcext:value-type="float">
            <text:p>3.28111947235921E-05</text:p>
          </table:table-cell>
          <table:table-cell office:value-type="float" office:value="-0.0000436529781283612" calcext:value-type="float">
            <text:p>-4.36529781283612E-05</text:p>
          </table:table-cell>
          <table:table-cell office:value-type="float" office:value="0.0000107707335557095" calcext:value-type="float">
            <text:p>1.07707335557095E-05</text:p>
          </table:table-cell>
          <table:table-cell office:value-type="float" office:value="0.00000294196522465651" calcext:value-type="float">
            <text:p>2.94196522465651E-06</text:p>
          </table:table-cell>
          <table:table-cell office:value-type="float" office:value="-0.0000530700707529475" calcext:value-type="float">
            <text:p>-5.30700707529475E-05</text:p>
          </table:table-cell>
          <table:table-cell office:value-type="float" office:value="-0.00153286377769057" calcext:value-type="float">
            <text:p>-0.001532863777691</text:p>
          </table:table-cell>
          <table:table-cell office:value-type="float" office:value="0.0000537552454979995" calcext:value-type="float">
            <text:p>5.37552454979995E-05</text:p>
          </table:table-cell>
          <table:table-cell office:value-type="float" office:value="-0.000106211707651127" calcext:value-type="float">
            <text:p>-0.000106211707651</text:p>
          </table:table-cell>
          <table:table-cell office:value-type="float" office:value="-0.000456395641513896" calcext:value-type="float">
            <text:p>-0.000456395641514</text:p>
          </table:table-cell>
          <table:table-cell office:value-type="float" office:value="-0.000102796917629155" calcext:value-type="float">
            <text:p>-0.000102796917629</text:p>
          </table:table-cell>
          <table:table-cell office:value-type="float" office:value="-0.000325553154016167" calcext:value-type="float">
            <text:p>-0.000325553154016</text:p>
          </table:table-cell>
          <table:table-cell office:value-type="float" office:value="-0.000176364245154825" calcext:value-type="float">
            <text:p>-0.000176364245155</text:p>
          </table:table-cell>
          <table:table-cell office:value-type="float" office:value="-0.000030607194251131" calcext:value-type="float">
            <text:p>-3.0607194251131E-05</text:p>
          </table:table-cell>
          <table:table-cell office:value-type="float" office:value="0.00224974017159052" calcext:value-type="float">
            <text:p>0.002249740171591</text:p>
          </table:table-cell>
          <table:table-cell office:value-type="float" office:value="0.0030623425219905" calcext:value-type="float">
            <text:p>0.003062342521991</text:p>
          </table:table-cell>
          <table:table-cell office:value-type="float" office:value="0.00413864779088841" calcext:value-type="float">
            <text:p>0.004138647790888</text:p>
          </table:table-cell>
          <table:table-cell office:value-type="float" office:value="0.0151397431101502" calcext:value-type="float">
            <text:p>0.01513974311015</text:p>
          </table:table-cell>
          <table:table-cell office:value-type="float" office:value="0.00190504912285561" calcext:value-type="float">
            <text:p>0.001905049122856</text:p>
          </table:table-cell>
          <table:table-cell office:value-type="float" office:value="-0.00137931956029974" calcext:value-type="float">
            <text:p>-0.0013793195603</text:p>
          </table:table-cell>
          <table:table-cell office:value-type="float" office:value="-0.00249054394574216" calcext:value-type="float">
            <text:p>-0.002490543945742</text:p>
          </table:table-cell>
          <table:table-cell office:value-type="float" office:value="0.00554194963543914" calcext:value-type="float">
            <text:p>0.005541949635439</text:p>
          </table:table-cell>
          <table:table-cell office:value-type="float" office:value="-0.00284481918721896" calcext:value-type="float">
            <text:p>-0.002844819187219</text:p>
          </table:table-cell>
          <table:table-cell office:value-type="float" office:value="-0.00099465365734086" calcext:value-type="float">
            <text:p>-0.000994653657341</text:p>
          </table:table-cell>
          <table:table-cell office:value-type="float" office:value="-0.0209246441980027" calcext:value-type="float">
            <text:p>-0.020924644198003</text:p>
          </table:table-cell>
          <table:table-cell office:value-type="float" office:value="0.000628826069394961" calcext:value-type="float">
            <text:p>0.000628826069395</text:p>
          </table:table-cell>
          <table:table-cell office:value-type="float" office:value="-0.0127506522519723" calcext:value-type="float">
            <text:p>-0.012750652251972</text:p>
          </table:table-cell>
          <table:table-cell office:value-type="float" office:value="0.0289763353794987" calcext:value-type="float">
            <text:p>0.028976335379499</text:p>
          </table:table-cell>
          <table:table-cell office:value-type="float" office:value="-0.00214962754084003" calcext:value-type="float">
            <text:p>-0.00214962754084</text:p>
          </table:table-cell>
          <table:table-cell office:value-type="float" office:value="-0.00329179760137083" calcext:value-type="float">
            <text:p>-0.003291797601371</text:p>
          </table:table-cell>
          <table:table-cell office:value-type="float" office:value="-0.0208170060234634" calcext:value-type="float">
            <text:p>-0.020817006023463</text:p>
          </table:table-cell>
          <table:table-cell office:value-type="float" office:value="-0.00181414820503911" calcext:value-type="float">
            <text:p>-0.001814148205039</text:p>
          </table:table-cell>
          <table:table-cell office:value-type="float" office:value="-0.00121031162528029" calcext:value-type="float">
            <text:p>-0.00121031162528</text:p>
          </table:table-cell>
          <table:table-cell office:value-type="float" office:value="-0.00225355001541383" calcext:value-type="float">
            <text:p>-0.002253550015414</text:p>
          </table:table-cell>
          <table:table-cell office:value-type="float" office:value="0.00263821744027604" calcext:value-type="float">
            <text:p>0.002638217440276</text:p>
          </table:table-cell>
          <table:table-cell office:value-type="float" office:value="0.00395084631077308" calcext:value-type="float">
            <text:p>0.003950846310773</text:p>
          </table:table-cell>
          <table:table-cell office:value-type="float" office:value="0.00330939909611216" calcext:value-type="float">
            <text:p>0.003309399096112</text:p>
          </table:table-cell>
          <table:table-cell office:value-type="float" office:value="-0.000671259559306914" calcext:value-type="float">
            <text:p>-0.000671259559307</text:p>
          </table:table-cell>
          <table:table-cell office:value-type="float" office:value="-0.000932822454177251" calcext:value-type="float">
            <text:p>-0.000932822454177</text:p>
          </table:table-cell>
          <table:table-cell office:value-type="float" office:value="-0.000891586140385869" calcext:value-type="float">
            <text:p>-0.000891586140386</text:p>
          </table:table-cell>
          <table:table-cell office:value-type="float" office:value="0.000363628517810688" calcext:value-type="float">
            <text:p>0.000363628517811</text:p>
          </table:table-cell>
          <table:table-cell office:value-type="float" office:value="0.00276058907627386" calcext:value-type="float">
            <text:p>0.002760589076274</text:p>
          </table:table-cell>
          <table:table-cell office:value-type="float" office:value="0.00420552776301053" calcext:value-type="float">
            <text:p>0.004205527763011</text:p>
          </table:table-cell>
          <table:table-cell office:value-type="float" office:value="0.0118908419203804" calcext:value-type="float">
            <text:p>0.01189084192038</text:p>
          </table:table-cell>
          <table:table-cell office:value-type="float" office:value="0.0135318420247762" calcext:value-type="float">
            <text:p>0.013531842024776</text:p>
          </table:table-cell>
          <table:table-cell office:value-type="float" office:value="-0.00112977062333802" calcext:value-type="float">
            <text:p>-0.001129770623338</text:p>
          </table:table-cell>
          <table:table-cell office:value-type="float" office:value="-0.000246035616705942" calcext:value-type="float">
            <text:p>-0.000246035616706</text:p>
          </table:table-cell>
          <table:table-cell office:value-type="float" office:value="-0.00186075082117765" calcext:value-type="float">
            <text:p>-0.001860750821178</text:p>
          </table:table-cell>
          <table:table-cell office:value-type="float" office:value="0.00358172619363678" calcext:value-type="float">
            <text:p>0.003581726193637</text:p>
          </table:table-cell>
          <table:table-cell office:value-type="float" office:value="-0.00192896272608911" calcext:value-type="float">
            <text:p>-0.001928962726089</text:p>
          </table:table-cell>
          <table:table-cell office:value-type="float" office:value="-0.0158097815520948" calcext:value-type="float">
            <text:p>-0.015809781552095</text:p>
          </table:table-cell>
          <table:table-cell office:value-type="float" office:value="-0.0070999466188626" calcext:value-type="float">
            <text:p>-0.007099946618863</text:p>
          </table:table-cell>
          <table:table-cell office:value-type="float" office:value="-0.00271448730673646" calcext:value-type="float">
            <text:p>-0.002714487306736</text:p>
          </table:table-cell>
          <table:table-cell office:value-type="float" office:value="-0.00137114404232014" calcext:value-type="float">
            <text:p>-0.00137114404232</text:p>
          </table:table-cell>
          <table:table-cell office:value-type="float" office:value="-0.000453626148856967" calcext:value-type="float">
            <text:p>-0.000453626148857</text:p>
          </table:table-cell>
          <table:table-cell office:value-type="float" office:value="-0.000254078943310421" calcext:value-type="float">
            <text:p>-0.00025407894331</text:p>
          </table:table-cell>
          <table:table-cell office:value-type="float" office:value="-0.000489739885837504" calcext:value-type="float">
            <text:p>-0.000489739885838</text:p>
          </table:table-cell>
          <table:table-cell office:value-type="float" office:value="-0.00401198377080586" calcext:value-type="float">
            <text:p>-0.004011983770806</text:p>
          </table:table-cell>
          <table:table-cell office:value-type="float" office:value="-0.00221104550216988" calcext:value-type="float">
            <text:p>-0.00221104550217</text:p>
          </table:table-cell>
          <table:table-cell office:value-type="float" office:value="-0.00210739179050995" calcext:value-type="float">
            <text:p>-0.00210739179051</text:p>
          </table:table-cell>
          <table:table-cell office:value-type="float" office:value="-0.00183237187425073" calcext:value-type="float">
            <text:p>-0.001832371874251</text:p>
          </table:table-cell>
          <table:table-cell office:value-type="float" office:value="-0.00219654063331604" calcext:value-type="float">
            <text:p>-0.002196540633316</text:p>
          </table:table-cell>
          <table:table-cell office:value-type="float" office:value="0.00241023862092854" calcext:value-type="float">
            <text:p>0.002410238620929</text:p>
          </table:table-cell>
          <table:table-cell office:value-type="float" office:value="0.00794317995577559" calcext:value-type="float">
            <text:p>0.007943179955776</text:p>
          </table:table-cell>
          <table:table-cell office:value-type="float" office:value="0.00283503895984644" calcext:value-type="float">
            <text:p>0.002835038959846</text:p>
          </table:table-cell>
          <table:table-cell office:value-type="float" office:value="0.000947744646859705" calcext:value-type="float">
            <text:p>0.00094774464686</text:p>
          </table:table-cell>
          <table:table-cell office:value-type="float" office:value="-0.00119695061397668" calcext:value-type="float">
            <text:p>-0.001196950613977</text:p>
          </table:table-cell>
          <table:table-cell office:value-type="float" office:value="-0.00115732812131636" calcext:value-type="float">
            <text:p>-0.001157328121316</text:p>
          </table:table-cell>
          <table:table-cell office:value-type="float" office:value="-0.000085739929293005" calcext:value-type="float">
            <text:p>-8.5739929293005E-05</text:p>
          </table:table-cell>
          <table:table-cell office:value-type="float" office:value="0.00234736725001922" calcext:value-type="float">
            <text:p>0.002347367250019</text:p>
          </table:table-cell>
          <table:table-cell office:value-type="float" office:value="0.00254163712013095" calcext:value-type="float">
            <text:p>0.002541637120131</text:p>
          </table:table-cell>
          <table:table-cell office:value-type="float" office:value="0.0018341075118008" calcext:value-type="float">
            <text:p>0.001834107511801</text:p>
          </table:table-cell>
          <table:table-cell office:value-type="float" office:value="0.00309705851020808" calcext:value-type="float">
            <text:p>0.003097058510208</text:p>
          </table:table-cell>
          <table:table-cell office:value-type="float" office:value="0.00807166141293703" calcext:value-type="float">
            <text:p>0.008071661412937</text:p>
          </table:table-cell>
          <table:table-cell office:value-type="float" office:value="-0.00112555367915185" calcext:value-type="float">
            <text:p>-0.001125553679152</text:p>
          </table:table-cell>
          <table:table-cell office:value-type="float" office:value="0.0102056972208188" calcext:value-type="float">
            <text:p>0.010205697220819</text:p>
          </table:table-cell>
          <table:table-cell office:value-type="float" office:value="0.00480531955318353" calcext:value-type="float">
            <text:p>0.004805319553184</text:p>
          </table:table-cell>
          <table:table-cell office:value-type="float" office:value="-0.000284464145854035" calcext:value-type="float">
            <text:p>-0.000284464145854</text:p>
          </table:table-cell>
          <table:table-cell office:value-type="float" office:value="-0.00173774370587437" calcext:value-type="float">
            <text:p>-0.001737743705874</text:p>
          </table:table-cell>
          <table:table-cell office:value-type="float" office:value="-0.000982602405962873" calcext:value-type="float">
            <text:p>-0.000982602405963</text:p>
          </table:table-cell>
          <table:table-cell office:value-type="float" office:value="0.00365419324750949" calcext:value-type="float">
            <text:p>0.003654193247509</text:p>
          </table:table-cell>
          <table:table-cell office:value-type="float" office:value="-0.00146861668721748" calcext:value-type="float">
            <text:p>-0.001468616687217</text:p>
          </table:table-cell>
          <table:table-cell office:value-type="float" office:value="-0.0332082330446784" calcext:value-type="float">
            <text:p>-0.033208233044678</text:p>
          </table:table-cell>
          <table:table-cell office:value-type="float" office:value="-0.00761303689892451" calcext:value-type="float">
            <text:p>-0.007613036898925</text:p>
          </table:table-cell>
          <table:table-cell office:value-type="float" office:value="-0.00084346721773626" calcext:value-type="float">
            <text:p>-0.000843467217736</text:p>
          </table:table-cell>
          <table:table-cell office:value-type="float" office:value="-0.00152488547292662" calcext:value-type="float">
            <text:p>-0.001524885472927</text:p>
          </table:table-cell>
          <table:table-cell office:value-type="float" office:value="0.0356806750080286" calcext:value-type="float">
            <text:p>0.035680675008029</text:p>
          </table:table-cell>
          <table:table-cell office:value-type="float" office:value="-0.0247017791545486" calcext:value-type="float">
            <text:p>-0.024701779154549</text:p>
          </table:table-cell>
          <table:table-cell office:value-type="float" office:value="-0.00644214939136972" calcext:value-type="float">
            <text:p>-0.00644214939137</text:p>
          </table:table-cell>
          <table:table-cell office:value-type="float" office:value="0.00491739588130125" calcext:value-type="float">
            <text:p>0.004917395881301</text:p>
          </table:table-cell>
          <table:table-cell office:value-type="float" office:value="0.00460649218307724" calcext:value-type="float">
            <text:p>0.004606492183077</text:p>
          </table:table-cell>
          <table:table-cell office:value-type="float" office:value="0.000617281113215018" calcext:value-type="float">
            <text:p>0.000617281113215</text:p>
          </table:table-cell>
          <table:table-cell office:value-type="float" office:value="-0.000211957444192334" calcext:value-type="float">
            <text:p>-0.000211957444192</text:p>
          </table:table-cell>
          <table:table-cell office:value-type="float" office:value="-0.000624159021146264" calcext:value-type="float">
            <text:p>-0.000624159021146</text:p>
          </table:table-cell>
          <table:table-cell office:value-type="float" office:value="-0.000352440307934909" calcext:value-type="float">
            <text:p>-0.000352440307935</text:p>
          </table:table-cell>
          <table:table-cell office:value-type="float" office:value="-0.00131680301406445" calcext:value-type="float">
            <text:p>-0.001316803014064</text:p>
          </table:table-cell>
          <table:table-cell office:value-type="float" office:value="-0.0000534558974167321" calcext:value-type="float">
            <text:p>-5.34558974167321E-05</text:p>
          </table:table-cell>
          <table:table-cell office:value-type="float" office:value="0.00112691565080275" calcext:value-type="float">
            <text:p>0.001126915650803</text:p>
          </table:table-cell>
          <table:table-cell office:value-type="float" office:value="0.00354163603445984" calcext:value-type="float">
            <text:p>0.00354163603446</text:p>
          </table:table-cell>
          <table:table-cell office:value-type="float" office:value="0.00279661178201635" calcext:value-type="float">
            <text:p>0.002796611782016</text:p>
          </table:table-cell>
          <table:table-cell office:value-type="float" office:value="0.0179074526449461" calcext:value-type="float">
            <text:p>0.017907452644946</text:p>
          </table:table-cell>
          <table:table-cell office:value-type="float" office:value="-0.000947665356512417" calcext:value-type="float">
            <text:p>-0.000947665356512</text:p>
          </table:table-cell>
          <table:table-cell office:value-type="float" office:value="0.0135667976397552" calcext:value-type="float">
            <text:p>0.013566797639755</text:p>
          </table:table-cell>
          <table:table-cell office:value-type="float" office:value="-0.00106901811622057" calcext:value-type="float">
            <text:p>-0.001069018116221</text:p>
          </table:table-cell>
          <table:table-cell office:value-type="float" office:value="-0.0310853103150764" calcext:value-type="float">
            <text:p>-0.031085310315076</text:p>
          </table:table-cell>
          <table:table-cell office:value-type="float" office:value="-0.00248526983498709" calcext:value-type="float">
            <text:p>-0.002485269834987</text:p>
          </table:table-cell>
          <table:table-cell office:value-type="float" office:value="0.00118828317513114" calcext:value-type="float">
            <text:p>0.001188283175131</text:p>
          </table:table-cell>
          <table:table-cell office:value-type="float" office:value="0.00293529456276481" calcext:value-type="float">
            <text:p>0.002935294562765</text:p>
          </table:table-cell>
          <table:table-cell office:value-type="float" office:value="0.00179755453615515" calcext:value-type="float">
            <text:p>0.001797554536155</text:p>
          </table:table-cell>
          <table:table-cell office:value-type="float" office:value="0.00155982278070399" calcext:value-type="float">
            <text:p>0.001559822780704</text:p>
          </table:table-cell>
          <table:table-cell office:value-type="float" office:value="-0.00398662817289391" calcext:value-type="float">
            <text:p>-0.003986628172894</text:p>
          </table:table-cell>
          <table:table-cell office:value-type="float" office:value="0.0115654606119499" calcext:value-type="float">
            <text:p>0.01156546061195</text:p>
          </table:table-cell>
          <table:table-cell office:value-type="float" office:value="-0.010123391594779" calcext:value-type="float">
            <text:p>-0.010123391594779</text:p>
          </table:table-cell>
          <table:table-cell office:value-type="float" office:value="-0.00130776352447043" calcext:value-type="float">
            <text:p>-0.00130776352447</text:p>
          </table:table-cell>
          <table:table-cell office:value-type="float" office:value="-0.00339997996423652" calcext:value-type="float">
            <text:p>-0.003399979964237</text:p>
          </table:table-cell>
          <table:table-cell office:value-type="float" office:value="-0.00271682952716373" calcext:value-type="float">
            <text:p>-0.002716829527164</text:p>
          </table:table-cell>
          <table:table-cell office:value-type="float" office:value="-0.00100784239314994" calcext:value-type="float">
            <text:p>-0.00100784239315</text:p>
          </table:table-cell>
          <table:table-cell office:value-type="float" office:value="0.00320998671144318" calcext:value-type="float">
            <text:p>0.003209986711443</text:p>
          </table:table-cell>
          <table:table-cell office:value-type="float" office:value="-0.000304964377923711" calcext:value-type="float">
            <text:p>-0.000304964377924</text:p>
          </table:table-cell>
          <table:table-cell office:value-type="float" office:value="-0.00117607300301226" calcext:value-type="float">
            <text:p>-0.001176073003012</text:p>
          </table:table-cell>
          <table:table-cell office:value-type="float" office:value="-0.000732327721642168" calcext:value-type="float">
            <text:p>-0.000732327721642</text:p>
          </table:table-cell>
          <table:table-cell office:value-type="float" office:value="0.0000439632173490634" calcext:value-type="float">
            <text:p>4.39632173490634E-05</text:p>
          </table:table-cell>
          <table:table-cell office:value-type="float" office:value="0.000738424552887806" calcext:value-type="float">
            <text:p>0.000738424552888</text:p>
          </table:table-cell>
          <table:table-cell office:value-type="float" office:value="0.00493346892019919" calcext:value-type="float">
            <text:p>0.004933468920199</text:p>
          </table:table-cell>
          <table:table-cell office:value-type="float" office:value="0.00268901771660279" calcext:value-type="float">
            <text:p>0.002689017716603</text:p>
          </table:table-cell>
          <table:table-cell office:value-type="float" office:value="0.00624282156532602" calcext:value-type="float">
            <text:p>0.006242821565326</text:p>
          </table:table-cell>
          <table:table-cell office:value-type="float" office:value="0.00586107286656518" calcext:value-type="float">
            <text:p>0.005861072866565</text:p>
          </table:table-cell>
          <table:table-cell office:value-type="float" office:value="0.00989050028444671" calcext:value-type="float">
            <text:p>0.009890500284447</text:p>
          </table:table-cell>
          <table:table-cell office:value-type="float" office:value="-0.00275440590872628" calcext:value-type="float">
            <text:p>-0.002754405908726</text:p>
          </table:table-cell>
          <table:table-cell office:value-type="float" office:value="-0.0316821688441434" calcext:value-type="float">
            <text:p>-0.031682168844143</text:p>
          </table:table-cell>
          <table:table-cell office:value-type="float" office:value="-0.00196933658462917" calcext:value-type="float">
            <text:p>-0.001969336584629</text:p>
          </table:table-cell>
          <table:table-cell office:value-type="float" office:value="-0.00354313821612262" calcext:value-type="float">
            <text:p>-0.003543138216123</text:p>
          </table:table-cell>
          <table:table-cell office:value-type="float" office:value="-0.00118375228010476" calcext:value-type="float">
            <text:p>-0.001183752280105</text:p>
          </table:table-cell>
          <table:table-cell office:value-type="float" office:value="-0.00241771875380875" calcext:value-type="float">
            <text:p>-0.002417718753809</text:p>
          </table:table-cell>
          <table:table-cell office:value-type="float" office:value="0.00679873295580374" calcext:value-type="float">
            <text:p>0.006798732955804</text:p>
          </table:table-cell>
          <table:table-cell office:value-type="float" office:value="0.00639072073360342" calcext:value-type="float">
            <text:p>0.006390720733603</text:p>
          </table:table-cell>
          <table:table-cell office:value-type="float" office:value="0.000525849249582822" calcext:value-type="float">
            <text:p>0.000525849249583</text:p>
          </table:table-cell>
          <table:table-cell office:value-type="float" office:value="0.000158883637975782" calcext:value-type="float">
            <text:p>0.000158883637976</text:p>
          </table:table-cell>
          <table:table-cell office:value-type="float" office:value="-0.000932744209380332" calcext:value-type="float">
            <text:p>-0.00093274420938</text:p>
          </table:table-cell>
          <table:table-cell office:value-type="float" office:value="-0.00154389173898356" calcext:value-type="float">
            <text:p>-0.001543891738984</text:p>
          </table:table-cell>
          <table:table-cell office:value-type="float" office:value="-0.000403828711427579" calcext:value-type="float">
            <text:p>-0.000403828711428</text:p>
          </table:table-cell>
          <table:table-cell office:value-type="float" office:value="0.0018371530406488" calcext:value-type="float">
            <text:p>0.001837153040649</text:p>
          </table:table-cell>
          <table:table-cell office:value-type="float" office:value="0.00473534606119613" calcext:value-type="float">
            <text:p>0.004735346061196</text:p>
          </table:table-cell>
          <table:table-cell office:value-type="float" office:value="0.00397294329678349" calcext:value-type="float">
            <text:p>0.003972943296783</text:p>
          </table:table-cell>
          <table:table-cell office:value-type="float" office:value="0.00978536053323664" calcext:value-type="float">
            <text:p>0.009785360533237</text:p>
          </table:table-cell>
          <table:table-cell office:value-type="float" office:value="0.000657500975240422" calcext:value-type="float">
            <text:p>0.00065750097524</text:p>
          </table:table-cell>
          <table:table-cell office:value-type="float" office:value="0.0125883067702787" calcext:value-type="float">
            <text:p>0.012588306770279</text:p>
          </table:table-cell>
          <table:table-cell office:value-type="float" office:value="0.000976642877621281" calcext:value-type="float">
            <text:p>0.000976642877621</text:p>
          </table:table-cell>
          <table:table-cell office:value-type="float" office:value="0.00105734830726978" calcext:value-type="float">
            <text:p>0.00105734830727</text:p>
          </table:table-cell>
          <table:table-cell office:value-type="float" office:value="-0.000425393679375219" calcext:value-type="float">
            <text:p>-0.000425393679375</text:p>
          </table:table-cell>
          <table:table-cell office:value-type="float" office:value="0.000391549408355618" calcext:value-type="float">
            <text:p>0.000391549408356</text:p>
          </table:table-cell>
          <table:table-cell office:value-type="float" office:value="0.00147876150186721" calcext:value-type="float">
            <text:p>0.001478761501867</text:p>
          </table:table-cell>
          <table:table-cell office:value-type="float" office:value="0.000397404642659693" calcext:value-type="float">
            <text:p>0.00039740464266</text:p>
          </table:table-cell>
          <table:table-cell office:value-type="float" office:value="-0.0318995451230568" calcext:value-type="float">
            <text:p>-0.031899545123057</text:p>
          </table:table-cell>
          <table:table-cell office:value-type="float" office:value="0.00405742696786232" calcext:value-type="float">
            <text:p>0.004057426967862</text:p>
          </table:table-cell>
          <table:table-cell office:value-type="float" office:value="0.00240258288563966" calcext:value-type="float">
            <text:p>0.00240258288564</text:p>
          </table:table-cell>
          <table:table-cell office:value-type="float" office:value="0.00316423475869609" calcext:value-type="float">
            <text:p>0.003164234758696</text:p>
          </table:table-cell>
          <table:table-cell office:value-type="float" office:value="0.000663506631929267" calcext:value-type="float">
            <text:p>0.000663506631929</text:p>
          </table:table-cell>
          <table:table-cell office:value-type="float" office:value="-0.000513352325089311" calcext:value-type="float">
            <text:p>-0.000513352325089</text:p>
          </table:table-cell>
          <table:table-cell office:value-type="float" office:value="-0.0196574189813863" calcext:value-type="float">
            <text:p>-0.019657418981386</text:p>
          </table:table-cell>
          <table:table-cell office:value-type="float" office:value="-0.000622900842594476" calcext:value-type="float">
            <text:p>-0.000622900842594</text:p>
          </table:table-cell>
          <table:table-cell office:value-type="float" office:value="-0.00153347841746765" calcext:value-type="float">
            <text:p>-0.001533478417468</text:p>
          </table:table-cell>
          <table:table-cell office:value-type="float" office:value="-0.000241933662068705" calcext:value-type="float">
            <text:p>-0.000241933662069</text:p>
          </table:table-cell>
          <table:table-cell office:value-type="float" office:value="0.0075543443811999" calcext:value-type="float">
            <text:p>0.0075543443812</text:p>
          </table:table-cell>
          <table:table-cell office:value-type="float" office:value="0.00322307880835016" calcext:value-type="float">
            <text:p>0.00322307880835</text:p>
          </table:table-cell>
          <table:table-cell office:value-type="float" office:value="0.000202671584178748" calcext:value-type="float">
            <text:p>0.000202671584179</text:p>
          </table:table-cell>
          <table:table-cell office:value-type="float" office:value="-0.000810992261507826" calcext:value-type="float">
            <text:p>-0.000810992261508</text:p>
          </table:table-cell>
          <table:table-cell office:value-type="float" office:value="-0.00129287313083187" calcext:value-type="float">
            <text:p>-0.001292873130832</text:p>
          </table:table-cell>
          <table:table-cell office:value-type="float" office:value="-0.000305275727517318" calcext:value-type="float">
            <text:p>-0.000305275727517</text:p>
          </table:table-cell>
          <table:table-cell office:value-type="float" office:value="-0.000292427972524267" calcext:value-type="float">
            <text:p>-0.000292427972524</text:p>
          </table:table-cell>
          <table:table-cell office:value-type="float" office:value="0.000570481056970495" calcext:value-type="float">
            <text:p>0.00057048105697</text:p>
          </table:table-cell>
          <table:table-cell office:value-type="float" office:value="0.0036972805857674" calcext:value-type="float">
            <text:p>0.003697280585767</text:p>
          </table:table-cell>
          <table:table-cell office:value-type="float" office:value="0.00717994225413393" calcext:value-type="float">
            <text:p>0.007179942254134</text:p>
          </table:table-cell>
          <table:table-cell office:value-type="float" office:value="0.00384579048561062" calcext:value-type="float">
            <text:p>0.003845790485611</text:p>
          </table:table-cell>
          <table:table-cell office:value-type="float" office:value="0.0104100685621346" calcext:value-type="float">
            <text:p>0.010410068562135</text:p>
          </table:table-cell>
          <table:table-cell office:value-type="float" office:value="-0.00198308287726151" calcext:value-type="float">
            <text:p>-0.001983082877262</text:p>
          </table:table-cell>
          <table:table-cell office:value-type="float" office:value="0.012238159889787" calcext:value-type="float">
            <text:p>0.012238159889787</text:p>
          </table:table-cell>
          <table:table-cell office:value-type="float" office:value="0.00413069883479028" calcext:value-type="float">
            <text:p>0.00413069883479</text:p>
          </table:table-cell>
          <table:table-cell office:value-type="float" office:value="-0.000645467686614221" calcext:value-type="float">
            <text:p>-0.000645467686614</text:p>
          </table:table-cell>
          <table:table-cell office:value-type="float" office:value="-0.0188917605651598" calcext:value-type="float">
            <text:p>-0.01889176056516</text:p>
          </table:table-cell>
          <table:table-cell office:value-type="float" office:value="0.00496540827929026" calcext:value-type="float">
            <text:p>0.00496540827929</text:p>
          </table:table-cell>
          <table:table-cell office:value-type="float" office:value="0.00385745303188312" calcext:value-type="float">
            <text:p>0.003857453031883</text:p>
          </table:table-cell>
          <table:table-cell office:value-type="float" office:value="0.0068882289718889" calcext:value-type="float">
            <text:p>0.006888228971889</text:p>
          </table:table-cell>
          <table:table-cell office:value-type="float" office:value="0.00714800792151066" calcext:value-type="float">
            <text:p>0.007148007921511</text:p>
          </table:table-cell>
          <table:table-cell office:value-type="float" office:value="0.013963978224621" calcext:value-type="float">
            <text:p>0.013963978224621</text:p>
          </table:table-cell>
          <table:table-cell office:value-type="float" office:value="0.00221948041344633" calcext:value-type="float">
            <text:p>0.002219480413446</text:p>
          </table:table-cell>
          <table:table-cell office:value-type="float" office:value="0.0113004977020623" calcext:value-type="float">
            <text:p>0.011300497702062</text:p>
          </table:table-cell>
          <table:table-cell office:value-type="float" office:value="-0.00166174305786659" calcext:value-type="float">
            <text:p>-0.001661743057867</text:p>
          </table:table-cell>
          <table:table-cell office:value-type="float" office:value="-0.0212246794493231" calcext:value-type="float">
            <text:p>-0.021224679449323</text:p>
          </table:table-cell>
          <table:table-cell office:value-type="float" office:value="-0.00310879453381618" calcext:value-type="float">
            <text:p>-0.003108794533816</text:p>
          </table:table-cell>
          <table:table-cell office:value-type="float" office:value="-0.00289129716536291" calcext:value-type="float">
            <text:p>-0.002891297165363</text:p>
          </table:table-cell>
          <table:table-cell office:value-type="float" office:value="-0.00132575942935281" calcext:value-type="float">
            <text:p>-0.001325759429353</text:p>
          </table:table-cell>
          <table:table-cell office:value-type="float" office:value="-0.000560114523121325" calcext:value-type="float">
            <text:p>-0.000560114523121</text:p>
          </table:table-cell>
          <table:table-cell office:value-type="float" office:value="0.000270867022454158" calcext:value-type="float">
            <text:p>0.000270867022454</text:p>
          </table:table-cell>
          <table:table-cell office:value-type="float" office:value="0.000305017399806595" calcext:value-type="float">
            <text:p>0.000305017399807</text:p>
          </table:table-cell>
          <table:table-cell office:value-type="float" office:value="-0.000200068792973906" calcext:value-type="float">
            <text:p>-0.000200068792974</text:p>
          </table:table-cell>
          <table:table-cell office:value-type="float" office:value="0.000271031437583225" calcext:value-type="float">
            <text:p>0.000271031437583</text:p>
          </table:table-cell>
          <table:table-cell office:value-type="float" office:value="0.0001869839408426" calcext:value-type="float">
            <text:p>0.000186983940843</text:p>
          </table:table-cell>
          <table:table-cell office:value-type="float" office:value="0.000136150424029757" calcext:value-type="float">
            <text:p>0.00013615042403</text:p>
          </table:table-cell>
          <table:table-cell office:value-type="float" office:value="0.000283527809209483" calcext:value-type="float">
            <text:p>0.000283527809209</text:p>
          </table:table-cell>
          <table:table-cell office:value-type="float" office:value="-0.000331904199634136" calcext:value-type="float">
            <text:p>-0.000331904199634</text:p>
          </table:table-cell>
          <table:table-cell office:value-type="float" office:value="-0.000607351788229904" calcext:value-type="float">
            <text:p>-0.00060735178823</text:p>
          </table:table-cell>
          <table:table-cell office:value-type="float" office:value="-0.00100191386540721" calcext:value-type="float">
            <text:p>-0.001001913865407</text:p>
          </table:table-cell>
          <table:table-cell office:value-type="float" office:value="-0.000203780034361445" calcext:value-type="float">
            <text:p>-0.000203780034361</text:p>
          </table:table-cell>
          <table:table-cell office:value-type="float" office:value="-0.000508214756779868" calcext:value-type="float">
            <text:p>-0.00050821475678</text:p>
          </table:table-cell>
          <table:table-cell office:value-type="float" office:value="-0.000449252417551005" calcext:value-type="float">
            <text:p>-0.000449252417551</text:p>
          </table:table-cell>
          <table:table-cell office:value-type="float" office:value="0.000255106530246352" calcext:value-type="float">
            <text:p>0.000255106530246</text:p>
          </table:table-cell>
          <table:table-cell office:value-type="float" office:value="0.0000840875020981513" calcext:value-type="float">
            <text:p>8.40875020981513E-05</text:p>
          </table:table-cell>
          <table:table-cell office:value-type="float" office:value="0.000211548181253462" calcext:value-type="float">
            <text:p>0.000211548181253</text:p>
          </table:table-cell>
          <table:table-cell office:value-type="float" office:value="0.000610971161833285" calcext:value-type="float">
            <text:p>0.000610971161833</text:p>
          </table:table-cell>
          <table:table-cell office:value-type="float" office:value="-0.000136229848977876" calcext:value-type="float">
            <text:p>-0.000136229848978</text:p>
          </table:table-cell>
          <table:table-cell office:value-type="float" office:value="0.000164016650232246" calcext:value-type="float">
            <text:p>0.000164016650232</text:p>
          </table:table-cell>
          <table:table-cell office:value-type="float" office:value="0.0000767645159369668" calcext:value-type="float">
            <text:p>7.67645159369668E-05</text:p>
          </table:table-cell>
          <table:table-cell office:value-type="float" office:value="-0.00000575390103857432" calcext:value-type="float">
            <text:p>-5.75390103857432E-06</text:p>
          </table:table-cell>
          <table:table-cell office:value-type="float" office:value="-0.000033675404321698" calcext:value-type="float">
            <text:p>-3.3675404321698E-05</text:p>
          </table:table-cell>
          <table:table-cell office:value-type="float" office:value="-0.000233609024904213" calcext:value-type="float">
            <text:p>-0.000233609024904</text:p>
          </table:table-cell>
          <table:table-cell office:value-type="float" office:value="0.0000663264447421374" calcext:value-type="float">
            <text:p>6.63264447421374E-05</text:p>
          </table:table-cell>
          <table:table-cell office:value-type="float" office:value="-0.0000700100259974912" calcext:value-type="float">
            <text:p>-7.00100259974912E-05</text:p>
          </table:table-cell>
          <table:table-cell office:value-type="float" office:value="-0.000588318224914397" calcext:value-type="float">
            <text:p>-0.000588318224914</text:p>
          </table:table-cell>
          <table:table-cell office:value-type="float" office:value="-0.0000944230461647488" calcext:value-type="float">
            <text:p>-9.44230461647488E-05</text:p>
          </table:table-cell>
          <table:table-cell office:value-type="float" office:value="0.00000441858023969566" calcext:value-type="float">
            <text:p>4.41858023969566E-06</text:p>
          </table:table-cell>
          <table:table-cell office:value-type="float" office:value="0.000104459014470093" calcext:value-type="float">
            <text:p>0.00010445901447</text:p>
          </table:table-cell>
          <table:table-cell office:value-type="float" office:value="0.000117018359134358" calcext:value-type="float">
            <text:p>0.000117018359134</text:p>
          </table:table-cell>
          <table:table-cell office:value-type="float" office:value="0.000197416521534821" calcext:value-type="float">
            <text:p>0.000197416521535</text:p>
          </table:table-cell>
          <table:table-cell office:value-type="float" office:value="0.0000141440966412443" calcext:value-type="float">
            <text:p>1.41440966412443E-05</text:p>
          </table:table-cell>
          <table:table-cell office:value-type="float" office:value="0.000131767796906157" calcext:value-type="float">
            <text:p>0.000131767796906</text:p>
          </table:table-cell>
          <table:table-cell office:value-type="float" office:value="-0.00000421315134313538" calcext:value-type="float">
            <text:p>-4.21315134313538E-06</text:p>
          </table:table-cell>
          <table:table-cell office:value-type="float" office:value="0.0000428443978014448" calcext:value-type="float">
            <text:p>4.28443978014448E-05</text:p>
          </table:table-cell>
          <table:table-cell office:value-type="float" office:value="-0.0000412583005183764" calcext:value-type="float">
            <text:p>-4.12583005183764E-05</text:p>
          </table:table-cell>
          <table:table-cell office:value-type="float" office:value="-0.000240364438062079" calcext:value-type="float">
            <text:p>-0.000240364438062</text:p>
          </table:table-cell>
          <table:table-cell office:value-type="float" office:value="-0.000233210904250658" calcext:value-type="float">
            <text:p>-0.000233210904251</text:p>
          </table:table-cell>
          <table:table-cell office:value-type="float" office:value="0.0001317915850092" calcext:value-type="float">
            <text:p>0.000131791585009</text:p>
          </table:table-cell>
          <table:table-cell office:value-type="float" office:value="0.0000215254594412295" calcext:value-type="float">
            <text:p>2.15254594412295E-05</text:p>
          </table:table-cell>
          <table:table-cell office:value-type="float" office:value="0.000157746513289814" calcext:value-type="float">
            <text:p>0.00015774651329</text:p>
          </table:table-cell>
          <table:table-cell office:value-type="float" office:value="0.000103784565914755" calcext:value-type="float">
            <text:p>0.000103784565915</text:p>
          </table:table-cell>
          <table:table-cell office:value-type="float" office:value="0.000106079451207497" calcext:value-type="float">
            <text:p>0.000106079451207</text:p>
          </table:table-cell>
          <table:table-cell office:value-type="float" office:value="-0.0000682345303361642" calcext:value-type="float">
            <text:p>-6.82345303361642E-05</text:p>
          </table:table-cell>
          <table:table-cell office:value-type="float" office:value="0.00000676306157831874" calcext:value-type="float">
            <text:p>6.76306157831874E-06</text:p>
          </table:table-cell>
          <table:table-cell office:value-type="float" office:value="-0.000264528454421153" calcext:value-type="float">
            <text:p>-0.000264528454421</text:p>
          </table:table-cell>
          <table:table-cell office:value-type="float" office:value="-0.0000461791305294002" calcext:value-type="float">
            <text:p>-4.61791305294002E-05</text:p>
          </table:table-cell>
          <table:table-cell office:value-type="float" office:value="0.000012192610640116" calcext:value-type="float">
            <text:p>1.2192610640116E-05</text:p>
          </table:table-cell>
          <table:table-cell office:value-type="float" office:value="0.0000365193709783718" calcext:value-type="float">
            <text:p>3.65193709783718E-05</text:p>
          </table:table-cell>
          <table:table-cell office:value-type="float" office:value="-0.00000892699916466011" calcext:value-type="float">
            <text:p>-8.92699916466011E-06</text:p>
          </table:table-cell>
          <table:table-cell office:value-type="float" office:value="-0.0000209914913233966" calcext:value-type="float">
            <text:p>-2.09914913233966E-05</text:p>
          </table:table-cell>
          <table:table-cell office:value-type="float" office:value="0.000143269990097061" calcext:value-type="float">
            <text:p>0.000143269990097</text:p>
          </table:table-cell>
          <table:table-cell office:value-type="float" office:value="0.0000207173178684572" calcext:value-type="float">
            <text:p>2.07173178684572E-05</text:p>
          </table:table-cell>
          <table:table-cell office:value-type="float" office:value="-0.00000385968745081344" calcext:value-type="float">
            <text:p>-3.85968745081344E-06</text:p>
          </table:table-cell>
          <table:table-cell office:value-type="float" office:value="-0.0000424192412818436" calcext:value-type="float">
            <text:p>-4.24192412818436E-05</text:p>
          </table:table-cell>
          <table:table-cell office:value-type="float" office:value="-0.000237706975890484" calcext:value-type="float">
            <text:p>-0.00023770697589</text:p>
          </table:table-cell>
          <table:table-cell office:value-type="float" office:value="0.000052896632438626" calcext:value-type="float">
            <text:p>5.2896632438626E-05</text:p>
          </table:table-cell>
          <table:table-cell office:value-type="float" office:value="0.0000944633350084545" calcext:value-type="float">
            <text:p>9.44633350084545E-05</text:p>
          </table:table-cell>
          <table:table-cell office:value-type="float" office:value="-0.000150910497792478" calcext:value-type="float">
            <text:p>-0.000150910497792</text:p>
          </table:table-cell>
          <table:table-cell office:value-type="float" office:value="0.00019174592514698" calcext:value-type="float">
            <text:p>0.000191745925147</text:p>
          </table:table-cell>
          <table:table-cell office:value-type="float" office:value="0.0000413100597077554" calcext:value-type="float">
            <text:p>4.13100597077554E-05</text:p>
          </table:table-cell>
          <table:table-cell office:value-type="float" office:value="0.0000960206664359919" calcext:value-type="float">
            <text:p>9.60206664359919E-05</text:p>
          </table:table-cell>
          <table:table-cell office:value-type="float" office:value="-0.0000946247574556969" calcext:value-type="float">
            <text:p>-9.46247574556969E-05</text:p>
          </table:table-cell>
          <table:table-cell office:value-type="float" office:value="-0.000136602069450043" calcext:value-type="float">
            <text:p>-0.00013660206945</text:p>
          </table:table-cell>
          <table:table-cell office:value-type="float" office:value="-0.0000758482764314228" calcext:value-type="float">
            <text:p>-7.58482764314228E-05</text:p>
          </table:table-cell>
          <table:table-cell office:value-type="float" office:value="-0.00000198142606400165" calcext:value-type="float">
            <text:p>-1.98142606400165E-06</text:p>
          </table:table-cell>
          <table:table-cell office:value-type="float" office:value="-0.0000758285041451145" calcext:value-type="float">
            <text:p>-7.58285041451145E-05</text:p>
          </table:table-cell>
          <table:table-cell office:value-type="float" office:value="0.000147222581130979" calcext:value-type="float">
            <text:p>0.000147222581131</text:p>
          </table:table-cell>
          <table:table-cell office:value-type="float" office:value="0.0000987304242549558" calcext:value-type="float">
            <text:p>9.87304242549558E-05</text:p>
          </table:table-cell>
          <table:table-cell office:value-type="float" office:value="-0.0000113056215406693" calcext:value-type="float">
            <text:p>-1.13056215406693E-05</text:p>
          </table:table-cell>
          <table:table-cell office:value-type="float" office:value="-0.0000150887178630432" calcext:value-type="float">
            <text:p>-1.50887178630432E-05</text:p>
          </table:table-cell>
          <table:table-cell office:value-type="float" office:value="-0.000181917723163005" calcext:value-type="float">
            <text:p>-0.000181917723163</text:p>
          </table:table-cell>
          <table:table-cell office:value-type="float" office:value="-0.000017079328057612" calcext:value-type="float">
            <text:p>-1.7079328057612E-05</text:p>
          </table:table-cell>
          <table:table-cell office:value-type="float" office:value="-0.00000518442002817032" calcext:value-type="float">
            <text:p>-5.18442002817032E-06</text:p>
          </table:table-cell>
          <table:table-cell office:value-type="float" office:value="0.000141216617591478" calcext:value-type="float">
            <text:p>0.000141216617591</text:p>
          </table:table-cell>
          <table:table-cell office:value-type="float" office:value="-0.00000738113031462095" calcext:value-type="float">
            <text:p>-7.38113031462095E-06</text:p>
          </table:table-cell>
          <table:table-cell office:value-type="float" office:value="0.0000398333772532178" calcext:value-type="float">
            <text:p>3.98333772532178E-05</text:p>
          </table:table-cell>
          <table:table-cell office:value-type="float" office:value="0.0000208110178860355" calcext:value-type="float">
            <text:p>2.08110178860355E-05</text:p>
          </table:table-cell>
          <table:table-cell office:value-type="float" office:value="-0.0000539888305041147" calcext:value-type="float">
            <text:p>-5.39888305041147E-05</text:p>
          </table:table-cell>
          <table:table-cell office:value-type="float" office:value="-0.000188515672160439" calcext:value-type="float">
            <text:p>-0.00018851567216</text:p>
          </table:table-cell>
          <table:table-cell office:value-type="float" office:value="0.0000968051484163679" calcext:value-type="float">
            <text:p>9.68051484163679E-05</text:p>
          </table:table-cell>
          <table:table-cell office:value-type="float" office:value="-0.0000130940961998172" calcext:value-type="float">
            <text:p>-1.30940961998172E-05</text:p>
          </table:table-cell>
          <table:table-cell office:value-type="float" office:value="0.0000131445808459474" calcext:value-type="float">
            <text:p>1.31445808459474E-05</text:p>
          </table:table-cell>
          <table:table-cell office:value-type="float" office:value="0.0000335799471292142" calcext:value-type="float">
            <text:p>3.35799471292142E-05</text:p>
          </table:table-cell>
          <table:table-cell table:number-columns-repeated="523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899703044278646" calcext:value-type="float">
            <text:p>0.899703044278646</text:p>
          </table:table-cell>
          <table:table-cell table:formula="of:=[.B9]*9.8" office:value-type="float" office:value="8.81708983393073" calcext:value-type="float">
            <text:p>8.81708983393073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471673994945114" calcext:value-type="float">
            <text:p>4.71673994945114E-06</text:p>
          </table:table-cell>
          <table:table-cell table:formula="of:=0.5*[.D12]*(([.D5]-[.C5])/([.D1]-[.C1]))^2" office:value-type="float" office:value="0.0000217384389132453" calcext:value-type="float">
            <text:p>2.17384389132453E-05</text:p>
          </table:table-cell>
          <table:table-cell table:formula="of:=0.5*[.E12]*(([.E5]-[.D5])/([.E1]-[.D1]))^2" office:value-type="float" office:value="0.000000258802461308548" calcext:value-type="float">
            <text:p>2.58802461308548E-07</text:p>
          </table:table-cell>
          <table:table-cell table:formula="of:=0.5*[.F12]*(([.F5]-[.E5])/([.F1]-[.E1]))^2" office:value-type="float" office:value="0.0000000411314515490792" calcext:value-type="float">
            <text:p>4.11314515490792E-08</text:p>
          </table:table-cell>
          <table:table-cell table:formula="of:=0.5*[.G12]*(([.G5]-[.F5])/([.G1]-[.F1]))^2" office:value-type="float" office:value="0.00000272149827355429" calcext:value-type="float">
            <text:p>2.72149827355429E-06</text:p>
          </table:table-cell>
          <table:table-cell table:formula="of:=0.5*[.H12]*(([.H5]-[.G5])/([.H1]-[.G1]))^2" office:value-type="float" office:value="0.00000163413178606957" calcext:value-type="float">
            <text:p>1.63413178606957E-06</text:p>
          </table:table-cell>
          <table:table-cell table:formula="of:=0.5*[.I12]*(([.I5]-[.H5])/([.I1]-[.H1]))^2" office:value-type="float" office:value="0.0000193897785617609" calcext:value-type="float">
            <text:p>1.93897785617609E-05</text:p>
          </table:table-cell>
          <table:table-cell table:formula="of:=0.5*[.J12]*(([.J5]-[.I5])/([.J1]-[.I1]))^2" office:value-type="float" office:value="0.00000443641211949413" calcext:value-type="float">
            <text:p>4.43641211949413E-06</text:p>
          </table:table-cell>
          <table:table-cell table:formula="of:=0.5*[.K12]*(([.K5]-[.J5])/([.K1]-[.J1]))^2" office:value-type="float" office:value="0.0000152444551469745" calcext:value-type="float">
            <text:p>1.52444551469745E-05</text:p>
          </table:table-cell>
          <table:table-cell table:formula="of:=0.5*[.L12]*(([.L5]-[.K5])/([.L1]-[.K1]))^2" office:value-type="float" office:value="0.00000833654876796484" calcext:value-type="float">
            <text:p>8.33654876796484E-06</text:p>
          </table:table-cell>
          <table:table-cell table:formula="of:=0.5*[.M12]*(([.M5]-[.L5])/([.M1]-[.L1]))^2" office:value-type="float" office:value="0.0000759965515318569" calcext:value-type="float">
            <text:p>7.59965515318569E-05</text:p>
          </table:table-cell>
          <table:table-cell table:formula="of:=0.5*[.N12]*(([.N5]-[.M5])/([.N1]-[.M1]))^2" office:value-type="float" office:value="0.00000131441194097195" calcext:value-type="float">
            <text:p>1.31441194097195E-06</text:p>
          </table:table-cell>
          <table:table-cell table:formula="of:=0.5*[.O12]*(([.O5]-[.N5])/([.O1]-[.N1]))^2" office:value-type="float" office:value="0.00000148077269166814" calcext:value-type="float">
            <text:p>1.48077269166814E-06</text:p>
          </table:table-cell>
          <table:table-cell table:formula="of:=0.5*[.P12]*(([.P5]-[.O5])/([.P1]-[.O1]))^2" office:value-type="float" office:value="0.0000148545148801567" calcext:value-type="float">
            <text:p>1.48545148801567E-05</text:p>
          </table:table-cell>
          <table:table-cell table:formula="of:=0.5*[.Q12]*(([.Q5]-[.P5])/([.Q1]-[.P1]))^2" office:value-type="float" office:value="0.00000187665327682041" calcext:value-type="float">
            <text:p>1.87665327682041E-06</text:p>
          </table:table-cell>
          <table:table-cell table:formula="of:=0.5*[.R12]*(([.R5]-[.Q5])/([.R1]-[.Q1]))^2" office:value-type="float" office:value="0.000000738039199877642" calcext:value-type="float">
            <text:p>7.38039199877642E-07</text:p>
          </table:table-cell>
          <table:table-cell table:formula="of:=0.5*[.S12]*(([.S5]-[.R5])/([.S1]-[.R1]))^2" office:value-type="float" office:value="0.00000407898140770201" calcext:value-type="float">
            <text:p>4.07898140770201E-06</text:p>
          </table:table-cell>
          <table:table-cell table:formula="of:=0.5*[.T12]*(([.T5]-[.S5])/([.T1]-[.S1]))^2" office:value-type="float" office:value="0.0000106098775997761" calcext:value-type="float">
            <text:p>1.06098775997761E-05</text:p>
          </table:table-cell>
          <table:table-cell table:formula="of:=0.5*[.U12]*(([.U5]-[.T5])/([.U1]-[.T1]))^2" office:value-type="float" office:value="0.00000242421030013682" calcext:value-type="float">
            <text:p>2.42421030013682E-06</text:p>
          </table:table-cell>
          <table:table-cell table:formula="of:=0.5*[.V12]*(([.V5]-[.U5])/([.V1]-[.U1]))^2" office:value-type="float" office:value="0.0000175098876647647" calcext:value-type="float">
            <text:p>1.75098876647647E-05</text:p>
          </table:table-cell>
          <table:table-cell table:formula="of:=0.5*[.W12]*(([.W5]-[.V5])/([.W1]-[.V1]))^2" office:value-type="float" office:value="0.00000386837793020644" calcext:value-type="float">
            <text:p>3.86837793020644E-06</text:p>
          </table:table-cell>
          <table:table-cell table:formula="of:=0.5*[.X12]*(([.X5]-[.W5])/([.X1]-[.W1]))^2" office:value-type="float" office:value="0.00000107759459246941" calcext:value-type="float">
            <text:p>1.07759459246941E-06</text:p>
          </table:table-cell>
          <table:table-cell table:formula="of:=0.5*[.Y12]*(([.Y5]-[.X5])/([.Y1]-[.X1]))^2" office:value-type="float" office:value="0.0000103876815727959" calcext:value-type="float">
            <text:p>1.03876815727959E-05</text:p>
          </table:table-cell>
          <table:table-cell table:formula="of:=0.5*[.Z12]*(([.Z5]-[.Y5])/([.Z1]-[.Y1]))^2" office:value-type="float" office:value="0.0000030596048995125" calcext:value-type="float">
            <text:p>3.0596048995125E-06</text:p>
          </table:table-cell>
          <table:table-cell table:formula="of:=0.5*[.AA12]*(([.AA5]-[.Z5])/([.AA1]-[.Z1]))^2" office:value-type="float" office:value="0.00000911200480557727" calcext:value-type="float">
            <text:p>9.11200480557727E-06</text:p>
          </table:table-cell>
          <table:table-cell table:formula="of:=0.5*[.AB12]*(([.AB5]-[.AA5])/([.AB1]-[.AA1]))^2" office:value-type="float" office:value="0.0000284389452006103" calcext:value-type="float">
            <text:p>2.84389452006103E-05</text:p>
          </table:table-cell>
          <table:table-cell table:formula="of:=0.5*[.AC12]*(([.AC5]-[.AB5])/([.AC1]-[.AB1]))^2" office:value-type="float" office:value="0.000000244774600176437" calcext:value-type="float">
            <text:p>2.44774600176437E-07</text:p>
          </table:table-cell>
          <table:table-cell table:formula="of:=0.5*[.AD12]*(([.AD5]-[.AC5])/([.AD1]-[.AC1]))^2" office:value-type="float" office:value="0.0000463980347125563" calcext:value-type="float">
            <text:p>4.63980347125563E-05</text:p>
          </table:table-cell>
          <table:table-cell table:formula="of:=0.5*[.AE12]*(([.AE5]-[.AD5])/([.AE1]-[.AD1]))^2" office:value-type="float" office:value="0.0000421518345324142" calcext:value-type="float">
            <text:p>4.21518345324142E-05</text:p>
          </table:table-cell>
          <table:table-cell table:formula="of:=0.5*[.AF12]*(([.AF5]-[.AE5])/([.AF1]-[.AE1]))^2" office:value-type="float" office:value="0.00000059030444891435" calcext:value-type="float">
            <text:p>5.9030444891435E-07</text:p>
          </table:table-cell>
          <table:table-cell table:formula="of:=0.5*[.AG12]*(([.AG5]-[.AF5])/([.AG1]-[.AF1]))^2" office:value-type="float" office:value="0.00000224989238046238" calcext:value-type="float">
            <text:p>2.24989238046238E-06</text:p>
          </table:table-cell>
          <table:table-cell table:formula="of:=0.5*[.AH12]*(([.AH5]-[.AG5])/([.AH1]-[.AG1]))^2" office:value-type="float" office:value="0.000000493999660148065" calcext:value-type="float">
            <text:p>4.93999660148065E-07</text:p>
          </table:table-cell>
          <table:table-cell table:formula="of:=0.5*[.AI12]*(([.AI5]-[.AH5])/([.AI1]-[.AH1]))^2" office:value-type="float" office:value="0.0000000968291020038715" calcext:value-type="float">
            <text:p>9.68291020038715E-08</text:p>
          </table:table-cell>
          <table:table-cell table:formula="of:=0.5*[.AJ12]*(([.AJ5]-[.AI5])/([.AJ1]-[.AI1]))^2" office:value-type="float" office:value="0.000000338490835517315" calcext:value-type="float">
            <text:p>3.38490835517315E-07</text:p>
          </table:table-cell>
          <table:table-cell table:formula="of:=0.5*[.AK12]*(([.AK5]-[.AJ5])/([.AK1]-[.AJ1]))^2" office:value-type="float" office:value="0.0000157846790286857" calcext:value-type="float">
            <text:p>1.57846790286857E-05</text:p>
          </table:table-cell>
          <table:table-cell table:formula="of:=0.5*[.AL12]*(([.AL5]-[.AK5])/([.AL1]-[.AK1]))^2" office:value-type="float" office:value="0.0000000180147650238773" calcext:value-type="float">
            <text:p>1.80147650238773E-08</text:p>
          </table:table-cell>
          <table:table-cell table:formula="of:=0.5*[.AM12]*(([.AM5]-[.AL5])/([.AM1]-[.AL1]))^2" office:value-type="float" office:value="0.000000556701433523489" calcext:value-type="float">
            <text:p>5.56701433523489E-07</text:p>
          </table:table-cell>
          <table:table-cell table:formula="of:=0.5*[.AN12]*(([.AN5]-[.AM5])/([.AN1]-[.AM1]))^2" office:value-type="float" office:value="0.00000270313023286071" calcext:value-type="float">
            <text:p>2.70313023286071E-06</text:p>
          </table:table-cell>
          <table:table-cell table:formula="of:=0.5*[.AO12]*(([.AO5]-[.AN5])/([.AO1]-[.AN1]))^2" office:value-type="float" office:value="0.000147543305238082" calcext:value-type="float">
            <text:p>0.000147543305238</text:p>
          </table:table-cell>
          <table:table-cell table:formula="of:=0.5*[.AP12]*(([.AP5]-[.AO5])/([.AP1]-[.AO1]))^2" office:value-type="float" office:value="0.0000673686215786511" calcext:value-type="float">
            <text:p>6.73686215786511E-05</text:p>
          </table:table-cell>
          <table:table-cell table:formula="of:=0.5*[.AQ12]*(([.AQ5]-[.AP5])/([.AQ1]-[.AP1]))^2" office:value-type="float" office:value="0.0000091914472724169" calcext:value-type="float">
            <text:p>9.1914472724169E-06</text:p>
          </table:table-cell>
          <table:table-cell table:formula="of:=0.5*[.AR12]*(([.AR5]-[.AQ5])/([.AR1]-[.AQ1]))^2" office:value-type="float" office:value="0.000000100211241484854" calcext:value-type="float">
            <text:p>1.00211241484854E-07</text:p>
          </table:table-cell>
          <table:table-cell table:formula="of:=0.5*[.AS12]*(([.AS5]-[.AR5])/([.AS1]-[.AR1]))^2" office:value-type="float" office:value="0.0000000024139951281697" calcext:value-type="float">
            <text:p>2.4139951281697E-09</text:p>
          </table:table-cell>
          <table:table-cell table:formula="of:=0.5*[.AT12]*(([.AT5]-[.AS5])/([.AT1]-[.AS1]))^2" office:value-type="float" office:value="0.000110078297499652" calcext:value-type="float">
            <text:p>0.0001100782975</text:p>
          </table:table-cell>
          <table:table-cell table:formula="of:=0.5*[.AU12]*(([.AU5]-[.AT5])/([.AU1]-[.AT1]))^2" office:value-type="float" office:value="0.00014592708389189" calcext:value-type="float">
            <text:p>0.000145927083892</text:p>
          </table:table-cell>
          <table:table-cell table:formula="of:=0.5*[.AV12]*(([.AV5]-[.AU5])/([.AV1]-[.AU1]))^2" office:value-type="float" office:value="0.000000326083771124258" calcext:value-type="float">
            <text:p>3.26083771124258E-07</text:p>
          </table:table-cell>
          <table:table-cell table:formula="of:=0.5*[.AW12]*(([.AW5]-[.AV5])/([.AW1]-[.AV1]))^2" office:value-type="float" office:value="0.000000244932615427238" calcext:value-type="float">
            <text:p>2.44932615427238E-07</text:p>
          </table:table-cell>
          <table:table-cell table:formula="of:=0.5*[.AX12]*(([.AX5]-[.AW5])/([.AX1]-[.AW1]))^2" office:value-type="float" office:value="0.00000453752995513337" calcext:value-type="float">
            <text:p>4.53752995513337E-06</text:p>
          </table:table-cell>
          <table:table-cell table:formula="of:=0.5*[.AY12]*(([.AY5]-[.AX5])/([.AY1]-[.AX1]))^2" office:value-type="float" office:value="0.000249874020786438" calcext:value-type="float">
            <text:p>0.000249874020786</text:p>
          </table:table-cell>
          <table:table-cell table:formula="of:=0.5*[.AZ12]*(([.AZ5]-[.AY5])/([.AZ1]-[.AY1]))^2" office:value-type="float" office:value="0.000063745182373049" calcext:value-type="float">
            <text:p>6.3745182373049E-05</text:p>
          </table:table-cell>
          <table:table-cell table:formula="of:=0.5*[.BA12]*(([.BA5]-[.AZ5])/([.BA1]-[.AZ1]))^2" office:value-type="float" office:value="0.0000698942996006004" calcext:value-type="float">
            <text:p>6.98942996006004E-05</text:p>
          </table:table-cell>
          <table:table-cell table:formula="of:=0.5*[.BB12]*(([.BB5]-[.BA5])/([.BB1]-[.BA1]))^2" office:value-type="float" office:value="0.00000859868369891068" calcext:value-type="float">
            <text:p>8.59868369891068E-06</text:p>
          </table:table-cell>
          <table:table-cell table:formula="of:=0.5*[.BC12]*(([.BC5]-[.BB5])/([.BC1]-[.BB1]))^2" office:value-type="float" office:value="0.0000522067602681258" calcext:value-type="float">
            <text:p>5.22067602681258E-05</text:p>
          </table:table-cell>
          <table:table-cell table:formula="of:=0.5*[.BD12]*(([.BD5]-[.BC5])/([.BD1]-[.BC1]))^2" office:value-type="float" office:value="0.0000802974119905159" calcext:value-type="float">
            <text:p>8.02974119905159E-05</text:p>
          </table:table-cell>
          <table:table-cell table:formula="of:=0.5*[.BE12]*(([.BE5]-[.BD5])/([.BE1]-[.BD1]))^2" office:value-type="float" office:value="0.0000341455178940005" calcext:value-type="float">
            <text:p>3.41455178940005E-05</text:p>
          </table:table-cell>
          <table:table-cell table:formula="of:=0.5*[.BF12]*(([.BF5]-[.BE5])/([.BF1]-[.BE1]))^2" office:value-type="float" office:value="0.0000104926640500554" calcext:value-type="float">
            <text:p>1.04926640500554E-05</text:p>
          </table:table-cell>
          <table:table-cell table:formula="of:=0.5*[.BG12]*(([.BG5]-[.BF5])/([.BG1]-[.BF1]))^2" office:value-type="float" office:value="0.00137504876509239" calcext:value-type="float">
            <text:p>0.001375048765092</text:p>
          </table:table-cell>
          <table:table-cell table:formula="of:=0.5*[.BH12]*(([.BH5]-[.BG5])/([.BH1]-[.BG1]))^2" office:value-type="float" office:value="0.00173328565773918" calcext:value-type="float">
            <text:p>0.001733285657739</text:p>
          </table:table-cell>
          <table:table-cell table:formula="of:=0.5*[.BI12]*(([.BI5]-[.BH5])/([.BI1]-[.BH1]))^2" office:value-type="float" office:value="0.00417090887266704" calcext:value-type="float">
            <text:p>0.004170908872667</text:p>
          </table:table-cell>
          <table:table-cell table:formula="of:=0.5*[.BJ12]*(([.BJ5]-[.BI5])/([.BJ1]-[.BI1]))^2" office:value-type="float" office:value="0.0133660271822069" calcext:value-type="float">
            <text:p>0.013366027182207</text:p>
          </table:table-cell>
          <table:table-cell table:formula="of:=0.5*[.BK12]*(([.BK5]-[.BJ5])/([.BK1]-[.BJ1]))^2" office:value-type="float" office:value="0.0609452452597561" calcext:value-type="float">
            <text:p>0.060945245259756</text:p>
          </table:table-cell>
          <table:table-cell table:formula="of:=0.5*[.BL12]*(([.BL5]-[.BK5])/([.BL1]-[.BK1]))^2" office:value-type="float" office:value="0.000967597304859707" calcext:value-type="float">
            <text:p>0.00096759730486</text:p>
          </table:table-cell>
          <table:table-cell table:formula="of:=0.5*[.BM12]*(([.BM5]-[.BL5])/([.BM1]-[.BL1]))^2" office:value-type="float" office:value="0.0042861800631267" calcext:value-type="float">
            <text:p>0.004286180063127</text:p>
          </table:table-cell>
          <table:table-cell table:formula="of:=0.5*[.BN12]*(([.BN5]-[.BM5])/([.BN1]-[.BM1]))^2" office:value-type="float" office:value="0.107609352053103" calcext:value-type="float">
            <text:p>0.107609352053103</text:p>
          </table:table-cell>
          <table:table-cell table:formula="of:=0.5*[.BO12]*(([.BO5]-[.BN5])/([.BO1]-[.BN1]))^2" office:value-type="float" office:value="0.0167336224362092" calcext:value-type="float">
            <text:p>0.016733622436209</text:p>
          </table:table-cell>
          <table:table-cell table:formula="of:=0.5*[.BP12]*(([.BP5]-[.BO5])/([.BP1]-[.BO1]))^2" office:value-type="float" office:value="0.0399010228905371" calcext:value-type="float">
            <text:p>0.039901022890537</text:p>
          </table:table-cell>
          <table:table-cell table:formula="of:=0.5*[.BQ12]*(([.BQ5]-[.BP5])/([.BQ1]-[.BP1]))^2" office:value-type="float" office:value="0.00307658225212768" calcext:value-type="float">
            <text:p>0.003076582252128</text:p>
          </table:table-cell>
          <table:table-cell table:formula="of:=0.5*[.BR12]*(([.BR5]-[.BQ5])/([.BR1]-[.BQ1]))^2" office:value-type="float" office:value="0.00169305651828101" calcext:value-type="float">
            <text:p>0.001693056518281</text:p>
          </table:table-cell>
          <table:table-cell table:formula="of:=0.5*[.BS12]*(([.BS5]-[.BR5])/([.BS1]-[.BR1]))^2" office:value-type="float" office:value="0.072832761653055" calcext:value-type="float">
            <text:p>0.072832761653055</text:p>
          </table:table-cell>
          <table:table-cell table:formula="of:=0.5*[.BT12]*(([.BT5]-[.BS5])/([.BT1]-[.BS1]))^2" office:value-type="float" office:value="0.116764399615976" calcext:value-type="float">
            <text:p>0.116764399615976</text:p>
          </table:table-cell>
          <table:table-cell table:formula="of:=0.5*[.BU12]*(([.BU5]-[.BT5])/([.BU1]-[.BT1]))^2" office:value-type="float" office:value="0.0163072152445364" calcext:value-type="float">
            <text:p>0.016307215244537</text:p>
          </table:table-cell>
          <table:table-cell table:formula="of:=0.5*[.BV12]*(([.BV5]-[.BU5])/([.BV1]-[.BU1]))^2" office:value-type="float" office:value="0.000015824827566775" calcext:value-type="float">
            <text:p>1.5824827566775E-05</text:p>
          </table:table-cell>
          <table:table-cell table:formula="of:=0.5*[.BW12]*(([.BW5]-[.BV5])/([.BW1]-[.BV1]))^2" office:value-type="float" office:value="0.00201142374154301" calcext:value-type="float">
            <text:p>0.002011423741543</text:p>
          </table:table-cell>
          <table:table-cell table:formula="of:=0.5*[.BX12]*(([.BX5]-[.BW5])/([.BX1]-[.BW1]))^2" office:value-type="float" office:value="0.000869876904148721" calcext:value-type="float">
            <text:p>0.000869876904149</text:p>
          </table:table-cell>
          <table:table-cell table:formula="of:=0.5*[.BY12]*(([.BY5]-[.BX5])/([.BY1]-[.BX1]))^2" office:value-type="float" office:value="0.000620361469098839" calcext:value-type="float">
            <text:p>0.000620361469099</text:p>
          </table:table-cell>
          <table:table-cell table:formula="of:=0.5*[.BZ12]*(([.BZ5]-[.BY5])/([.BZ1]-[.BY1]))^2" office:value-type="float" office:value="0.0000990582474455378" calcext:value-type="float">
            <text:p>9.90582474455378E-05</text:p>
          </table:table-cell>
          <table:table-cell table:formula="of:=0.5*[.CA12]*(([.CA5]-[.BZ5])/([.CA1]-[.BZ1]))^2" office:value-type="float" office:value="0.00697981506280618" calcext:value-type="float">
            <text:p>0.006979815062806</text:p>
          </table:table-cell>
          <table:table-cell table:formula="of:=0.5*[.CB12]*(([.CB5]-[.CA5])/([.CB1]-[.CA1]))^2" office:value-type="float" office:value="0.0399015059678699" calcext:value-type="float">
            <text:p>0.03990150596787</text:p>
          </table:table-cell>
          <table:table-cell table:formula="of:=0.5*[.CC12]*(([.CC5]-[.CB5])/([.CC1]-[.CB1]))^2" office:value-type="float" office:value="0.0316840388526226" calcext:value-type="float">
            <text:p>0.031684038852623</text:p>
          </table:table-cell>
          <table:table-cell table:formula="of:=0.5*[.CD12]*(([.CD5]-[.CC5])/([.CD1]-[.CC1]))^2" office:value-type="float" office:value="0.00509736081422097" calcext:value-type="float">
            <text:p>0.005097360814221</text:p>
          </table:table-cell>
          <table:table-cell table:formula="of:=0.5*[.CE12]*(([.CE5]-[.CD5])/([.CE1]-[.CD1]))^2" office:value-type="float" office:value="0.0016950841995795" calcext:value-type="float">
            <text:p>0.00169508419958</text:p>
          </table:table-cell>
          <table:table-cell table:formula="of:=0.5*[.CF12]*(([.CF5]-[.CE5])/([.CF1]-[.CE1]))^2" office:value-type="float" office:value="0.000487194783902987" calcext:value-type="float">
            <text:p>0.000487194783903</text:p>
          </table:table-cell>
          <table:table-cell table:formula="of:=0.5*[.CG12]*(([.CG5]-[.CF5])/([.CG1]-[.CF1]))^2" office:value-type="float" office:value="0.0298469494705658" calcext:value-type="float">
            <text:p>0.029846949470566</text:p>
          </table:table-cell>
          <table:table-cell table:formula="of:=0.5*[.CH12]*(([.CH5]-[.CG5])/([.CH1]-[.CG1]))^2" office:value-type="float" office:value="0.0109060178644283" calcext:value-type="float">
            <text:p>0.010906017864428</text:p>
          </table:table-cell>
          <table:table-cell table:formula="of:=0.5*[.CI12]*(([.CI5]-[.CH5])/([.CI1]-[.CH1]))^2" office:value-type="float" office:value="0.0180678802094688" calcext:value-type="float">
            <text:p>0.018067880209469</text:p>
          </table:table-cell>
          <table:table-cell table:formula="of:=0.5*[.CJ12]*(([.CJ5]-[.CI5])/([.CJ1]-[.CI1]))^2" office:value-type="float" office:value="0.0159387622163576" calcext:value-type="float">
            <text:p>0.015938762216358</text:p>
          </table:table-cell>
          <table:table-cell table:formula="of:=0.5*[.CK12]*(([.CK5]-[.CJ5])/([.CK1]-[.CJ1]))^2" office:value-type="float" office:value="0.130214375314809" calcext:value-type="float">
            <text:p>0.130214375314809</text:p>
          </table:table-cell>
          <table:table-cell table:formula="of:=0.5*[.CL12]*(([.CL5]-[.CK5])/([.CL1]-[.CK1]))^2" office:value-type="float" office:value="0.0808583799678996" calcext:value-type="float">
            <text:p>0.0808583799679</text:p>
          </table:table-cell>
          <table:table-cell table:formula="of:=0.5*[.CM12]*(([.CM5]-[.CL5])/([.CM1]-[.CL1]))^2" office:value-type="float" office:value="0.0179326491380294" calcext:value-type="float">
            <text:p>0.017932649138029</text:p>
          </table:table-cell>
          <table:table-cell table:formula="of:=0.5*[.CN12]*(([.CN5]-[.CM5])/([.CN1]-[.CM1]))^2" office:value-type="float" office:value="0.00037505788640365" calcext:value-type="float">
            <text:p>0.000375057886404</text:p>
          </table:table-cell>
          <table:table-cell table:formula="of:=0.5*[.CO12]*(([.CO5]-[.CN5])/([.CO1]-[.CN1]))^2" office:value-type="float" office:value="0.000854641163571501" calcext:value-type="float">
            <text:p>0.000854641163572</text:p>
          </table:table-cell>
          <table:table-cell table:formula="of:=0.5*[.CP12]*(([.CP5]-[.CO5])/([.CP1]-[.CO1]))^2" office:value-type="float" office:value="0.00358010689558732" calcext:value-type="float">
            <text:p>0.003580106895587</text:p>
          </table:table-cell>
          <table:table-cell table:formula="of:=0.5*[.CQ12]*(([.CQ5]-[.CP5])/([.CQ1]-[.CP1]))^2" office:value-type="float" office:value="0.012782167927637" calcext:value-type="float">
            <text:p>0.012782167927637</text:p>
          </table:table-cell>
          <table:table-cell table:formula="of:=0.5*[.CR12]*(([.CR5]-[.CQ5])/([.CR1]-[.CQ1]))^2" office:value-type="float" office:value="0.000988284082341291" calcext:value-type="float">
            <text:p>0.000988284082341</text:p>
          </table:table-cell>
          <table:table-cell table:formula="of:=0.5*[.CS12]*(([.CS5]-[.CR5])/([.CS1]-[.CR1]))^2" office:value-type="float" office:value="0.103167573595585" calcext:value-type="float">
            <text:p>0.103167573595585</text:p>
          </table:table-cell>
          <table:table-cell table:formula="of:=0.5*[.CT12]*(([.CT5]-[.CS5])/([.CT1]-[.CS1]))^2" office:value-type="float" office:value="0.000374976884361514" calcext:value-type="float">
            <text:p>0.000374976884362</text:p>
          </table:table-cell>
          <table:table-cell table:formula="of:=0.5*[.CU12]*(([.CU5]-[.CT5])/([.CU1]-[.CT1]))^2" office:value-type="float" office:value="0.00200067977245035" calcext:value-type="float">
            <text:p>0.00200067977245</text:p>
          </table:table-cell>
          <table:table-cell table:formula="of:=0.5*[.CV12]*(([.CV5]-[.CU5])/([.CV1]-[.CU1]))^2" office:value-type="float" office:value="0.0195117073716784" calcext:value-type="float">
            <text:p>0.019511707371678</text:p>
          </table:table-cell>
          <table:table-cell table:formula="of:=0.5*[.CW12]*(([.CW5]-[.CV5])/([.CW1]-[.CV1]))^2" office:value-type="float" office:value="0.00205560237023418" calcext:value-type="float">
            <text:p>0.002055602370234</text:p>
          </table:table-cell>
          <table:table-cell table:formula="of:=0.5*[.CX12]*(([.CX5]-[.CW5])/([.CX1]-[.CW1]))^2" office:value-type="float" office:value="0.0259461505734148" calcext:value-type="float">
            <text:p>0.025946150573415</text:p>
          </table:table-cell>
          <table:table-cell table:formula="of:=0.5*[.CY12]*(([.CY5]-[.CX5])/([.CY1]-[.CX1]))^2" office:value-type="float" office:value="0.0740152622575203" calcext:value-type="float">
            <text:p>0.07401526225752</text:p>
          </table:table-cell>
          <table:table-cell table:formula="of:=0.5*[.CZ12]*(([.CZ5]-[.CY5])/([.CZ1]-[.CY1]))^2" office:value-type="float" office:value="0.00827075451546187" calcext:value-type="float">
            <text:p>0.008270754515462</text:p>
          </table:table-cell>
          <table:table-cell table:formula="of:=0.5*[.DA12]*(([.DA5]-[.CZ5])/([.DA1]-[.CZ1]))^2" office:value-type="float" office:value="0.000434270347306647" calcext:value-type="float">
            <text:p>0.000434270347307</text:p>
          </table:table-cell>
          <table:table-cell table:formula="of:=0.5*[.DB12]*(([.DB5]-[.DA5])/([.DB1]-[.DA1]))^2" office:value-type="float" office:value="0.000694245075815831" calcext:value-type="float">
            <text:p>0.000694245075816</text:p>
          </table:table-cell>
          <table:table-cell table:formula="of:=0.5*[.DC12]*(([.DC5]-[.DB5])/([.DC1]-[.DB1]))^2" office:value-type="float" office:value="0.0172175865196534" calcext:value-type="float">
            <text:p>0.017217586519653</text:p>
          </table:table-cell>
          <table:table-cell table:formula="of:=0.5*[.DD12]*(([.DD5]-[.DC5])/([.DD1]-[.DC1]))^2" office:value-type="float" office:value="0.0314494823340925" calcext:value-type="float">
            <text:p>0.031449482334093</text:p>
          </table:table-cell>
          <table:table-cell table:formula="of:=0.5*[.DE12]*(([.DE5]-[.DD5])/([.DE1]-[.DD1]))^2" office:value-type="float" office:value="0.0161845690837238" calcext:value-type="float">
            <text:p>0.016184569083724</text:p>
          </table:table-cell>
          <table:table-cell table:formula="of:=0.5*[.DF12]*(([.DF5]-[.DE5])/([.DF1]-[.DE1]))^2" office:value-type="float" office:value="0.021377965679391" calcext:value-type="float">
            <text:p>0.021377965679391</text:p>
          </table:table-cell>
          <table:table-cell table:formula="of:=0.5*[.DG12]*(([.DG5]-[.DF5])/([.DG1]-[.DF1]))^2" office:value-type="float" office:value="0.0000298489947298058" calcext:value-type="float">
            <text:p>2.98489947298058E-05</text:p>
          </table:table-cell>
          <table:table-cell table:formula="of:=0.5*[.DH12]*(([.DH5]-[.DG5])/([.DH1]-[.DG1]))^2" office:value-type="float" office:value="0.00000163794358135055" calcext:value-type="float">
            <text:p>1.63794358135055E-06</text:p>
          </table:table-cell>
          <table:table-cell table:formula="of:=0.5*[.DI12]*(([.DI5]-[.DH5])/([.DI1]-[.DH1]))^2" office:value-type="float" office:value="0.000988524960522716" calcext:value-type="float">
            <text:p>0.000988524960523</text:p>
          </table:table-cell>
          <table:table-cell table:formula="of:=0.5*[.DJ12]*(([.DJ5]-[.DI5])/([.DJ1]-[.DI1]))^2" office:value-type="float" office:value="0.00995905167131827" calcext:value-type="float">
            <text:p>0.009959051671318</text:p>
          </table:table-cell>
          <table:table-cell table:formula="of:=0.5*[.DK12]*(([.DK5]-[.DJ5])/([.DK1]-[.DJ1]))^2" office:value-type="float" office:value="0.000925859731966178" calcext:value-type="float">
            <text:p>0.000925859731966</text:p>
          </table:table-cell>
          <table:table-cell table:formula="of:=0.5*[.DL12]*(([.DL5]-[.DK5])/([.DL1]-[.DK1]))^2" office:value-type="float" office:value="0.0615861891751495" calcext:value-type="float">
            <text:p>0.06158618917515</text:p>
          </table:table-cell>
          <table:table-cell table:formula="of:=0.5*[.DM12]*(([.DM5]-[.DL5])/([.DM1]-[.DL1]))^2" office:value-type="float" office:value="0.0641793745435907" calcext:value-type="float">
            <text:p>0.064179374543591</text:p>
          </table:table-cell>
          <table:table-cell table:formula="of:=0.5*[.DN12]*(([.DN5]-[.DM5])/([.DN1]-[.DM1]))^2" office:value-type="float" office:value="0.00698250269226599" calcext:value-type="float">
            <text:p>0.006982502692266</text:p>
          </table:table-cell>
          <table:table-cell table:formula="of:=0.5*[.DO12]*(([.DO5]-[.DN5])/([.DO1]-[.DN1]))^2" office:value-type="float" office:value="0.046871196829555" calcext:value-type="float">
            <text:p>0.046871196829555</text:p>
          </table:table-cell>
          <table:table-cell table:formula="of:=0.5*[.DP12]*(([.DP5]-[.DO5])/([.DP1]-[.DO1]))^2" office:value-type="float" office:value="0.149869872288424" calcext:value-type="float">
            <text:p>0.149869872288424</text:p>
          </table:table-cell>
          <table:table-cell table:formula="of:=0.5*[.DQ12]*(([.DQ5]-[.DP5])/([.DQ1]-[.DP1]))^2" office:value-type="float" office:value="0.131514339956148" calcext:value-type="float">
            <text:p>0.131514339956148</text:p>
          </table:table-cell>
          <table:table-cell table:formula="of:=0.5*[.DR12]*(([.DR5]-[.DQ5])/([.DR1]-[.DQ1]))^2" office:value-type="float" office:value="0.0828288405938002" calcext:value-type="float">
            <text:p>0.0828288405938</text:p>
          </table:table-cell>
          <table:table-cell table:formula="of:=0.5*[.DS12]*(([.DS5]-[.DR5])/([.DS1]-[.DR1]))^2" office:value-type="float" office:value="0.00760204947909142" calcext:value-type="float">
            <text:p>0.007602049479091</text:p>
          </table:table-cell>
          <table:table-cell table:formula="of:=0.5*[.DT12]*(([.DT5]-[.DS5])/([.DT1]-[.DS1]))^2" office:value-type="float" office:value="0.0193928349960376" calcext:value-type="float">
            <text:p>0.019392834996038</text:p>
          </table:table-cell>
          <table:table-cell table:formula="of:=0.5*[.DU12]*(([.DU5]-[.DT5])/([.DU1]-[.DT1]))^2" office:value-type="float" office:value="0.00407027804840096" calcext:value-type="float">
            <text:p>0.004070278048401</text:p>
          </table:table-cell>
          <table:table-cell table:formula="of:=0.5*[.DV12]*(([.DV5]-[.DU5])/([.DV1]-[.DU1]))^2" office:value-type="float" office:value="0.0233919435590927" calcext:value-type="float">
            <text:p>0.023391943559093</text:p>
          </table:table-cell>
          <table:table-cell table:formula="of:=0.5*[.DW12]*(([.DW5]-[.DV5])/([.DW1]-[.DV1]))^2" office:value-type="float" office:value="0.0111886013943716" calcext:value-type="float">
            <text:p>0.011188601394372</text:p>
          </table:table-cell>
          <table:table-cell table:formula="of:=0.5*[.DX12]*(([.DX5]-[.DW5])/([.DX1]-[.DW1]))^2" office:value-type="float" office:value="0.0513648987357458" calcext:value-type="float">
            <text:p>0.051364898735746</text:p>
          </table:table-cell>
          <table:table-cell table:formula="of:=0.5*[.DY12]*(([.DY5]-[.DX5])/([.DY1]-[.DX1]))^2" office:value-type="float" office:value="0.00837849979505284" calcext:value-type="float">
            <text:p>0.008378499795053</text:p>
          </table:table-cell>
          <table:table-cell table:formula="of:=0.5*[.DZ12]*(([.DZ5]-[.DY5])/([.DZ1]-[.DY1]))^2" office:value-type="float" office:value="0.000731139991607204" calcext:value-type="float">
            <text:p>0.000731139991607</text:p>
          </table:table-cell>
          <table:table-cell table:formula="of:=0.5*[.EA12]*(([.EA5]-[.DZ5])/([.EA1]-[.DZ1]))^2" office:value-type="float" office:value="0.0557811970336426" calcext:value-type="float">
            <text:p>0.055781197033643</text:p>
          </table:table-cell>
          <table:table-cell table:formula="of:=0.5*[.EB12]*(([.EB5]-[.EA5])/([.EB1]-[.EA1]))^2" office:value-type="float" office:value="0.0110320535920257" calcext:value-type="float">
            <text:p>0.011032053592026</text:p>
          </table:table-cell>
          <table:table-cell table:formula="of:=0.5*[.EC12]*(([.EC5]-[.EB5])/([.EC1]-[.EB1]))^2" office:value-type="float" office:value="0.00299972558893651" calcext:value-type="float">
            <text:p>0.002999725588937</text:p>
          </table:table-cell>
          <table:table-cell table:formula="of:=0.5*[.ED12]*(([.ED5]-[.EC5])/([.ED1]-[.EC1]))^2" office:value-type="float" office:value="0.00354155811320381" calcext:value-type="float">
            <text:p>0.003541558113204</text:p>
          </table:table-cell>
          <table:table-cell table:formula="of:=0.5*[.EE12]*(([.EE5]-[.ED5])/([.EE1]-[.ED1]))^2" office:value-type="float" office:value="0.0223628602114327" calcext:value-type="float">
            <text:p>0.022362860211433</text:p>
          </table:table-cell>
          <table:table-cell table:formula="of:=0.5*[.EF12]*(([.EF5]-[.EE5])/([.EF1]-[.EE1]))^2" office:value-type="float" office:value="0.00365766887232764" calcext:value-type="float">
            <text:p>0.003657668872328</text:p>
          </table:table-cell>
          <table:table-cell table:formula="of:=0.5*[.EG12]*(([.EG5]-[.EF5])/([.EG1]-[.EF1]))^2" office:value-type="float" office:value="0.0251929529031617" calcext:value-type="float">
            <text:p>0.025192952903162</text:p>
          </table:table-cell>
          <table:table-cell table:formula="of:=0.5*[.EH12]*(([.EH5]-[.EG5])/([.EH1]-[.EG1]))^2" office:value-type="float" office:value="0.000180327124850095" calcext:value-type="float">
            <text:p>0.00018032712485</text:p>
          </table:table-cell>
          <table:table-cell table:formula="of:=0.5*[.EI12]*(([.EI5]-[.EH5])/([.EI1]-[.EH1]))^2" office:value-type="float" office:value="0.00124772441809082" calcext:value-type="float">
            <text:p>0.001247724418091</text:p>
          </table:table-cell>
          <table:table-cell table:formula="of:=0.5*[.EJ12]*(([.EJ5]-[.EI5])/([.EJ1]-[.EI1]))^2" office:value-type="float" office:value="0.0181435046315462" calcext:value-type="float">
            <text:p>0.018143504631546</text:p>
          </table:table-cell>
          <table:table-cell table:formula="of:=0.5*[.EK12]*(([.EK5]-[.EJ5])/([.EK1]-[.EJ1]))^2" office:value-type="float" office:value="0.000780438753900896" calcext:value-type="float">
            <text:p>0.000780438753901</text:p>
          </table:table-cell>
          <table:table-cell table:formula="of:=0.5*[.EL12]*(([.EL5]-[.EK5])/([.EL1]-[.EK1]))^2" office:value-type="float" office:value="0.000584195739228933" calcext:value-type="float">
            <text:p>0.000584195739229</text:p>
          </table:table-cell>
          <table:table-cell table:formula="of:=0.5*[.EM12]*(([.EM5]-[.EL5])/([.EM1]-[.EL1]))^2" office:value-type="float" office:value="0.0118490214814311" calcext:value-type="float">
            <text:p>0.011849021481431</text:p>
          </table:table-cell>
          <table:table-cell table:formula="of:=0.5*[.EN12]*(([.EN5]-[.EM5])/([.EN1]-[.EM1]))^2" office:value-type="float" office:value="0.0177942604349099" calcext:value-type="float">
            <text:p>0.01779426043491</text:p>
          </table:table-cell>
          <table:table-cell table:formula="of:=0.5*[.EO12]*(([.EO5]-[.EN5])/([.EO1]-[.EN1]))^2" office:value-type="float" office:value="0.00977891447652054" calcext:value-type="float">
            <text:p>0.009778914476521</text:p>
          </table:table-cell>
          <table:table-cell table:formula="of:=0.5*[.EP12]*(([.EP5]-[.EO5])/([.EP1]-[.EO1]))^2" office:value-type="float" office:value="0.0649724522583618" calcext:value-type="float">
            <text:p>0.064972452258362</text:p>
          </table:table-cell>
          <table:table-cell table:formula="of:=0.5*[.EQ12]*(([.EQ5]-[.EP5])/([.EQ1]-[.EP1]))^2" office:value-type="float" office:value="0.121664274352281" calcext:value-type="float">
            <text:p>0.121664274352281</text:p>
          </table:table-cell>
          <table:table-cell table:formula="of:=0.5*[.ER12]*(([.ER5]-[.EQ5])/([.ER1]-[.EQ1]))^2" office:value-type="float" office:value="0.0674350259068108" calcext:value-type="float">
            <text:p>0.067435025906811</text:p>
          </table:table-cell>
          <table:table-cell table:formula="of:=0.5*[.ES12]*(([.ES5]-[.ER5])/([.ES1]-[.ER1]))^2" office:value-type="float" office:value="0.00129839839068523" calcext:value-type="float">
            <text:p>0.001298398390685</text:p>
          </table:table-cell>
          <table:table-cell table:formula="of:=0.5*[.ET12]*(([.ET5]-[.ES5])/([.ET1]-[.ES1]))^2" office:value-type="float" office:value="0.000693144874491456" calcext:value-type="float">
            <text:p>0.000693144874491</text:p>
          </table:table-cell>
          <table:table-cell table:formula="of:=0.5*[.EU12]*(([.EU5]-[.ET5])/([.EU1]-[.ET1]))^2" office:value-type="float" office:value="0.0863449398798768" calcext:value-type="float">
            <text:p>0.086344939879877</text:p>
          </table:table-cell>
          <table:table-cell table:formula="of:=0.5*[.EV12]*(([.EV5]-[.EU5])/([.EV1]-[.EU1]))^2" office:value-type="float" office:value="0.00578104190928694" calcext:value-type="float">
            <text:p>0.005781041909287</text:p>
          </table:table-cell>
          <table:table-cell table:formula="of:=0.5*[.EW12]*(([.EW5]-[.EV5])/([.EW1]-[.EV1]))^2" office:value-type="float" office:value="0.000377145715287816" calcext:value-type="float">
            <text:p>0.000377145715288</text:p>
          </table:table-cell>
          <table:table-cell table:formula="of:=0.5*[.EX12]*(([.EX5]-[.EW5])/([.EX1]-[.EW1]))^2" office:value-type="float" office:value="0.00342390018644534" calcext:value-type="float">
            <text:p>0.003423900186445</text:p>
          </table:table-cell>
          <table:table-cell table:formula="of:=0.5*[.EY12]*(([.EY5]-[.EX5])/([.EY1]-[.EX1]))^2" office:value-type="float" office:value="0.0000215336191776863" calcext:value-type="float">
            <text:p>2.15336191776863E-05</text:p>
          </table:table-cell>
          <table:table-cell table:formula="of:=0.5*[.EZ12]*(([.EZ5]-[.EY5])/([.EZ1]-[.EY1]))^2" office:value-type="float" office:value="0.128561363805868" calcext:value-type="float">
            <text:p>0.128561363805868</text:p>
          </table:table-cell>
          <table:table-cell table:formula="of:=0.5*[.FA12]*(([.FA5]-[.EZ5])/([.FA1]-[.EZ1]))^2" office:value-type="float" office:value="0.0491361575470589" calcext:value-type="float">
            <text:p>0.049136157547059</text:p>
          </table:table-cell>
          <table:table-cell table:formula="of:=0.5*[.FB12]*(([.FB5]-[.FA5])/([.FB1]-[.FA1]))^2" office:value-type="float" office:value="0.0614089498961952" calcext:value-type="float">
            <text:p>0.061408949896195</text:p>
          </table:table-cell>
          <table:table-cell table:formula="of:=0.5*[.FC12]*(([.FC5]-[.FB5])/([.FC1]-[.FB1]))^2" office:value-type="float" office:value="0.00741400164519906" calcext:value-type="float">
            <text:p>0.007414001645199</text:p>
          </table:table-cell>
          <table:table-cell table:formula="of:=0.5*[.FD12]*(([.FD5]-[.FC5])/([.FD1]-[.FC1]))^2" office:value-type="float" office:value="0.00134415274391795" calcext:value-type="float">
            <text:p>0.001344152743918</text:p>
          </table:table-cell>
          <table:table-cell table:formula="of:=0.5*[.FE12]*(([.FE5]-[.FD5])/([.FE1]-[.FD1]))^2" office:value-type="float" office:value="0.00620277000792545" calcext:value-type="float">
            <text:p>0.006202770007925</text:p>
          </table:table-cell>
          <table:table-cell table:formula="of:=0.5*[.FF12]*(([.FF5]-[.FE5])/([.FF1]-[.FE1]))^2" office:value-type="float" office:value="0.048411376333865" calcext:value-type="float">
            <text:p>0.048411376333865</text:p>
          </table:table-cell>
          <table:table-cell table:formula="of:=0.5*[.FG12]*(([.FG5]-[.FF5])/([.FG1]-[.FF1]))^2" office:value-type="float" office:value="0.0526987247156291" calcext:value-type="float">
            <text:p>0.052698724715629</text:p>
          </table:table-cell>
          <table:table-cell table:formula="of:=0.5*[.FH12]*(([.FH5]-[.FG5])/([.FH1]-[.FG1]))^2" office:value-type="float" office:value="0.00586931001399342" calcext:value-type="float">
            <text:p>0.005869310013993</text:p>
          </table:table-cell>
          <table:table-cell table:formula="of:=0.5*[.FI12]*(([.FI5]-[.FH5])/([.FI1]-[.FH1]))^2" office:value-type="float" office:value="0.00192910899289525" calcext:value-type="float">
            <text:p>0.001929108992895</text:p>
          </table:table-cell>
          <table:table-cell table:formula="of:=0.5*[.FJ12]*(([.FJ5]-[.FI5])/([.FJ1]-[.FI1]))^2" office:value-type="float" office:value="0.00794904570307627" calcext:value-type="float">
            <text:p>0.007949045703076</text:p>
          </table:table-cell>
          <table:table-cell table:formula="of:=0.5*[.FK12]*(([.FK5]-[.FJ5])/([.FK1]-[.FJ1]))^2" office:value-type="float" office:value="0.00671599549990043" calcext:value-type="float">
            <text:p>0.0067159954999</text:p>
          </table:table-cell>
          <table:table-cell table:formula="of:=0.5*[.FL12]*(([.FL5]-[.FK5])/([.FL1]-[.FK1]))^2" office:value-type="float" office:value="0.0131081990764191" calcext:value-type="float">
            <text:p>0.013108199076419</text:p>
          </table:table-cell>
          <table:table-cell table:formula="of:=0.5*[.FM12]*(([.FM5]-[.FL5])/([.FM1]-[.FL1]))^2" office:value-type="float" office:value="0.0224160055874246" calcext:value-type="float">
            <text:p>0.022416005587425</text:p>
          </table:table-cell>
          <table:table-cell table:formula="of:=0.5*[.FN12]*(([.FN5]-[.FM5])/([.FN1]-[.FM1]))^2" office:value-type="float" office:value="0.0723717435715756" calcext:value-type="float">
            <text:p>0.072371743571576</text:p>
          </table:table-cell>
          <table:table-cell table:formula="of:=0.5*[.FO12]*(([.FO5]-[.FN5])/([.FO1]-[.FN1]))^2" office:value-type="float" office:value="0.0165672210252317" calcext:value-type="float">
            <text:p>0.016567221025232</text:p>
          </table:table-cell>
          <table:table-cell table:formula="of:=0.5*[.FP12]*(([.FP5]-[.FO5])/([.FP1]-[.FO1]))^2" office:value-type="float" office:value="0.143071134938182" calcext:value-type="float">
            <text:p>0.143071134938182</text:p>
          </table:table-cell>
          <table:table-cell table:formula="of:=0.5*[.FQ12]*(([.FQ5]-[.FP5])/([.FQ1]-[.FP1]))^2" office:value-type="float" office:value="0.0676901756508267" calcext:value-type="float">
            <text:p>0.067690175650827</text:p>
          </table:table-cell>
          <table:table-cell table:formula="of:=0.5*[.FR12]*(([.FR5]-[.FQ5])/([.FR1]-[.FQ1]))^2" office:value-type="float" office:value="0.000285491506506176" calcext:value-type="float">
            <text:p>0.000285491506506</text:p>
          </table:table-cell>
          <table:table-cell table:formula="of:=0.5*[.FS12]*(([.FS5]-[.FR5])/([.FS1]-[.FR1]))^2" office:value-type="float" office:value="0.0121244386355146" calcext:value-type="float">
            <text:p>0.012124438635515</text:p>
          </table:table-cell>
          <table:table-cell table:formula="of:=0.5*[.FT12]*(([.FT5]-[.FS5])/([.FT1]-[.FS1]))^2" office:value-type="float" office:value="0.0395130938930518" calcext:value-type="float">
            <text:p>0.039513093893052</text:p>
          </table:table-cell>
          <table:table-cell table:formula="of:=0.5*[.FU12]*(([.FU5]-[.FT5])/([.FU1]-[.FT1]))^2" office:value-type="float" office:value="0.0647482719096345" calcext:value-type="float">
            <text:p>0.064748271909635</text:p>
          </table:table-cell>
          <table:table-cell table:formula="of:=0.5*[.FV12]*(([.FV5]-[.FU5])/([.FV1]-[.FU1]))^2" office:value-type="float" office:value="0.00212207824157086" calcext:value-type="float">
            <text:p>0.002122078241571</text:p>
          </table:table-cell>
          <table:table-cell table:formula="of:=0.5*[.FW12]*(([.FW5]-[.FV5])/([.FW1]-[.FV1]))^2" office:value-type="float" office:value="0.00504519696780432" calcext:value-type="float">
            <text:p>0.005045196967804</text:p>
          </table:table-cell>
          <table:table-cell table:formula="of:=0.5*[.FX12]*(([.FX5]-[.FW5])/([.FX1]-[.FW1]))^2" office:value-type="float" office:value="0.0244792448591154" calcext:value-type="float">
            <text:p>0.024479244859115</text:p>
          </table:table-cell>
          <table:table-cell table:formula="of:=0.5*[.FY12]*(([.FY5]-[.FX5])/([.FY1]-[.FX1]))^2" office:value-type="float" office:value="0.0880391402462149" calcext:value-type="float">
            <text:p>0.088039140246215</text:p>
          </table:table-cell>
          <table:table-cell table:formula="of:=0.5*[.FZ12]*(([.FZ5]-[.FY5])/([.FZ1]-[.FY1]))^2" office:value-type="float" office:value="0.0197400317304966" calcext:value-type="float">
            <text:p>0.019740031730497</text:p>
          </table:table-cell>
          <table:table-cell table:formula="of:=0.5*[.GA12]*(([.GA5]-[.FZ5])/([.GA1]-[.FZ1]))^2" office:value-type="float" office:value="0.00265092552399291" calcext:value-type="float">
            <text:p>0.002650925523993</text:p>
          </table:table-cell>
          <table:table-cell table:formula="of:=0.5*[.GB12]*(([.GB5]-[.GA5])/([.GB1]-[.GA1]))^2" office:value-type="float" office:value="0.0000549184679440768" calcext:value-type="float">
            <text:p>5.49184679440768E-05</text:p>
          </table:table-cell>
          <table:table-cell table:formula="of:=0.5*[.GC12]*(([.GC5]-[.GB5])/([.GC1]-[.GB1]))^2" office:value-type="float" office:value="0.00333027286605501" calcext:value-type="float">
            <text:p>0.003330272866055</text:p>
          </table:table-cell>
          <table:table-cell table:formula="of:=0.5*[.GD12]*(([.GD5]-[.GC5])/([.GD1]-[.GC1]))^2" office:value-type="float" office:value="0.0106423448981913" calcext:value-type="float">
            <text:p>0.010642344898191</text:p>
          </table:table-cell>
          <table:table-cell table:formula="of:=0.5*[.GE12]*(([.GE5]-[.GD5])/([.GE1]-[.GD1]))^2" office:value-type="float" office:value="0.0161017228445882" calcext:value-type="float">
            <text:p>0.016101722844588</text:p>
          </table:table-cell>
          <table:table-cell table:formula="of:=0.5*[.GF12]*(([.GF5]-[.GE5])/([.GF1]-[.GE1]))^2" office:value-type="float" office:value="0.0500407807328812" calcext:value-type="float">
            <text:p>0.050040780732881</text:p>
          </table:table-cell>
          <table:table-cell table:formula="of:=0.5*[.GG12]*(([.GG5]-[.GF5])/([.GG1]-[.GF1]))^2" office:value-type="float" office:value="0.00111521665404561" calcext:value-type="float">
            <text:p>0.001115216654046</text:p>
          </table:table-cell>
          <table:table-cell table:formula="of:=0.5*[.GH12]*(([.GH5]-[.GG5])/([.GH1]-[.GG1]))^2" office:value-type="float" office:value="0.0703034674174049" calcext:value-type="float">
            <text:p>0.070303467417405</text:p>
          </table:table-cell>
          <table:table-cell table:formula="of:=0.5*[.GI12]*(([.GI5]-[.GH5])/([.GI1]-[.GH1]))^2" office:value-type="float" office:value="0.122714984804085" calcext:value-type="float">
            <text:p>0.122714984804085</text:p>
          </table:table-cell>
          <table:table-cell table:formula="of:=0.5*[.GJ12]*(([.GJ5]-[.GI5])/([.GJ1]-[.GI1]))^2" office:value-type="float" office:value="0.24831266742716" calcext:value-type="float">
            <text:p>0.24831266742716</text:p>
          </table:table-cell>
          <table:table-cell table:formula="of:=0.5*[.GK12]*(([.GK5]-[.GJ5])/([.GK1]-[.GJ1]))^2" office:value-type="float" office:value="0.0502135055702158" calcext:value-type="float">
            <text:p>0.050213505570216</text:p>
          </table:table-cell>
          <table:table-cell table:formula="of:=0.5*[.GL12]*(([.GL5]-[.GK5])/([.GL1]-[.GK1]))^2" office:value-type="float" office:value="0.0000580425812973956" calcext:value-type="float">
            <text:p>5.80425812973956E-05</text:p>
          </table:table-cell>
          <table:table-cell table:formula="of:=0.5*[.GM12]*(([.GM5]-[.GL5])/([.GM1]-[.GL1]))^2" office:value-type="float" office:value="0.0014788866221274" calcext:value-type="float">
            <text:p>0.001478886622127</text:p>
          </table:table-cell>
          <table:table-cell table:formula="of:=0.5*[.GN12]*(([.GN5]-[.GM5])/([.GN1]-[.GM1]))^2" office:value-type="float" office:value="0.0011927006955756" calcext:value-type="float">
            <text:p>0.001192700695576</text:p>
          </table:table-cell>
          <table:table-cell table:formula="of:=0.5*[.GO12]*(([.GO5]-[.GN5])/([.GO1]-[.GN1]))^2" office:value-type="float" office:value="0.00523740016124044" calcext:value-type="float">
            <text:p>0.00523740016124</text:p>
          </table:table-cell>
          <table:table-cell table:formula="of:=0.5*[.GP12]*(([.GP5]-[.GO5])/([.GP1]-[.GO1]))^2" office:value-type="float" office:value="0.00151070759235799" calcext:value-type="float">
            <text:p>0.001510707592358</text:p>
          </table:table-cell>
          <table:table-cell table:formula="of:=0.5*[.GQ12]*(([.GQ5]-[.GP5])/([.GQ1]-[.GP1]))^2" office:value-type="float" office:value="0.00438371267814442" calcext:value-type="float">
            <text:p>0.004383712678144</text:p>
          </table:table-cell>
          <table:table-cell table:formula="of:=0.5*[.GR12]*(([.GR5]-[.GQ5])/([.GR1]-[.GQ1]))^2" office:value-type="float" office:value="0.027450726608734" calcext:value-type="float">
            <text:p>0.027450726608734</text:p>
          </table:table-cell>
          <table:table-cell table:formula="of:=0.5*[.GS12]*(([.GS5]-[.GR5])/([.GS1]-[.GR1]))^2" office:value-type="float" office:value="0.00000933144547699751" calcext:value-type="float">
            <text:p>9.33144547699751E-06</text:p>
          </table:table-cell>
          <table:table-cell table:formula="of:=0.5*[.GT12]*(([.GT5]-[.GS5])/([.GT1]-[.GS1]))^2" office:value-type="float" office:value="0.00620744478134342" calcext:value-type="float">
            <text:p>0.006207444781343</text:p>
          </table:table-cell>
          <table:table-cell table:formula="of:=0.5*[.GU12]*(([.GU5]-[.GT5])/([.GU1]-[.GT1]))^2" office:value-type="float" office:value="0.00225247451745237" calcext:value-type="float">
            <text:p>0.002252474517452</text:p>
          </table:table-cell>
          <table:table-cell table:formula="of:=0.5*[.GV12]*(([.GV5]-[.GU5])/([.GV1]-[.GU1]))^2" office:value-type="float" office:value="0.0638210211977481" calcext:value-type="float">
            <text:p>0.063821021197748</text:p>
          </table:table-cell>
          <table:table-cell table:formula="of:=0.5*[.GW12]*(([.GW5]-[.GV5])/([.GW1]-[.GV1]))^2" office:value-type="float" office:value="0.00827097598230605" calcext:value-type="float">
            <text:p>0.008270975982306</text:p>
          </table:table-cell>
          <table:table-cell table:formula="of:=0.5*[.GX12]*(([.GX5]-[.GW5])/([.GX1]-[.GW1]))^2" office:value-type="float" office:value="0.000911509566887052" calcext:value-type="float">
            <text:p>0.000911509566887</text:p>
          </table:table-cell>
          <table:table-cell table:formula="of:=0.5*[.GY12]*(([.GY5]-[.GX5])/([.GY1]-[.GX1]))^2" office:value-type="float" office:value="0.0405513156045435" calcext:value-type="float">
            <text:p>0.040551315604544</text:p>
          </table:table-cell>
          <table:table-cell table:formula="of:=0.5*[.GZ12]*(([.GZ5]-[.GY5])/([.GZ1]-[.GY1]))^2" office:value-type="float" office:value="0.000632889292502596" calcext:value-type="float">
            <text:p>0.000632889292503</text:p>
          </table:table-cell>
          <table:table-cell table:formula="of:=0.5*[.HA12]*(([.HA5]-[.GZ5])/([.HA1]-[.GZ1]))^2" office:value-type="float" office:value="0.0744140417633352" calcext:value-type="float">
            <text:p>0.074414041763335</text:p>
          </table:table-cell>
          <table:table-cell table:formula="of:=0.5*[.HB12]*(([.HB5]-[.HA5])/([.HB1]-[.HA1]))^2" office:value-type="float" office:value="0.0548678855517716" calcext:value-type="float">
            <text:p>0.054867885551772</text:p>
          </table:table-cell>
          <table:table-cell table:formula="of:=0.5*[.HC12]*(([.HC5]-[.HB5])/([.HC1]-[.HB1]))^2" office:value-type="float" office:value="0.0046627214937478" calcext:value-type="float">
            <text:p>0.004662721493748</text:p>
          </table:table-cell>
          <table:table-cell table:formula="of:=0.5*[.HD12]*(([.HD5]-[.HC5])/([.HD1]-[.HC1]))^2" office:value-type="float" office:value="0.00145226215729585" calcext:value-type="float">
            <text:p>0.001452262157296</text:p>
          </table:table-cell>
          <table:table-cell table:formula="of:=0.5*[.HE12]*(([.HE5]-[.HD5])/([.HE1]-[.HD1]))^2" office:value-type="float" office:value="0.0170630617312574" calcext:value-type="float">
            <text:p>0.017063061731257</text:p>
          </table:table-cell>
          <table:table-cell table:formula="of:=0.5*[.HF12]*(([.HF5]-[.HE5])/([.HF1]-[.HE1]))^2" office:value-type="float" office:value="0.00305728214284991" calcext:value-type="float">
            <text:p>0.00305728214285</text:p>
          </table:table-cell>
          <table:table-cell table:formula="of:=0.5*[.HG12]*(([.HG5]-[.HF5])/([.HG1]-[.HF1]))^2" office:value-type="float" office:value="0.000425711284576212" calcext:value-type="float">
            <text:p>0.000425711284576</text:p>
          </table:table-cell>
          <table:table-cell table:formula="of:=0.5*[.HH12]*(([.HH5]-[.HG5])/([.HH1]-[.HG1]))^2" office:value-type="float" office:value="0.00362377015685036" calcext:value-type="float">
            <text:p>0.00362377015685</text:p>
          </table:table-cell>
          <table:table-cell table:formula="of:=0.5*[.HI12]*(([.HI5]-[.HH5])/([.HI1]-[.HH1]))^2" office:value-type="float" office:value="0.0116076084695191" calcext:value-type="float">
            <text:p>0.011607608469519</text:p>
          </table:table-cell>
          <table:table-cell table:formula="of:=0.5*[.HJ12]*(([.HJ5]-[.HI5])/([.HJ1]-[.HI1]))^2" office:value-type="float" office:value="0.0054843040787283" calcext:value-type="float">
            <text:p>0.005484304078728</text:p>
          </table:table-cell>
          <table:table-cell table:formula="of:=0.5*[.HK12]*(([.HK5]-[.HJ5])/([.HK1]-[.HJ1]))^2" office:value-type="float" office:value="0.03994930490403" calcext:value-type="float">
            <text:p>0.03994930490403</text:p>
          </table:table-cell>
          <table:table-cell table:formula="of:=0.5*[.HL12]*(([.HL5]-[.HK5])/([.HL1]-[.HK1]))^2" office:value-type="float" office:value="0.0448825578072698" calcext:value-type="float">
            <text:p>0.04488255780727</text:p>
          </table:table-cell>
          <table:table-cell table:formula="of:=0.5*[.HM12]*(([.HM5]-[.HL5])/([.HM1]-[.HL1]))^2" office:value-type="float" office:value="0.107351843198762" calcext:value-type="float">
            <text:p>0.107351843198762</text:p>
          </table:table-cell>
          <table:table-cell table:formula="of:=0.5*[.HN12]*(([.HN5]-[.HM5])/([.HN1]-[.HM1]))^2" office:value-type="float" office:value="0.134519040361296" calcext:value-type="float">
            <text:p>0.134519040361296</text:p>
          </table:table-cell>
          <table:table-cell table:formula="of:=0.5*[.HO12]*(([.HO5]-[.HN5])/([.HO1]-[.HN1]))^2" office:value-type="float" office:value="0.0599609374435775" calcext:value-type="float">
            <text:p>0.059960937443578</text:p>
          </table:table-cell>
          <table:table-cell table:formula="of:=0.5*[.HP12]*(([.HP5]-[.HO5])/([.HP1]-[.HO1]))^2" office:value-type="float" office:value="0.000273008982250407" calcext:value-type="float">
            <text:p>0.00027300898225</text:p>
          </table:table-cell>
          <table:table-cell table:formula="of:=0.5*[.HQ12]*(([.HQ5]-[.HP5])/([.HQ1]-[.HP1]))^2" office:value-type="float" office:value="0.00109487319093628" calcext:value-type="float">
            <text:p>0.001094873190936</text:p>
          </table:table-cell>
          <table:table-cell table:formula="of:=0.5*[.HR12]*(([.HR5]-[.HQ5])/([.HR1]-[.HQ1]))^2" office:value-type="float" office:value="0.0190948464968821" calcext:value-type="float">
            <text:p>0.019094846496882</text:p>
          </table:table-cell>
          <table:table-cell table:formula="of:=0.5*[.HS12]*(([.HS5]-[.HR5])/([.HS1]-[.HR1]))^2" office:value-type="float" office:value="0.0371912954251381" calcext:value-type="float">
            <text:p>0.037191295425138</text:p>
          </table:table-cell>
          <table:table-cell table:formula="of:=0.5*[.HT12]*(([.HT5]-[.HS5])/([.HT1]-[.HS1]))^2" office:value-type="float" office:value="0.0267293883388478" calcext:value-type="float">
            <text:p>0.026729388338848</text:p>
          </table:table-cell>
          <table:table-cell table:formula="of:=0.5*[.HU12]*(([.HU5]-[.HT5])/([.HU1]-[.HT1]))^2" office:value-type="float" office:value="0.0204736139530732" calcext:value-type="float">
            <text:p>0.020473613953073</text:p>
          </table:table-cell>
          <table:table-cell table:formula="of:=0.5*[.HV12]*(([.HV5]-[.HU5])/([.HV1]-[.HU1]))^2" office:value-type="float" office:value="0.0195587013455626" calcext:value-type="float">
            <text:p>0.019558701345563</text:p>
          </table:table-cell>
          <table:table-cell table:formula="of:=0.5*[.HW12]*(([.HW5]-[.HV5])/([.HW1]-[.HV1]))^2" office:value-type="float" office:value="0.0263597651025709" calcext:value-type="float">
            <text:p>0.026359765102571</text:p>
          </table:table-cell>
          <table:table-cell table:formula="of:=0.5*[.HX12]*(([.HX5]-[.HW5])/([.HX1]-[.HW1]))^2" office:value-type="float" office:value="0.00131066240761972" calcext:value-type="float">
            <text:p>0.00131066240762</text:p>
          </table:table-cell>
          <table:table-cell table:formula="of:=0.5*[.HY12]*(([.HY5]-[.HX5])/([.HY1]-[.HX1]))^2" office:value-type="float" office:value="0.00941462797367681" calcext:value-type="float">
            <text:p>0.009414627973677</text:p>
          </table:table-cell>
          <table:table-cell table:formula="of:=0.5*[.HZ12]*(([.HZ5]-[.HY5])/([.HZ1]-[.HY1]))^2" office:value-type="float" office:value="0.0516679543536658" calcext:value-type="float">
            <text:p>0.051667954353666</text:p>
          </table:table-cell>
          <table:table-cell table:formula="of:=0.5*[.IA12]*(([.IA5]-[.HZ5])/([.IA1]-[.HZ1]))^2" office:value-type="float" office:value="0.0287682028487421" calcext:value-type="float">
            <text:p>0.028768202848742</text:p>
          </table:table-cell>
          <table:table-cell table:formula="of:=0.5*[.IB12]*(([.IB5]-[.IA5])/([.IB1]-[.IA1]))^2" office:value-type="float" office:value="0.00490160589331509" calcext:value-type="float">
            <text:p>0.004901605893315</text:p>
          </table:table-cell>
          <table:table-cell table:formula="of:=0.5*[.IC12]*(([.IC5]-[.IB5])/([.IC1]-[.IB1]))^2" office:value-type="float" office:value="0.00840184142731098" calcext:value-type="float">
            <text:p>0.008401841427311</text:p>
          </table:table-cell>
          <table:table-cell table:formula="of:=0.5*[.ID12]*(([.ID5]-[.IC5])/([.ID1]-[.IC1]))^2" office:value-type="float" office:value="0.0275942679880096" calcext:value-type="float">
            <text:p>0.02759426798801</text:p>
          </table:table-cell>
          <table:table-cell table:formula="of:=0.5*[.IE12]*(([.IE5]-[.ID5])/([.IE1]-[.ID1]))^2" office:value-type="float" office:value="0.0150805236377417" calcext:value-type="float">
            <text:p>0.015080523637742</text:p>
          </table:table-cell>
          <table:table-cell table:formula="of:=0.5*[.IF12]*(([.IF5]-[.IE5])/([.IF1]-[.IE1]))^2" office:value-type="float" office:value="0.00636843579941778" calcext:value-type="float">
            <text:p>0.006368435799418</text:p>
          </table:table-cell>
          <table:table-cell table:formula="of:=0.5*[.IG12]*(([.IG5]-[.IF5])/([.IG1]-[.IF1]))^2" office:value-type="float" office:value="0.00144869270277948" calcext:value-type="float">
            <text:p>0.001448692702779</text:p>
          </table:table-cell>
          <table:table-cell table:formula="of:=0.5*[.IH12]*(([.IH5]-[.IG5])/([.IH1]-[.IG1]))^2" office:value-type="float" office:value="0.000175783173781738" calcext:value-type="float">
            <text:p>0.000175783173782</text:p>
          </table:table-cell>
          <table:table-cell table:formula="of:=0.5*[.II12]*(([.II5]-[.IH5])/([.II1]-[.IH1]))^2" office:value-type="float" office:value="0.000267190146902871" calcext:value-type="float">
            <text:p>0.000267190146903</text:p>
          </table:table-cell>
          <table:table-cell table:formula="of:=0.5*[.IJ12]*(([.IJ5]-[.II5])/([.IJ1]-[.II1]))^2" office:value-type="float" office:value="0.000212659288119611" calcext:value-type="float">
            <text:p>0.00021265928812</text:p>
          </table:table-cell>
          <table:table-cell table:formula="of:=0.5*[.IK12]*(([.IK5]-[.IJ5])/([.IK1]-[.IJ1]))^2" office:value-type="float" office:value="0.00379440077418547" calcext:value-type="float">
            <text:p>0.003794400774185</text:p>
          </table:table-cell>
          <table:table-cell table:formula="of:=0.5*[.IL12]*(([.IL5]-[.IK5])/([.IL1]-[.IK1]))^2" office:value-type="float" office:value="0.00297023588393885" calcext:value-type="float">
            <text:p>0.002970235883939</text:p>
          </table:table-cell>
          <table:table-cell table:formula="of:=0.5*[.IM12]*(([.IM5]-[.IL5])/([.IM1]-[.IL1]))^2" office:value-type="float" office:value="0.0102156923736664" calcext:value-type="float">
            <text:p>0.010215692373666</text:p>
          </table:table-cell>
          <table:table-cell table:formula="of:=0.5*[.IN12]*(([.IN5]-[.IM5])/([.IN1]-[.IM1]))^2" office:value-type="float" office:value="0.00408973074096807" calcext:value-type="float">
            <text:p>0.004089730740968</text:p>
          </table:table-cell>
          <table:table-cell table:formula="of:=0.5*[.IO12]*(([.IO5]-[.IN5])/([.IO1]-[.IN1]))^2" office:value-type="float" office:value="0.00962727423895444" calcext:value-type="float">
            <text:p>0.009627274238954</text:p>
          </table:table-cell>
          <table:table-cell table:formula="of:=0.5*[.IP12]*(([.IP5]-[.IO5])/([.IP1]-[.IO1]))^2" office:value-type="float" office:value="0.00180591152012154" calcext:value-type="float">
            <text:p>0.001805911520122</text:p>
          </table:table-cell>
          <table:table-cell table:formula="of:=0.5*[.IQ12]*(([.IQ5]-[.IP5])/([.IQ1]-[.IP1]))^2" office:value-type="float" office:value="0.000555738438939505" calcext:value-type="float">
            <text:p>0.00055573843894</text:p>
          </table:table-cell>
          <table:table-cell table:formula="of:=0.5*[.IR12]*(([.IR5]-[.IQ5])/([.IR1]-[.IQ1]))^2" office:value-type="float" office:value="0.000817348076766087" calcext:value-type="float">
            <text:p>0.000817348076766</text:p>
          </table:table-cell>
          <table:table-cell table:formula="of:=0.5*[.IS12]*(([.IS5]-[.IR5])/([.IS1]-[.IR1]))^2" office:value-type="float" office:value="0.00213494682677425" calcext:value-type="float">
            <text:p>0.002134946826774</text:p>
          </table:table-cell>
          <table:table-cell table:formula="of:=0.5*[.IT12]*(([.IT5]-[.IS5])/([.IT1]-[.IS1]))^2" office:value-type="float" office:value="0.00379741690050586" calcext:value-type="float">
            <text:p>0.003797416900506</text:p>
          </table:table-cell>
          <table:table-cell table:formula="of:=0.5*[.IU12]*(([.IU5]-[.IT5])/([.IU1]-[.IT1]))^2" office:value-type="float" office:value="0.0000246806177996376" calcext:value-type="float">
            <text:p>2.46806177996376E-05</text:p>
          </table:table-cell>
          <table:table-cell table:formula="of:=0.5*[.IV12]*(([.IV5]-[.IU5])/([.IV1]-[.IU1]))^2" office:value-type="float" office:value="0.000755205793834727" calcext:value-type="float">
            <text:p>0.000755205793835</text:p>
          </table:table-cell>
          <table:table-cell table:formula="of:=0.5*[.IW12]*(([.IW5]-[.IV5])/([.IW1]-[.IV1]))^2" office:value-type="float" office:value="0.000496129846406931" calcext:value-type="float">
            <text:p>0.000496129846407</text:p>
          </table:table-cell>
          <table:table-cell table:formula="of:=0.5*[.IX12]*(([.IX5]-[.IW5])/([.IX1]-[.IW1]))^2" office:value-type="float" office:value="0.00000601645087866425" calcext:value-type="float">
            <text:p>6.01645087866425E-06</text:p>
          </table:table-cell>
          <table:table-cell table:formula="of:=0.5*[.IY12]*(([.IY5]-[.IX5])/([.IY1]-[.IX1]))^2" office:value-type="float" office:value="0.0000609400449975928" calcext:value-type="float">
            <text:p>6.09400449975928E-05</text:p>
          </table:table-cell>
          <table:table-cell table:formula="of:=0.5*[.IZ12]*(([.IZ5]-[.IY5])/([.IZ1]-[.IY1]))^2" office:value-type="float" office:value="0.00190898809129676" calcext:value-type="float">
            <text:p>0.001908988091297</text:p>
          </table:table-cell>
          <table:table-cell table:formula="of:=0.5*[.JA12]*(([.JA5]-[.IZ5])/([.JA1]-[.IZ1]))^2" office:value-type="float" office:value="0.00000598159502100575" calcext:value-type="float">
            <text:p>5.98159502100575E-06</text:p>
          </table:table-cell>
          <table:table-cell table:formula="of:=0.5*[.JB12]*(([.JB5]-[.JA5])/([.JB1]-[.JA1]))^2" office:value-type="float" office:value="0.000421785092440914" calcext:value-type="float">
            <text:p>0.000421785092441</text:p>
          </table:table-cell>
          <table:table-cell table:formula="of:=0.5*[.JC12]*(([.JC5]-[.JB5])/([.JC1]-[.JB1]))^2" office:value-type="float" office:value="0.00266389580630017" calcext:value-type="float">
            <text:p>0.0026638958063</text:p>
          </table:table-cell>
          <table:table-cell table:formula="of:=0.5*[.JD12]*(([.JD5]-[.JC5])/([.JD1]-[.JC1]))^2" office:value-type="float" office:value="0.000187575402528451" calcext:value-type="float">
            <text:p>0.000187575402528</text:p>
          </table:table-cell>
          <table:table-cell table:formula="of:=0.5*[.JE12]*(([.JE5]-[.JD5])/([.JE1]-[.JD1]))^2" office:value-type="float" office:value="0.0000085551799644673" calcext:value-type="float">
            <text:p>8.5551799644673E-06</text:p>
          </table:table-cell>
          <table:table-cell table:formula="of:=0.5*[.JF12]*(([.JF5]-[.JE5])/([.JF1]-[.JE1]))^2" office:value-type="float" office:value="0.000478482556834953" calcext:value-type="float">
            <text:p>0.000478482556835</text:p>
          </table:table-cell>
          <table:table-cell table:formula="of:=0.5*[.JG12]*(([.JG5]-[.JF5])/([.JG1]-[.JF1]))^2" office:value-type="float" office:value="0.000246183230948226" calcext:value-type="float">
            <text:p>0.000246183230948</text:p>
          </table:table-cell>
          <table:table-cell table:formula="of:=0.5*[.JH12]*(([.JH5]-[.JG5])/([.JH1]-[.JG1]))^2" office:value-type="float" office:value="0.00134540071679196" calcext:value-type="float">
            <text:p>0.001345400716792</text:p>
          </table:table-cell>
          <table:table-cell table:formula="of:=0.5*[.JI12]*(([.JI5]-[.JH5])/([.JI1]-[.JH1]))^2" office:value-type="float" office:value="0.0000409335897219337" calcext:value-type="float">
            <text:p>4.09335897219337E-05</text:p>
          </table:table-cell>
          <table:table-cell table:formula="of:=0.5*[.JJ12]*(([.JJ5]-[.JI5])/([.JJ1]-[.JI1]))^2" office:value-type="float" office:value="0.000175573387749624" calcext:value-type="float">
            <text:p>0.00017557338775</text:p>
          </table:table-cell>
          <table:table-cell table:formula="of:=0.5*[.JK12]*(([.JK5]-[.JJ5])/([.JK1]-[.JJ1]))^2" office:value-type="float" office:value="0.00000097836711269389" calcext:value-type="float">
            <text:p>9.7836711269389E-07</text:p>
          </table:table-cell>
          <table:table-cell table:formula="of:=0.5*[.JL12]*(([.JL5]-[.JK5])/([.JL1]-[.JK1]))^2" office:value-type="float" office:value="0.00000894623735433303" calcext:value-type="float">
            <text:p>8.94623735433303E-06</text:p>
          </table:table-cell>
          <table:table-cell table:formula="of:=0.5*[.JM12]*(([.JM5]-[.JL5])/([.JM1]-[.JL1]))^2" office:value-type="float" office:value="0.000103913971847978" calcext:value-type="float">
            <text:p>0.000103913971848</text:p>
          </table:table-cell>
          <table:table-cell table:formula="of:=0.5*[.JN12]*(([.JN5]-[.JM5])/([.JN1]-[.JM1]))^2" office:value-type="float" office:value="0.000593356013924557" calcext:value-type="float">
            <text:p>0.000593356013925</text:p>
          </table:table-cell>
          <table:table-cell table:formula="of:=0.5*[.JO12]*(([.JO5]-[.JN5])/([.JO1]-[.JN1]))^2" office:value-type="float" office:value="0.00120838508115995" calcext:value-type="float">
            <text:p>0.00120838508116</text:p>
          </table:table-cell>
          <table:table-cell table:formula="of:=0.5*[.JP12]*(([.JP5]-[.JO5])/([.JP1]-[.JO1]))^2" office:value-type="float" office:value="0.0000944774210046001" calcext:value-type="float">
            <text:p>9.44774210046001E-05</text:p>
          </table:table-cell>
          <table:table-cell table:formula="of:=0.5*[.JQ12]*(([.JQ5]-[.JP5])/([.JQ1]-[.JP1]))^2" office:value-type="float" office:value="0.000000565106648374686" calcext:value-type="float">
            <text:p>5.65106648374686E-07</text:p>
          </table:table-cell>
          <table:table-cell table:formula="of:=0.5*[.JR12]*(([.JR5]-[.JQ5])/([.JR1]-[.JQ1]))^2" office:value-type="float" office:value="0.000337802078143784" calcext:value-type="float">
            <text:p>0.000337802078144</text:p>
          </table:table-cell>
          <table:table-cell table:formula="of:=0.5*[.JS12]*(([.JS5]-[.JR5])/([.JS1]-[.JR1]))^2" office:value-type="float" office:value="0.0000741053077875692" calcext:value-type="float">
            <text:p>7.41053077875692E-05</text:p>
          </table:table-cell>
          <table:table-cell table:formula="of:=0.5*[.JT12]*(([.JT5]-[.JS5])/([.JT1]-[.JS1]))^2" office:value-type="float" office:value="0.0000766194790142764" calcext:value-type="float">
            <text:p>7.66194790142764E-05</text:p>
          </table:table-cell>
          <table:table-cell table:formula="of:=0.5*[.JU12]*(([.JU5]-[.JT5])/([.JU1]-[.JT1]))^2" office:value-type="float" office:value="0.000114848621697441" calcext:value-type="float">
            <text:p>0.000114848621697</text:p>
          </table:table-cell>
          <table:table-cell table:formula="of:=0.5*[.JV12]*(([.JV5]-[.JU5])/([.JV1]-[.JU1]))^2" office:value-type="float" office:value="0.00000144631756044886" calcext:value-type="float">
            <text:p>1.44631756044886E-06</text:p>
          </table:table-cell>
          <table:table-cell table:formula="of:=0.5*[.JW12]*(([.JW5]-[.JV5])/([.JW1]-[.JV1]))^2" office:value-type="float" office:value="0.000503092331954008" calcext:value-type="float">
            <text:p>0.000503092331954</text:p>
          </table:table-cell>
          <table:table-cell table:formula="of:=0.5*[.JX12]*(([.JX5]-[.JW5])/([.JX1]-[.JW1]))^2" office:value-type="float" office:value="0.0000451863396214991" calcext:value-type="float">
            <text:p>4.51863396214991E-05</text:p>
          </table:table-cell>
          <table:table-cell table:formula="of:=0.5*[.JY12]*(([.JY5]-[.JX5])/([.JY1]-[.JX1]))^2" office:value-type="float" office:value="0.00000560153195384623" calcext:value-type="float">
            <text:p>5.60153195384623E-06</text:p>
          </table:table-cell>
          <table:table-cell table:formula="of:=0.5*[.JZ12]*(([.JZ5]-[.JY5])/([.JZ1]-[.JY1]))^2" office:value-type="float" office:value="0.0000325500152173351" calcext:value-type="float">
            <text:p>3.25500152173351E-05</text:p>
          </table:table-cell>
          <table:table-cell table:formula="of:=0.5*[.KA12]*(([.KA5]-[.JZ5])/([.KA1]-[.JZ1]))^2" office:value-type="float" office:value="0.00000209466004284602" calcext:value-type="float">
            <text:p>2.09466004284602E-06</text:p>
          </table:table-cell>
          <table:table-cell table:formula="of:=0.5*[.KB12]*(([.KB5]-[.KA5])/([.KB1]-[.KA1]))^2" office:value-type="float" office:value="0.00000022568496194242" calcext:value-type="float">
            <text:p>2.2568496194242E-07</text:p>
          </table:table-cell>
          <table:table-cell table:formula="of:=0.5*[.KC12]*(([.KC5]-[.KB5])/([.KC1]-[.KB1]))^2" office:value-type="float" office:value="0.000507695118408901" calcext:value-type="float">
            <text:p>0.000507695118409</text:p>
          </table:table-cell>
          <table:table-cell table:formula="of:=0.5*[.KD12]*(([.KD5]-[.KC5])/([.KD1]-[.KC1]))^2" office:value-type="float" office:value="0.0000101813738614097" calcext:value-type="float">
            <text:p>1.01813738614097E-05</text:p>
          </table:table-cell>
          <table:table-cell table:formula="of:=0.5*[.KE12]*(([.KE5]-[.KD5])/([.KE1]-[.KD1]))^2" office:value-type="float" office:value="0.000000707928759358793" calcext:value-type="float">
            <text:p>7.07928759358793E-07</text:p>
          </table:table-cell>
          <table:table-cell table:formula="of:=0.5*[.KF12]*(([.KF5]-[.KE5])/([.KF1]-[.KE1]))^2" office:value-type="float" office:value="0.0000332589835677206" calcext:value-type="float">
            <text:p>3.32589835677206E-05</text:p>
          </table:table-cell>
          <table:table-cell table:formula="of:=0.5*[.KG12]*(([.KG5]-[.KF5])/([.KG1]-[.KF1]))^2" office:value-type="float" office:value="0.000280428177279345" calcext:value-type="float">
            <text:p>0.000280428177279</text:p>
          </table:table-cell>
          <table:table-cell table:formula="of:=0.5*[.KH12]*(([.KH5]-[.KG5])/([.KH1]-[.KG1]))^2" office:value-type="float" office:value="0.00000375329905169597" calcext:value-type="float">
            <text:p>3.75329905169597E-06</text:p>
          </table:table-cell>
          <table:table-cell table:formula="of:=0.5*[.KI12]*(([.KI5]-[.KH5])/([.KI1]-[.KH1]))^2" office:value-type="float" office:value="0.0000624756679289269" calcext:value-type="float">
            <text:p>6.24756679289269E-05</text:p>
          </table:table-cell>
          <table:table-cell table:formula="of:=0.5*[.KJ12]*(([.KJ5]-[.KI5])/([.KJ1]-[.KI1]))^2" office:value-type="float" office:value="0.0000817560985130429" calcext:value-type="float">
            <text:p>8.17560985130429E-05</text:p>
          </table:table-cell>
          <table:table-cell table:formula="of:=0.5*[.KK12]*(([.KK5]-[.KJ5])/([.KK1]-[.KJ1]))^2" office:value-type="float" office:value="0.000182705627045212" calcext:value-type="float">
            <text:p>0.000182705627045</text:p>
          </table:table-cell>
          <table:table-cell table:formula="of:=0.5*[.KL12]*(([.KL5]-[.KK5])/([.KL1]-[.KK1]))^2" office:value-type="float" office:value="0.0000425560256415982" calcext:value-type="float">
            <text:p>4.25560256415982E-05</text:p>
          </table:table-cell>
          <table:table-cell table:formula="of:=0.5*[.KM12]*(([.KM5]-[.KL5])/([.KM1]-[.KL1]))^2" office:value-type="float" office:value="0.00024430148733505" calcext:value-type="float">
            <text:p>0.000244301487335</text:p>
          </table:table-cell>
          <table:table-cell table:formula="of:=0.5*[.KN12]*(([.KN5]-[.KM5])/([.KN1]-[.KM1]))^2" office:value-type="float" office:value="0.0000637808959230845" calcext:value-type="float">
            <text:p>6.37808959230845E-05</text:p>
          </table:table-cell>
          <table:table-cell table:formula="of:=0.5*[.KO12]*(([.KO5]-[.KN5])/([.KO1]-[.KN1]))^2" office:value-type="float" office:value="0.000102689734956459" calcext:value-type="float">
            <text:p>0.000102689734956</text:p>
          </table:table-cell>
          <table:table-cell table:formula="of:=0.5*[.KP12]*(([.KP5]-[.KO5])/([.KP1]-[.KO1]))^2" office:value-type="float" office:value="0.0000161270592855899" calcext:value-type="float">
            <text:p>1.61270592855899E-05</text:p>
          </table:table-cell>
          <table:table-cell table:formula="of:=0.5*[.KQ12]*(([.KQ5]-[.KP5])/([.KQ1]-[.KP1]))^2" office:value-type="float" office:value="0.0000082979010129906" calcext:value-type="float">
            <text:p>8.2979010129906E-06</text:p>
          </table:table-cell>
          <table:table-cell table:formula="of:=0.5*[.KR12]*(([.KR5]-[.KQ5])/([.KR1]-[.KQ1]))^2" office:value-type="float" office:value="0.00000971113680068091" calcext:value-type="float">
            <text:p>9.71113680068091E-06</text:p>
          </table:table-cell>
          <table:table-cell table:formula="of:=0.5*[.KS12]*(([.KS5]-[.KR5])/([.KS1]-[.KR1]))^2" office:value-type="float" office:value="0.0000873881954649237" calcext:value-type="float">
            <text:p>8.73881954649237E-05</text:p>
          </table:table-cell>
          <table:table-cell table:formula="of:=0.5*[.KT12]*(([.KT5]-[.KS5])/([.KT1]-[.KS1]))^2" office:value-type="float" office:value="0.0000450506426313496" calcext:value-type="float">
            <text:p>4.50506426313496E-05</text:p>
          </table:table-cell>
          <table:table-cell table:formula="of:=0.5*[.KU12]*(([.KU5]-[.KT5])/([.KU1]-[.KT1]))^2" office:value-type="float" office:value="0.000002708539291872" calcext:value-type="float">
            <text:p>2.708539291872E-06</text:p>
          </table:table-cell>
          <table:table-cell table:formula="of:=0.5*[.KV12]*(([.KV5]-[.KU5])/([.KV1]-[.KU1]))^2" office:value-type="float" office:value="0.0000220399992939885" calcext:value-type="float">
            <text:p>2.20399992939885E-05</text:p>
          </table:table-cell>
          <table:table-cell table:formula="of:=0.5*[.KW12]*(([.KW5]-[.KV5])/([.KW1]-[.KV1]))^2" office:value-type="float" office:value="0.0000671943067686213" calcext:value-type="float">
            <text:p>6.71943067686213E-05</text:p>
          </table:table-cell>
          <table:table-cell table:formula="of:=0.5*[.KX12]*(([.KX5]-[.KW5])/([.KX1]-[.KW1]))^2" office:value-type="float" office:value="0.000000071227039768742" calcext:value-type="float">
            <text:p>7.1227039768742E-08</text:p>
          </table:table-cell>
          <table:table-cell table:formula="of:=0.5*[.KY12]*(([.KY5]-[.KX5])/([.KY1]-[.KX1]))^2" office:value-type="float" office:value="0.000000720107457048456" calcext:value-type="float">
            <text:p>7.20107457048456E-07</text:p>
          </table:table-cell>
          <table:table-cell table:formula="of:=0.5*[.KZ12]*(([.KZ5]-[.KY5])/([.KZ1]-[.KY1]))^2" office:value-type="float" office:value="0.000068455105634037" calcext:value-type="float">
            <text:p>6.8455105634037E-05</text:p>
          </table:table-cell>
          <table:table-cell table:formula="of:=0.5*[.LA12]*(([.LA5]-[.KZ5])/([.LA1]-[.KZ1]))^2" office:value-type="float" office:value="0.00000492497683756431" calcext:value-type="float">
            <text:p>4.92497683756431E-06</text:p>
          </table:table-cell>
          <table:table-cell table:formula="of:=0.5*[.LB12]*(([.LB5]-[.LA5])/([.LB1]-[.LA1]))^2" office:value-type="float" office:value="0.0000235728566996171" calcext:value-type="float">
            <text:p>2.35728566996171E-05</text:p>
          </table:table-cell>
          <table:table-cell table:formula="of:=0.5*[.LC12]*(([.LC5]-[.LB5])/([.LC1]-[.LB1]))^2" office:value-type="float" office:value="0.00000000310168513585564" calcext:value-type="float">
            <text:p>3.10168513585564E-09</text:p>
          </table:table-cell>
          <table:table-cell table:formula="of:=0.5*[.LD12]*(([.LD5]-[.LC5])/([.LD1]-[.LC1]))^2" office:value-type="float" office:value="0.0000396787007126708" calcext:value-type="float">
            <text:p>3.96787007126708E-05</text:p>
          </table:table-cell>
          <table:table-cell table:formula="of:=0.5*[.LE12]*(([.LE5]-[.LD5])/([.LE1]-[.LD1]))^2" office:value-type="float" office:value="0.000128062466265991" calcext:value-type="float">
            <text:p>0.000128062466266</text:p>
          </table:table-cell>
          <table:table-cell table:formula="of:=0.5*[.LF12]*(([.LF5]-[.LE5])/([.LF1]-[.LE1]))^2" office:value-type="float" office:value="0.0000367403075031575" calcext:value-type="float">
            <text:p>3.67403075031575E-05</text:p>
          </table:table-cell>
          <table:table-cell table:formula="of:=0.5*[.LG12]*(([.LG5]-[.LF5])/([.LG1]-[.LF1]))^2" office:value-type="float" office:value="0.00000757284746652693" calcext:value-type="float">
            <text:p>7.57284746652693E-06</text:p>
          </table:table-cell>
          <table:table-cell table:formula="of:=0.5*[.LH12]*(([.LH5]-[.LG5])/([.LH1]-[.LG1]))^2" office:value-type="float" office:value="0.000000628560835104216" calcext:value-type="float">
            <text:p>6.28560835104216E-07</text:p>
          </table:table-cell>
          <table:table-cell table:formula="of:=0.5*[.LI12]*(([.LI5]-[.LH5])/([.LI1]-[.LH1]))^2" office:value-type="float" office:value="0.0000372831419044678" calcext:value-type="float">
            <text:p>3.72831419044678E-05</text:p>
          </table:table-cell>
          <table:table-cell table:formula="of:=0.5*[.LJ12]*(([.LJ5]-[.LI5])/([.LJ1]-[.LI1]))^2" office:value-type="float" office:value="0.000161813775739292" calcext:value-type="float">
            <text:p>0.000161813775739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00685245612259056" calcext:value-type="float">
            <text:p>6.85245612259056E-10</text:p>
          </table:table-cell>
          <table:table-cell table:formula="of:=0.5*[.D12]*(([.D6]-[.C6])/([.D1]-[.C1]))^2" office:value-type="float" office:value="0.000000000547323785036334" calcext:value-type="float">
            <text:p>5.47323785036334E-10</text:p>
          </table:table-cell>
          <table:table-cell table:formula="of:=0.5*[.E12]*(([.E6]-[.D6])/([.E1]-[.D1]))^2" office:value-type="float" office:value="0.000000017842775121223" calcext:value-type="float">
            <text:p>1.7842775121223E-08</text:p>
          </table:table-cell>
          <table:table-cell table:formula="of:=0.5*[.F12]*(([.F6]-[.E6])/([.F1]-[.E1]))^2" office:value-type="float" office:value="0.0000000000130609153269005" calcext:value-type="float">
            <text:p>1.30609153269005E-11</text:p>
          </table:table-cell>
          <table:table-cell table:formula="of:=0.5*[.G12]*(([.G6]-[.F6])/([.G1]-[.F1]))^2" office:value-type="float" office:value="0.000000177675254113112" calcext:value-type="float">
            <text:p>1.77675254113112E-07</text:p>
          </table:table-cell>
          <table:table-cell table:formula="of:=0.5*[.H12]*(([.H6]-[.G6])/([.H1]-[.G1]))^2" office:value-type="float" office:value="0.00000000227787108192261" calcext:value-type="float">
            <text:p>2.27787108192261E-09</text:p>
          </table:table-cell>
          <table:table-cell table:formula="of:=0.5*[.I12]*(([.I6]-[.H6])/([.I1]-[.H1]))^2" office:value-type="float" office:value="0.000000923082567425661" calcext:value-type="float">
            <text:p>9.23082567425661E-07</text:p>
          </table:table-cell>
          <table:table-cell table:formula="of:=0.5*[.J12]*(([.J6]-[.I6])/([.J1]-[.I1]))^2" office:value-type="float" office:value="0.000000000556084775720043" calcext:value-type="float">
            <text:p>5.56084775720043E-10</text:p>
          </table:table-cell>
          <table:table-cell table:formula="of:=0.5*[.K12]*(([.K6]-[.J6])/([.K1]-[.J1]))^2" office:value-type="float" office:value="0.000000601034028020115" calcext:value-type="float">
            <text:p>6.01034028020115E-07</text:p>
          </table:table-cell>
          <table:table-cell table:formula="of:=0.5*[.L12]*(([.L6]-[.K6])/([.L1]-[.K1]))^2" office:value-type="float" office:value="0.000000169598927703271" calcext:value-type="float">
            <text:p>1.69598927703271E-07</text:p>
          </table:table-cell>
          <table:table-cell table:formula="of:=0.5*[.M12]*(([.M6]-[.L6])/([.M1]-[.L1]))^2" office:value-type="float" office:value="0.00000118599354719502" calcext:value-type="float">
            <text:p>1.18599354719502E-06</text:p>
          </table:table-cell>
          <table:table-cell table:formula="of:=0.5*[.N12]*(([.N6]-[.M6])/([.N1]-[.M1]))^2" office:value-type="float" office:value="0.00000000274844752245826" calcext:value-type="float">
            <text:p>2.74844752245826E-09</text:p>
          </table:table-cell>
          <table:table-cell table:formula="of:=0.5*[.O12]*(([.O6]-[.N6])/([.O1]-[.N1]))^2" office:value-type="float" office:value="0.0000000639073486005989" calcext:value-type="float">
            <text:p>6.39073486005989E-08</text:p>
          </table:table-cell>
          <table:table-cell table:formula="of:=0.5*[.P12]*(([.P6]-[.O6])/([.P1]-[.O1]))^2" office:value-type="float" office:value="0.000000130203870272712" calcext:value-type="float">
            <text:p>1.30203870272712E-07</text:p>
          </table:table-cell>
          <table:table-cell table:formula="of:=0.5*[.Q12]*(([.Q6]-[.P6])/([.Q1]-[.P1]))^2" office:value-type="float" office:value="0.0000000759137128672872" calcext:value-type="float">
            <text:p>7.59137128672872E-08</text:p>
          </table:table-cell>
          <table:table-cell table:formula="of:=0.5*[.R12]*(([.R6]-[.Q6])/([.R1]-[.Q1]))^2" office:value-type="float" office:value="0.0000000329914872432915" calcext:value-type="float">
            <text:p>3.29914872432915E-08</text:p>
          </table:table-cell>
          <table:table-cell table:formula="of:=0.5*[.S12]*(([.S6]-[.R6])/([.S1]-[.R1]))^2" office:value-type="float" office:value="0.00000000182319003263863" calcext:value-type="float">
            <text:p>1.82319003263863E-09</text:p>
          </table:table-cell>
          <table:table-cell table:formula="of:=0.5*[.T12]*(([.T6]-[.S6])/([.T1]-[.S1]))^2" office:value-type="float" office:value="0.000000000383483485694477" calcext:value-type="float">
            <text:p>3.83483485694477E-10</text:p>
          </table:table-cell>
          <table:table-cell table:formula="of:=0.5*[.U12]*(([.U6]-[.T6])/([.U1]-[.T1]))^2" office:value-type="float" office:value="0.0000000109138298680974" calcext:value-type="float">
            <text:p>1.09138298680974E-08</text:p>
          </table:table-cell>
          <table:table-cell table:formula="of:=0.5*[.V12]*(([.V6]-[.U6])/([.V1]-[.U1]))^2" office:value-type="float" office:value="0.000000985625878520375" calcext:value-type="float">
            <text:p>9.85625878520375E-07</text:p>
          </table:table-cell>
          <table:table-cell table:formula="of:=0.5*[.W12]*(([.W6]-[.V6])/([.W1]-[.V1]))^2" office:value-type="float" office:value="0.000000607051667300422" calcext:value-type="float">
            <text:p>6.07051667300422E-07</text:p>
          </table:table-cell>
          <table:table-cell table:formula="of:=0.5*[.X12]*(([.X6]-[.W6])/([.X1]-[.W1]))^2" office:value-type="float" office:value="0.00000000552759435643351" calcext:value-type="float">
            <text:p>5.52759435643351E-09</text:p>
          </table:table-cell>
          <table:table-cell table:formula="of:=0.5*[.Y12]*(([.Y6]-[.X6])/([.Y1]-[.X1]))^2" office:value-type="float" office:value="0.00000000645981559353705" calcext:value-type="float">
            <text:p>6.45981559353705E-09</text:p>
          </table:table-cell>
          <table:table-cell table:formula="of:=0.5*[.Z12]*(([.Z6]-[.Y6])/([.Z1]-[.Y1]))^2" office:value-type="float" office:value="0.0000000170066924794075" calcext:value-type="float">
            <text:p>1.70066924794075E-08</text:p>
          </table:table-cell>
          <table:table-cell table:formula="of:=0.5*[.AA12]*(([.AA6]-[.Z6])/([.AA1]-[.Z1]))^2" office:value-type="float" office:value="0.000000138099207185096" calcext:value-type="float">
            <text:p>1.38099207185096E-07</text:p>
          </table:table-cell>
          <table:table-cell table:formula="of:=0.5*[.AB12]*(([.AB6]-[.AA6])/([.AB1]-[.AA1]))^2" office:value-type="float" office:value="0.000000137798115836318" calcext:value-type="float">
            <text:p>1.37798115836318E-07</text:p>
          </table:table-cell>
          <table:table-cell table:formula="of:=0.5*[.AC12]*(([.AC6]-[.AB6])/([.AC1]-[.AB1]))^2" office:value-type="float" office:value="0.00000000253628041967552" calcext:value-type="float">
            <text:p>2.53628041967552E-09</text:p>
          </table:table-cell>
          <table:table-cell table:formula="of:=0.5*[.AD12]*(([.AD6]-[.AC6])/([.AD1]-[.AC1]))^2" office:value-type="float" office:value="0.000000591805999629944" calcext:value-type="float">
            <text:p>5.91805999629944E-07</text:p>
          </table:table-cell>
          <table:table-cell table:formula="of:=0.5*[.AE12]*(([.AE6]-[.AD6])/([.AE1]-[.AD1]))^2" office:value-type="float" office:value="0.000000555461296720109" calcext:value-type="float">
            <text:p>5.55461296720109E-07</text:p>
          </table:table-cell>
          <table:table-cell table:formula="of:=0.5*[.AF12]*(([.AF6]-[.AE6])/([.AF1]-[.AE1]))^2" office:value-type="float" office:value="0.00000000222416665962758" calcext:value-type="float">
            <text:p>2.22416665962758E-09</text:p>
          </table:table-cell>
          <table:table-cell table:formula="of:=0.5*[.AG12]*(([.AG6]-[.AF6])/([.AG1]-[.AF1]))^2" office:value-type="float" office:value="0.000000056359926738603" calcext:value-type="float">
            <text:p>5.6359926738603E-08</text:p>
          </table:table-cell>
          <table:table-cell table:formula="of:=0.5*[.AH12]*(([.AH6]-[.AG6])/([.AH1]-[.AG1]))^2" office:value-type="float" office:value="0.0000000255261618508887" calcext:value-type="float">
            <text:p>2.55261618508887E-08</text:p>
          </table:table-cell>
          <table:table-cell table:formula="of:=0.5*[.AI12]*(([.AI6]-[.AH6])/([.AI1]-[.AH1]))^2" office:value-type="float" office:value="0.0000000187396459225306" calcext:value-type="float">
            <text:p>1.87396459225306E-08</text:p>
          </table:table-cell>
          <table:table-cell table:formula="of:=0.5*[.AJ12]*(([.AJ6]-[.AI6])/([.AJ1]-[.AI1]))^2" office:value-type="float" office:value="0.0000000324271196885156" calcext:value-type="float">
            <text:p>3.24271196885156E-08</text:p>
          </table:table-cell>
          <table:table-cell table:formula="of:=0.5*[.AK12]*(([.AK6]-[.AJ6])/([.AK1]-[.AJ1]))^2" office:value-type="float" office:value="0.000000534647260238675" calcext:value-type="float">
            <text:p>5.34647260238675E-07</text:p>
          </table:table-cell>
          <table:table-cell table:formula="of:=0.5*[.AL12]*(([.AL6]-[.AK6])/([.AL1]-[.AK1]))^2" office:value-type="float" office:value="0.00000000908951556065503" calcext:value-type="float">
            <text:p>9.08951556065503E-09</text:p>
          </table:table-cell>
          <table:table-cell table:formula="of:=0.5*[.AM12]*(([.AM6]-[.AL6])/([.AM1]-[.AL1]))^2" office:value-type="float" office:value="0.00000000081139051679871" calcext:value-type="float">
            <text:p>8.1139051679871E-10</text:p>
          </table:table-cell>
          <table:table-cell table:formula="of:=0.5*[.AN12]*(([.AN6]-[.AM6])/([.AN1]-[.AM1]))^2" office:value-type="float" office:value="0.000000184243312743566" calcext:value-type="float">
            <text:p>1.84243312743566E-07</text:p>
          </table:table-cell>
          <table:table-cell table:formula="of:=0.5*[.AO12]*(([.AO6]-[.AN6])/([.AO1]-[.AN1]))^2" office:value-type="float" office:value="0.00000203661747600724" calcext:value-type="float">
            <text:p>2.03661747600724E-06</text:p>
          </table:table-cell>
          <table:table-cell table:formula="of:=0.5*[.AP12]*(([.AP6]-[.AO6])/([.AP1]-[.AO1]))^2" office:value-type="float" office:value="0.00000173052261198953" calcext:value-type="float">
            <text:p>1.73052261198953E-06</text:p>
          </table:table-cell>
          <table:table-cell table:formula="of:=0.5*[.AQ12]*(([.AQ6]-[.AP6])/([.AQ1]-[.AP1]))^2" office:value-type="float" office:value="0.000000381101095997483" calcext:value-type="float">
            <text:p>3.81101095997483E-07</text:p>
          </table:table-cell>
          <table:table-cell table:formula="of:=0.5*[.AR12]*(([.AR6]-[.AQ6])/([.AR1]-[.AQ1]))^2" office:value-type="float" office:value="0.0000000196073744582045" calcext:value-type="float">
            <text:p>1.96073744582045E-08</text:p>
          </table:table-cell>
          <table:table-cell table:formula="of:=0.5*[.AS12]*(([.AS6]-[.AR6])/([.AS1]-[.AR1]))^2" office:value-type="float" office:value="0.0000000117233126796507" calcext:value-type="float">
            <text:p>1.17233126796507E-08</text:p>
          </table:table-cell>
          <table:table-cell table:formula="of:=0.5*[.AT12]*(([.AT6]-[.AS6])/([.AT1]-[.AS1]))^2" office:value-type="float" office:value="0.00000169381455848926" calcext:value-type="float">
            <text:p>1.69381455848926E-06</text:p>
          </table:table-cell>
          <table:table-cell table:formula="of:=0.5*[.AU12]*(([.AU6]-[.AT6])/([.AU1]-[.AT1]))^2" office:value-type="float" office:value="0.0000029981235690715" calcext:value-type="float">
            <text:p>2.9981235690715E-06</text:p>
          </table:table-cell>
          <table:table-cell table:formula="of:=0.5*[.AV12]*(([.AV6]-[.AU6])/([.AV1]-[.AU1]))^2" office:value-type="float" office:value="0.000000182523398831821" calcext:value-type="float">
            <text:p>1.82523398831821E-07</text:p>
          </table:table-cell>
          <table:table-cell table:formula="of:=0.5*[.AW12]*(([.AW6]-[.AV6])/([.AW1]-[.AV1]))^2" office:value-type="float" office:value="0.00000000340439509215062" calcext:value-type="float">
            <text:p>3.40439509215062E-09</text:p>
          </table:table-cell>
          <table:table-cell table:formula="of:=0.5*[.AX12]*(([.AX6]-[.AW6])/([.AX1]-[.AW1]))^2" office:value-type="float" office:value="0.00000443126084588643" calcext:value-type="float">
            <text:p>4.43126084588643E-06</text:p>
          </table:table-cell>
          <table:table-cell table:formula="of:=0.5*[.AY12]*(([.AY6]-[.AX6])/([.AY1]-[.AX1]))^2" office:value-type="float" office:value="0.00092421947234798" calcext:value-type="float">
            <text:p>0.000924219472348</text:p>
          </table:table-cell>
          <table:table-cell table:formula="of:=0.5*[.AZ12]*(([.AZ6]-[.AY6])/([.AZ1]-[.AY1]))^2" office:value-type="float" office:value="0.00000454648634300824" calcext:value-type="float">
            <text:p>4.54648634300824E-06</text:p>
          </table:table-cell>
          <table:table-cell table:formula="of:=0.5*[.BA12]*(([.BA6]-[.AZ6])/([.BA1]-[.AZ1]))^2" office:value-type="float" office:value="0.00000443714335052049" calcext:value-type="float">
            <text:p>4.43714335052049E-06</text:p>
          </table:table-cell>
          <table:table-cell table:formula="of:=0.5*[.BB12]*(([.BB6]-[.BA6])/([.BB1]-[.BA1]))^2" office:value-type="float" office:value="0.0000819274117742203" calcext:value-type="float">
            <text:p>8.19274117742203E-05</text:p>
          </table:table-cell>
          <table:table-cell table:formula="of:=0.5*[.BC12]*(([.BC6]-[.BB6])/([.BC1]-[.BB1]))^2" office:value-type="float" office:value="0.0000166253018560304" calcext:value-type="float">
            <text:p>1.66253018560304E-05</text:p>
          </table:table-cell>
          <table:table-cell table:formula="of:=0.5*[.BD12]*(([.BD6]-[.BC6])/([.BD1]-[.BC1]))^2" office:value-type="float" office:value="0.0000416865814669494" calcext:value-type="float">
            <text:p>4.16865814669494E-05</text:p>
          </table:table-cell>
          <table:table-cell table:formula="of:=0.5*[.BE12]*(([.BE6]-[.BD6])/([.BE1]-[.BD1]))^2" office:value-type="float" office:value="0.0000489362224959182" calcext:value-type="float">
            <text:p>4.89362224959182E-05</text:p>
          </table:table-cell>
          <table:table-cell table:formula="of:=0.5*[.BF12]*(([.BF6]-[.BE6])/([.BF1]-[.BE1]))^2" office:value-type="float" office:value="0.00000147390269350761" calcext:value-type="float">
            <text:p>1.47390269350761E-06</text:p>
          </table:table-cell>
          <table:table-cell table:formula="of:=0.5*[.BG12]*(([.BG6]-[.BF6])/([.BG1]-[.BF1]))^2" office:value-type="float" office:value="0.00199075215236848" calcext:value-type="float">
            <text:p>0.001990752152368</text:p>
          </table:table-cell>
          <table:table-cell table:formula="of:=0.5*[.BH12]*(([.BH6]-[.BG6])/([.BH1]-[.BG1]))^2" office:value-type="float" office:value="0.0147546632666384" calcext:value-type="float">
            <text:p>0.014754663266639</text:p>
          </table:table-cell>
          <table:table-cell table:formula="of:=0.5*[.BI12]*(([.BI6]-[.BH6])/([.BI1]-[.BH1]))^2" office:value-type="float" office:value="0.0269487552264168" calcext:value-type="float">
            <text:p>0.026948755226417</text:p>
          </table:table-cell>
          <table:table-cell table:formula="of:=0.5*[.BJ12]*(([.BJ6]-[.BI6])/([.BJ1]-[.BI1]))^2" office:value-type="float" office:value="0.0400697170535315" calcext:value-type="float">
            <text:p>0.040069717053532</text:p>
          </table:table-cell>
          <table:table-cell table:formula="of:=0.5*[.BK12]*(([.BK6]-[.BJ6])/([.BK1]-[.BJ1]))^2" office:value-type="float" office:value="0.00142751390843407" calcext:value-type="float">
            <text:p>0.001427513908434</text:p>
          </table:table-cell>
          <table:table-cell table:formula="of:=0.5*[.BL12]*(([.BL6]-[.BK6])/([.BL1]-[.BK1]))^2" office:value-type="float" office:value="0.00074833796911308" calcext:value-type="float">
            <text:p>0.000748337969113</text:p>
          </table:table-cell>
          <table:table-cell table:formula="of:=0.5*[.BM12]*(([.BM6]-[.BL6])/([.BM1]-[.BL1]))^2" office:value-type="float" office:value="0.00975910951088905" calcext:value-type="float">
            <text:p>0.009759109510889</text:p>
          </table:table-cell>
          <table:table-cell table:formula="of:=0.5*[.BN12]*(([.BN6]-[.BM6])/([.BN1]-[.BM1]))^2" office:value-type="float" office:value="0.000596590580277272" calcext:value-type="float">
            <text:p>0.000596590580277</text:p>
          </table:table-cell>
          <table:table-cell table:formula="of:=0.5*[.BO12]*(([.BO6]-[.BN6])/([.BO1]-[.BN1]))^2" office:value-type="float" office:value="0.0127333749779359" calcext:value-type="float">
            <text:p>0.012733374977936</text:p>
          </table:table-cell>
          <table:table-cell table:formula="of:=0.5*[.BP12]*(([.BP6]-[.BO6])/([.BP1]-[.BO1]))^2" office:value-type="float" office:value="0.000388881123169954" calcext:value-type="float">
            <text:p>0.00038888112317</text:p>
          </table:table-cell>
          <table:table-cell table:formula="of:=0.5*[.BQ12]*(([.BQ6]-[.BP6])/([.BQ1]-[.BP1]))^2" office:value-type="float" office:value="0.00238191975368686" calcext:value-type="float">
            <text:p>0.002381919753687</text:p>
          </table:table-cell>
          <table:table-cell table:formula="of:=0.5*[.BR12]*(([.BR6]-[.BQ6])/([.BR1]-[.BQ1]))^2" office:value-type="float" office:value="0.000621652391447105" calcext:value-type="float">
            <text:p>0.000621652391447</text:p>
          </table:table-cell>
          <table:table-cell table:formula="of:=0.5*[.BS12]*(([.BS6]-[.BR6])/([.BS1]-[.BR1]))^2" office:value-type="float" office:value="0.00709970916887021" calcext:value-type="float">
            <text:p>0.00709970916887</text:p>
          </table:table-cell>
          <table:table-cell table:formula="of:=0.5*[.BT12]*(([.BT6]-[.BS6])/([.BT1]-[.BS1]))^2" office:value-type="float" office:value="0.0132046086860239" calcext:value-type="float">
            <text:p>0.013204608686024</text:p>
          </table:table-cell>
          <table:table-cell table:formula="of:=0.5*[.BU12]*(([.BU6]-[.BT6])/([.BU1]-[.BT1]))^2" office:value-type="float" office:value="0.00726908768876209" calcext:value-type="float">
            <text:p>0.007269087688762</text:p>
          </table:table-cell>
          <table:table-cell table:formula="of:=0.5*[.BV12]*(([.BV6]-[.BU6])/([.BV1]-[.BU1]))^2" office:value-type="float" office:value="0.0170463789723492" calcext:value-type="float">
            <text:p>0.017046378972349</text:p>
          </table:table-cell>
          <table:table-cell table:formula="of:=0.5*[.BW12]*(([.BW6]-[.BV6])/([.BW1]-[.BV1]))^2" office:value-type="float" office:value="0.0757442323741146" calcext:value-type="float">
            <text:p>0.075744232374115</text:p>
          </table:table-cell>
          <table:table-cell table:formula="of:=0.5*[.BX12]*(([.BX6]-[.BW6])/([.BX1]-[.BW1]))^2" office:value-type="float" office:value="0.00129433059524272" calcext:value-type="float">
            <text:p>0.001294330595243</text:p>
          </table:table-cell>
          <table:table-cell table:formula="of:=0.5*[.BY12]*(([.BY6]-[.BX6])/([.BY1]-[.BX1]))^2" office:value-type="float" office:value="0.00230437996749954" calcext:value-type="float">
            <text:p>0.0023043799675</text:p>
          </table:table-cell>
          <table:table-cell table:formula="of:=0.5*[.BZ12]*(([.BZ6]-[.BY6])/([.BZ1]-[.BY1]))^2" office:value-type="float" office:value="0.00798903059056298" calcext:value-type="float">
            <text:p>0.007989030590563</text:p>
          </table:table-cell>
          <table:table-cell table:formula="of:=0.5*[.CA12]*(([.CA6]-[.BZ6])/([.CA1]-[.BZ1]))^2" office:value-type="float" office:value="0.00273730990327643" calcext:value-type="float">
            <text:p>0.002737309903276</text:p>
          </table:table-cell>
          <table:table-cell table:formula="of:=0.5*[.CB12]*(([.CB6]-[.CA6])/([.CB1]-[.CA1]))^2" office:value-type="float" office:value="0.0245550008323248" calcext:value-type="float">
            <text:p>0.024555000832325</text:p>
          </table:table-cell>
          <table:table-cell table:formula="of:=0.5*[.CC12]*(([.CC6]-[.CB6])/([.CC1]-[.CB1]))^2" office:value-type="float" office:value="0.00430725994676768" calcext:value-type="float">
            <text:p>0.004307259946768</text:p>
          </table:table-cell>
          <table:table-cell table:formula="of:=0.5*[.CD12]*(([.CD6]-[.CC6])/([.CD1]-[.CC1]))^2" office:value-type="float" office:value="0.000177210712041408" calcext:value-type="float">
            <text:p>0.000177210712041</text:p>
          </table:table-cell>
          <table:table-cell table:formula="of:=0.5*[.CE12]*(([.CE6]-[.CD6])/([.CE1]-[.CD1]))^2" office:value-type="float" office:value="0.000342216368029217" calcext:value-type="float">
            <text:p>0.000342216368029</text:p>
          </table:table-cell>
          <table:table-cell table:formula="of:=0.5*[.CF12]*(([.CF6]-[.CE6])/([.CF1]-[.CE1]))^2" office:value-type="float" office:value="0.000312635812989037" calcext:value-type="float">
            <text:p>0.000312635812989</text:p>
          </table:table-cell>
          <table:table-cell table:formula="of:=0.5*[.CG12]*(([.CG6]-[.CF6])/([.CG1]-[.CF1]))^2" office:value-type="float" office:value="0.000208008825561979" calcext:value-type="float">
            <text:p>0.000208008825562</text:p>
          </table:table-cell>
          <table:table-cell table:formula="of:=0.5*[.CH12]*(([.CH6]-[.CG6])/([.CH1]-[.CG1]))^2" office:value-type="float" office:value="0.00299719940987297" calcext:value-type="float">
            <text:p>0.002997199409873</text:p>
          </table:table-cell>
          <table:table-cell table:formula="of:=0.5*[.CI12]*(([.CI6]-[.CH6])/([.CI1]-[.CH1]))^2" office:value-type="float" office:value="0.00695525022996188" calcext:value-type="float">
            <text:p>0.006955250229962</text:p>
          </table:table-cell>
          <table:table-cell table:formula="of:=0.5*[.CJ12]*(([.CJ6]-[.CI6])/([.CJ1]-[.CI1]))^2" office:value-type="float" office:value="0.00347492900444455" calcext:value-type="float">
            <text:p>0.003474929004445</text:p>
          </table:table-cell>
          <table:table-cell table:formula="of:=0.5*[.CK12]*(([.CK6]-[.CJ6])/([.CK1]-[.CJ1]))^2" office:value-type="float" office:value="0.0180010425566892" calcext:value-type="float">
            <text:p>0.018001042556689</text:p>
          </table:table-cell>
          <table:table-cell table:formula="of:=0.5*[.CL12]*(([.CL6]-[.CK6])/([.CL1]-[.CK1]))^2" office:value-type="float" office:value="0.000501908288451978" calcext:value-type="float">
            <text:p>0.000501908288452</text:p>
          </table:table-cell>
          <table:table-cell table:formula="of:=0.5*[.CM12]*(([.CM6]-[.CL6])/([.CM1]-[.CL1]))^2" office:value-type="float" office:value="0.000095215132050315" calcext:value-type="float">
            <text:p>9.5215132050315E-05</text:p>
          </table:table-cell>
          <table:table-cell table:formula="of:=0.5*[.CN12]*(([.CN6]-[.CM6])/([.CN1]-[.CM1]))^2" office:value-type="float" office:value="0.00136150816611335" calcext:value-type="float">
            <text:p>0.001361508166113</text:p>
          </table:table-cell>
          <table:table-cell table:formula="of:=0.5*[.CO12]*(([.CO6]-[.CN6])/([.CO1]-[.CN1]))^2" office:value-type="float" office:value="0.00224208600710804" calcext:value-type="float">
            <text:p>0.002242086007108</text:p>
          </table:table-cell>
          <table:table-cell table:formula="of:=0.5*[.CP12]*(([.CP6]-[.CO6])/([.CP1]-[.CO1]))^2" office:value-type="float" office:value="0.00585271913275882" calcext:value-type="float">
            <text:p>0.005852719132759</text:p>
          </table:table-cell>
          <table:table-cell table:formula="of:=0.5*[.CQ12]*(([.CQ6]-[.CP6])/([.CQ1]-[.CP1]))^2" office:value-type="float" office:value="0.024571983518989" calcext:value-type="float">
            <text:p>0.024571983518989</text:p>
          </table:table-cell>
          <table:table-cell table:formula="of:=0.5*[.CR12]*(([.CR6]-[.CQ6])/([.CR1]-[.CQ1]))^2" office:value-type="float" office:value="0.0198227220593006" calcext:value-type="float">
            <text:p>0.019822722059301</text:p>
          </table:table-cell>
          <table:table-cell table:formula="of:=0.5*[.CS12]*(([.CS6]-[.CR6])/([.CS1]-[.CR1]))^2" office:value-type="float" office:value="0.00289751471875154" calcext:value-type="float">
            <text:p>0.002897514718752</text:p>
          </table:table-cell>
          <table:table-cell table:formula="of:=0.5*[.CT12]*(([.CT6]-[.CS6])/([.CT1]-[.CS1]))^2" office:value-type="float" office:value="0.000739392712113361" calcext:value-type="float">
            <text:p>0.000739392712113</text:p>
          </table:table-cell>
          <table:table-cell table:formula="of:=0.5*[.CU12]*(([.CU6]-[.CT6])/([.CU1]-[.CT1]))^2" office:value-type="float" office:value="0.00000899226020564582" calcext:value-type="float">
            <text:p>8.99226020564582E-06</text:p>
          </table:table-cell>
          <table:table-cell table:formula="of:=0.5*[.CV12]*(([.CV6]-[.CU6])/([.CV1]-[.CU1]))^2" office:value-type="float" office:value="0.000101559806950597" calcext:value-type="float">
            <text:p>0.000101559806951</text:p>
          </table:table-cell>
          <table:table-cell table:formula="of:=0.5*[.CW12]*(([.CW6]-[.CV6])/([.CW1]-[.CV1]))^2" office:value-type="float" office:value="0.000377319508294198" calcext:value-type="float">
            <text:p>0.000377319508294</text:p>
          </table:table-cell>
          <table:table-cell table:formula="of:=0.5*[.CX12]*(([.CX6]-[.CW6])/([.CX1]-[.CW1]))^2" office:value-type="float" office:value="0.00633048016348629" calcext:value-type="float">
            <text:p>0.006330480163486</text:p>
          </table:table-cell>
          <table:table-cell table:formula="of:=0.5*[.CY12]*(([.CY6]-[.CX6])/([.CY1]-[.CX1]))^2" office:value-type="float" office:value="0.0000300430879743038" calcext:value-type="float">
            <text:p>3.00430879743038E-05</text:p>
          </table:table-cell>
          <table:table-cell table:formula="of:=0.5*[.CZ12]*(([.CZ6]-[.CY6])/([.CZ1]-[.CY1]))^2" office:value-type="float" office:value="0.00698694788012363" calcext:value-type="float">
            <text:p>0.006986947880124</text:p>
          </table:table-cell>
          <table:table-cell table:formula="of:=0.5*[.DA12]*(([.DA6]-[.CZ6])/([.DA1]-[.CZ1]))^2" office:value-type="float" office:value="0.0013205406064443" calcext:value-type="float">
            <text:p>0.001320540606444</text:p>
          </table:table-cell>
          <table:table-cell table:formula="of:=0.5*[.DB12]*(([.DB6]-[.DA6])/([.DB1]-[.DA1]))^2" office:value-type="float" office:value="0.00759015391397519" calcext:value-type="float">
            <text:p>0.007590153913975</text:p>
          </table:table-cell>
          <table:table-cell table:formula="of:=0.5*[.DC12]*(([.DC6]-[.DB6])/([.DC1]-[.DB1]))^2" office:value-type="float" office:value="0.00913899397129393" calcext:value-type="float">
            <text:p>0.009138993971294</text:p>
          </table:table-cell>
          <table:table-cell table:formula="of:=0.5*[.DD12]*(([.DD6]-[.DC6])/([.DD1]-[.DC1]))^2" office:value-type="float" office:value="0.0248142361906479" calcext:value-type="float">
            <text:p>0.024814236190648</text:p>
          </table:table-cell>
          <table:table-cell table:formula="of:=0.5*[.DE12]*(([.DE6]-[.DD6])/([.DE1]-[.DD1]))^2" office:value-type="float" office:value="0.012644165228786" calcext:value-type="float">
            <text:p>0.012644165228786</text:p>
          </table:table-cell>
          <table:table-cell table:formula="of:=0.5*[.DF12]*(([.DF6]-[.DE6])/([.DF1]-[.DE1]))^2" office:value-type="float" office:value="0.000353265313833934" calcext:value-type="float">
            <text:p>0.000353265313834</text:p>
          </table:table-cell>
          <table:table-cell table:formula="of:=0.5*[.DG12]*(([.DG6]-[.DF6])/([.DG1]-[.DF1]))^2" office:value-type="float" office:value="0.000563474005043881" calcext:value-type="float">
            <text:p>0.000563474005044</text:p>
          </table:table-cell>
          <table:table-cell table:formula="of:=0.5*[.DH12]*(([.DH6]-[.DG6])/([.DH1]-[.DG1]))^2" office:value-type="float" office:value="0.000526782487901797" calcext:value-type="float">
            <text:p>0.000526782487902</text:p>
          </table:table-cell>
          <table:table-cell table:formula="of:=0.5*[.DI12]*(([.DI6]-[.DH6])/([.DI1]-[.DH1]))^2" office:value-type="float" office:value="0.00000289128410246069" calcext:value-type="float">
            <text:p>2.89128410246069E-06</text:p>
          </table:table-cell>
          <table:table-cell table:formula="of:=0.5*[.DJ12]*(([.DJ6]-[.DI6])/([.DJ1]-[.DI1]))^2" office:value-type="float" office:value="0.00216715369654362" calcext:value-type="float">
            <text:p>0.002167153696544</text:p>
          </table:table-cell>
          <table:table-cell table:formula="of:=0.5*[.DK12]*(([.DK6]-[.DJ6])/([.DK1]-[.DJ1]))^2" office:value-type="float" office:value="0.0101627585328082" calcext:value-type="float">
            <text:p>0.010162758532808</text:p>
          </table:table-cell>
          <table:table-cell table:formula="of:=0.5*[.DL12]*(([.DL6]-[.DK6])/([.DL1]-[.DK1]))^2" office:value-type="float" office:value="0.00529217377941398" calcext:value-type="float">
            <text:p>0.005292173779414</text:p>
          </table:table-cell>
          <table:table-cell table:formula="of:=0.5*[.DM12]*(([.DM6]-[.DL6])/([.DM1]-[.DL1]))^2" office:value-type="float" office:value="0.00377247570166731" calcext:value-type="float">
            <text:p>0.003772475701667</text:p>
          </table:table-cell>
          <table:table-cell table:formula="of:=0.5*[.DN12]*(([.DN6]-[.DM6])/([.DN1]-[.DM1]))^2" office:value-type="float" office:value="0.10249828495084" calcext:value-type="float">
            <text:p>0.10249828495084</text:p>
          </table:table-cell>
          <table:table-cell table:formula="of:=0.5*[.DO12]*(([.DO6]-[.DN6])/([.DO1]-[.DN1]))^2" office:value-type="float" office:value="0.0000797233657625613" calcext:value-type="float">
            <text:p>7.97233657625613E-05</text:p>
          </table:table-cell>
          <table:table-cell table:formula="of:=0.5*[.DP12]*(([.DP6]-[.DO6])/([.DP1]-[.DO1]))^2" office:value-type="float" office:value="0.0409655886020964" calcext:value-type="float">
            <text:p>0.040965588602096</text:p>
          </table:table-cell>
          <table:table-cell table:formula="of:=0.5*[.DQ12]*(([.DQ6]-[.DP6])/([.DQ1]-[.DP1]))^2" office:value-type="float" office:value="0.00908206479643155" calcext:value-type="float">
            <text:p>0.009082064796432</text:p>
          </table:table-cell>
          <table:table-cell table:formula="of:=0.5*[.DR12]*(([.DR6]-[.DQ6])/([.DR1]-[.DQ1]))^2" office:value-type="float" office:value="0.0000318237721482294" calcext:value-type="float">
            <text:p>3.18237721482294E-05</text:p>
          </table:table-cell>
          <table:table-cell table:formula="of:=0.5*[.DS12]*(([.DS6]-[.DR6])/([.DS1]-[.DR1]))^2" office:value-type="float" office:value="0.0011876110862038" calcext:value-type="float">
            <text:p>0.001187611086204</text:p>
          </table:table-cell>
          <table:table-cell table:formula="of:=0.5*[.DT12]*(([.DT6]-[.DS6])/([.DT1]-[.DS1]))^2" office:value-type="float" office:value="0.00151885154733094" calcext:value-type="float">
            <text:p>0.001518851547331</text:p>
          </table:table-cell>
          <table:table-cell table:formula="of:=0.5*[.DU12]*(([.DU6]-[.DT6])/([.DU1]-[.DT1]))^2" office:value-type="float" office:value="0.00233401870888387" calcext:value-type="float">
            <text:p>0.002334018708884</text:p>
          </table:table-cell>
          <table:table-cell table:formula="of:=0.5*[.DV12]*(([.DV6]-[.DU6])/([.DV1]-[.DU1]))^2" office:value-type="float" office:value="0.00339299178130676" calcext:value-type="float">
            <text:p>0.003392991781307</text:p>
          </table:table-cell>
          <table:table-cell table:formula="of:=0.5*[.DW12]*(([.DW6]-[.DV6])/([.DW1]-[.DV1]))^2" office:value-type="float" office:value="0.0088513012263619" calcext:value-type="float">
            <text:p>0.008851301226362</text:p>
          </table:table-cell>
          <table:table-cell table:formula="of:=0.5*[.DX12]*(([.DX6]-[.DW6])/([.DX1]-[.DW1]))^2" office:value-type="float" office:value="0.00253275226286494" calcext:value-type="float">
            <text:p>0.002532752262865</text:p>
          </table:table-cell>
          <table:table-cell table:formula="of:=0.5*[.DY12]*(([.DY6]-[.DX6])/([.DY1]-[.DX1]))^2" office:value-type="float" office:value="0.00111921809844284" calcext:value-type="float">
            <text:p>0.001119218098443</text:p>
          </table:table-cell>
          <table:table-cell table:formula="of:=0.5*[.DZ12]*(([.DZ6]-[.DY6])/([.DZ1]-[.DY1]))^2" office:value-type="float" office:value="0.00365791943251005" calcext:value-type="float">
            <text:p>0.00365791943251</text:p>
          </table:table-cell>
          <table:table-cell table:formula="of:=0.5*[.EA12]*(([.EA6]-[.DZ6])/([.EA1]-[.DZ1]))^2" office:value-type="float" office:value="0.0165518969054692" calcext:value-type="float">
            <text:p>0.016551896905469</text:p>
          </table:table-cell>
          <table:table-cell table:formula="of:=0.5*[.EB12]*(([.EB6]-[.EA6])/([.EB1]-[.EA1]))^2" office:value-type="float" office:value="0.059994320420635" calcext:value-type="float">
            <text:p>0.059994320420635</text:p>
          </table:table-cell>
          <table:table-cell table:formula="of:=0.5*[.EC12]*(([.EC6]-[.EB6])/([.EC1]-[.EB1]))^2" office:value-type="float" office:value="0.00408054674275957" calcext:value-type="float">
            <text:p>0.00408054674276</text:p>
          </table:table-cell>
          <table:table-cell table:formula="of:=0.5*[.ED12]*(([.ED6]-[.EC6])/([.ED1]-[.EC1]))^2" office:value-type="float" office:value="0.00951024637338085" calcext:value-type="float">
            <text:p>0.009510246373381</text:p>
          </table:table-cell>
          <table:table-cell table:formula="of:=0.5*[.EE12]*(([.EE6]-[.ED6])/([.EE1]-[.ED1]))^2" office:value-type="float" office:value="0.0333829870989385" calcext:value-type="float">
            <text:p>0.033382987098939</text:p>
          </table:table-cell>
          <table:table-cell table:formula="of:=0.5*[.EF12]*(([.EF6]-[.EE6])/([.EF1]-[.EE1]))^2" office:value-type="float" office:value="0.000599446592607848" calcext:value-type="float">
            <text:p>0.000599446592608</text:p>
          </table:table-cell>
          <table:table-cell table:formula="of:=0.5*[.EG12]*(([.EG6]-[.EF6])/([.EG1]-[.EF1]))^2" office:value-type="float" office:value="0.0000176692766211406" calcext:value-type="float">
            <text:p>1.76692766211406E-05</text:p>
          </table:table-cell>
          <table:table-cell table:formula="of:=0.5*[.EH12]*(([.EH6]-[.EG6])/([.EH1]-[.EG1]))^2" office:value-type="float" office:value="0.000612888158357431" calcext:value-type="float">
            <text:p>0.000612888158357</text:p>
          </table:table-cell>
          <table:table-cell table:formula="of:=0.5*[.EI12]*(([.EI6]-[.EH6])/([.EI1]-[.EH1]))^2" office:value-type="float" office:value="0.000195411200376443" calcext:value-type="float">
            <text:p>0.000195411200376</text:p>
          </table:table-cell>
          <table:table-cell table:formula="of:=0.5*[.EJ12]*(([.EJ6]-[.EI6])/([.EJ1]-[.EI1]))^2" office:value-type="float" office:value="0.00272788552572532" calcext:value-type="float">
            <text:p>0.002727885525725</text:p>
          </table:table-cell>
          <table:table-cell table:formula="of:=0.5*[.EK12]*(([.EK6]-[.EJ6])/([.EK1]-[.EJ1]))^2" office:value-type="float" office:value="0.00000112325888550582" calcext:value-type="float">
            <text:p>1.12325888550582E-06</text:p>
          </table:table-cell>
          <table:table-cell table:formula="of:=0.5*[.EL12]*(([.EL6]-[.EK6])/([.EL1]-[.EK1]))^2" office:value-type="float" office:value="0.00199567294857719" calcext:value-type="float">
            <text:p>0.001995672948577</text:p>
          </table:table-cell>
          <table:table-cell table:formula="of:=0.5*[.EM12]*(([.EM6]-[.EL6])/([.EM1]-[.EL1]))^2" office:value-type="float" office:value="0.00492767438457467" calcext:value-type="float">
            <text:p>0.004927674384575</text:p>
          </table:table-cell>
          <table:table-cell table:formula="of:=0.5*[.EN12]*(([.EN6]-[.EM6])/([.EN1]-[.EM1]))^2" office:value-type="float" office:value="0.0122898361587927" calcext:value-type="float">
            <text:p>0.012289836158793</text:p>
          </table:table-cell>
          <table:table-cell table:formula="of:=0.5*[.EO12]*(([.EO6]-[.EN6])/([.EO1]-[.EN1]))^2" office:value-type="float" office:value="0.0139969497682408" calcext:value-type="float">
            <text:p>0.013996949768241</text:p>
          </table:table-cell>
          <table:table-cell table:formula="of:=0.5*[.EP12]*(([.EP6]-[.EO6])/([.EP1]-[.EO1]))^2" office:value-type="float" office:value="0.000156787701960374" calcext:value-type="float">
            <text:p>0.00015678770196</text:p>
          </table:table-cell>
          <table:table-cell table:formula="of:=0.5*[.EQ12]*(([.EQ6]-[.EP6])/([.EQ1]-[.EP1]))^2" office:value-type="float" office:value="0.0115675281550523" calcext:value-type="float">
            <text:p>0.011567528155052</text:p>
          </table:table-cell>
          <table:table-cell table:formula="of:=0.5*[.ER12]*(([.ER6]-[.EQ6])/([.ER1]-[.EQ1]))^2" office:value-type="float" office:value="0.0017954668646871" calcext:value-type="float">
            <text:p>0.001795466864687</text:p>
          </table:table-cell>
          <table:table-cell table:formula="of:=0.5*[.ES12]*(([.ES6]-[.ER6])/([.ES1]-[.ER1]))^2" office:value-type="float" office:value="0.00674953980477038" calcext:value-type="float">
            <text:p>0.00674953980477</text:p>
          </table:table-cell>
          <table:table-cell table:formula="of:=0.5*[.ET12]*(([.ET6]-[.ES6])/([.ET1]-[.ES1]))^2" office:value-type="float" office:value="0.000269844924275054" calcext:value-type="float">
            <text:p>0.000269844924275</text:p>
          </table:table-cell>
          <table:table-cell table:formula="of:=0.5*[.EU12]*(([.EU6]-[.ET6])/([.EU1]-[.ET1]))^2" office:value-type="float" office:value="0.00222081640665879" calcext:value-type="float">
            <text:p>0.002220816406659</text:p>
          </table:table-cell>
          <table:table-cell table:formula="of:=0.5*[.EV12]*(([.EV6]-[.EU6])/([.EV1]-[.EU1]))^2" office:value-type="float" office:value="0.00338776319855572" calcext:value-type="float">
            <text:p>0.003387763198556</text:p>
          </table:table-cell>
          <table:table-cell table:formula="of:=0.5*[.EW12]*(([.EW6]-[.EV6])/([.EW1]-[.EV1]))^2" office:value-type="float" office:value="0.00508195369556616" calcext:value-type="float">
            <text:p>0.005081953695566</text:p>
          </table:table-cell>
          <table:table-cell table:formula="of:=0.5*[.EX12]*(([.EX6]-[.EW6])/([.EX1]-[.EW1]))^2" office:value-type="float" office:value="0.000425185749102497" calcext:value-type="float">
            <text:p>0.000425185749102</text:p>
          </table:table-cell>
          <table:table-cell table:formula="of:=0.5*[.EY12]*(([.EY6]-[.EX6])/([.EY1]-[.EX1]))^2" office:value-type="float" office:value="0.00624919724929435" calcext:value-type="float">
            <text:p>0.006249197249294</text:p>
          </table:table-cell>
          <table:table-cell table:formula="of:=0.5*[.EZ12]*(([.EZ6]-[.EY6])/([.EZ1]-[.EY1]))^2" office:value-type="float" office:value="0.00173863856257289" calcext:value-type="float">
            <text:p>0.001738638562573</text:p>
          </table:table-cell>
          <table:table-cell table:formula="of:=0.5*[.FA12]*(([.FA6]-[.EZ6])/([.FA1]-[.EZ1]))^2" office:value-type="float" office:value="0.0402948295072763" calcext:value-type="float">
            <text:p>0.040294829507276</text:p>
          </table:table-cell>
          <table:table-cell table:formula="of:=0.5*[.FB12]*(([.FB6]-[.FA6])/([.FB1]-[.FA1]))^2" office:value-type="float" office:value="0.00268979254046895" calcext:value-type="float">
            <text:p>0.002689792540469</text:p>
          </table:table-cell>
          <table:table-cell table:formula="of:=0.5*[.FC12]*(([.FC6]-[.FB6])/([.FC1]-[.FB1]))^2" office:value-type="float" office:value="0.00454516825634929" calcext:value-type="float">
            <text:p>0.004545168256349</text:p>
          </table:table-cell>
          <table:table-cell table:formula="of:=0.5*[.FD12]*(([.FD6]-[.FC6])/([.FD1]-[.FC1]))^2" office:value-type="float" office:value="0.0116087410020809" calcext:value-type="float">
            <text:p>0.011608741002081</text:p>
          </table:table-cell>
          <table:table-cell table:formula="of:=0.5*[.FE12]*(([.FE6]-[.FD6])/([.FE1]-[.FD1]))^2" office:value-type="float" office:value="0.000399379342712056" calcext:value-type="float">
            <text:p>0.000399379342712</text:p>
          </table:table-cell>
          <table:table-cell table:formula="of:=0.5*[.FF12]*(([.FF6]-[.FE6])/([.FF1]-[.FE1]))^2" office:value-type="float" office:value="0.00405135793273588" calcext:value-type="float">
            <text:p>0.004051357932736</text:p>
          </table:table-cell>
          <table:table-cell table:formula="of:=0.5*[.FG12]*(([.FG6]-[.FF6])/([.FG1]-[.FF1]))^2" office:value-type="float" office:value="0.0000365675173697346" calcext:value-type="float">
            <text:p>3.65675173697346E-05</text:p>
          </table:table-cell>
          <table:table-cell table:formula="of:=0.5*[.FH12]*(([.FH6]-[.FG6])/([.FH1]-[.FG1]))^2" office:value-type="float" office:value="0.00217534881853097" calcext:value-type="float">
            <text:p>0.002175348818531</text:p>
          </table:table-cell>
          <table:table-cell table:formula="of:=0.5*[.FI12]*(([.FI6]-[.FH6])/([.FI1]-[.FH1]))^2" office:value-type="float" office:value="0.000210866795349579" calcext:value-type="float">
            <text:p>0.00021086679535</text:p>
          </table:table-cell>
          <table:table-cell table:formula="of:=0.5*[.FJ12]*(([.FJ6]-[.FI6])/([.FJ1]-[.FI1]))^2" office:value-type="float" office:value="0.00000303971643838527" calcext:value-type="float">
            <text:p>3.03971643838527E-06</text:p>
          </table:table-cell>
          <table:table-cell table:formula="of:=0.5*[.FK12]*(([.FK6]-[.FJ6])/([.FK1]-[.FJ1]))^2" office:value-type="float" office:value="0.000214392459602319" calcext:value-type="float">
            <text:p>0.000214392459602</text:p>
          </table:table-cell>
          <table:table-cell table:formula="of:=0.5*[.FL12]*(([.FL6]-[.FK6])/([.FL1]-[.FK1]))^2" office:value-type="float" office:value="0.00956971355310684" calcext:value-type="float">
            <text:p>0.009569713553107</text:p>
          </table:table-cell>
          <table:table-cell table:formula="of:=0.5*[.FM12]*(([.FM6]-[.FL6])/([.FM1]-[.FL1]))^2" office:value-type="float" office:value="0.0113722833479578" calcext:value-type="float">
            <text:p>0.011372283347958</text:p>
          </table:table-cell>
          <table:table-cell table:formula="of:=0.5*[.FN12]*(([.FN6]-[.FM6])/([.FN1]-[.FM1]))^2" office:value-type="float" office:value="0.0153234300121669" calcext:value-type="float">
            <text:p>0.015323430012167</text:p>
          </table:table-cell>
          <table:table-cell table:formula="of:=0.5*[.FO12]*(([.FO6]-[.FN6])/([.FO1]-[.FN1]))^2" office:value-type="float" office:value="0.00110257654715724" calcext:value-type="float">
            <text:p>0.001102576547157</text:p>
          </table:table-cell>
          <table:table-cell table:formula="of:=0.5*[.FP12]*(([.FP6]-[.FO6])/([.FP1]-[.FO1]))^2" office:value-type="float" office:value="0.00313952844833005" calcext:value-type="float">
            <text:p>0.00313952844833</text:p>
          </table:table-cell>
          <table:table-cell table:formula="of:=0.5*[.FQ12]*(([.FQ6]-[.FP6])/([.FQ1]-[.FP1]))^2" office:value-type="float" office:value="0.0119310586067422" calcext:value-type="float">
            <text:p>0.011931058606742</text:p>
          </table:table-cell>
          <table:table-cell table:formula="of:=0.5*[.FR12]*(([.FR6]-[.FQ6])/([.FR1]-[.FQ1]))^2" office:value-type="float" office:value="0.00252565559563157" calcext:value-type="float">
            <text:p>0.002525655595632</text:p>
          </table:table-cell>
          <table:table-cell table:formula="of:=0.5*[.FS12]*(([.FS6]-[.FR6])/([.FS1]-[.FR1]))^2" office:value-type="float" office:value="0.00609958436553754" calcext:value-type="float">
            <text:p>0.006099584365538</text:p>
          </table:table-cell>
          <table:table-cell table:formula="of:=0.5*[.FT12]*(([.FT6]-[.FS6])/([.FT1]-[.FS1]))^2" office:value-type="float" office:value="0.0197437809985692" calcext:value-type="float">
            <text:p>0.019743780998569</text:p>
          </table:table-cell>
          <table:table-cell table:formula="of:=0.5*[.FU12]*(([.FU6]-[.FT6])/([.FU1]-[.FT1]))^2" office:value-type="float" office:value="0.00000979481353394484" calcext:value-type="float">
            <text:p>9.79481353394484E-06</text:p>
          </table:table-cell>
          <table:table-cell table:formula="of:=0.5*[.FV12]*(([.FV6]-[.FU6])/([.FV1]-[.FU1]))^2" office:value-type="float" office:value="0.00102147401775863" calcext:value-type="float">
            <text:p>0.001021474017759</text:p>
          </table:table-cell>
          <table:table-cell table:formula="of:=0.5*[.FW12]*(([.FW6]-[.FV6])/([.FW1]-[.FV1]))^2" office:value-type="float" office:value="0.0181742425395751" calcext:value-type="float">
            <text:p>0.018174242539575</text:p>
          </table:table-cell>
          <table:table-cell table:formula="of:=0.5*[.FX12]*(([.FX6]-[.FW6])/([.FX1]-[.FW1]))^2" office:value-type="float" office:value="0.0160580876798182" calcext:value-type="float">
            <text:p>0.016058087679818</text:p>
          </table:table-cell>
          <table:table-cell table:formula="of:=0.5*[.FY12]*(([.FY6]-[.FX6])/([.FY1]-[.FX1]))^2" office:value-type="float" office:value="0.000434893444962702" calcext:value-type="float">
            <text:p>0.000434893444963</text:p>
          </table:table-cell>
          <table:table-cell table:formula="of:=0.5*[.FZ12]*(([.FZ6]-[.FY6])/([.FZ1]-[.FY1]))^2" office:value-type="float" office:value="0.00000992550233615326" calcext:value-type="float">
            <text:p>9.92550233615326E-06</text:p>
          </table:table-cell>
          <table:table-cell table:formula="of:=0.5*[.GA12]*(([.GA6]-[.FZ6])/([.GA1]-[.FZ1]))^2" office:value-type="float" office:value="0.0013682739274216" calcext:value-type="float">
            <text:p>0.001368273927422</text:p>
          </table:table-cell>
          <table:table-cell table:formula="of:=0.5*[.GB12]*(([.GB6]-[.GA6])/([.GB1]-[.GA1]))^2" office:value-type="float" office:value="0.000937177004743425" calcext:value-type="float">
            <text:p>0.000937177004743</text:p>
          </table:table-cell>
          <table:table-cell table:formula="of:=0.5*[.GC12]*(([.GC6]-[.GB6])/([.GC1]-[.GB1]))^2" office:value-type="float" office:value="0.000256477057759693" calcext:value-type="float">
            <text:p>0.00025647705776</text:p>
          </table:table-cell>
          <table:table-cell table:formula="of:=0.5*[.GD12]*(([.GD6]-[.GC6])/([.GD1]-[.GC1]))^2" office:value-type="float" office:value="0.00132703296991992" calcext:value-type="float">
            <text:p>0.00132703296992</text:p>
          </table:table-cell>
          <table:table-cell table:formula="of:=0.5*[.GE12]*(([.GE6]-[.GD6])/([.GE1]-[.GD1]))^2" office:value-type="float" office:value="0.00881633895678182" calcext:value-type="float">
            <text:p>0.008816338956782</text:p>
          </table:table-cell>
          <table:table-cell table:formula="of:=0.5*[.GF12]*(([.GF6]-[.GE6])/([.GF1]-[.GE1]))^2" office:value-type="float" office:value="0.00620605720671354" calcext:value-type="float">
            <text:p>0.006206057206714</text:p>
          </table:table-cell>
          <table:table-cell table:formula="of:=0.5*[.GG12]*(([.GG6]-[.GF6])/([.GG1]-[.GF1]))^2" office:value-type="float" office:value="0.0376479731483587" calcext:value-type="float">
            <text:p>0.037647973148359</text:p>
          </table:table-cell>
          <table:table-cell table:formula="of:=0.5*[.GH12]*(([.GH6]-[.GG6])/([.GH1]-[.GG1]))^2" office:value-type="float" office:value="0.0000271957300981562" calcext:value-type="float">
            <text:p>2.71957300981562E-05</text:p>
          </table:table-cell>
          <table:table-cell table:formula="of:=0.5*[.GI12]*(([.GI6]-[.GH6])/([.GI1]-[.GH1]))^2" office:value-type="float" office:value="0.027690958285666" calcext:value-type="float">
            <text:p>0.027690958285666</text:p>
          </table:table-cell>
          <table:table-cell table:formula="of:=0.5*[.GJ12]*(([.GJ6]-[.GI6])/([.GJ1]-[.GI1]))^2" office:value-type="float" office:value="0.00150009755384402" calcext:value-type="float">
            <text:p>0.001500097553844</text:p>
          </table:table-cell>
          <table:table-cell table:formula="of:=0.5*[.GK12]*(([.GK6]-[.GJ6])/([.GK1]-[.GJ1]))^2" office:value-type="float" office:value="0.000439559709513151" calcext:value-type="float">
            <text:p>0.000439559709513</text:p>
          </table:table-cell>
          <table:table-cell table:formula="of:=0.5*[.GL12]*(([.GL6]-[.GK6])/([.GL1]-[.GK1]))^2" office:value-type="float" office:value="0.0000711491969385625" calcext:value-type="float">
            <text:p>7.11491969385625E-05</text:p>
          </table:table-cell>
          <table:table-cell table:formula="of:=0.5*[.GM12]*(([.GM6]-[.GL6])/([.GM1]-[.GL1]))^2" office:value-type="float" office:value="0.000241113247530574" calcext:value-type="float">
            <text:p>0.000241113247531</text:p>
          </table:table-cell>
          <table:table-cell table:formula="of:=0.5*[.GN12]*(([.GN6]-[.GM6])/([.GN1]-[.GM1]))^2" office:value-type="float" office:value="0.000859761513157852" calcext:value-type="float">
            <text:p>0.000859761513158</text:p>
          </table:table-cell>
          <table:table-cell table:formula="of:=0.5*[.GO12]*(([.GO6]-[.GN6])/([.GO1]-[.GN1]))^2" office:value-type="float" office:value="0.000248378386353885" calcext:value-type="float">
            <text:p>0.000248378386354</text:p>
          </table:table-cell>
          <table:table-cell table:formula="of:=0.5*[.GP12]*(([.GP6]-[.GO6])/([.GP1]-[.GO1]))^2" office:value-type="float" office:value="0.0111141207444066" calcext:value-type="float">
            <text:p>0.011114120744407</text:p>
          </table:table-cell>
          <table:table-cell table:formula="of:=0.5*[.GQ12]*(([.GQ6]-[.GP6])/([.GQ1]-[.GP1]))^2" office:value-type="float" office:value="0.0010356915917258" calcext:value-type="float">
            <text:p>0.001035691591726</text:p>
          </table:table-cell>
          <table:table-cell table:formula="of:=0.5*[.GR12]*(([.GR6]-[.GQ6])/([.GR1]-[.GQ1]))^2" office:value-type="float" office:value="0.00907869259683262" calcext:value-type="float">
            <text:p>0.009078692596833</text:p>
          </table:table-cell>
          <table:table-cell table:formula="of:=0.5*[.GS12]*(([.GS6]-[.GR6])/([.GS1]-[.GR1]))^2" office:value-type="float" office:value="0.00393686174675252" calcext:value-type="float">
            <text:p>0.003936861746753</text:p>
          </table:table-cell>
          <table:table-cell table:formula="of:=0.5*[.GT12]*(([.GT6]-[.GS6])/([.GT1]-[.GS1]))^2" office:value-type="float" office:value="0.000692400047768613" calcext:value-type="float">
            <text:p>0.000692400047769</text:p>
          </table:table-cell>
          <table:table-cell table:formula="of:=0.5*[.GU12]*(([.GU6]-[.GT6])/([.GU1]-[.GT1]))^2" office:value-type="float" office:value="0.000103619318709408" calcext:value-type="float">
            <text:p>0.000103619318709</text:p>
          </table:table-cell>
          <table:table-cell table:formula="of:=0.5*[.GV12]*(([.GV6]-[.GU6])/([.GV1]-[.GU1]))^2" office:value-type="float" office:value="0.00270097440315009" calcext:value-type="float">
            <text:p>0.00270097440315</text:p>
          </table:table-cell>
          <table:table-cell table:formula="of:=0.5*[.GW12]*(([.GW6]-[.GV6])/([.GW1]-[.GV1]))^2" office:value-type="float" office:value="0.00061020160970172" calcext:value-type="float">
            <text:p>0.000610201609702</text:p>
          </table:table-cell>
          <table:table-cell table:formula="of:=0.5*[.GX12]*(([.GX6]-[.GW6])/([.GX1]-[.GW1]))^2" office:value-type="float" office:value="0.00369820386619423" calcext:value-type="float">
            <text:p>0.003698203866194</text:p>
          </table:table-cell>
          <table:table-cell table:formula="of:=0.5*[.GY12]*(([.GY6]-[.GX6])/([.GY1]-[.GX1]))^2" office:value-type="float" office:value="0.0000230123998501922" calcext:value-type="float">
            <text:p>2.30123998501922E-05</text:p>
          </table:table-cell>
          <table:table-cell table:formula="of:=0.5*[.GZ12]*(([.GZ6]-[.GY6])/([.GZ1]-[.GY1]))^2" office:value-type="float" office:value="0.0224370613453066" calcext:value-type="float">
            <text:p>0.022437061345307</text:p>
          </table:table-cell>
          <table:table-cell table:formula="of:=0.5*[.HA12]*(([.HA6]-[.GZ6])/([.HA1]-[.GZ1]))^2" office:value-type="float" office:value="0.0163367230133805" calcext:value-type="float">
            <text:p>0.016336723013381</text:p>
          </table:table-cell>
          <table:table-cell table:formula="of:=0.5*[.HB12]*(([.HB6]-[.HA6])/([.HB1]-[.HA1]))^2" office:value-type="float" office:value="0.0000161494650629195" calcext:value-type="float">
            <text:p>1.61494650629195E-05</text:p>
          </table:table-cell>
          <table:table-cell table:formula="of:=0.5*[.HC12]*(([.HC6]-[.HB6])/([.HC1]-[.HB1]))^2" office:value-type="float" office:value="0.00103435336741248" calcext:value-type="float">
            <text:p>0.001034353367412</text:p>
          </table:table-cell>
          <table:table-cell table:formula="of:=0.5*[.HD12]*(([.HD6]-[.HC6])/([.HD1]-[.HC1]))^2" office:value-type="float" office:value="0.000657175149458475" calcext:value-type="float">
            <text:p>0.000657175149458</text:p>
          </table:table-cell>
          <table:table-cell table:formula="of:=0.5*[.HE12]*(([.HE6]-[.HD6])/([.HE1]-[.HD1]))^2" office:value-type="float" office:value="0.000146559459301669" calcext:value-type="float">
            <text:p>0.000146559459302</text:p>
          </table:table-cell>
          <table:table-cell table:formula="of:=0.5*[.HF12]*(([.HF6]-[.HE6])/([.HF1]-[.HE1]))^2" office:value-type="float" office:value="0.000134482920122962" calcext:value-type="float">
            <text:p>0.000134482920123</text:p>
          </table:table-cell>
          <table:table-cell table:formula="of:=0.5*[.HG12]*(([.HG6]-[.HF6])/([.HG1]-[.HF1]))^2" office:value-type="float" office:value="0.00051180621166673" calcext:value-type="float">
            <text:p>0.000511806211667</text:p>
          </table:table-cell>
          <table:table-cell table:formula="of:=0.5*[.HH12]*(([.HH6]-[.HG6])/([.HH1]-[.HG1]))^2" office:value-type="float" office:value="0.00537448973341371" calcext:value-type="float">
            <text:p>0.005374489733414</text:p>
          </table:table-cell>
          <table:table-cell table:formula="of:=0.5*[.HI12]*(([.HI6]-[.HH6])/([.HI1]-[.HH1]))^2" office:value-type="float" office:value="0.0202678700791312" calcext:value-type="float">
            <text:p>0.020267870079131</text:p>
          </table:table-cell>
          <table:table-cell table:formula="of:=0.5*[.HJ12]*(([.HJ6]-[.HI6])/([.HJ1]-[.HI1]))^2" office:value-type="float" office:value="0.0232595091570319" calcext:value-type="float">
            <text:p>0.023259509157032</text:p>
          </table:table-cell>
          <table:table-cell table:formula="of:=0.5*[.HK12]*(([.HK6]-[.HJ6])/([.HK1]-[.HJ1]))^2" office:value-type="float" office:value="0.0106514882681894" calcext:value-type="float">
            <text:p>0.01065148826819</text:p>
          </table:table-cell>
          <table:table-cell table:formula="of:=0.5*[.HL12]*(([.HL6]-[.HK6])/([.HL1]-[.HK1]))^2" office:value-type="float" office:value="0.00068715066282855" calcext:value-type="float">
            <text:p>0.000687150662829</text:p>
          </table:table-cell>
          <table:table-cell table:formula="of:=0.5*[.HM12]*(([.HM6]-[.HL6])/([.HM1]-[.HL1]))^2" office:value-type="float" office:value="0.0588820518034322" calcext:value-type="float">
            <text:p>0.058882051803432</text:p>
          </table:table-cell>
          <table:table-cell table:formula="of:=0.5*[.HN12]*(([.HN6]-[.HM6])/([.HN1]-[.HM1]))^2" office:value-type="float" office:value="0.00167703013302802" calcext:value-type="float">
            <text:p>0.001677030133028</text:p>
          </table:table-cell>
          <table:table-cell table:formula="of:=0.5*[.HO12]*(([.HO6]-[.HN6])/([.HO1]-[.HN1]))^2" office:value-type="float" office:value="0.000163793474789676" calcext:value-type="float">
            <text:p>0.00016379347479</text:p>
          </table:table-cell>
          <table:table-cell table:formula="of:=0.5*[.HP12]*(([.HP6]-[.HO6])/([.HP1]-[.HO1]))^2" office:value-type="float" office:value="0.00173221409794437" calcext:value-type="float">
            <text:p>0.001732214097944</text:p>
          </table:table-cell>
          <table:table-cell table:formula="of:=0.5*[.HQ12]*(([.HQ6]-[.HP6])/([.HQ1]-[.HP1]))^2" office:value-type="float" office:value="0.00242250155320514" calcext:value-type="float">
            <text:p>0.002422501553205</text:p>
          </table:table-cell>
          <table:table-cell table:formula="of:=0.5*[.HR12]*(([.HR6]-[.HQ6])/([.HR1]-[.HQ1]))^2" office:value-type="float" office:value="0.0233924339770991" calcext:value-type="float">
            <text:p>0.023392433977099</text:p>
          </table:table-cell>
          <table:table-cell table:formula="of:=0.5*[.HS12]*(([.HS6]-[.HR6])/([.HS1]-[.HR1]))^2" office:value-type="float" office:value="0.0186477386625264" calcext:value-type="float">
            <text:p>0.018647738662526</text:p>
          </table:table-cell>
          <table:table-cell table:formula="of:=0.5*[.HT12]*(([.HT6]-[.HS6])/([.HT1]-[.HS1]))^2" office:value-type="float" office:value="0.000475274565295649" calcext:value-type="float">
            <text:p>0.000475274565296</text:p>
          </table:table-cell>
          <table:table-cell table:formula="of:=0.5*[.HU12]*(([.HU6]-[.HT6])/([.HU1]-[.HT1]))^2" office:value-type="float" office:value="0.0191580935592288" calcext:value-type="float">
            <text:p>0.019158093559229</text:p>
          </table:table-cell>
          <table:table-cell table:formula="of:=0.5*[.HV12]*(([.HV6]-[.HU6])/([.HV1]-[.HU1]))^2" office:value-type="float" office:value="0.00774376072542243" calcext:value-type="float">
            <text:p>0.007743760725422</text:p>
          </table:table-cell>
          <table:table-cell table:formula="of:=0.5*[.HW12]*(([.HW6]-[.HV6])/([.HW1]-[.HV1]))^2" office:value-type="float" office:value="0.0223047719391008" calcext:value-type="float">
            <text:p>0.022304771939101</text:p>
          </table:table-cell>
          <table:table-cell table:formula="of:=0.5*[.HX12]*(([.HX6]-[.HW6])/([.HX1]-[.HW1]))^2" office:value-type="float" office:value="0.00108553615583011" calcext:value-type="float">
            <text:p>0.00108553615583</text:p>
          </table:table-cell>
          <table:table-cell table:formula="of:=0.5*[.HY12]*(([.HY6]-[.HX6])/([.HY1]-[.HX1]))^2" office:value-type="float" office:value="0.0283430978479784" calcext:value-type="float">
            <text:p>0.028343097847978</text:p>
          </table:table-cell>
          <table:table-cell table:formula="of:=0.5*[.HZ12]*(([.HZ6]-[.HY6])/([.HZ1]-[.HY1]))^2" office:value-type="float" office:value="0.0152017662739044" calcext:value-type="float">
            <text:p>0.015201766273905</text:p>
          </table:table-cell>
          <table:table-cell table:formula="of:=0.5*[.IA12]*(([.IA6]-[.HZ6])/([.IA1]-[.HZ1]))^2" office:value-type="float" office:value="0.00328724729729122" calcext:value-type="float">
            <text:p>0.003287247297291</text:p>
          </table:table-cell>
          <table:table-cell table:formula="of:=0.5*[.IB12]*(([.IB6]-[.IA6])/([.IB1]-[.IA1]))^2" office:value-type="float" office:value="0.00276460604031101" calcext:value-type="float">
            <text:p>0.002764606040311</text:p>
          </table:table-cell>
          <table:table-cell table:formula="of:=0.5*[.IC12]*(([.IC6]-[.IB6])/([.IC1]-[.IB1]))^2" office:value-type="float" office:value="0.000493473321897406" calcext:value-type="float">
            <text:p>0.000493473321897</text:p>
          </table:table-cell>
          <table:table-cell table:formula="of:=0.5*[.ID12]*(([.ID6]-[.IC6])/([.ID1]-[.IC1]))^2" office:value-type="float" office:value="0.0000288508879166039" calcext:value-type="float">
            <text:p>2.88508879166039E-05</text:p>
          </table:table-cell>
          <table:table-cell table:formula="of:=0.5*[.IE12]*(([.IE6]-[.ID6])/([.IE1]-[.ID1]))^2" office:value-type="float" office:value="0.0000365846790502962" calcext:value-type="float">
            <text:p>3.65846790502962E-05</text:p>
          </table:table-cell>
          <table:table-cell table:formula="of:=0.5*[.IF12]*(([.IF6]-[.IE6])/([.IF1]-[.IE1]))^2" office:value-type="float" office:value="0.0000157401448416906" calcext:value-type="float">
            <text:p>1.57401448416906E-05</text:p>
          </table:table-cell>
          <table:table-cell table:formula="of:=0.5*[.IG12]*(([.IG6]-[.IF6])/([.IG1]-[.IF1]))^2" office:value-type="float" office:value="0.0000288863362269362" calcext:value-type="float">
            <text:p>2.88863362269362E-05</text:p>
          </table:table-cell>
          <table:table-cell table:formula="of:=0.5*[.IH12]*(([.IH6]-[.IG6])/([.IH1]-[.IG1]))^2" office:value-type="float" office:value="0.0000137486050927846" calcext:value-type="float">
            <text:p>1.37486050927846E-05</text:p>
          </table:table-cell>
          <table:table-cell table:formula="of:=0.5*[.II12]*(([.II6]-[.IH6])/([.II1]-[.IH1]))^2" office:value-type="float" office:value="0.0000291573471907307" calcext:value-type="float">
            <text:p>2.91573471907307E-05</text:p>
          </table:table-cell>
          <table:table-cell table:formula="of:=0.5*[.IJ12]*(([.IJ6]-[.II6])/([.IJ1]-[.II1]))^2" office:value-type="float" office:value="0.000126446713091399" calcext:value-type="float">
            <text:p>0.000126446713091</text:p>
          </table:table-cell>
          <table:table-cell table:formula="of:=0.5*[.IK12]*(([.IK6]-[.IJ6])/([.IK1]-[.IJ1]))^2" office:value-type="float" office:value="0.000173274840199374" calcext:value-type="float">
            <text:p>0.000173274840199</text:p>
          </table:table-cell>
          <table:table-cell table:formula="of:=0.5*[.IL12]*(([.IL6]-[.IK6])/([.IL1]-[.IK1]))^2" office:value-type="float" office:value="0.000145055350812944" calcext:value-type="float">
            <text:p>0.000145055350813</text:p>
          </table:table-cell>
          <table:table-cell table:formula="of:=0.5*[.IM12]*(([.IM6]-[.IL6])/([.IM1]-[.IL1]))^2" office:value-type="float" office:value="0.000394742510019544" calcext:value-type="float">
            <text:p>0.00039474251002</text:p>
          </table:table-cell>
          <table:table-cell table:formula="of:=0.5*[.IN12]*(([.IN6]-[.IM6])/([.IN1]-[.IM1]))^2" office:value-type="float" office:value="0.0000653189932736167" calcext:value-type="float">
            <text:p>6.53189932736167E-05</text:p>
          </table:table-cell>
          <table:table-cell table:formula="of:=0.5*[.IO12]*(([.IO6]-[.IN6])/([.IO1]-[.IN1]))^2" office:value-type="float" office:value="0.000406260458485396" calcext:value-type="float">
            <text:p>0.000406260458485</text:p>
          </table:table-cell>
          <table:table-cell table:formula="of:=0.5*[.IP12]*(([.IP6]-[.IO6])/([.IP1]-[.IO1]))^2" office:value-type="float" office:value="0.0000793556941642361" calcext:value-type="float">
            <text:p>7.93556941642361E-05</text:p>
          </table:table-cell>
          <table:table-cell table:formula="of:=0.5*[.IQ12]*(([.IQ6]-[.IP6])/([.IQ1]-[.IP1]))^2" office:value-type="float" office:value="0.0000255882391513021" calcext:value-type="float">
            <text:p>2.55882391513021E-05</text:p>
          </table:table-cell>
          <table:table-cell table:formula="of:=0.5*[.IR12]*(([.IR6]-[.IQ6])/([.IR1]-[.IQ1]))^2" office:value-type="float" office:value="0.0000111203137227669" calcext:value-type="float">
            <text:p>1.11203137227669E-05</text:p>
          </table:table-cell>
          <table:table-cell table:formula="of:=0.5*[.IS12]*(([.IS6]-[.IR6])/([.IS1]-[.IR1]))^2" office:value-type="float" office:value="0.0000703838028884186" calcext:value-type="float">
            <text:p>7.03838028884186E-05</text:p>
          </table:table-cell>
          <table:table-cell table:formula="of:=0.5*[.IT12]*(([.IT6]-[.IS6])/([.IT1]-[.IS1]))^2" office:value-type="float" office:value="0.00014677046591742" calcext:value-type="float">
            <text:p>0.000146770465917</text:p>
          </table:table-cell>
          <table:table-cell table:formula="of:=0.5*[.IU12]*(([.IU6]-[.IT6])/([.IU1]-[.IT1]))^2" office:value-type="float" office:value="0.0000291880374669979" calcext:value-type="float">
            <text:p>2.91880374669979E-05</text:p>
          </table:table-cell>
          <table:table-cell table:formula="of:=0.5*[.IV12]*(([.IV6]-[.IU6])/([.IV1]-[.IU1]))^2" office:value-type="float" office:value="0.0000423087322641127" calcext:value-type="float">
            <text:p>4.23087322641127E-05</text:p>
          </table:table-cell>
          <table:table-cell table:formula="of:=0.5*[.IW12]*(([.IW6]-[.IV6])/([.IW1]-[.IV1]))^2" office:value-type="float" office:value="0.00000926776830621119" calcext:value-type="float">
            <text:p>9.26776830621119E-06</text:p>
          </table:table-cell>
          <table:table-cell table:formula="of:=0.5*[.IX12]*(([.IX6]-[.IW6])/([.IX1]-[.IW1]))^2" office:value-type="float" office:value="0.0000000520689611329713" calcext:value-type="float">
            <text:p>5.20689611329713E-08</text:p>
          </table:table-cell>
          <table:table-cell table:formula="of:=0.5*[.IY12]*(([.IY6]-[.IX6])/([.IY1]-[.IX1]))^2" office:value-type="float" office:value="0.000000445885024956446" calcext:value-type="float">
            <text:p>4.45885024956446E-07</text:p>
          </table:table-cell>
          <table:table-cell table:formula="of:=0.5*[.IZ12]*(([.IZ6]-[.IY6])/([.IZ1]-[.IY1]))^2" office:value-type="float" office:value="0.0000858288650773373" calcext:value-type="float">
            <text:p>8.58288650773373E-05</text:p>
          </table:table-cell>
          <table:table-cell table:formula="of:=0.5*[.JA12]*(([.JA6]-[.IZ6])/([.JA1]-[.IZ1]))^2" office:value-type="float" office:value="0.00000691874897554641" calcext:value-type="float">
            <text:p>6.91874897554641E-06</text:p>
          </table:table-cell>
          <table:table-cell table:formula="of:=0.5*[.JB12]*(([.JB6]-[.JA6])/([.JB1]-[.JA1]))^2" office:value-type="float" office:value="0.00000770847389967221" calcext:value-type="float">
            <text:p>7.70847389967221E-06</text:p>
          </table:table-cell>
          <table:table-cell table:formula="of:=0.5*[.JC12]*(([.JC6]-[.JB6])/([.JC1]-[.JB1]))^2" office:value-type="float" office:value="0.000136088633622291" calcext:value-type="float">
            <text:p>0.000136088633622</text:p>
          </table:table-cell>
          <table:table-cell table:formula="of:=0.5*[.JD12]*(([.JD6]-[.JC6])/([.JD1]-[.JC1]))^2" office:value-type="float" office:value="0.00000350550151589733" calcext:value-type="float">
            <text:p>3.50550151589733E-06</text:p>
          </table:table-cell>
          <table:table-cell table:formula="of:=0.5*[.JE12]*(([.JE6]-[.JD6])/([.JE1]-[.JD1]))^2" office:value-type="float" office:value="0.0000000307057442714712" calcext:value-type="float">
            <text:p>3.07057442714712E-08</text:p>
          </table:table-cell>
          <table:table-cell table:formula="of:=0.5*[.JF12]*(([.JF6]-[.JE6])/([.JF1]-[.JE1]))^2" office:value-type="float" office:value="0.0000171611340926649" calcext:value-type="float">
            <text:p>1.71611340926649E-05</text:p>
          </table:table-cell>
          <table:table-cell table:formula="of:=0.5*[.JG12]*(([.JG6]-[.JF6])/([.JG1]-[.JF1]))^2" office:value-type="float" office:value="0.0000053839255925174" calcext:value-type="float">
            <text:p>5.3839255925174E-06</text:p>
          </table:table-cell>
          <table:table-cell table:formula="of:=0.5*[.JH12]*(([.JH6]-[.JG6])/([.JH1]-[.JG1]))^2" office:value-type="float" office:value="0.0000612944464584895" calcext:value-type="float">
            <text:p>6.12944464584895E-05</text:p>
          </table:table-cell>
          <table:table-cell table:formula="of:=0.5*[.JI12]*(([.JI6]-[.JH6])/([.JI1]-[.JH1]))^2" office:value-type="float" office:value="0.0000000786583035060687" calcext:value-type="float">
            <text:p>7.86583035060687E-08</text:p>
          </table:table-cell>
          <table:table-cell table:formula="of:=0.5*[.JJ12]*(([.JJ6]-[.JI6])/([.JJ1]-[.JI1]))^2" office:value-type="float" office:value="0.00000682663222818203" calcext:value-type="float">
            <text:p>6.82663222818203E-06</text:p>
          </table:table-cell>
          <table:table-cell table:formula="of:=0.5*[.JK12]*(([.JK6]-[.JJ6])/([.JK1]-[.JJ1]))^2" office:value-type="float" office:value="0.0000000279205604485659" calcext:value-type="float">
            <text:p>2.79205604485659E-08</text:p>
          </table:table-cell>
          <table:table-cell table:formula="of:=0.5*[.JL12]*(([.JL6]-[.JK6])/([.JL1]-[.JK1]))^2" office:value-type="float" office:value="0.000000721835283001489" calcext:value-type="float">
            <text:p>7.21835283001489E-07</text:p>
          </table:table-cell>
          <table:table-cell table:formula="of:=0.5*[.JM12]*(([.JM6]-[.JL6])/([.JM1]-[.JL1]))^2" office:value-type="float" office:value="0.00000267755801808834" calcext:value-type="float">
            <text:p>2.67755801808834E-06</text:p>
          </table:table-cell>
          <table:table-cell table:formula="of:=0.5*[.JN12]*(([.JN6]-[.JM6])/([.JN1]-[.JM1]))^2" office:value-type="float" office:value="0.0000227190647216046" calcext:value-type="float">
            <text:p>2.27190647216046E-05</text:p>
          </table:table-cell>
          <table:table-cell table:formula="of:=0.5*[.JO12]*(([.JO6]-[.JN6])/([.JO1]-[.JN1]))^2" office:value-type="float" office:value="0.0000855475778168402" calcext:value-type="float">
            <text:p>8.55475778168402E-05</text:p>
          </table:table-cell>
          <table:table-cell table:formula="of:=0.5*[.JP12]*(([.JP6]-[.JO6])/([.JP1]-[.JO1]))^2" office:value-type="float" office:value="0.00000683012240525909" calcext:value-type="float">
            <text:p>6.83012240525909E-06</text:p>
          </table:table-cell>
          <table:table-cell table:formula="of:=0.5*[.JQ12]*(([.JQ6]-[.JP6])/([.JQ1]-[.JP1]))^2" office:value-type="float" office:value="0.000000182202730091413" calcext:value-type="float">
            <text:p>1.82202730091413E-07</text:p>
          </table:table-cell>
          <table:table-cell table:formula="of:=0.5*[.JR12]*(([.JR6]-[.JQ6])/([.JR1]-[.JQ1]))^2" office:value-type="float" office:value="0.00000978526659006155" calcext:value-type="float">
            <text:p>9.78526659006155E-06</text:p>
          </table:table-cell>
          <table:table-cell table:formula="of:=0.5*[.JS12]*(([.JS6]-[.JR6])/([.JS1]-[.JR1]))^2" office:value-type="float" office:value="0.0000042356666683324" calcext:value-type="float">
            <text:p>4.2356666683324E-06</text:p>
          </table:table-cell>
          <table:table-cell table:formula="of:=0.5*[.JT12]*(([.JT6]-[.JS6])/([.JT1]-[.JS1]))^2" office:value-type="float" office:value="0.00000442502423153453" calcext:value-type="float">
            <text:p>4.42502423153453E-06</text:p>
          </table:table-cell>
          <table:table-cell table:formula="of:=0.5*[.JU12]*(([.JU6]-[.JT6])/([.JU1]-[.JT1]))^2" office:value-type="float" office:value="0.00000732360029557278" calcext:value-type="float">
            <text:p>7.32360029557278E-06</text:p>
          </table:table-cell>
          <table:table-cell table:formula="of:=0.5*[.JV12]*(([.JV6]-[.JU6])/([.JV1]-[.JU1]))^2" office:value-type="float" office:value="0.0000000719453788536564" calcext:value-type="float">
            <text:p>7.19453788536564E-08</text:p>
          </table:table-cell>
          <table:table-cell table:formula="of:=0.5*[.JW12]*(([.JW6]-[.JV6])/([.JW1]-[.JV1]))^2" office:value-type="float" office:value="0.00002751719251136" calcext:value-type="float">
            <text:p>2.751719251136E-05</text:p>
          </table:table-cell>
          <table:table-cell table:formula="of:=0.5*[.JX12]*(([.JX6]-[.JW6])/([.JX1]-[.JW1]))^2" office:value-type="float" office:value="0.00000335434496266089" calcext:value-type="float">
            <text:p>3.35434496266089E-06</text:p>
          </table:table-cell>
          <table:table-cell table:formula="of:=0.5*[.JY12]*(([.JY6]-[.JX6])/([.JY1]-[.JX1]))^2" office:value-type="float" office:value="0.0000000584587654307904" calcext:value-type="float">
            <text:p>5.84587654307904E-08</text:p>
          </table:table-cell>
          <table:table-cell table:formula="of:=0.5*[.JZ12]*(([.JZ6]-[.JY6])/([.JZ1]-[.JY1]))^2" office:value-type="float" office:value="0.00000209779379892964" calcext:value-type="float">
            <text:p>2.09779379892964E-06</text:p>
          </table:table-cell>
          <table:table-cell table:formula="of:=0.5*[.KA12]*(([.KA6]-[.JZ6])/([.KA1]-[.JZ1]))^2" office:value-type="float" office:value="0.000000125352620469148" calcext:value-type="float">
            <text:p>1.25352620469148E-07</text:p>
          </table:table-cell>
          <table:table-cell table:formula="of:=0.5*[.KB12]*(([.KB6]-[.KA6])/([.KB1]-[.KA1]))^2" office:value-type="float" office:value="0.000000173277756572532" calcext:value-type="float">
            <text:p>1.73277756572532E-07</text:p>
          </table:table-cell>
          <table:table-cell table:formula="of:=0.5*[.KC12]*(([.KC6]-[.KB6])/([.KC1]-[.KB1]))^2" office:value-type="float" office:value="0.000032287386362672" calcext:value-type="float">
            <text:p>3.2287386362672E-05</text:p>
          </table:table-cell>
          <table:table-cell table:formula="of:=0.5*[.KD12]*(([.KD6]-[.KC6])/([.KD1]-[.KC1]))^2" office:value-type="float" office:value="0.000000168779689552764" calcext:value-type="float">
            <text:p>1.68779689552764E-07</text:p>
          </table:table-cell>
          <table:table-cell table:formula="of:=0.5*[.KE12]*(([.KE6]-[.KD6])/([.KE1]-[.KD1]))^2" office:value-type="float" office:value="0.0000000234322659321521" calcext:value-type="float">
            <text:p>2.34322659321521E-08</text:p>
          </table:table-cell>
          <table:table-cell table:formula="of:=0.5*[.KF12]*(([.KF6]-[.KE6])/([.KF1]-[.KE1]))^2" office:value-type="float" office:value="0.000000707575372853528" calcext:value-type="float">
            <text:p>7.07575372853528E-07</text:p>
          </table:table-cell>
          <table:table-cell table:formula="of:=0.5*[.KG12]*(([.KG6]-[.KF6])/([.KG1]-[.KF1]))^2" office:value-type="float" office:value="0.0000222194791493445" calcext:value-type="float">
            <text:p>2.22194791493445E-05</text:p>
          </table:table-cell>
          <table:table-cell table:formula="of:=0.5*[.KH12]*(([.KH6]-[.KG6])/([.KH1]-[.KG1]))^2" office:value-type="float" office:value="0.00000110029508628721" calcext:value-type="float">
            <text:p>1.10029508628721E-06</text:p>
          </table:table-cell>
          <table:table-cell table:formula="of:=0.5*[.KI12]*(([.KI6]-[.KH6])/([.KI1]-[.KH1]))^2" office:value-type="float" office:value="0.00000350894506243803" calcext:value-type="float">
            <text:p>3.50894506243803E-06</text:p>
          </table:table-cell>
          <table:table-cell table:formula="of:=0.5*[.KJ12]*(([.KJ6]-[.KI6])/([.KJ1]-[.KI1]))^2" office:value-type="float" office:value="0.00000895554515536323" calcext:value-type="float">
            <text:p>8.95554515536323E-06</text:p>
          </table:table-cell>
          <table:table-cell table:formula="of:=0.5*[.KK12]*(([.KK6]-[.KJ6])/([.KK1]-[.KJ1]))^2" office:value-type="float" office:value="0.0000144579064880689" calcext:value-type="float">
            <text:p>1.44579064880689E-05</text:p>
          </table:table-cell>
          <table:table-cell table:formula="of:=0.5*[.KL12]*(([.KL6]-[.KK6])/([.KL1]-[.KK1]))^2" office:value-type="float" office:value="0.00000268424193604466" calcext:value-type="float">
            <text:p>2.68424193604466E-06</text:p>
          </table:table-cell>
          <table:table-cell table:formula="of:=0.5*[.KM12]*(([.KM6]-[.KL6])/([.KM1]-[.KL1]))^2" office:value-type="float" office:value="0.0000145025927643339" calcext:value-type="float">
            <text:p>1.45025927643339E-05</text:p>
          </table:table-cell>
          <table:table-cell table:formula="of:=0.5*[.KN12]*(([.KN6]-[.KM6])/([.KN1]-[.KM1]))^2" office:value-type="float" office:value="0.00000352097290705385" calcext:value-type="float">
            <text:p>3.52097290705385E-06</text:p>
          </table:table-cell>
          <table:table-cell table:formula="of:=0.5*[.KO12]*(([.KO6]-[.KN6])/([.KO1]-[.KN1]))^2" office:value-type="float" office:value="0.00000733788306134795" calcext:value-type="float">
            <text:p>7.33788306134795E-06</text:p>
          </table:table-cell>
          <table:table-cell table:formula="of:=0.5*[.KP12]*(([.KP6]-[.KO6])/([.KP1]-[.KO1]))^2" office:value-type="float" office:value="0.00000226228680117806" calcext:value-type="float">
            <text:p>2.26228680117806E-06</text:p>
          </table:table-cell>
          <table:table-cell table:formula="of:=0.5*[.KQ12]*(([.KQ6]-[.KP6])/([.KQ1]-[.KP1]))^2" office:value-type="float" office:value="0.00000000154388545677873" calcext:value-type="float">
            <text:p>1.54388545677873E-09</text:p>
          </table:table-cell>
          <table:table-cell table:formula="of:=0.5*[.KR12]*(([.KR6]-[.KQ6])/([.KR1]-[.KQ1]))^2" office:value-type="float" office:value="0.00000226110747962393" calcext:value-type="float">
            <text:p>2.26110747962393E-06</text:p>
          </table:table-cell>
          <table:table-cell table:formula="of:=0.5*[.KS12]*(([.KS6]-[.KR6])/([.KS1]-[.KR1]))^2" office:value-type="float" office:value="0.00000852330811709257" calcext:value-type="float">
            <text:p>8.52330811709257E-06</text:p>
          </table:table-cell>
          <table:table-cell table:formula="of:=0.5*[.KT12]*(([.KT6]-[.KS6])/([.KT1]-[.KS1]))^2" office:value-type="float" office:value="0.00000383319876655115" calcext:value-type="float">
            <text:p>3.83319876655115E-06</text:p>
          </table:table-cell>
          <table:table-cell table:formula="of:=0.5*[.KU12]*(([.KU6]-[.KT6])/([.KU1]-[.KT1]))^2" office:value-type="float" office:value="0.000000201044728269941" calcext:value-type="float">
            <text:p>2.01044728269941E-07</text:p>
          </table:table-cell>
          <table:table-cell table:formula="of:=0.5*[.KV12]*(([.KV6]-[.KU6])/([.KV1]-[.KU1]))^2" office:value-type="float" office:value="0.000000358103428569413" calcext:value-type="float">
            <text:p>3.58103428569413E-07</text:p>
          </table:table-cell>
          <table:table-cell table:formula="of:=0.5*[.KW12]*(([.KW6]-[.KV6])/([.KW1]-[.KV1]))^2" office:value-type="float" office:value="0.00000578380159868726" calcext:value-type="float">
            <text:p>5.78380159868726E-06</text:p>
          </table:table-cell>
          <table:table-cell table:formula="of:=0.5*[.KX12]*(([.KX6]-[.KW6])/([.KX1]-[.KW1]))^2" office:value-type="float" office:value="0.000000114705798579601" calcext:value-type="float">
            <text:p>1.14705798579601E-07</text:p>
          </table:table-cell>
          <table:table-cell table:formula="of:=0.5*[.KY12]*(([.KY6]-[.KX6])/([.KY1]-[.KX1]))^2" office:value-type="float" office:value="0.0000000105693255661921" calcext:value-type="float">
            <text:p>1.05693255661921E-08</text:p>
          </table:table-cell>
          <table:table-cell table:formula="of:=0.5*[.KZ12]*(([.KZ6]-[.KY6])/([.KZ1]-[.KY1]))^2" office:value-type="float" office:value="0.00000784184991920589" calcext:value-type="float">
            <text:p>7.84184991920589E-06</text:p>
          </table:table-cell>
          <table:table-cell table:formula="of:=0.5*[.LA12]*(([.LA6]-[.KZ6])/([.LA1]-[.KZ1]))^2" office:value-type="float" office:value="0.000000085695054158955" calcext:value-type="float">
            <text:p>8.5695054158955E-08</text:p>
          </table:table-cell>
          <table:table-cell table:formula="of:=0.5*[.LB12]*(([.LB6]-[.LA6])/([.LB1]-[.LA1]))^2" office:value-type="float" office:value="0.000000623946543958067" calcext:value-type="float">
            <text:p>6.23946543958067E-07</text:p>
          </table:table-cell>
          <table:table-cell table:formula="of:=0.5*[.LC12]*(([.LC6]-[.LB6])/([.LC1]-[.LB1]))^2" office:value-type="float" office:value="0.000000681224797027362" calcext:value-type="float">
            <text:p>6.81224797027362E-07</text:p>
          </table:table-cell>
          <table:table-cell table:formula="of:=0.5*[.LD12]*(([.LD6]-[.LC6])/([.LD1]-[.LC1]))^2" office:value-type="float" office:value="0.00000458477314569592" calcext:value-type="float">
            <text:p>4.58477314569592E-06</text:p>
          </table:table-cell>
          <table:table-cell table:formula="of:=0.5*[.LE12]*(([.LE6]-[.LD6])/([.LE1]-[.LD1]))^2" office:value-type="float" office:value="0.0000139747787945954" calcext:value-type="float">
            <text:p>1.39747787945954E-05</text:p>
          </table:table-cell>
          <table:table-cell table:formula="of:=0.5*[.LF12]*(([.LF6]-[.LE6])/([.LF1]-[.LE1]))^2" office:value-type="float" office:value="0.00000368510642703745" calcext:value-type="float">
            <text:p>3.68510642703745E-06</text:p>
          </table:table-cell>
          <table:table-cell table:formula="of:=0.5*[.LG12]*(([.LG6]-[.LF6])/([.LG1]-[.LF1]))^2" office:value-type="float" office:value="0.000000269687654516058" calcext:value-type="float">
            <text:p>2.69687654516058E-07</text:p>
          </table:table-cell>
          <table:table-cell table:formula="of:=0.5*[.LH12]*(([.LH6]-[.LG6])/([.LH1]-[.LG1]))^2" office:value-type="float" office:value="0.00000027177123970191" calcext:value-type="float">
            <text:p>2.7177123970191E-07</text:p>
          </table:table-cell>
          <table:table-cell table:formula="of:=0.5*[.LI12]*(([.LI6]-[.LH6])/([.LI1]-[.LH1]))^2" office:value-type="float" office:value="0.00000177365859491842" calcext:value-type="float">
            <text:p>1.77365859491842E-06</text:p>
          </table:table-cell>
          <table:table-cell table:formula="of:=0.5*[.LJ12]*(([.LJ6]-[.LI6])/([.LJ1]-[.LI1]))^2" office:value-type="float" office:value="0.000306105124826493" calcext:value-type="float">
            <text:p>0.000306105124826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LI13])" office:value-type="float" office:value="5.04868162585142" calcext:value-type="float">
            <text:p>5.04868162585142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LI14])" office:value-type="float" office:value="1.4528575351708" calcext:value-type="float">
            <text:p>1.4528575351708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6.50153916102222" calcext:value-type="float">
            <text:p>6.50153916102222</text:p>
          </table:table-cell>
          <table:table-cell table:formula="of:=[.B17]+[.C9]" office:value-type="float" office:value="15.318628994953" calcext:value-type="float">
            <text:p>15.318628994953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16:02:11.019851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6:02:22.998667263</dc:date>
    <meta:editing-duration>PT6M31S</meta:editing-duration>
    <meta:editing-cycles>3</meta:editing-cycles>
    <meta:generator>LibreOffice/6.4.7.2$Linux_X86_64 LibreOffice_project/40$Build-2</meta:generator>
    <meta:document-statistic meta:table-count="1" meta:cell-count="510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scatter" chart:row-mapping="0 1" chart:style-name="ch1">
        <chart:legend chart:legend-position="end" svg:x="12.719cm" svg:y="3.955cm" style:legend-expansion="high" chart:style-name="ch2"/>
        <chart:plot-area chart:style-name="ch3" table:cell-range-address="flatDgait2.B1:flatDgait2.LI1 flatDgait2.A6:flatDgait2.LI6 flatDgait2.A8:flatDgait2.LI8" chart:data-source-has-labels="both" svg:x="0.319cm" svg:y="0.18cm" svg:width="12.081cm" svg:height="8.646cm">
          <chartooo:coordinate-region svg:x="1.337cm" svg:y="0.38cm" svg:width="10.876cm" svg:height="8.247cm"/>
          <chart:axis chart:dimension="x" chart:name="primary-x" chart:style-name="ch4" chartooo:axis-type="auto">
            <chart:categories table:cell-range-address="flatDgait2.B1:flatDgait2.LI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Dgait2.B6:flatDgait2.LI6" chart:label-cell-address="flatDgait2.A6:flatDgait2.A6" chart:class="chart:scatter">
            <chart:domain table:cell-range-address="flatDgait2.B1:flatDgait2.LI1"/>
            <chart:data-point chart:repeated="320"/>
          </chart:series>
          <chart:series chart:style-name="ch7" chart:values-cell-range-address="flatDgait2.B8:flatDgait2.LI8" chart:label-cell-address="flatDgait2.A8:flatDgait2.A8" chart:class="chart:scatter">
            <chart:data-point chart:repeated="3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Dgait2.B1:flatDgait2.LI1</svg:desc>
                </draw:g>
              </table:table-cell>
              <table:table-cell office:value-type="float" office:value="0.0667045116424561">
                <text:p>0.0667045116424561</text:p>
              </table:table-cell>
              <table:table-cell office:value-type="float" office:value="0.100056648254395">
                <text:p>0.100056648254395</text:p>
              </table:table-cell>
              <table:table-cell office:value-type="float" office:value="0.166760921478271">
                <text:p>0.166760921478271</text:p>
              </table:table-cell>
              <table:table-cell office:value-type="float" office:value="0.233464956283569">
                <text:p>0.233464956283569</text:p>
              </table:table-cell>
              <table:table-cell office:value-type="float" office:value="0.266817092895508">
                <text:p>0.266817092895508</text:p>
              </table:table-cell>
              <table:table-cell office:value-type="float" office:value="0.333520650863647">
                <text:p>0.333520650863647</text:p>
              </table:table-cell>
              <table:table-cell office:value-type="float" office:value="0.400224447250366">
                <text:p>0.400224447250366</text:p>
              </table:table-cell>
              <table:table-cell office:value-type="float" office:value="0.433576107025147">
                <text:p>0.433576107025147</text:p>
              </table:table-cell>
              <table:table-cell office:value-type="float" office:value="0.500279664993286">
                <text:p>0.500279664993286</text:p>
              </table:table-cell>
              <table:table-cell office:value-type="float" office:value="0.566982746124268">
                <text:p>0.566982746124268</text:p>
              </table:table-cell>
              <table:table-cell office:value-type="float" office:value="0.600334644317627">
                <text:p>0.600334644317627</text:p>
              </table:table-cell>
              <table:table-cell office:value-type="float" office:value="0.667036771774292">
                <text:p>0.667036771774292</text:p>
              </table:table-cell>
              <table:table-cell office:value-type="float" office:value="0.733738660812378">
                <text:p>0.733738660812378</text:p>
              </table:table-cell>
              <table:table-cell office:value-type="float" office:value="0.76708984375">
                <text:p>0.76708984375</text:p>
              </table:table-cell>
              <table:table-cell office:value-type="float" office:value="0.800440549850464">
                <text:p>0.800440549850464</text:p>
              </table:table-cell>
              <table:table-cell office:value-type="float" office:value="0.867142200469971">
                <text:p>0.867142200469971</text:p>
              </table:table-cell>
              <table:table-cell office:value-type="float" office:value="0.900492906570435">
                <text:p>0.900492906570435</text:p>
              </table:table-cell>
              <table:table-cell office:value-type="float" office:value="0.933843612670898">
                <text:p>0.933843612670898</text:p>
              </table:table-cell>
              <table:table-cell office:value-type="float" office:value="1.00054478645325">
                <text:p>1.00054478645325</text:p>
              </table:table-cell>
              <table:table-cell office:value-type="float" office:value="1.03389549255371">
                <text:p>1.03389549255371</text:p>
              </table:table-cell>
              <table:table-cell office:value-type="float" office:value="1.06724572181702">
                <text:p>1.06724572181702</text:p>
              </table:table-cell>
              <table:table-cell office:value-type="float" office:value="1.13394665718079">
                <text:p>1.13394665718079</text:p>
              </table:table-cell>
              <table:table-cell office:value-type="float" office:value="1.16729712486267">
                <text:p>1.16729712486267</text:p>
              </table:table-cell>
              <table:table-cell office:value-type="float" office:value="1.2006471157074">
                <text:p>1.2006471157074</text:p>
              </table:table-cell>
              <table:table-cell office:value-type="float" office:value="1.26734757423401">
                <text:p>1.26734757423401</text:p>
              </table:table-cell>
              <table:table-cell office:value-type="float" office:value="1.30069756507874">
                <text:p>1.30069756507874</text:p>
              </table:table-cell>
              <table:table-cell office:value-type="float" office:value="1.33404779434204">
                <text:p>1.33404779434204</text:p>
              </table:table-cell>
              <table:table-cell office:value-type="float" office:value="1.40074777603149">
                <text:p>1.40074777603149</text:p>
              </table:table-cell>
              <table:table-cell office:value-type="float" office:value="1.46744751930237">
                <text:p>1.46744751930237</text:p>
              </table:table-cell>
              <table:table-cell office:value-type="float" office:value="1.53414702415466">
                <text:p>1.53414702415466</text:p>
              </table:table-cell>
              <table:table-cell office:value-type="float" office:value="1.56749677658081">
                <text:p>1.56749677658081</text:p>
              </table:table-cell>
              <table:table-cell office:value-type="float" office:value="1.63419842720032">
                <text:p>1.63419842720032</text:p>
              </table:table-cell>
              <table:table-cell office:value-type="float" office:value="1.70090198516846">
                <text:p>1.70090198516846</text:p>
              </table:table-cell>
              <table:table-cell office:value-type="float" office:value="1.8009569644928">
                <text:p>1.8009569644928</text:p>
              </table:table-cell>
              <table:table-cell office:value-type="float" office:value="1.834308385849">
                <text:p>1.834308385849</text:p>
              </table:table-cell>
              <table:table-cell office:value-type="float" office:value="1.90101146697998">
                <text:p>1.90101146697998</text:p>
              </table:table-cell>
              <table:table-cell office:value-type="float" office:value="1.96771430969238">
                <text:p>1.96771430969238</text:p>
              </table:table-cell>
              <table:table-cell office:value-type="float" office:value="2.03441691398621">
                <text:p>2.03441691398621</text:p>
              </table:table-cell>
              <table:table-cell office:value-type="float" office:value="2.06776785850525">
                <text:p>2.06776785850525</text:p>
              </table:table-cell>
              <table:table-cell office:value-type="float" office:value="2.13447046279907">
                <text:p>2.13447046279907</text:p>
              </table:table-cell>
              <table:table-cell office:value-type="float" office:value="2.16782164573669">
                <text:p>2.16782164573669</text:p>
              </table:table-cell>
              <table:table-cell office:value-type="float" office:value="2.23452353477478">
                <text:p>2.23452353477478</text:p>
              </table:table-cell>
              <table:table-cell office:value-type="float" office:value="2.2678747177124">
                <text:p>2.2678747177124</text:p>
              </table:table-cell>
              <table:table-cell office:value-type="float" office:value="2.30122566223145">
                <text:p>2.30122566223145</text:p>
              </table:table-cell>
              <table:table-cell office:value-type="float" office:value="2.33457660675049">
                <text:p>2.33457660675049</text:p>
              </table:table-cell>
              <table:table-cell office:value-type="float" office:value="2.36792731285095">
                <text:p>2.36792731285095</text:p>
              </table:table-cell>
              <table:table-cell office:value-type="float" office:value="2.43462896347046">
                <text:p>2.43462896347046</text:p>
              </table:table-cell>
              <table:table-cell office:value-type="float" office:value="2.46797966957092">
                <text:p>2.46797966957092</text:p>
              </table:table-cell>
              <table:table-cell office:value-type="float" office:value="2.53468108177185">
                <text:p>2.53468108177185</text:p>
              </table:table-cell>
              <table:table-cell office:value-type="float" office:value="2.56803154945374">
                <text:p>2.56803154945374</text:p>
              </table:table-cell>
              <table:table-cell office:value-type="float" office:value="2.6347336769104">
                <text:p>2.6347336769104</text:p>
              </table:table-cell>
              <table:table-cell office:value-type="float" office:value="2.70143675804138">
                <text:p>2.70143675804138</text:p>
              </table:table-cell>
              <table:table-cell office:value-type="float" office:value="2.73478817939758">
                <text:p>2.73478817939758</text:p>
              </table:table-cell>
              <table:table-cell office:value-type="float" office:value="2.80149078369141">
                <text:p>2.80149078369141</text:p>
              </table:table-cell>
              <table:table-cell office:value-type="float" office:value="2.83484220504761">
                <text:p>2.83484220504761</text:p>
              </table:table-cell>
              <table:table-cell office:value-type="float" office:value="2.86819314956665">
                <text:p>2.86819314956665</text:p>
              </table:table-cell>
              <table:table-cell office:value-type="float" office:value="2.93489575386047">
                <text:p>2.93489575386047</text:p>
              </table:table-cell>
              <table:table-cell office:value-type="float" office:value="2.96824669837952">
                <text:p>2.96824669837952</text:p>
              </table:table-cell>
              <table:table-cell office:value-type="float" office:value="3.00159764289856">
                <text:p>3.00159764289856</text:p>
              </table:table-cell>
              <table:table-cell office:value-type="float" office:value="3.10165047645569">
                <text:p>3.10165047645569</text:p>
              </table:table-cell>
              <table:table-cell office:value-type="float" office:value="3.16835188865662">
                <text:p>3.16835188865662</text:p>
              </table:table-cell>
              <table:table-cell office:value-type="float" office:value="3.23505330085754">
                <text:p>3.23505330085754</text:p>
              </table:table-cell>
              <table:table-cell office:value-type="float" office:value="3.26840424537659">
                <text:p>3.26840424537659</text:p>
              </table:table-cell>
              <table:table-cell office:value-type="float" office:value="3.56855773925781">
                <text:p>3.56855773925781</text:p>
              </table:table-cell>
              <table:table-cell office:value-type="float" office:value="3.6019082069397">
                <text:p>3.6019082069397</text:p>
              </table:table-cell>
              <table:table-cell office:value-type="float" office:value="3.66863226890564">
                <text:p>3.66863226890564</text:p>
              </table:table-cell>
              <table:table-cell office:value-type="float" office:value="4.23580265045166">
                <text:p>4.23580265045166</text:p>
              </table:table-cell>
              <table:table-cell office:value-type="float" office:value="4.26916646957397">
                <text:p>4.26916646957397</text:p>
              </table:table-cell>
              <table:table-cell office:value-type="float" office:value="4.46935129165649">
                <text:p>4.46935129165649</text:p>
              </table:table-cell>
              <table:table-cell office:value-type="float" office:value="4.80293107032776">
                <text:p>4.80293107032776</text:p>
              </table:table-cell>
              <table:table-cell office:value-type="float" office:value="4.83628463745117">
                <text:p>4.83628463745117</text:p>
              </table:table-cell>
              <table:table-cell office:value-type="float" office:value="4.86963772773743">
                <text:p>4.86963772773743</text:p>
              </table:table-cell>
              <table:table-cell office:value-type="float" office:value="4.96969819068909">
                <text:p>4.96969819068909</text:p>
              </table:table-cell>
              <table:table-cell office:value-type="float" office:value="5.03640484809876">
                <text:p>5.03640484809876</text:p>
              </table:table-cell>
              <table:table-cell office:value-type="float" office:value="5.06975817680359">
                <text:p>5.06975817680359</text:p>
              </table:table-cell>
              <table:table-cell office:value-type="float" office:value="5.10311150550842">
                <text:p>5.10311150550842</text:p>
              </table:table-cell>
              <table:table-cell office:value-type="float" office:value="5.16981792449951">
                <text:p>5.16981792449951</text:p>
              </table:table-cell>
              <table:table-cell office:value-type="float" office:value="5.20317125320435">
                <text:p>5.20317125320435</text:p>
              </table:table-cell>
              <table:table-cell office:value-type="float" office:value="5.26987767219543">
                <text:p>5.26987767219543</text:p>
              </table:table-cell>
              <table:table-cell office:value-type="float" office:value="5.33658361434937">
                <text:p>5.33658361434937</text:p>
              </table:table-cell>
              <table:table-cell office:value-type="float" office:value="5.40329003334045">
                <text:p>5.40329003334045</text:p>
              </table:table-cell>
              <table:table-cell office:value-type="float" office:value="5.46999573707581">
                <text:p>5.46999573707581</text:p>
              </table:table-cell>
              <table:table-cell office:value-type="float" office:value="5.50334882736206">
                <text:p>5.50334882736206</text:p>
              </table:table-cell>
              <table:table-cell office:value-type="float" office:value="5.57005453109741">
                <text:p>5.57005453109741</text:p>
              </table:table-cell>
              <table:table-cell office:value-type="float" office:value="5.63676333427429">
                <text:p>5.63676333427429</text:p>
              </table:table-cell>
              <table:table-cell office:value-type="float" office:value="5.90360808372498">
                <text:p>5.90360808372498</text:p>
              </table:table-cell>
              <table:table-cell office:value-type="float" office:value="6.03702998161316">
                <text:p>6.03702998161316</text:p>
              </table:table-cell>
              <table:table-cell office:value-type="float" office:value="6.10374093055725">
                <text:p>6.10374093055725</text:p>
              </table:table-cell>
              <table:table-cell office:value-type="float" office:value="6.13709616661072">
                <text:p>6.13709616661072</text:p>
              </table:table-cell>
              <table:table-cell office:value-type="float" office:value="6.20380711555481">
                <text:p>6.20380711555481</text:p>
              </table:table-cell>
              <table:table-cell office:value-type="float" office:value="6.30387282371521">
                <text:p>6.30387282371521</text:p>
              </table:table-cell>
              <table:table-cell office:value-type="float" office:value="6.33722805976868">
                <text:p>6.33722805976868</text:p>
              </table:table-cell>
              <table:table-cell office:value-type="float" office:value="6.47064924240112">
                <text:p>6.47064924240112</text:p>
              </table:table-cell>
              <table:table-cell office:value-type="float" office:value="6.53735947608948">
                <text:p>6.53735947608948</text:p>
              </table:table-cell>
              <table:table-cell office:value-type="float" office:value="6.60406994819641">
                <text:p>6.60406994819641</text:p>
              </table:table-cell>
              <table:table-cell office:value-type="float" office:value="6.67077589035034">
                <text:p>6.67077589035034</text:p>
              </table:table-cell>
              <table:table-cell office:value-type="float" office:value="6.87089228630066">
                <text:p>6.87089228630066</text:p>
              </table:table-cell>
              <table:table-cell office:value-type="float" office:value="6.90424466133118">
                <text:p>6.90424466133118</text:p>
              </table:table-cell>
              <table:table-cell office:value-type="float" office:value="6.93759727478027">
                <text:p>6.93759727478027</text:p>
              </table:table-cell>
              <table:table-cell office:value-type="float" office:value="7.00430250167847">
                <text:p>7.00430250167847</text:p>
              </table:table-cell>
              <table:table-cell office:value-type="float" office:value="7.5379376411438">
                <text:p>7.5379376411438</text:p>
              </table:table-cell>
              <table:table-cell office:value-type="float" office:value="7.57128953933716">
                <text:p>7.57128953933716</text:p>
              </table:table-cell>
              <table:table-cell office:value-type="float" office:value="7.63799428939819">
                <text:p>7.63799428939819</text:p>
              </table:table-cell>
              <table:table-cell office:value-type="float" office:value="7.67134714126587">
                <text:p>7.67134714126587</text:p>
              </table:table-cell>
              <table:table-cell office:value-type="float" office:value="7.70469975471497">
                <text:p>7.70469975471497</text:p>
              </table:table-cell>
              <table:table-cell office:value-type="float" office:value="7.77140545845032">
                <text:p>7.77140545845032</text:p>
              </table:table-cell>
              <table:table-cell office:value-type="float" office:value="7.80475831031799">
                <text:p>7.80475831031799</text:p>
              </table:table-cell>
              <table:table-cell office:value-type="float" office:value="7.87146353721619">
                <text:p>7.87146353721619</text:p>
              </table:table-cell>
              <table:table-cell office:value-type="float" office:value="7.9381685256958">
                <text:p>7.9381685256958</text:p>
              </table:table-cell>
              <table:table-cell office:value-type="float" office:value="8.00487375259399">
                <text:p>8.00487375259399</text:p>
              </table:table-cell>
              <table:table-cell office:value-type="float" office:value="8.07157850265503">
                <text:p>8.07157850265503</text:p>
              </table:table-cell>
              <table:table-cell office:value-type="float" office:value="8.13828301429749">
                <text:p>8.13828301429749</text:p>
              </table:table-cell>
              <table:table-cell office:value-type="float" office:value="8.171635389328">
                <text:p>8.171635389328</text:p>
              </table:table-cell>
              <table:table-cell office:value-type="float" office:value="8.20498776435852">
                <text:p>8.20498776435852</text:p>
              </table:table-cell>
              <table:table-cell office:value-type="float" office:value="8.27169227600098">
                <text:p>8.27169227600098</text:p>
              </table:table-cell>
              <table:table-cell office:value-type="float" office:value="8.30504441261292">
                <text:p>8.30504441261292</text:p>
              </table:table-cell>
              <table:table-cell office:value-type="float" office:value="8.47180461883545">
                <text:p>8.47180461883545</text:p>
              </table:table-cell>
              <table:table-cell office:value-type="float" office:value="8.53850865364075">
                <text:p>8.53850865364075</text:p>
              </table:table-cell>
              <table:table-cell office:value-type="float" office:value="8.60521221160889">
                <text:p>8.60521221160889</text:p>
              </table:table-cell>
              <table:table-cell office:value-type="float" office:value="8.67191910743713">
                <text:p>8.67191910743713</text:p>
              </table:table-cell>
              <table:table-cell office:value-type="float" office:value="8.73862552642822">
                <text:p>8.73862552642822</text:p>
              </table:table-cell>
              <table:table-cell office:value-type="float" office:value="8.77197885513306">
                <text:p>8.77197885513306</text:p>
              </table:table-cell>
              <table:table-cell office:value-type="float" office:value="8.8720383644104">
                <text:p>8.8720383644104</text:p>
              </table:table-cell>
              <table:table-cell office:value-type="float" office:value="8.90539145469666">
                <text:p>8.90539145469666</text:p>
              </table:table-cell>
              <table:table-cell office:value-type="float" office:value="9.3723316192627">
                <text:p>9.3723316192627</text:p>
              </table:table-cell>
              <table:table-cell office:value-type="float" office:value="9.5724470615387">
                <text:p>9.5724470615387</text:p>
              </table:table-cell>
              <table:table-cell office:value-type="float" office:value="9.60579967498779">
                <text:p>9.60579967498779</text:p>
              </table:table-cell>
              <table:table-cell office:value-type="float" office:value="9.63915300369263">
                <text:p>9.63915300369263</text:p>
              </table:table-cell>
              <table:table-cell office:value-type="float" office:value="10.0060365200043">
                <text:p>10.0060365200043</text:p>
              </table:table-cell>
              <table:table-cell office:value-type="float" office:value="10.1394476890564">
                <text:p>10.1394476890564</text:p>
              </table:table-cell>
              <table:table-cell office:value-type="float" office:value="10.2728583812714">
                <text:p>10.2728583812714</text:p>
              </table:table-cell>
              <table:table-cell office:value-type="float" office:value="10.339563369751">
                <text:p>10.339563369751</text:p>
              </table:table-cell>
              <table:table-cell office:value-type="float" office:value="10.3729157447815">
                <text:p>10.3729157447815</text:p>
              </table:table-cell>
              <table:table-cell office:value-type="float" office:value="10.406268119812">
                <text:p>10.406268119812</text:p>
              </table:table-cell>
              <table:table-cell office:value-type="float" office:value="10.4729731082916">
                <text:p>10.4729731082916</text:p>
              </table:table-cell>
              <table:table-cell office:value-type="float" office:value="10.5063252449036">
                <text:p>10.5063252449036</text:p>
              </table:table-cell>
              <table:table-cell office:value-type="float" office:value="10.5396778583527">
                <text:p>10.5396778583527</text:p>
              </table:table-cell>
              <table:table-cell office:value-type="float" office:value="10.5730302333832">
                <text:p>10.5730302333832</text:p>
              </table:table-cell>
              <table:table-cell office:value-type="float" office:value="10.6397531032562">
                <text:p>10.6397531032562</text:p>
              </table:table-cell>
              <table:table-cell office:value-type="float" office:value="10.6731238365173">
                <text:p>10.6731238365173</text:p>
              </table:table-cell>
              <table:table-cell office:value-type="float" office:value="10.7398662567139">
                <text:p>10.7398662567139</text:p>
              </table:table-cell>
              <table:table-cell office:value-type="float" office:value="10.7732379436493">
                <text:p>10.7732379436493</text:p>
              </table:table-cell>
              <table:table-cell office:value-type="float" office:value="10.9734711647034">
                <text:p>10.9734711647034</text:p>
              </table:table-cell>
              <table:table-cell office:value-type="float" office:value="11.0735905170441">
                <text:p>11.0735905170441</text:p>
              </table:table-cell>
              <table:table-cell office:value-type="float" office:value="11.2404596805573">
                <text:p>11.2404596805573</text:p>
              </table:table-cell>
              <table:table-cell office:value-type="float" office:value="11.2738342285156">
                <text:p>11.2738342285156</text:p>
              </table:table-cell>
              <table:table-cell office:value-type="float" office:value="11.7743723392487">
                <text:p>11.7743723392487</text:p>
              </table:table-cell>
              <table:table-cell office:value-type="float" office:value="11.974513053894">
                <text:p>11.974513053894</text:p>
              </table:table-cell>
              <table:table-cell office:value-type="float" office:value="12.007869720459">
                <text:p>12.007869720459</text:p>
              </table:table-cell>
              <table:table-cell office:value-type="float" office:value="12.0745832920074">
                <text:p>12.0745832920074</text:p>
              </table:table-cell>
              <table:table-cell office:value-type="float" office:value="12.107940196991">
                <text:p>12.107940196991</text:p>
              </table:table-cell>
              <table:table-cell office:value-type="float" office:value="12.2080104351044">
                <text:p>12.2080104351044</text:p>
              </table:table-cell>
              <table:table-cell office:value-type="float" office:value="12.2747237682343">
                <text:p>12.2747237682343</text:p>
              </table:table-cell>
              <table:table-cell office:value-type="float" office:value="12.6416487693787">
                <text:p>12.6416487693787</text:p>
              </table:table-cell>
              <table:table-cell office:value-type="float" office:value="12.7083632946014">
                <text:p>12.7083632946014</text:p>
              </table:table-cell>
              <table:table-cell office:value-type="float" office:value="12.7417204380035">
                <text:p>12.7417204380035</text:p>
              </table:table-cell>
              <table:table-cell office:value-type="float" office:value="12.8084349632263">
                <text:p>12.8084349632263</text:p>
              </table:table-cell>
              <table:table-cell office:value-type="float" office:value="12.8417921066284">
                <text:p>12.8417921066284</text:p>
              </table:table-cell>
              <table:table-cell office:value-type="float" office:value="12.9085063934326">
                <text:p>12.9085063934326</text:p>
              </table:table-cell>
              <table:table-cell office:value-type="float" office:value="12.975221157074">
                <text:p>12.975221157074</text:p>
              </table:table-cell>
              <table:table-cell office:value-type="float" office:value="13.0419356822968">
                <text:p>13.0419356822968</text:p>
              </table:table-cell>
              <table:table-cell office:value-type="float" office:value="13.0752928256989">
                <text:p>13.0752928256989</text:p>
              </table:table-cell>
              <table:table-cell office:value-type="float" office:value="13.1420073509216">
                <text:p>13.1420073509216</text:p>
              </table:table-cell>
              <table:table-cell office:value-type="float" office:value="13.1753647327423">
                <text:p>13.1753647327423</text:p>
              </table:table-cell>
              <table:table-cell office:value-type="float" office:value="13.2420792579651">
                <text:p>13.2420792579651</text:p>
              </table:table-cell>
              <table:table-cell office:value-type="float" office:value="13.3087940216064">
                <text:p>13.3087940216064</text:p>
              </table:table-cell>
              <table:table-cell office:value-type="float" office:value="13.3421511650085">
                <text:p>13.3421511650085</text:p>
              </table:table-cell>
              <table:table-cell office:value-type="float" office:value="13.4088659286499">
                <text:p>13.4088659286499</text:p>
              </table:table-cell>
              <table:table-cell office:value-type="float" office:value="13.642368555069">
                <text:p>13.642368555069</text:p>
              </table:table-cell>
              <table:table-cell office:value-type="float" office:value="13.8758783340454">
                <text:p>13.8758783340454</text:p>
              </table:table-cell>
              <table:table-cell office:value-type="float" office:value="13.909236907959">
                <text:p>13.909236907959</text:p>
              </table:table-cell>
              <table:table-cell office:value-type="float" office:value="14.7432000637054">
                <text:p>14.7432000637054</text:p>
              </table:table-cell>
              <table:table-cell office:value-type="float" office:value="14.7765572071075">
                <text:p>14.7765572071075</text:p>
              </table:table-cell>
              <table:table-cell office:value-type="float" office:value="14.8099145889282">
                <text:p>14.8099145889282</text:p>
              </table:table-cell>
              <table:table-cell office:value-type="float" office:value="15.3102736473084">
                <text:p>15.3102736473084</text:p>
              </table:table-cell>
              <table:table-cell office:value-type="float" office:value="15.4103453159332">
                <text:p>15.4103453159332</text:p>
              </table:table-cell>
              <table:table-cell office:value-type="float" office:value="15.4770596027374">
                <text:p>15.4770596027374</text:p>
              </table:table-cell>
              <table:table-cell office:value-type="float" office:value="15.5437743663788">
                <text:p>15.5437743663788</text:p>
              </table:table-cell>
              <table:table-cell office:value-type="float" office:value="15.5771315097809">
                <text:p>15.5771315097809</text:p>
              </table:table-cell>
              <table:table-cell office:value-type="float" office:value="15.6438462734222">
                <text:p>15.6438462734222</text:p>
              </table:table-cell>
              <table:table-cell office:value-type="float" office:value="15.6772038936615">
                <text:p>15.6772038936615</text:p>
              </table:table-cell>
              <table:table-cell office:value-type="float" office:value="15.74391913414">
                <text:p>15.74391913414</text:p>
              </table:table-cell>
              <table:table-cell office:value-type="float" office:value="15.7772765159607">
                <text:p>15.7772765159607</text:p>
              </table:table-cell>
              <table:table-cell office:value-type="float" office:value="15.8439915180206">
                <text:p>15.8439915180206</text:p>
              </table:table-cell>
              <table:table-cell office:value-type="float" office:value="15.9107069969177">
                <text:p>15.9107069969177</text:p>
              </table:table-cell>
              <table:table-cell office:value-type="float" office:value="15.9774219989777">
                <text:p>15.9774219989777</text:p>
              </table:table-cell>
              <table:table-cell office:value-type="float" office:value="16.0441372394562">
                <text:p>16.0441372394562</text:p>
              </table:table-cell>
              <table:table-cell office:value-type="float" office:value="16.2109253406525">
                <text:p>16.2109253406525</text:p>
              </table:table-cell>
              <table:table-cell office:value-type="float" office:value="16.3109984397888">
                <text:p>16.3109984397888</text:p>
              </table:table-cell>
              <table:table-cell office:value-type="float" office:value="16.3443560600281">
                <text:p>16.3443560600281</text:p>
              </table:table-cell>
              <table:table-cell office:value-type="float" office:value="16.4110717773438">
                <text:p>16.4110717773438</text:p>
              </table:table-cell>
              <table:table-cell office:value-type="float" office:value="16.4777870178223">
                <text:p>16.4777870178223</text:p>
              </table:table-cell>
              <table:table-cell office:value-type="float" office:value="16.5111446380615">
                <text:p>16.5111446380615</text:p>
              </table:table-cell>
              <table:table-cell office:value-type="float" office:value="16.5778603553772">
                <text:p>16.5778603553772</text:p>
              </table:table-cell>
              <table:table-cell office:value-type="float" office:value="16.6112179756165">
                <text:p>16.6112179756165</text:p>
              </table:table-cell>
              <table:table-cell office:value-type="float" office:value="17.0114998817444">
                <text:p>17.0114998817444</text:p>
              </table:table-cell>
              <table:table-cell office:value-type="float" office:value="17.1782839298248">
                <text:p>17.1782839298248</text:p>
              </table:table-cell>
              <table:table-cell office:value-type="float" office:value="17.2116408348084">
                <text:p>17.2116408348084</text:p>
              </table:table-cell>
              <table:table-cell office:value-type="float" office:value="17.2783541679382">
                <text:p>17.2783541679382</text:p>
              </table:table-cell>
              <table:table-cell office:value-type="float" office:value="17.3117110729218">
                <text:p>17.3117110729218</text:p>
              </table:table-cell>
              <table:table-cell office:value-type="float" office:value="17.3784246444702">
                <text:p>17.3784246444702</text:p>
              </table:table-cell>
              <table:table-cell office:value-type="float" office:value="17.8787877559662">
                <text:p>17.8787877559662</text:p>
              </table:table-cell>
              <table:table-cell office:value-type="float" office:value="17.9121458530426">
                <text:p>17.9121458530426</text:p>
              </table:table-cell>
              <table:table-cell office:value-type="float" office:value="17.945503950119">
                <text:p>17.945503950119</text:p>
              </table:table-cell>
              <table:table-cell office:value-type="float" office:value="18.012220621109">
                <text:p>18.012220621109</text:p>
              </table:table-cell>
              <table:table-cell office:value-type="float" office:value="18.0789370536804">
                <text:p>18.0789370536804</text:p>
              </table:table-cell>
              <table:table-cell office:value-type="float" office:value="18.112295627594">
                <text:p>18.112295627594</text:p>
              </table:table-cell>
              <table:table-cell office:value-type="float" office:value="18.1790120601654">
                <text:p>18.1790120601654</text:p>
              </table:table-cell>
              <table:table-cell office:value-type="float" office:value="18.2123701572418">
                <text:p>18.2123701572418</text:p>
              </table:table-cell>
              <table:table-cell office:value-type="float" office:value="18.2790868282318">
                <text:p>18.2790868282318</text:p>
              </table:table-cell>
              <table:table-cell office:value-type="float" office:value="18.3124451637268">
                <text:p>18.3124451637268</text:p>
              </table:table-cell>
              <table:table-cell office:value-type="float" office:value="18.3458034992218">
                <text:p>18.3458034992218</text:p>
              </table:table-cell>
              <table:table-cell office:value-type="float" office:value="18.3791620731354">
                <text:p>18.3791620731354</text:p>
              </table:table-cell>
              <table:table-cell office:value-type="float" office:value="18.4458785057068">
                <text:p>18.4458785057068</text:p>
              </table:table-cell>
              <table:table-cell office:value-type="float" office:value="18.5125954151154">
                <text:p>18.5125954151154</text:p>
              </table:table-cell>
              <table:table-cell office:value-type="float" office:value="18.5459537506104">
                <text:p>18.5459537506104</text:p>
              </table:table-cell>
              <table:table-cell office:value-type="float" office:value="18.6793880462646">
                <text:p>18.6793880462646</text:p>
              </table:table-cell>
              <table:table-cell office:value-type="float" office:value="18.7794649600983">
                <text:p>18.7794649600983</text:p>
              </table:table-cell>
              <table:table-cell office:value-type="float" office:value="18.8461830615997">
                <text:p>18.8461830615997</text:p>
              </table:table-cell>
              <table:table-cell office:value-type="float" office:value="18.9796187877655">
                <text:p>18.9796187877655</text:p>
              </table:table-cell>
              <table:table-cell office:value-type="float" office:value="19.0463371276855">
                <text:p>19.0463371276855</text:p>
              </table:table-cell>
              <table:table-cell office:value-type="float" office:value="19.6468062400818">
                <text:p>19.6468062400818</text:p>
              </table:table-cell>
              <table:table-cell office:value-type="float" office:value="19.7802634239197">
                <text:p>19.7802634239197</text:p>
              </table:table-cell>
              <table:table-cell office:value-type="float" office:value="19.8136277198792">
                <text:p>19.8136277198792</text:p>
              </table:table-cell>
              <table:table-cell office:value-type="float" office:value="19.8803565502167">
                <text:p>19.8803565502167</text:p>
              </table:table-cell>
              <table:table-cell office:value-type="float" office:value="20.3140988349915">
                <text:p>20.3140988349915</text:p>
              </table:table-cell>
              <table:table-cell office:value-type="float" office:value="20.4475591182709">
                <text:p>20.4475591182709</text:p>
              </table:table-cell>
              <table:table-cell office:value-type="float" office:value="20.4809243679047">
                <text:p>20.4809243679047</text:p>
              </table:table-cell>
              <table:table-cell office:value-type="float" office:value="20.5810205936432">
                <text:p>20.5810205936432</text:p>
              </table:table-cell>
              <table:table-cell office:value-type="float" office:value="20.647741317749">
                <text:p>20.647741317749</text:p>
              </table:table-cell>
              <table:table-cell office:value-type="float" office:value="20.8145184516907">
                <text:p>20.8145184516907</text:p>
              </table:table-cell>
              <table:table-cell office:value-type="float" office:value="20.8478736877441">
                <text:p>20.8478736877441</text:p>
              </table:table-cell>
              <table:table-cell office:value-type="float" office:value="20.9145843982697">
                <text:p>20.9145843982697</text:p>
              </table:table-cell>
              <table:table-cell office:value-type="float" office:value="20.9479398727417">
                <text:p>20.9479398727417</text:p>
              </table:table-cell>
              <table:table-cell office:value-type="float" office:value="20.9812951087952">
                <text:p>20.9812951087952</text:p>
              </table:table-cell>
              <table:table-cell office:value-type="float" office:value="21.0480058193207">
                <text:p>21.0480058193207</text:p>
              </table:table-cell>
              <table:table-cell office:value-type="float" office:value="21.1147162914276">
                <text:p>21.1147162914276</text:p>
              </table:table-cell>
              <table:table-cell office:value-type="float" office:value="21.1814267635345">
                <text:p>21.1814267635345</text:p>
              </table:table-cell>
              <table:table-cell office:value-type="float" office:value="21.2481369972229">
                <text:p>21.2481369972229</text:p>
              </table:table-cell>
              <table:table-cell office:value-type="float" office:value="21.3148474693298">
                <text:p>21.3148474693298</text:p>
              </table:table-cell>
              <table:table-cell office:value-type="float" office:value="21.3482027053833">
                <text:p>21.3482027053833</text:p>
              </table:table-cell>
              <table:table-cell office:value-type="float" office:value="21.3815577030182">
                <text:p>21.3815577030182</text:p>
              </table:table-cell>
              <table:table-cell office:value-type="float" office:value="21.4149129390717">
                <text:p>21.4149129390717</text:p>
              </table:table-cell>
              <table:table-cell office:value-type="float" office:value="21.48162317276">
                <text:p>21.48162317276</text:p>
              </table:table-cell>
              <table:table-cell office:value-type="float" office:value="21.5483334064484">
                <text:p>21.5483334064484</text:p>
              </table:table-cell>
              <table:table-cell office:value-type="float" office:value="21.5816884040832">
                <text:p>21.5816884040832</text:p>
              </table:table-cell>
              <table:table-cell office:value-type="float" office:value="21.6150436401367">
                <text:p>21.6150436401367</text:p>
              </table:table-cell>
              <table:table-cell office:value-type="float" office:value="21.6817581653595">
                <text:p>21.6817581653595</text:p>
              </table:table-cell>
              <table:table-cell office:value-type="float" office:value="21.7484726905823">
                <text:p>21.7484726905823</text:p>
              </table:table-cell>
              <table:table-cell office:value-type="float" office:value="21.781830072403">
                <text:p>21.781830072403</text:p>
              </table:table-cell>
              <table:table-cell office:value-type="float" office:value="21.8151874542236">
                <text:p>21.8151874542236</text:p>
              </table:table-cell>
              <table:table-cell office:value-type="float" office:value="21.8819019794464">
                <text:p>21.8819019794464</text:p>
              </table:table-cell>
              <table:table-cell office:value-type="float" office:value="21.9152591228485">
                <text:p>21.9152591228485</text:p>
              </table:table-cell>
              <table:table-cell office:value-type="float" office:value="21.9486165046692">
                <text:p>21.9486165046692</text:p>
              </table:table-cell>
              <table:table-cell office:value-type="float" office:value="21.9819738864899">
                <text:p>21.9819738864899</text:p>
              </table:table-cell>
              <table:table-cell office:value-type="float" office:value="22.0153312683105">
                <text:p>22.0153312683105</text:p>
              </table:table-cell>
              <table:table-cell office:value-type="float" office:value="22.0820457935333">
                <text:p>22.0820457935333</text:p>
              </table:table-cell>
              <table:table-cell office:value-type="float" office:value="22.115403175354">
                <text:p>22.115403175354</text:p>
              </table:table-cell>
              <table:table-cell office:value-type="float" office:value="22.1487605571747">
                <text:p>22.1487605571747</text:p>
              </table:table-cell>
              <table:table-cell office:value-type="float" office:value="22.1821181774139">
                <text:p>22.1821181774139</text:p>
              </table:table-cell>
              <table:table-cell office:value-type="float" office:value="22.2488327026367">
                <text:p>22.2488327026367</text:p>
              </table:table-cell>
              <table:table-cell office:value-type="float" office:value="22.3155474662781">
                <text:p>22.3155474662781</text:p>
              </table:table-cell>
              <table:table-cell office:value-type="float" office:value="22.3489048480988">
                <text:p>22.3489048480988</text:p>
              </table:table-cell>
              <table:table-cell office:value-type="float" office:value="22.3822622299194">
                <text:p>22.3822622299194</text:p>
              </table:table-cell>
              <table:table-cell office:value-type="float" office:value="22.4489772319794">
                <text:p>22.4489772319794</text:p>
              </table:table-cell>
              <table:table-cell office:value-type="float" office:value="22.4823346138">
                <text:p>22.4823346138</text:p>
              </table:table-cell>
              <table:table-cell office:value-type="float" office:value="22.5490493774414">
                <text:p>22.5490493774414</text:p>
              </table:table-cell>
              <table:table-cell office:value-type="float" office:value="22.6157646179199">
                <text:p>22.6157646179199</text:p>
              </table:table-cell>
              <table:table-cell office:value-type="float" office:value="22.6491198539734">
                <text:p>22.6491198539734</text:p>
              </table:table-cell>
              <table:table-cell office:value-type="float" office:value="22.7158303260803">
                <text:p>22.7158303260803</text:p>
              </table:table-cell>
              <table:table-cell office:value-type="float" office:value="22.7491853237152">
                <text:p>22.7491853237152</text:p>
              </table:table-cell>
              <table:table-cell office:value-type="float" office:value="22.8158957958221">
                <text:p>22.8158957958221</text:p>
              </table:table-cell>
              <table:table-cell office:value-type="float" office:value="22.8492510318756">
                <text:p>22.8492510318756</text:p>
              </table:table-cell>
              <table:table-cell office:value-type="float" office:value="22.915961265564">
                <text:p>22.915961265564</text:p>
              </table:table-cell>
              <table:table-cell office:value-type="float" office:value="22.9826717376709">
                <text:p>22.9826717376709</text:p>
              </table:table-cell>
              <table:table-cell office:value-type="float" office:value="23.0493819713593">
                <text:p>23.0493819713593</text:p>
              </table:table-cell>
              <table:table-cell office:value-type="float" office:value="23.116091966629">
                <text:p>23.116091966629</text:p>
              </table:table-cell>
              <table:table-cell office:value-type="float" office:value="23.1828022003174">
                <text:p>23.1828022003174</text:p>
              </table:table-cell>
              <table:table-cell office:value-type="float" office:value="23.2161571979523">
                <text:p>23.2161571979523</text:p>
              </table:table-cell>
              <table:table-cell office:value-type="float" office:value="23.2495121955872">
                <text:p>23.2495121955872</text:p>
              </table:table-cell>
              <table:table-cell office:value-type="float" office:value="23.3162219524384">
                <text:p>23.3162219524384</text:p>
              </table:table-cell>
              <table:table-cell office:value-type="float" office:value="23.3495769500732">
                <text:p>23.3495769500732</text:p>
              </table:table-cell>
              <table:table-cell office:value-type="float" office:value="23.416286945343">
                <text:p>23.416286945343</text:p>
              </table:table-cell>
              <table:table-cell office:value-type="float" office:value="23.4496419429779">
                <text:p>23.4496419429779</text:p>
              </table:table-cell>
              <table:table-cell office:value-type="float" office:value="23.4829967021942">
                <text:p>23.4829967021942</text:p>
              </table:table-cell>
              <table:table-cell office:value-type="float" office:value="23.549706697464">
                <text:p>23.549706697464</text:p>
              </table:table-cell>
              <table:table-cell office:value-type="float" office:value="23.5830614566803">
                <text:p>23.5830614566803</text:p>
              </table:table-cell>
              <table:table-cell office:value-type="float" office:value="23.6497716903686">
                <text:p>23.6497716903686</text:p>
              </table:table-cell>
              <table:table-cell office:value-type="float" office:value="23.6831269264221">
                <text:p>23.6831269264221</text:p>
              </table:table-cell>
              <table:table-cell office:value-type="float" office:value="23.7498376369476">
                <text:p>23.7498376369476</text:p>
              </table:table-cell>
              <table:table-cell office:value-type="float" office:value="23.8165481090546">
                <text:p>23.8165481090546</text:p>
              </table:table-cell>
              <table:table-cell office:value-type="float" office:value="23.8832583427429">
                <text:p>23.8832583427429</text:p>
              </table:table-cell>
              <table:table-cell office:value-type="float" office:value="23.9499688148499">
                <text:p>23.9499688148499</text:p>
              </table:table-cell>
              <table:table-cell office:value-type="float" office:value="24.0166790485382">
                <text:p>24.0166790485382</text:p>
              </table:table-cell>
              <table:table-cell office:value-type="float" office:value="24.0833892822266">
                <text:p>24.0833892822266</text:p>
              </table:table-cell>
              <table:table-cell office:value-type="float" office:value="24.11674451828">
                <text:p>24.11674451828</text:p>
              </table:table-cell>
              <table:table-cell office:value-type="float" office:value="24.1500995159149">
                <text:p>24.1500995159149</text:p>
              </table:table-cell>
              <table:table-cell office:value-type="float" office:value="24.2168097496033">
                <text:p>24.2168097496033</text:p>
              </table:table-cell>
              <table:table-cell office:value-type="float" office:value="24.283519744873">
                <text:p>24.283519744873</text:p>
              </table:table-cell>
              <table:table-cell office:value-type="float" office:value="24.3502297401428">
                <text:p>24.3502297401428</text:p>
              </table:table-cell>
              <table:table-cell office:value-type="float" office:value="24.416939496994">
                <text:p>24.416939496994</text:p>
              </table:table-cell>
              <table:table-cell office:value-type="float" office:value="24.4836494922638">
                <text:p>24.4836494922638</text:p>
              </table:table-cell>
              <table:table-cell office:value-type="float" office:value="24.550359249115">
                <text:p>24.550359249115</text:p>
              </table:table-cell>
              <table:table-cell office:value-type="float" office:value="24.6170690059662">
                <text:p>24.6170690059662</text:p>
              </table:table-cell>
              <table:table-cell office:value-type="float" office:value="24.6504244804382">
                <text:p>24.6504244804382</text:p>
              </table:table-cell>
              <table:table-cell office:value-type="float" office:value="24.6837799549103">
                <text:p>24.6837799549103</text:p>
              </table:table-cell>
              <table:table-cell office:value-type="float" office:value="24.7838461399078">
                <text:p>24.7838461399078</text:p>
              </table:table-cell>
              <table:table-cell office:value-type="float" office:value="24.8505570888519">
                <text:p>24.8505570888519</text:p>
              </table:table-cell>
              <table:table-cell office:value-type="float" office:value="24.9172677993774">
                <text:p>24.9172677993774</text:p>
              </table:table-cell>
              <table:table-cell office:value-type="float" office:value="24.983978509903">
                <text:p>24.983978509903</text:p>
              </table:table-cell>
              <table:table-cell office:value-type="float" office:value="25.0173337459564">
                <text:p>25.0173337459564</text:p>
              </table:table-cell>
              <table:table-cell office:value-type="float" office:value="25.0840439796448">
                <text:p>25.0840439796448</text:p>
              </table:table-cell>
              <table:table-cell office:value-type="float" office:value="25.1173994541168">
                <text:p>25.1173994541168</text:p>
              </table:table-cell>
              <table:table-cell office:value-type="float" office:value="25.1507546901703">
                <text:p>25.1507546901703</text:p>
              </table:table-cell>
              <table:table-cell office:value-type="float" office:value="25.2174651622772">
                <text:p>25.2174651622772</text:p>
              </table:table-cell>
              <table:table-cell office:value-type="float" office:value="25.2841753959656">
                <text:p>25.2841753959656</text:p>
              </table:table-cell>
              <table:table-cell office:value-type="float" office:value="25.317530632019">
                <text:p>25.317530632019</text:p>
              </table:table-cell>
              <table:table-cell office:value-type="float" office:value="25.3508858680725">
                <text:p>25.3508858680725</text:p>
              </table:table-cell>
              <table:table-cell office:value-type="float" office:value="25.384241104126">
                <text:p>25.38424110412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latDgait2.B1:flatDgait2.LI1</svg:desc>
                </draw:g>
              </table:table-cell>
              <table:table-cell office:value-type="float" office:value="0.0667045116424561">
                <text:p>0.0667045116424561</text:p>
              </table:table-cell>
              <table:table-cell office:value-type="float" office:value="0.100056648254395">
                <text:p>0.100056648254395</text:p>
              </table:table-cell>
              <table:table-cell office:value-type="float" office:value="0.166760921478271">
                <text:p>0.166760921478271</text:p>
              </table:table-cell>
              <table:table-cell office:value-type="float" office:value="0.233464956283569">
                <text:p>0.233464956283569</text:p>
              </table:table-cell>
              <table:table-cell office:value-type="float" office:value="0.266817092895508">
                <text:p>0.266817092895508</text:p>
              </table:table-cell>
              <table:table-cell office:value-type="float" office:value="0.333520650863647">
                <text:p>0.333520650863647</text:p>
              </table:table-cell>
              <table:table-cell office:value-type="float" office:value="0.400224447250366">
                <text:p>0.400224447250366</text:p>
              </table:table-cell>
              <table:table-cell office:value-type="float" office:value="0.433576107025147">
                <text:p>0.433576107025147</text:p>
              </table:table-cell>
              <table:table-cell office:value-type="float" office:value="0.500279664993286">
                <text:p>0.500279664993286</text:p>
              </table:table-cell>
              <table:table-cell office:value-type="float" office:value="0.566982746124268">
                <text:p>0.566982746124268</text:p>
              </table:table-cell>
              <table:table-cell office:value-type="float" office:value="0.600334644317627">
                <text:p>0.600334644317627</text:p>
              </table:table-cell>
              <table:table-cell office:value-type="float" office:value="0.667036771774292">
                <text:p>0.667036771774292</text:p>
              </table:table-cell>
              <table:table-cell office:value-type="float" office:value="0.733738660812378">
                <text:p>0.733738660812378</text:p>
              </table:table-cell>
              <table:table-cell office:value-type="float" office:value="0.76708984375">
                <text:p>0.76708984375</text:p>
              </table:table-cell>
              <table:table-cell office:value-type="float" office:value="0.800440549850464">
                <text:p>0.800440549850464</text:p>
              </table:table-cell>
              <table:table-cell office:value-type="float" office:value="0.867142200469971">
                <text:p>0.867142200469971</text:p>
              </table:table-cell>
              <table:table-cell office:value-type="float" office:value="0.900492906570435">
                <text:p>0.900492906570435</text:p>
              </table:table-cell>
              <table:table-cell office:value-type="float" office:value="0.933843612670898">
                <text:p>0.933843612670898</text:p>
              </table:table-cell>
              <table:table-cell office:value-type="float" office:value="1.00054478645325">
                <text:p>1.00054478645325</text:p>
              </table:table-cell>
              <table:table-cell office:value-type="float" office:value="1.03389549255371">
                <text:p>1.03389549255371</text:p>
              </table:table-cell>
              <table:table-cell office:value-type="float" office:value="1.06724572181702">
                <text:p>1.06724572181702</text:p>
              </table:table-cell>
              <table:table-cell office:value-type="float" office:value="1.13394665718079">
                <text:p>1.13394665718079</text:p>
              </table:table-cell>
              <table:table-cell office:value-type="float" office:value="1.16729712486267">
                <text:p>1.16729712486267</text:p>
              </table:table-cell>
              <table:table-cell office:value-type="float" office:value="1.2006471157074">
                <text:p>1.2006471157074</text:p>
              </table:table-cell>
              <table:table-cell office:value-type="float" office:value="1.26734757423401">
                <text:p>1.26734757423401</text:p>
              </table:table-cell>
              <table:table-cell office:value-type="float" office:value="1.30069756507874">
                <text:p>1.30069756507874</text:p>
              </table:table-cell>
              <table:table-cell office:value-type="float" office:value="1.33404779434204">
                <text:p>1.33404779434204</text:p>
              </table:table-cell>
              <table:table-cell office:value-type="float" office:value="1.40074777603149">
                <text:p>1.40074777603149</text:p>
              </table:table-cell>
              <table:table-cell office:value-type="float" office:value="1.46744751930237">
                <text:p>1.46744751930237</text:p>
              </table:table-cell>
              <table:table-cell office:value-type="float" office:value="1.53414702415466">
                <text:p>1.53414702415466</text:p>
              </table:table-cell>
              <table:table-cell office:value-type="float" office:value="1.56749677658081">
                <text:p>1.56749677658081</text:p>
              </table:table-cell>
              <table:table-cell office:value-type="float" office:value="1.63419842720032">
                <text:p>1.63419842720032</text:p>
              </table:table-cell>
              <table:table-cell office:value-type="float" office:value="1.70090198516846">
                <text:p>1.70090198516846</text:p>
              </table:table-cell>
              <table:table-cell office:value-type="float" office:value="1.8009569644928">
                <text:p>1.8009569644928</text:p>
              </table:table-cell>
              <table:table-cell office:value-type="float" office:value="1.834308385849">
                <text:p>1.834308385849</text:p>
              </table:table-cell>
              <table:table-cell office:value-type="float" office:value="1.90101146697998">
                <text:p>1.90101146697998</text:p>
              </table:table-cell>
              <table:table-cell office:value-type="float" office:value="1.96771430969238">
                <text:p>1.96771430969238</text:p>
              </table:table-cell>
              <table:table-cell office:value-type="float" office:value="2.03441691398621">
                <text:p>2.03441691398621</text:p>
              </table:table-cell>
              <table:table-cell office:value-type="float" office:value="2.06776785850525">
                <text:p>2.06776785850525</text:p>
              </table:table-cell>
              <table:table-cell office:value-type="float" office:value="2.13447046279907">
                <text:p>2.13447046279907</text:p>
              </table:table-cell>
              <table:table-cell office:value-type="float" office:value="2.16782164573669">
                <text:p>2.16782164573669</text:p>
              </table:table-cell>
              <table:table-cell office:value-type="float" office:value="2.23452353477478">
                <text:p>2.23452353477478</text:p>
              </table:table-cell>
              <table:table-cell office:value-type="float" office:value="2.2678747177124">
                <text:p>2.2678747177124</text:p>
              </table:table-cell>
              <table:table-cell office:value-type="float" office:value="2.30122566223145">
                <text:p>2.30122566223145</text:p>
              </table:table-cell>
              <table:table-cell office:value-type="float" office:value="2.33457660675049">
                <text:p>2.33457660675049</text:p>
              </table:table-cell>
              <table:table-cell office:value-type="float" office:value="2.36792731285095">
                <text:p>2.36792731285095</text:p>
              </table:table-cell>
              <table:table-cell office:value-type="float" office:value="2.43462896347046">
                <text:p>2.43462896347046</text:p>
              </table:table-cell>
              <table:table-cell office:value-type="float" office:value="2.46797966957092">
                <text:p>2.46797966957092</text:p>
              </table:table-cell>
              <table:table-cell office:value-type="float" office:value="2.53468108177185">
                <text:p>2.53468108177185</text:p>
              </table:table-cell>
              <table:table-cell office:value-type="float" office:value="2.56803154945374">
                <text:p>2.56803154945374</text:p>
              </table:table-cell>
              <table:table-cell office:value-type="float" office:value="2.6347336769104">
                <text:p>2.6347336769104</text:p>
              </table:table-cell>
              <table:table-cell office:value-type="float" office:value="2.70143675804138">
                <text:p>2.70143675804138</text:p>
              </table:table-cell>
              <table:table-cell office:value-type="float" office:value="2.73478817939758">
                <text:p>2.73478817939758</text:p>
              </table:table-cell>
              <table:table-cell office:value-type="float" office:value="2.80149078369141">
                <text:p>2.80149078369141</text:p>
              </table:table-cell>
              <table:table-cell office:value-type="float" office:value="2.83484220504761">
                <text:p>2.83484220504761</text:p>
              </table:table-cell>
              <table:table-cell office:value-type="float" office:value="2.86819314956665">
                <text:p>2.86819314956665</text:p>
              </table:table-cell>
              <table:table-cell office:value-type="float" office:value="2.93489575386047">
                <text:p>2.93489575386047</text:p>
              </table:table-cell>
              <table:table-cell office:value-type="float" office:value="2.96824669837952">
                <text:p>2.96824669837952</text:p>
              </table:table-cell>
              <table:table-cell office:value-type="float" office:value="3.00159764289856">
                <text:p>3.00159764289856</text:p>
              </table:table-cell>
              <table:table-cell office:value-type="float" office:value="3.10165047645569">
                <text:p>3.10165047645569</text:p>
              </table:table-cell>
              <table:table-cell office:value-type="float" office:value="3.16835188865662">
                <text:p>3.16835188865662</text:p>
              </table:table-cell>
              <table:table-cell office:value-type="float" office:value="3.23505330085754">
                <text:p>3.23505330085754</text:p>
              </table:table-cell>
              <table:table-cell office:value-type="float" office:value="3.26840424537659">
                <text:p>3.26840424537659</text:p>
              </table:table-cell>
              <table:table-cell office:value-type="float" office:value="3.56855773925781">
                <text:p>3.56855773925781</text:p>
              </table:table-cell>
              <table:table-cell office:value-type="float" office:value="3.6019082069397">
                <text:p>3.6019082069397</text:p>
              </table:table-cell>
              <table:table-cell office:value-type="float" office:value="3.66863226890564">
                <text:p>3.66863226890564</text:p>
              </table:table-cell>
              <table:table-cell office:value-type="float" office:value="4.23580265045166">
                <text:p>4.23580265045166</text:p>
              </table:table-cell>
              <table:table-cell office:value-type="float" office:value="4.26916646957397">
                <text:p>4.26916646957397</text:p>
              </table:table-cell>
              <table:table-cell office:value-type="float" office:value="4.46935129165649">
                <text:p>4.46935129165649</text:p>
              </table:table-cell>
              <table:table-cell office:value-type="float" office:value="4.80293107032776">
                <text:p>4.80293107032776</text:p>
              </table:table-cell>
              <table:table-cell office:value-type="float" office:value="4.83628463745117">
                <text:p>4.83628463745117</text:p>
              </table:table-cell>
              <table:table-cell office:value-type="float" office:value="4.86963772773743">
                <text:p>4.86963772773743</text:p>
              </table:table-cell>
              <table:table-cell office:value-type="float" office:value="4.96969819068909">
                <text:p>4.96969819068909</text:p>
              </table:table-cell>
              <table:table-cell office:value-type="float" office:value="5.03640484809876">
                <text:p>5.03640484809876</text:p>
              </table:table-cell>
              <table:table-cell office:value-type="float" office:value="5.06975817680359">
                <text:p>5.06975817680359</text:p>
              </table:table-cell>
              <table:table-cell office:value-type="float" office:value="5.10311150550842">
                <text:p>5.10311150550842</text:p>
              </table:table-cell>
              <table:table-cell office:value-type="float" office:value="5.16981792449951">
                <text:p>5.16981792449951</text:p>
              </table:table-cell>
              <table:table-cell office:value-type="float" office:value="5.20317125320435">
                <text:p>5.20317125320435</text:p>
              </table:table-cell>
              <table:table-cell office:value-type="float" office:value="5.26987767219543">
                <text:p>5.26987767219543</text:p>
              </table:table-cell>
              <table:table-cell office:value-type="float" office:value="5.33658361434937">
                <text:p>5.33658361434937</text:p>
              </table:table-cell>
              <table:table-cell office:value-type="float" office:value="5.40329003334045">
                <text:p>5.40329003334045</text:p>
              </table:table-cell>
              <table:table-cell office:value-type="float" office:value="5.46999573707581">
                <text:p>5.46999573707581</text:p>
              </table:table-cell>
              <table:table-cell office:value-type="float" office:value="5.50334882736206">
                <text:p>5.50334882736206</text:p>
              </table:table-cell>
              <table:table-cell office:value-type="float" office:value="5.57005453109741">
                <text:p>5.57005453109741</text:p>
              </table:table-cell>
              <table:table-cell office:value-type="float" office:value="5.63676333427429">
                <text:p>5.63676333427429</text:p>
              </table:table-cell>
              <table:table-cell office:value-type="float" office:value="5.90360808372498">
                <text:p>5.90360808372498</text:p>
              </table:table-cell>
              <table:table-cell office:value-type="float" office:value="6.03702998161316">
                <text:p>6.03702998161316</text:p>
              </table:table-cell>
              <table:table-cell office:value-type="float" office:value="6.10374093055725">
                <text:p>6.10374093055725</text:p>
              </table:table-cell>
              <table:table-cell office:value-type="float" office:value="6.13709616661072">
                <text:p>6.13709616661072</text:p>
              </table:table-cell>
              <table:table-cell office:value-type="float" office:value="6.20380711555481">
                <text:p>6.20380711555481</text:p>
              </table:table-cell>
              <table:table-cell office:value-type="float" office:value="6.30387282371521">
                <text:p>6.30387282371521</text:p>
              </table:table-cell>
              <table:table-cell office:value-type="float" office:value="6.33722805976868">
                <text:p>6.33722805976868</text:p>
              </table:table-cell>
              <table:table-cell office:value-type="float" office:value="6.47064924240112">
                <text:p>6.47064924240112</text:p>
              </table:table-cell>
              <table:table-cell office:value-type="float" office:value="6.53735947608948">
                <text:p>6.53735947608948</text:p>
              </table:table-cell>
              <table:table-cell office:value-type="float" office:value="6.60406994819641">
                <text:p>6.60406994819641</text:p>
              </table:table-cell>
              <table:table-cell office:value-type="float" office:value="6.67077589035034">
                <text:p>6.67077589035034</text:p>
              </table:table-cell>
              <table:table-cell office:value-type="float" office:value="6.87089228630066">
                <text:p>6.87089228630066</text:p>
              </table:table-cell>
              <table:table-cell office:value-type="float" office:value="6.90424466133118">
                <text:p>6.90424466133118</text:p>
              </table:table-cell>
              <table:table-cell office:value-type="float" office:value="6.93759727478027">
                <text:p>6.93759727478027</text:p>
              </table:table-cell>
              <table:table-cell office:value-type="float" office:value="7.00430250167847">
                <text:p>7.00430250167847</text:p>
              </table:table-cell>
              <table:table-cell office:value-type="float" office:value="7.5379376411438">
                <text:p>7.5379376411438</text:p>
              </table:table-cell>
              <table:table-cell office:value-type="float" office:value="7.57128953933716">
                <text:p>7.57128953933716</text:p>
              </table:table-cell>
              <table:table-cell office:value-type="float" office:value="7.63799428939819">
                <text:p>7.63799428939819</text:p>
              </table:table-cell>
              <table:table-cell office:value-type="float" office:value="7.67134714126587">
                <text:p>7.67134714126587</text:p>
              </table:table-cell>
              <table:table-cell office:value-type="float" office:value="7.70469975471497">
                <text:p>7.70469975471497</text:p>
              </table:table-cell>
              <table:table-cell office:value-type="float" office:value="7.77140545845032">
                <text:p>7.77140545845032</text:p>
              </table:table-cell>
              <table:table-cell office:value-type="float" office:value="7.80475831031799">
                <text:p>7.80475831031799</text:p>
              </table:table-cell>
              <table:table-cell office:value-type="float" office:value="7.87146353721619">
                <text:p>7.87146353721619</text:p>
              </table:table-cell>
              <table:table-cell office:value-type="float" office:value="7.9381685256958">
                <text:p>7.9381685256958</text:p>
              </table:table-cell>
              <table:table-cell office:value-type="float" office:value="8.00487375259399">
                <text:p>8.00487375259399</text:p>
              </table:table-cell>
              <table:table-cell office:value-type="float" office:value="8.07157850265503">
                <text:p>8.07157850265503</text:p>
              </table:table-cell>
              <table:table-cell office:value-type="float" office:value="8.13828301429749">
                <text:p>8.13828301429749</text:p>
              </table:table-cell>
              <table:table-cell office:value-type="float" office:value="8.171635389328">
                <text:p>8.171635389328</text:p>
              </table:table-cell>
              <table:table-cell office:value-type="float" office:value="8.20498776435852">
                <text:p>8.20498776435852</text:p>
              </table:table-cell>
              <table:table-cell office:value-type="float" office:value="8.27169227600098">
                <text:p>8.27169227600098</text:p>
              </table:table-cell>
              <table:table-cell office:value-type="float" office:value="8.30504441261292">
                <text:p>8.30504441261292</text:p>
              </table:table-cell>
              <table:table-cell office:value-type="float" office:value="8.47180461883545">
                <text:p>8.47180461883545</text:p>
              </table:table-cell>
              <table:table-cell office:value-type="float" office:value="8.53850865364075">
                <text:p>8.53850865364075</text:p>
              </table:table-cell>
              <table:table-cell office:value-type="float" office:value="8.60521221160889">
                <text:p>8.60521221160889</text:p>
              </table:table-cell>
              <table:table-cell office:value-type="float" office:value="8.67191910743713">
                <text:p>8.67191910743713</text:p>
              </table:table-cell>
              <table:table-cell office:value-type="float" office:value="8.73862552642822">
                <text:p>8.73862552642822</text:p>
              </table:table-cell>
              <table:table-cell office:value-type="float" office:value="8.77197885513306">
                <text:p>8.77197885513306</text:p>
              </table:table-cell>
              <table:table-cell office:value-type="float" office:value="8.8720383644104">
                <text:p>8.8720383644104</text:p>
              </table:table-cell>
              <table:table-cell office:value-type="float" office:value="8.90539145469666">
                <text:p>8.90539145469666</text:p>
              </table:table-cell>
              <table:table-cell office:value-type="float" office:value="9.3723316192627">
                <text:p>9.3723316192627</text:p>
              </table:table-cell>
              <table:table-cell office:value-type="float" office:value="9.5724470615387">
                <text:p>9.5724470615387</text:p>
              </table:table-cell>
              <table:table-cell office:value-type="float" office:value="9.60579967498779">
                <text:p>9.60579967498779</text:p>
              </table:table-cell>
              <table:table-cell office:value-type="float" office:value="9.63915300369263">
                <text:p>9.63915300369263</text:p>
              </table:table-cell>
              <table:table-cell office:value-type="float" office:value="10.0060365200043">
                <text:p>10.0060365200043</text:p>
              </table:table-cell>
              <table:table-cell office:value-type="float" office:value="10.1394476890564">
                <text:p>10.1394476890564</text:p>
              </table:table-cell>
              <table:table-cell office:value-type="float" office:value="10.2728583812714">
                <text:p>10.2728583812714</text:p>
              </table:table-cell>
              <table:table-cell office:value-type="float" office:value="10.339563369751">
                <text:p>10.339563369751</text:p>
              </table:table-cell>
              <table:table-cell office:value-type="float" office:value="10.3729157447815">
                <text:p>10.3729157447815</text:p>
              </table:table-cell>
              <table:table-cell office:value-type="float" office:value="10.406268119812">
                <text:p>10.406268119812</text:p>
              </table:table-cell>
              <table:table-cell office:value-type="float" office:value="10.4729731082916">
                <text:p>10.4729731082916</text:p>
              </table:table-cell>
              <table:table-cell office:value-type="float" office:value="10.5063252449036">
                <text:p>10.5063252449036</text:p>
              </table:table-cell>
              <table:table-cell office:value-type="float" office:value="10.5396778583527">
                <text:p>10.5396778583527</text:p>
              </table:table-cell>
              <table:table-cell office:value-type="float" office:value="10.5730302333832">
                <text:p>10.5730302333832</text:p>
              </table:table-cell>
              <table:table-cell office:value-type="float" office:value="10.6397531032562">
                <text:p>10.6397531032562</text:p>
              </table:table-cell>
              <table:table-cell office:value-type="float" office:value="10.6731238365173">
                <text:p>10.6731238365173</text:p>
              </table:table-cell>
              <table:table-cell office:value-type="float" office:value="10.7398662567139">
                <text:p>10.7398662567139</text:p>
              </table:table-cell>
              <table:table-cell office:value-type="float" office:value="10.7732379436493">
                <text:p>10.7732379436493</text:p>
              </table:table-cell>
              <table:table-cell office:value-type="float" office:value="10.9734711647034">
                <text:p>10.9734711647034</text:p>
              </table:table-cell>
              <table:table-cell office:value-type="float" office:value="11.0735905170441">
                <text:p>11.0735905170441</text:p>
              </table:table-cell>
              <table:table-cell office:value-type="float" office:value="11.2404596805573">
                <text:p>11.2404596805573</text:p>
              </table:table-cell>
              <table:table-cell office:value-type="float" office:value="11.2738342285156">
                <text:p>11.2738342285156</text:p>
              </table:table-cell>
              <table:table-cell office:value-type="float" office:value="11.7743723392487">
                <text:p>11.7743723392487</text:p>
              </table:table-cell>
              <table:table-cell office:value-type="float" office:value="11.974513053894">
                <text:p>11.974513053894</text:p>
              </table:table-cell>
              <table:table-cell office:value-type="float" office:value="12.007869720459">
                <text:p>12.007869720459</text:p>
              </table:table-cell>
              <table:table-cell office:value-type="float" office:value="12.0745832920074">
                <text:p>12.0745832920074</text:p>
              </table:table-cell>
              <table:table-cell office:value-type="float" office:value="12.107940196991">
                <text:p>12.107940196991</text:p>
              </table:table-cell>
              <table:table-cell office:value-type="float" office:value="12.2080104351044">
                <text:p>12.2080104351044</text:p>
              </table:table-cell>
              <table:table-cell office:value-type="float" office:value="12.2747237682343">
                <text:p>12.2747237682343</text:p>
              </table:table-cell>
              <table:table-cell office:value-type="float" office:value="12.6416487693787">
                <text:p>12.6416487693787</text:p>
              </table:table-cell>
              <table:table-cell office:value-type="float" office:value="12.7083632946014">
                <text:p>12.7083632946014</text:p>
              </table:table-cell>
              <table:table-cell office:value-type="float" office:value="12.7417204380035">
                <text:p>12.7417204380035</text:p>
              </table:table-cell>
              <table:table-cell office:value-type="float" office:value="12.8084349632263">
                <text:p>12.8084349632263</text:p>
              </table:table-cell>
              <table:table-cell office:value-type="float" office:value="12.8417921066284">
                <text:p>12.8417921066284</text:p>
              </table:table-cell>
              <table:table-cell office:value-type="float" office:value="12.9085063934326">
                <text:p>12.9085063934326</text:p>
              </table:table-cell>
              <table:table-cell office:value-type="float" office:value="12.975221157074">
                <text:p>12.975221157074</text:p>
              </table:table-cell>
              <table:table-cell office:value-type="float" office:value="13.0419356822968">
                <text:p>13.0419356822968</text:p>
              </table:table-cell>
              <table:table-cell office:value-type="float" office:value="13.0752928256989">
                <text:p>13.0752928256989</text:p>
              </table:table-cell>
              <table:table-cell office:value-type="float" office:value="13.1420073509216">
                <text:p>13.1420073509216</text:p>
              </table:table-cell>
              <table:table-cell office:value-type="float" office:value="13.1753647327423">
                <text:p>13.1753647327423</text:p>
              </table:table-cell>
              <table:table-cell office:value-type="float" office:value="13.2420792579651">
                <text:p>13.2420792579651</text:p>
              </table:table-cell>
              <table:table-cell office:value-type="float" office:value="13.3087940216064">
                <text:p>13.3087940216064</text:p>
              </table:table-cell>
              <table:table-cell office:value-type="float" office:value="13.3421511650085">
                <text:p>13.3421511650085</text:p>
              </table:table-cell>
              <table:table-cell office:value-type="float" office:value="13.4088659286499">
                <text:p>13.4088659286499</text:p>
              </table:table-cell>
              <table:table-cell office:value-type="float" office:value="13.642368555069">
                <text:p>13.642368555069</text:p>
              </table:table-cell>
              <table:table-cell office:value-type="float" office:value="13.8758783340454">
                <text:p>13.8758783340454</text:p>
              </table:table-cell>
              <table:table-cell office:value-type="float" office:value="13.909236907959">
                <text:p>13.909236907959</text:p>
              </table:table-cell>
              <table:table-cell office:value-type="float" office:value="14.7432000637054">
                <text:p>14.7432000637054</text:p>
              </table:table-cell>
              <table:table-cell office:value-type="float" office:value="14.7765572071075">
                <text:p>14.7765572071075</text:p>
              </table:table-cell>
              <table:table-cell office:value-type="float" office:value="14.8099145889282">
                <text:p>14.8099145889282</text:p>
              </table:table-cell>
              <table:table-cell office:value-type="float" office:value="15.3102736473084">
                <text:p>15.3102736473084</text:p>
              </table:table-cell>
              <table:table-cell office:value-type="float" office:value="15.4103453159332">
                <text:p>15.4103453159332</text:p>
              </table:table-cell>
              <table:table-cell office:value-type="float" office:value="15.4770596027374">
                <text:p>15.4770596027374</text:p>
              </table:table-cell>
              <table:table-cell office:value-type="float" office:value="15.5437743663788">
                <text:p>15.5437743663788</text:p>
              </table:table-cell>
              <table:table-cell office:value-type="float" office:value="15.5771315097809">
                <text:p>15.5771315097809</text:p>
              </table:table-cell>
              <table:table-cell office:value-type="float" office:value="15.6438462734222">
                <text:p>15.6438462734222</text:p>
              </table:table-cell>
              <table:table-cell office:value-type="float" office:value="15.6772038936615">
                <text:p>15.6772038936615</text:p>
              </table:table-cell>
              <table:table-cell office:value-type="float" office:value="15.74391913414">
                <text:p>15.74391913414</text:p>
              </table:table-cell>
              <table:table-cell office:value-type="float" office:value="15.7772765159607">
                <text:p>15.7772765159607</text:p>
              </table:table-cell>
              <table:table-cell office:value-type="float" office:value="15.8439915180206">
                <text:p>15.8439915180206</text:p>
              </table:table-cell>
              <table:table-cell office:value-type="float" office:value="15.9107069969177">
                <text:p>15.9107069969177</text:p>
              </table:table-cell>
              <table:table-cell office:value-type="float" office:value="15.9774219989777">
                <text:p>15.9774219989777</text:p>
              </table:table-cell>
              <table:table-cell office:value-type="float" office:value="16.0441372394562">
                <text:p>16.0441372394562</text:p>
              </table:table-cell>
              <table:table-cell office:value-type="float" office:value="16.2109253406525">
                <text:p>16.2109253406525</text:p>
              </table:table-cell>
              <table:table-cell office:value-type="float" office:value="16.3109984397888">
                <text:p>16.3109984397888</text:p>
              </table:table-cell>
              <table:table-cell office:value-type="float" office:value="16.3443560600281">
                <text:p>16.3443560600281</text:p>
              </table:table-cell>
              <table:table-cell office:value-type="float" office:value="16.4110717773438">
                <text:p>16.4110717773438</text:p>
              </table:table-cell>
              <table:table-cell office:value-type="float" office:value="16.4777870178223">
                <text:p>16.4777870178223</text:p>
              </table:table-cell>
              <table:table-cell office:value-type="float" office:value="16.5111446380615">
                <text:p>16.5111446380615</text:p>
              </table:table-cell>
              <table:table-cell office:value-type="float" office:value="16.5778603553772">
                <text:p>16.5778603553772</text:p>
              </table:table-cell>
              <table:table-cell office:value-type="float" office:value="16.6112179756165">
                <text:p>16.6112179756165</text:p>
              </table:table-cell>
              <table:table-cell office:value-type="float" office:value="17.0114998817444">
                <text:p>17.0114998817444</text:p>
              </table:table-cell>
              <table:table-cell office:value-type="float" office:value="17.1782839298248">
                <text:p>17.1782839298248</text:p>
              </table:table-cell>
              <table:table-cell office:value-type="float" office:value="17.2116408348084">
                <text:p>17.2116408348084</text:p>
              </table:table-cell>
              <table:table-cell office:value-type="float" office:value="17.2783541679382">
                <text:p>17.2783541679382</text:p>
              </table:table-cell>
              <table:table-cell office:value-type="float" office:value="17.3117110729218">
                <text:p>17.3117110729218</text:p>
              </table:table-cell>
              <table:table-cell office:value-type="float" office:value="17.3784246444702">
                <text:p>17.3784246444702</text:p>
              </table:table-cell>
              <table:table-cell office:value-type="float" office:value="17.8787877559662">
                <text:p>17.8787877559662</text:p>
              </table:table-cell>
              <table:table-cell office:value-type="float" office:value="17.9121458530426">
                <text:p>17.9121458530426</text:p>
              </table:table-cell>
              <table:table-cell office:value-type="float" office:value="17.945503950119">
                <text:p>17.945503950119</text:p>
              </table:table-cell>
              <table:table-cell office:value-type="float" office:value="18.012220621109">
                <text:p>18.012220621109</text:p>
              </table:table-cell>
              <table:table-cell office:value-type="float" office:value="18.0789370536804">
                <text:p>18.0789370536804</text:p>
              </table:table-cell>
              <table:table-cell office:value-type="float" office:value="18.112295627594">
                <text:p>18.112295627594</text:p>
              </table:table-cell>
              <table:table-cell office:value-type="float" office:value="18.1790120601654">
                <text:p>18.1790120601654</text:p>
              </table:table-cell>
              <table:table-cell office:value-type="float" office:value="18.2123701572418">
                <text:p>18.2123701572418</text:p>
              </table:table-cell>
              <table:table-cell office:value-type="float" office:value="18.2790868282318">
                <text:p>18.2790868282318</text:p>
              </table:table-cell>
              <table:table-cell office:value-type="float" office:value="18.3124451637268">
                <text:p>18.3124451637268</text:p>
              </table:table-cell>
              <table:table-cell office:value-type="float" office:value="18.3458034992218">
                <text:p>18.3458034992218</text:p>
              </table:table-cell>
              <table:table-cell office:value-type="float" office:value="18.3791620731354">
                <text:p>18.3791620731354</text:p>
              </table:table-cell>
              <table:table-cell office:value-type="float" office:value="18.4458785057068">
                <text:p>18.4458785057068</text:p>
              </table:table-cell>
              <table:table-cell office:value-type="float" office:value="18.5125954151154">
                <text:p>18.5125954151154</text:p>
              </table:table-cell>
              <table:table-cell office:value-type="float" office:value="18.5459537506104">
                <text:p>18.5459537506104</text:p>
              </table:table-cell>
              <table:table-cell office:value-type="float" office:value="18.6793880462646">
                <text:p>18.6793880462646</text:p>
              </table:table-cell>
              <table:table-cell office:value-type="float" office:value="18.7794649600983">
                <text:p>18.7794649600983</text:p>
              </table:table-cell>
              <table:table-cell office:value-type="float" office:value="18.8461830615997">
                <text:p>18.8461830615997</text:p>
              </table:table-cell>
              <table:table-cell office:value-type="float" office:value="18.9796187877655">
                <text:p>18.9796187877655</text:p>
              </table:table-cell>
              <table:table-cell office:value-type="float" office:value="19.0463371276855">
                <text:p>19.0463371276855</text:p>
              </table:table-cell>
              <table:table-cell office:value-type="float" office:value="19.6468062400818">
                <text:p>19.6468062400818</text:p>
              </table:table-cell>
              <table:table-cell office:value-type="float" office:value="19.7802634239197">
                <text:p>19.7802634239197</text:p>
              </table:table-cell>
              <table:table-cell office:value-type="float" office:value="19.8136277198792">
                <text:p>19.8136277198792</text:p>
              </table:table-cell>
              <table:table-cell office:value-type="float" office:value="19.8803565502167">
                <text:p>19.8803565502167</text:p>
              </table:table-cell>
              <table:table-cell office:value-type="float" office:value="20.3140988349915">
                <text:p>20.3140988349915</text:p>
              </table:table-cell>
              <table:table-cell office:value-type="float" office:value="20.4475591182709">
                <text:p>20.4475591182709</text:p>
              </table:table-cell>
              <table:table-cell office:value-type="float" office:value="20.4809243679047">
                <text:p>20.4809243679047</text:p>
              </table:table-cell>
              <table:table-cell office:value-type="float" office:value="20.5810205936432">
                <text:p>20.5810205936432</text:p>
              </table:table-cell>
              <table:table-cell office:value-type="float" office:value="20.647741317749">
                <text:p>20.647741317749</text:p>
              </table:table-cell>
              <table:table-cell office:value-type="float" office:value="20.8145184516907">
                <text:p>20.8145184516907</text:p>
              </table:table-cell>
              <table:table-cell office:value-type="float" office:value="20.8478736877441">
                <text:p>20.8478736877441</text:p>
              </table:table-cell>
              <table:table-cell office:value-type="float" office:value="20.9145843982697">
                <text:p>20.9145843982697</text:p>
              </table:table-cell>
              <table:table-cell office:value-type="float" office:value="20.9479398727417">
                <text:p>20.9479398727417</text:p>
              </table:table-cell>
              <table:table-cell office:value-type="float" office:value="20.9812951087952">
                <text:p>20.9812951087952</text:p>
              </table:table-cell>
              <table:table-cell office:value-type="float" office:value="21.0480058193207">
                <text:p>21.0480058193207</text:p>
              </table:table-cell>
              <table:table-cell office:value-type="float" office:value="21.1147162914276">
                <text:p>21.1147162914276</text:p>
              </table:table-cell>
              <table:table-cell office:value-type="float" office:value="21.1814267635345">
                <text:p>21.1814267635345</text:p>
              </table:table-cell>
              <table:table-cell office:value-type="float" office:value="21.2481369972229">
                <text:p>21.2481369972229</text:p>
              </table:table-cell>
              <table:table-cell office:value-type="float" office:value="21.3148474693298">
                <text:p>21.3148474693298</text:p>
              </table:table-cell>
              <table:table-cell office:value-type="float" office:value="21.3482027053833">
                <text:p>21.3482027053833</text:p>
              </table:table-cell>
              <table:table-cell office:value-type="float" office:value="21.3815577030182">
                <text:p>21.3815577030182</text:p>
              </table:table-cell>
              <table:table-cell office:value-type="float" office:value="21.4149129390717">
                <text:p>21.4149129390717</text:p>
              </table:table-cell>
              <table:table-cell office:value-type="float" office:value="21.48162317276">
                <text:p>21.48162317276</text:p>
              </table:table-cell>
              <table:table-cell office:value-type="float" office:value="21.5483334064484">
                <text:p>21.5483334064484</text:p>
              </table:table-cell>
              <table:table-cell office:value-type="float" office:value="21.5816884040832">
                <text:p>21.5816884040832</text:p>
              </table:table-cell>
              <table:table-cell office:value-type="float" office:value="21.6150436401367">
                <text:p>21.6150436401367</text:p>
              </table:table-cell>
              <table:table-cell office:value-type="float" office:value="21.6817581653595">
                <text:p>21.6817581653595</text:p>
              </table:table-cell>
              <table:table-cell office:value-type="float" office:value="21.7484726905823">
                <text:p>21.7484726905823</text:p>
              </table:table-cell>
              <table:table-cell office:value-type="float" office:value="21.781830072403">
                <text:p>21.781830072403</text:p>
              </table:table-cell>
              <table:table-cell office:value-type="float" office:value="21.8151874542236">
                <text:p>21.8151874542236</text:p>
              </table:table-cell>
              <table:table-cell office:value-type="float" office:value="21.8819019794464">
                <text:p>21.8819019794464</text:p>
              </table:table-cell>
              <table:table-cell office:value-type="float" office:value="21.9152591228485">
                <text:p>21.9152591228485</text:p>
              </table:table-cell>
              <table:table-cell office:value-type="float" office:value="21.9486165046692">
                <text:p>21.9486165046692</text:p>
              </table:table-cell>
              <table:table-cell office:value-type="float" office:value="21.9819738864899">
                <text:p>21.9819738864899</text:p>
              </table:table-cell>
              <table:table-cell office:value-type="float" office:value="22.0153312683105">
                <text:p>22.0153312683105</text:p>
              </table:table-cell>
              <table:table-cell office:value-type="float" office:value="22.0820457935333">
                <text:p>22.0820457935333</text:p>
              </table:table-cell>
              <table:table-cell office:value-type="float" office:value="22.115403175354">
                <text:p>22.115403175354</text:p>
              </table:table-cell>
              <table:table-cell office:value-type="float" office:value="22.1487605571747">
                <text:p>22.1487605571747</text:p>
              </table:table-cell>
              <table:table-cell office:value-type="float" office:value="22.1821181774139">
                <text:p>22.1821181774139</text:p>
              </table:table-cell>
              <table:table-cell office:value-type="float" office:value="22.2488327026367">
                <text:p>22.2488327026367</text:p>
              </table:table-cell>
              <table:table-cell office:value-type="float" office:value="22.3155474662781">
                <text:p>22.3155474662781</text:p>
              </table:table-cell>
              <table:table-cell office:value-type="float" office:value="22.3489048480988">
                <text:p>22.3489048480988</text:p>
              </table:table-cell>
              <table:table-cell office:value-type="float" office:value="22.3822622299194">
                <text:p>22.3822622299194</text:p>
              </table:table-cell>
              <table:table-cell office:value-type="float" office:value="22.4489772319794">
                <text:p>22.4489772319794</text:p>
              </table:table-cell>
              <table:table-cell office:value-type="float" office:value="22.4823346138">
                <text:p>22.4823346138</text:p>
              </table:table-cell>
              <table:table-cell office:value-type="float" office:value="22.5490493774414">
                <text:p>22.5490493774414</text:p>
              </table:table-cell>
              <table:table-cell office:value-type="float" office:value="22.6157646179199">
                <text:p>22.6157646179199</text:p>
              </table:table-cell>
              <table:table-cell office:value-type="float" office:value="22.6491198539734">
                <text:p>22.6491198539734</text:p>
              </table:table-cell>
              <table:table-cell office:value-type="float" office:value="22.7158303260803">
                <text:p>22.7158303260803</text:p>
              </table:table-cell>
              <table:table-cell office:value-type="float" office:value="22.7491853237152">
                <text:p>22.7491853237152</text:p>
              </table:table-cell>
              <table:table-cell office:value-type="float" office:value="22.8158957958221">
                <text:p>22.8158957958221</text:p>
              </table:table-cell>
              <table:table-cell office:value-type="float" office:value="22.8492510318756">
                <text:p>22.8492510318756</text:p>
              </table:table-cell>
              <table:table-cell office:value-type="float" office:value="22.915961265564">
                <text:p>22.915961265564</text:p>
              </table:table-cell>
              <table:table-cell office:value-type="float" office:value="22.9826717376709">
                <text:p>22.9826717376709</text:p>
              </table:table-cell>
              <table:table-cell office:value-type="float" office:value="23.0493819713593">
                <text:p>23.0493819713593</text:p>
              </table:table-cell>
              <table:table-cell office:value-type="float" office:value="23.116091966629">
                <text:p>23.116091966629</text:p>
              </table:table-cell>
              <table:table-cell office:value-type="float" office:value="23.1828022003174">
                <text:p>23.1828022003174</text:p>
              </table:table-cell>
              <table:table-cell office:value-type="float" office:value="23.2161571979523">
                <text:p>23.2161571979523</text:p>
              </table:table-cell>
              <table:table-cell office:value-type="float" office:value="23.2495121955872">
                <text:p>23.2495121955872</text:p>
              </table:table-cell>
              <table:table-cell office:value-type="float" office:value="23.3162219524384">
                <text:p>23.3162219524384</text:p>
              </table:table-cell>
              <table:table-cell office:value-type="float" office:value="23.3495769500732">
                <text:p>23.3495769500732</text:p>
              </table:table-cell>
              <table:table-cell office:value-type="float" office:value="23.416286945343">
                <text:p>23.416286945343</text:p>
              </table:table-cell>
              <table:table-cell office:value-type="float" office:value="23.4496419429779">
                <text:p>23.4496419429779</text:p>
              </table:table-cell>
              <table:table-cell office:value-type="float" office:value="23.4829967021942">
                <text:p>23.4829967021942</text:p>
              </table:table-cell>
              <table:table-cell office:value-type="float" office:value="23.549706697464">
                <text:p>23.549706697464</text:p>
              </table:table-cell>
              <table:table-cell office:value-type="float" office:value="23.5830614566803">
                <text:p>23.5830614566803</text:p>
              </table:table-cell>
              <table:table-cell office:value-type="float" office:value="23.6497716903686">
                <text:p>23.6497716903686</text:p>
              </table:table-cell>
              <table:table-cell office:value-type="float" office:value="23.6831269264221">
                <text:p>23.6831269264221</text:p>
              </table:table-cell>
              <table:table-cell office:value-type="float" office:value="23.7498376369476">
                <text:p>23.7498376369476</text:p>
              </table:table-cell>
              <table:table-cell office:value-type="float" office:value="23.8165481090546">
                <text:p>23.8165481090546</text:p>
              </table:table-cell>
              <table:table-cell office:value-type="float" office:value="23.8832583427429">
                <text:p>23.8832583427429</text:p>
              </table:table-cell>
              <table:table-cell office:value-type="float" office:value="23.9499688148499">
                <text:p>23.9499688148499</text:p>
              </table:table-cell>
              <table:table-cell office:value-type="float" office:value="24.0166790485382">
                <text:p>24.0166790485382</text:p>
              </table:table-cell>
              <table:table-cell office:value-type="float" office:value="24.0833892822266">
                <text:p>24.0833892822266</text:p>
              </table:table-cell>
              <table:table-cell office:value-type="float" office:value="24.11674451828">
                <text:p>24.11674451828</text:p>
              </table:table-cell>
              <table:table-cell office:value-type="float" office:value="24.1500995159149">
                <text:p>24.1500995159149</text:p>
              </table:table-cell>
              <table:table-cell office:value-type="float" office:value="24.2168097496033">
                <text:p>24.2168097496033</text:p>
              </table:table-cell>
              <table:table-cell office:value-type="float" office:value="24.283519744873">
                <text:p>24.283519744873</text:p>
              </table:table-cell>
              <table:table-cell office:value-type="float" office:value="24.3502297401428">
                <text:p>24.3502297401428</text:p>
              </table:table-cell>
              <table:table-cell office:value-type="float" office:value="24.416939496994">
                <text:p>24.416939496994</text:p>
              </table:table-cell>
              <table:table-cell office:value-type="float" office:value="24.4836494922638">
                <text:p>24.4836494922638</text:p>
              </table:table-cell>
              <table:table-cell office:value-type="float" office:value="24.550359249115">
                <text:p>24.550359249115</text:p>
              </table:table-cell>
              <table:table-cell office:value-type="float" office:value="24.6170690059662">
                <text:p>24.6170690059662</text:p>
              </table:table-cell>
              <table:table-cell office:value-type="float" office:value="24.6504244804382">
                <text:p>24.6504244804382</text:p>
              </table:table-cell>
              <table:table-cell office:value-type="float" office:value="24.6837799549103">
                <text:p>24.6837799549103</text:p>
              </table:table-cell>
              <table:table-cell office:value-type="float" office:value="24.7838461399078">
                <text:p>24.7838461399078</text:p>
              </table:table-cell>
              <table:table-cell office:value-type="float" office:value="24.8505570888519">
                <text:p>24.8505570888519</text:p>
              </table:table-cell>
              <table:table-cell office:value-type="float" office:value="24.9172677993774">
                <text:p>24.9172677993774</text:p>
              </table:table-cell>
              <table:table-cell office:value-type="float" office:value="24.983978509903">
                <text:p>24.983978509903</text:p>
              </table:table-cell>
              <table:table-cell office:value-type="float" office:value="25.0173337459564">
                <text:p>25.0173337459564</text:p>
              </table:table-cell>
              <table:table-cell office:value-type="float" office:value="25.0840439796448">
                <text:p>25.0840439796448</text:p>
              </table:table-cell>
              <table:table-cell office:value-type="float" office:value="25.1173994541168">
                <text:p>25.1173994541168</text:p>
              </table:table-cell>
              <table:table-cell office:value-type="float" office:value="25.1507546901703">
                <text:p>25.1507546901703</text:p>
              </table:table-cell>
              <table:table-cell office:value-type="float" office:value="25.2174651622772">
                <text:p>25.2174651622772</text:p>
              </table:table-cell>
              <table:table-cell office:value-type="float" office:value="25.2841753959656">
                <text:p>25.2841753959656</text:p>
              </table:table-cell>
              <table:table-cell office:value-type="float" office:value="25.317530632019">
                <text:p>25.317530632019</text:p>
              </table:table-cell>
              <table:table-cell office:value-type="float" office:value="25.3508858680725">
                <text:p>25.3508858680725</text:p>
              </table:table-cell>
              <table:table-cell office:value-type="float" office:value="25.384241104126">
                <text:p>25.384241104126</text:p>
              </table:table-cell>
            </table:table-row>
            <table:table-row>
              <table:table-cell office:value-type="string">
                <text:p>y_disp-axis</text:p>
                <draw:g>
                  <svg:desc>flatDgait2.A6:flatDgait2.A6</svg:desc>
                </draw:g>
              </table:table-cell>
              <table:table-cell office:value-type="float" office:value="0.301116536200212">
                <text:p>0.301116536200212</text:p>
                <draw:g>
                  <svg:desc>flatDgait2.B6:flatDgait2.LI6</svg:desc>
                </draw:g>
              </table:table-cell>
              <table:table-cell office:value-type="float" office:value="0.301117856155792">
                <text:p>0.301117856155792</text:p>
              </table:table-cell>
              <table:table-cell office:value-type="float" office:value="0.301117266325874">
                <text:p>0.301117266325874</text:p>
              </table:table-cell>
              <table:table-cell office:value-type="float" office:value="0.301124001763727">
                <text:p>0.301124001763727</text:p>
              </table:table-cell>
              <table:table-cell office:value-type="float" office:value="0.301123819533722">
                <text:p>0.301123819533722</text:p>
              </table:table-cell>
              <table:table-cell office:value-type="float" office:value="0.301113192351943">
                <text:p>0.301113192351943</text:p>
              </table:table-cell>
              <table:table-cell office:value-type="float" office:value="0.301115598900041">
                <text:p>0.301115598900041</text:p>
              </table:table-cell>
              <table:table-cell office:value-type="float" office:value="0.301164044217083">
                <text:p>0.301164044217083</text:p>
              </table:table-cell>
              <table:table-cell office:value-type="float" office:value="0.301164638740452">
                <text:p>0.301164638740452</text:p>
              </table:table-cell>
              <table:table-cell office:value-type="float" office:value="0.30112554749514">
                <text:p>0.30112554749514</text:p>
              </table:table-cell>
              <table:table-cell office:value-type="float" office:value="0.30114631280528">
                <text:p>0.30114631280528</text:p>
              </table:table-cell>
              <table:table-cell office:value-type="float" office:value="0.301118856462059">
                <text:p>0.301118856462059</text:p>
              </table:table-cell>
              <table:table-cell office:value-type="float" office:value="0.301121499871192">
                <text:p>0.301121499871192</text:p>
              </table:table-cell>
              <table:table-cell office:value-type="float" office:value="0.30110875326674">
                <text:p>0.30110875326674</text:p>
              </table:table-cell>
              <table:table-cell office:value-type="float" office:value="0.3011178503918">
                <text:p>0.3011178503918</text:p>
              </table:table-cell>
              <table:table-cell office:value-type="float" office:value="0.301124796573273">
                <text:p>0.301124796573273</text:p>
              </table:table-cell>
              <table:table-cell office:value-type="float" office:value="0.301115638196553">
                <text:p>0.301115638196553</text:p>
              </table:table-cell>
              <table:table-cell office:value-type="float" office:value="0.301116714666669">
                <text:p>0.301116714666669</text:p>
              </table:table-cell>
              <table:table-cell office:value-type="float" office:value="0.301117208362366">
                <text:p>0.301117208362366</text:p>
              </table:table-cell>
              <table:table-cell office:value-type="float" office:value="0.301122475844144">
                <text:p>0.301122475844144</text:p>
              </table:table-cell>
              <table:table-cell office:value-type="float" office:value="0.301097446927164">
                <text:p>0.301097446927164</text:p>
              </table:table-cell>
              <table:table-cell office:value-type="float" office:value="0.301117089240179">
                <text:p>0.301117089240179</text:p>
              </table:table-cell>
              <table:table-cell office:value-type="float" office:value="0.301113340537624">
                <text:p>0.301113340537624</text:p>
              </table:table-cell>
              <table:table-cell office:value-type="float" office:value="0.30111131428792">
                <text:p>0.30111131428792</text:p>
              </table:table-cell>
              <table:table-cell office:value-type="float" office:value="0.301114601945848">
                <text:p>0.301114601945848</text:p>
              </table:table-cell>
              <table:table-cell office:value-type="float" office:value="0.301133339175847">
                <text:p>0.301133339175847</text:p>
              </table:table-cell>
              <table:table-cell office:value-type="float" office:value="0.301123980846303">
                <text:p>0.301123980846303</text:p>
              </table:table-cell>
              <table:table-cell office:value-type="float" office:value="0.301122711212625">
                <text:p>0.301122711212625</text:p>
              </table:table-cell>
              <table:table-cell office:value-type="float" office:value="0.301161499121994">
                <text:p>0.301161499121994</text:p>
              </table:table-cell>
              <table:table-cell office:value-type="float" office:value="0.301123921262364">
                <text:p>0.301123921262364</text:p>
              </table:table-cell>
              <table:table-cell office:value-type="float" office:value="0.301121543397067">
                <text:p>0.301121543397067</text:p>
              </table:table-cell>
              <table:table-cell office:value-type="float" office:value="0.301115558470862">
                <text:p>0.301115558470862</text:p>
              </table:table-cell>
              <table:table-cell office:value-type="float" office:value="0.301123614301295">
                <text:p>0.301123614301295</text:p>
              </table:table-cell>
              <table:table-cell office:value-type="float" office:value="0.301116711733738">
                <text:p>0.301116711733738</text:p>
              </table:table-cell>
              <table:table-cell office:value-type="float" office:value="0.301130331632188">
                <text:p>0.301130331632188</text:p>
              </table:table-cell>
              <table:table-cell office:value-type="float" office:value="0.30111189723266">
                <text:p>0.30111189723266</text:p>
              </table:table-cell>
              <table:table-cell office:value-type="float" office:value="0.301107089976777">
                <text:p>0.301107089976777</text:p>
              </table:table-cell>
              <table:table-cell office:value-type="float" office:value="0.301108526260644">
                <text:p>0.301108526260644</text:p>
              </table:table-cell>
              <table:table-cell office:value-type="float" office:value="0.301130169368968">
                <text:p>0.301130169368968</text:p>
              </table:table-cell>
              <table:table-cell office:value-type="float" office:value="0.301166147934716">
                <text:p>0.301166147934716</text:p>
              </table:table-cell>
              <table:table-cell office:value-type="float" office:value="0.301099817566921">
                <text:p>0.301099817566921</text:p>
              </table:table-cell>
              <table:table-cell office:value-type="float" office:value="0.301115381247791">
                <text:p>0.301115381247791</text:p>
              </table:table-cell>
              <table:table-cell office:value-type="float" office:value="0.30112244164006">
                <text:p>0.30112244164006</text:p>
              </table:table-cell>
              <table:table-cell office:value-type="float" office:value="0.301119711924518">
                <text:p>0.301119711924518</text:p>
              </table:table-cell>
              <table:table-cell office:value-type="float" office:value="0.301152523119242">
                <text:p>0.301152523119242</text:p>
              </table:table-cell>
              <table:table-cell office:value-type="float" office:value="0.301108870141114">
                <text:p>0.301108870141114</text:p>
              </table:table-cell>
              <table:table-cell office:value-type="float" office:value="0.30111964087467">
                <text:p>0.30111964087467</text:p>
              </table:table-cell>
              <table:table-cell office:value-type="float" office:value="0.301122582839894">
                <text:p>0.301122582839894</text:p>
              </table:table-cell>
              <table:table-cell office:value-type="float" office:value="0.301069512769141">
                <text:p>0.301069512769141</text:p>
              </table:table-cell>
              <table:table-cell office:value-type="float" office:value="0.299536648991451">
                <text:p>0.299536648991451</text:p>
              </table:table-cell>
              <table:table-cell office:value-type="float" office:value="0.299590404236949">
                <text:p>0.299590404236949</text:p>
              </table:table-cell>
              <table:table-cell office:value-type="float" office:value="0.299484192529297">
                <text:p>0.299484192529297</text:p>
              </table:table-cell>
              <table:table-cell office:value-type="float" office:value="0.299027796887784">
                <text:p>0.299027796887784</text:p>
              </table:table-cell>
              <table:table-cell office:value-type="float" office:value="0.298924999970154">
                <text:p>0.298924999970154</text:p>
              </table:table-cell>
              <table:table-cell office:value-type="float" office:value="0.298599446816138">
                <text:p>0.298599446816138</text:p>
              </table:table-cell>
              <table:table-cell office:value-type="float" office:value="0.298423082570983">
                <text:p>0.298423082570983</text:p>
              </table:table-cell>
              <table:table-cell office:value-type="float" office:value="0.298392475376732">
                <text:p>0.298392475376732</text:p>
              </table:table-cell>
              <table:table-cell office:value-type="float" office:value="0.300642215548323">
                <text:p>0.300642215548323</text:p>
              </table:table-cell>
              <table:table-cell office:value-type="float" office:value="0.303704558070313">
                <text:p>0.303704558070313</text:p>
              </table:table-cell>
              <table:table-cell office:value-type="float" office:value="0.307843205861202">
                <text:p>0.307843205861202</text:p>
              </table:table-cell>
              <table:table-cell office:value-type="float" office:value="0.322982948971352">
                <text:p>0.322982948971352</text:p>
              </table:table-cell>
              <table:table-cell office:value-type="float" office:value="0.324887998094208">
                <text:p>0.324887998094208</text:p>
              </table:table-cell>
              <table:table-cell office:value-type="float" office:value="0.323508678533908">
                <text:p>0.323508678533908</text:p>
              </table:table-cell>
              <table:table-cell office:value-type="float" office:value="0.321018134588166">
                <text:p>0.321018134588166</text:p>
              </table:table-cell>
              <table:table-cell office:value-type="float" office:value="0.326560084223605">
                <text:p>0.326560084223605</text:p>
              </table:table-cell>
              <table:table-cell office:value-type="float" office:value="0.323715265036386">
                <text:p>0.323715265036386</text:p>
              </table:table-cell>
              <table:table-cell office:value-type="float" office:value="0.322720611379045">
                <text:p>0.322720611379045</text:p>
              </table:table-cell>
              <table:table-cell office:value-type="float" office:value="0.301795967181042">
                <text:p>0.301795967181042</text:p>
              </table:table-cell>
              <table:table-cell office:value-type="float" office:value="0.302424793250437">
                <text:p>0.302424793250437</text:p>
              </table:table-cell>
              <table:table-cell office:value-type="float" office:value="0.289674140998465">
                <text:p>0.289674140998465</text:p>
              </table:table-cell>
              <table:table-cell office:value-type="float" office:value="0.318650476377964">
                <text:p>0.318650476377964</text:p>
              </table:table-cell>
              <table:table-cell office:value-type="float" office:value="0.316500848837124">
                <text:p>0.316500848837124</text:p>
              </table:table-cell>
              <table:table-cell office:value-type="float" office:value="0.313209051235753">
                <text:p>0.313209051235753</text:p>
              </table:table-cell>
              <table:table-cell office:value-type="float" office:value="0.292392045212289">
                <text:p>0.292392045212289</text:p>
              </table:table-cell>
              <table:table-cell office:value-type="float" office:value="0.29057789700725">
                <text:p>0.29057789700725</text:p>
              </table:table-cell>
              <table:table-cell office:value-type="float" office:value="0.28936758538197">
                <text:p>0.28936758538197</text:p>
              </table:table-cell>
              <table:table-cell office:value-type="float" office:value="0.287114035366556">
                <text:p>0.287114035366556</text:p>
              </table:table-cell>
              <table:table-cell office:value-type="float" office:value="0.289752252806832">
                <text:p>0.289752252806832</text:p>
              </table:table-cell>
              <table:table-cell office:value-type="float" office:value="0.293703099117605">
                <text:p>0.293703099117605</text:p>
              </table:table-cell>
              <table:table-cell office:value-type="float" office:value="0.297012498213717">
                <text:p>0.297012498213717</text:p>
              </table:table-cell>
              <table:table-cell office:value-type="float" office:value="0.296341238654411">
                <text:p>0.296341238654411</text:p>
              </table:table-cell>
              <table:table-cell office:value-type="float" office:value="0.295408416200233">
                <text:p>0.295408416200233</text:p>
              </table:table-cell>
              <table:table-cell office:value-type="float" office:value="0.294516830059847">
                <text:p>0.294516830059847</text:p>
              </table:table-cell>
              <table:table-cell office:value-type="float" office:value="0.294880458577658">
                <text:p>0.294880458577658</text:p>
              </table:table-cell>
              <table:table-cell office:value-type="float" office:value="0.297641047653932">
                <text:p>0.297641047653932</text:p>
              </table:table-cell>
              <table:table-cell office:value-type="float" office:value="0.301846575416942">
                <text:p>0.301846575416942</text:p>
              </table:table-cell>
              <table:table-cell office:value-type="float" office:value="0.313737417337323">
                <text:p>0.313737417337323</text:p>
              </table:table-cell>
              <table:table-cell office:value-type="float" office:value="0.327269259362099">
                <text:p>0.327269259362099</text:p>
              </table:table-cell>
              <table:table-cell office:value-type="float" office:value="0.326139488738761">
                <text:p>0.326139488738761</text:p>
              </table:table-cell>
              <table:table-cell office:value-type="float" office:value="0.325893453122055">
                <text:p>0.325893453122055</text:p>
              </table:table-cell>
              <table:table-cell office:value-type="float" office:value="0.324032702300877">
                <text:p>0.324032702300877</text:p>
              </table:table-cell>
              <table:table-cell office:value-type="float" office:value="0.327614428494514">
                <text:p>0.327614428494514</text:p>
              </table:table-cell>
              <table:table-cell office:value-type="float" office:value="0.325685465768425">
                <text:p>0.325685465768425</text:p>
              </table:table-cell>
              <table:table-cell office:value-type="float" office:value="0.30987568421633">
                <text:p>0.30987568421633</text:p>
              </table:table-cell>
              <table:table-cell office:value-type="float" office:value="0.302775737597468">
                <text:p>0.302775737597468</text:p>
              </table:table-cell>
              <table:table-cell office:value-type="float" office:value="0.300061250290731">
                <text:p>0.300061250290731</text:p>
              </table:table-cell>
              <table:table-cell office:value-type="float" office:value="0.298690106248411">
                <text:p>0.298690106248411</text:p>
              </table:table-cell>
              <table:table-cell office:value-type="float" office:value="0.298236480099554">
                <text:p>0.298236480099554</text:p>
              </table:table-cell>
              <table:table-cell office:value-type="float" office:value="0.297982401156244">
                <text:p>0.297982401156244</text:p>
              </table:table-cell>
              <table:table-cell office:value-type="float" office:value="0.297492661270406">
                <text:p>0.297492661270406</text:p>
              </table:table-cell>
              <table:table-cell office:value-type="float" office:value="0.2934806774996">
                <text:p>0.2934806774996</text:p>
              </table:table-cell>
              <table:table-cell office:value-type="float" office:value="0.29126963199743">
                <text:p>0.29126963199743</text:p>
              </table:table-cell>
              <table:table-cell office:value-type="float" office:value="0.289162240206921">
                <text:p>0.289162240206921</text:p>
              </table:table-cell>
              <table:table-cell office:value-type="float" office:value="0.28732986833267">
                <text:p>0.28732986833267</text:p>
              </table:table-cell>
              <table:table-cell office:value-type="float" office:value="0.285133327699354">
                <text:p>0.285133327699354</text:p>
              </table:table-cell>
              <table:table-cell office:value-type="float" office:value="0.287543566320282">
                <text:p>0.287543566320282</text:p>
              </table:table-cell>
              <table:table-cell office:value-type="float" office:value="0.295486746276058">
                <text:p>0.295486746276058</text:p>
              </table:table-cell>
              <table:table-cell office:value-type="float" office:value="0.298321785235904">
                <text:p>0.298321785235904</text:p>
              </table:table-cell>
              <table:table-cell office:value-type="float" office:value="0.299269529882764">
                <text:p>0.299269529882764</text:p>
              </table:table-cell>
              <table:table-cell office:value-type="float" office:value="0.298072579268787">
                <text:p>0.298072579268787</text:p>
              </table:table-cell>
              <table:table-cell office:value-type="float" office:value="0.296915251147471">
                <text:p>0.296915251147471</text:p>
              </table:table-cell>
              <table:table-cell office:value-type="float" office:value="0.296829511218178">
                <text:p>0.296829511218178</text:p>
              </table:table-cell>
              <table:table-cell office:value-type="float" office:value="0.299176878468197">
                <text:p>0.299176878468197</text:p>
              </table:table-cell>
              <table:table-cell office:value-type="float" office:value="0.301718515588328">
                <text:p>0.301718515588328</text:p>
              </table:table-cell>
              <table:table-cell office:value-type="float" office:value="0.303552623100129">
                <text:p>0.303552623100129</text:p>
              </table:table-cell>
              <table:table-cell office:value-type="float" office:value="0.306649681610337">
                <text:p>0.306649681610337</text:p>
              </table:table-cell>
              <table:table-cell office:value-type="float" office:value="0.314721343023274">
                <text:p>0.314721343023274</text:p>
              </table:table-cell>
              <table:table-cell office:value-type="float" office:value="0.313595789344122">
                <text:p>0.313595789344122</text:p>
              </table:table-cell>
              <table:table-cell office:value-type="float" office:value="0.323801486564941">
                <text:p>0.323801486564941</text:p>
              </table:table-cell>
              <table:table-cell office:value-type="float" office:value="0.328606806118125">
                <text:p>0.328606806118125</text:p>
              </table:table-cell>
              <table:table-cell office:value-type="float" office:value="0.32832234197227">
                <text:p>0.32832234197227</text:p>
              </table:table-cell>
              <table:table-cell office:value-type="float" office:value="0.326584598266396">
                <text:p>0.326584598266396</text:p>
              </table:table-cell>
              <table:table-cell office:value-type="float" office:value="0.325601995860433">
                <text:p>0.325601995860433</text:p>
              </table:table-cell>
              <table:table-cell office:value-type="float" office:value="0.329256189107943">
                <text:p>0.329256189107943</text:p>
              </table:table-cell>
              <table:table-cell office:value-type="float" office:value="0.327787572420725">
                <text:p>0.327787572420725</text:p>
              </table:table-cell>
              <table:table-cell office:value-type="float" office:value="0.294579339376047">
                <text:p>0.294579339376047</text:p>
              </table:table-cell>
              <table:table-cell office:value-type="float" office:value="0.286966302477122">
                <text:p>0.286966302477122</text:p>
              </table:table-cell>
              <table:table-cell office:value-type="float" office:value="0.286122835259386">
                <text:p>0.286122835259386</text:p>
              </table:table-cell>
              <table:table-cell office:value-type="float" office:value="0.284597949786459">
                <text:p>0.284597949786459</text:p>
              </table:table-cell>
              <table:table-cell office:value-type="float" office:value="0.320278624794488">
                <text:p>0.320278624794488</text:p>
              </table:table-cell>
              <table:table-cell office:value-type="float" office:value="0.295576845639939">
                <text:p>0.295576845639939</text:p>
              </table:table-cell>
              <table:table-cell office:value-type="float" office:value="0.28913469624857">
                <text:p>0.28913469624857</text:p>
              </table:table-cell>
              <table:table-cell office:value-type="float" office:value="0.294052092129871">
                <text:p>0.294052092129871</text:p>
              </table:table-cell>
              <table:table-cell office:value-type="float" office:value="0.298658584312948">
                <text:p>0.298658584312948</text:p>
              </table:table-cell>
              <table:table-cell office:value-type="float" office:value="0.299275865426163">
                <text:p>0.299275865426163</text:p>
              </table:table-cell>
              <table:table-cell office:value-type="float" office:value="0.299063907981971">
                <text:p>0.299063907981971</text:p>
              </table:table-cell>
              <table:table-cell office:value-type="float" office:value="0.298439748960825">
                <text:p>0.298439748960825</text:p>
              </table:table-cell>
              <table:table-cell office:value-type="float" office:value="0.29808730865289">
                <text:p>0.29808730865289</text:p>
              </table:table-cell>
              <table:table-cell office:value-type="float" office:value="0.296770505638825">
                <text:p>0.296770505638825</text:p>
              </table:table-cell>
              <table:table-cell office:value-type="float" office:value="0.296717049741409">
                <text:p>0.296717049741409</text:p>
              </table:table-cell>
              <table:table-cell office:value-type="float" office:value="0.297843965392211">
                <text:p>0.297843965392211</text:p>
              </table:table-cell>
              <table:table-cell office:value-type="float" office:value="0.301385601426671">
                <text:p>0.301385601426671</text:p>
              </table:table-cell>
              <table:table-cell office:value-type="float" office:value="0.304182213208688">
                <text:p>0.304182213208688</text:p>
              </table:table-cell>
              <table:table-cell office:value-type="float" office:value="0.322089665853634">
                <text:p>0.322089665853634</text:p>
              </table:table-cell>
              <table:table-cell office:value-type="float" office:value="0.321142000497121">
                <text:p>0.321142000497121</text:p>
              </table:table-cell>
              <table:table-cell office:value-type="float" office:value="0.334708798136876">
                <text:p>0.334708798136876</text:p>
              </table:table-cell>
              <table:table-cell office:value-type="float" office:value="0.333639780020656">
                <text:p>0.333639780020656</text:p>
              </table:table-cell>
              <table:table-cell office:value-type="float" office:value="0.302554469705579">
                <text:p>0.302554469705579</text:p>
              </table:table-cell>
              <table:table-cell office:value-type="float" office:value="0.300069199870592">
                <text:p>0.300069199870592</text:p>
              </table:table-cell>
              <table:table-cell office:value-type="float" office:value="0.301257483045723">
                <text:p>0.301257483045723</text:p>
              </table:table-cell>
              <table:table-cell office:value-type="float" office:value="0.304192777608488">
                <text:p>0.304192777608488</text:p>
              </table:table-cell>
              <table:table-cell office:value-type="float" office:value="0.305990332144643">
                <text:p>0.305990332144643</text:p>
              </table:table-cell>
              <table:table-cell office:value-type="float" office:value="0.307550154925347">
                <text:p>0.307550154925347</text:p>
              </table:table-cell>
              <table:table-cell office:value-type="float" office:value="0.303563526752453">
                <text:p>0.303563526752453</text:p>
              </table:table-cell>
              <table:table-cell office:value-type="float" office:value="0.315128987364403">
                <text:p>0.315128987364403</text:p>
              </table:table-cell>
              <table:table-cell office:value-type="float" office:value="0.305005595769624">
                <text:p>0.305005595769624</text:p>
              </table:table-cell>
              <table:table-cell office:value-type="float" office:value="0.303697832245154">
                <text:p>0.303697832245154</text:p>
              </table:table-cell>
              <table:table-cell office:value-type="float" office:value="0.300297852280917">
                <text:p>0.300297852280917</text:p>
              </table:table-cell>
              <table:table-cell office:value-type="float" office:value="0.297581022753754">
                <text:p>0.297581022753754</text:p>
              </table:table-cell>
              <table:table-cell office:value-type="float" office:value="0.296573180360604">
                <text:p>0.296573180360604</text:p>
              </table:table-cell>
              <table:table-cell office:value-type="float" office:value="0.299783167072047">
                <text:p>0.299783167072047</text:p>
              </table:table-cell>
              <table:table-cell office:value-type="float" office:value="0.299478202694123">
                <text:p>0.299478202694123</text:p>
              </table:table-cell>
              <table:table-cell office:value-type="float" office:value="0.298302129691111">
                <text:p>0.298302129691111</text:p>
              </table:table-cell>
              <table:table-cell office:value-type="float" office:value="0.297569801969469">
                <text:p>0.297569801969469</text:p>
              </table:table-cell>
              <table:table-cell office:value-type="float" office:value="0.297613765186818">
                <text:p>0.297613765186818</text:p>
              </table:table-cell>
              <table:table-cell office:value-type="float" office:value="0.298352189739706">
                <text:p>0.298352189739706</text:p>
              </table:table-cell>
              <table:table-cell office:value-type="float" office:value="0.303285658659905">
                <text:p>0.303285658659905</text:p>
              </table:table-cell>
              <table:table-cell office:value-type="float" office:value="0.305974676376508">
                <text:p>0.305974676376508</text:p>
              </table:table-cell>
              <table:table-cell office:value-type="float" office:value="0.312217497941834">
                <text:p>0.312217497941834</text:p>
              </table:table-cell>
              <table:table-cell office:value-type="float" office:value="0.318078570808399">
                <text:p>0.318078570808399</text:p>
              </table:table-cell>
              <table:table-cell office:value-type="float" office:value="0.327969071092846">
                <text:p>0.327969071092846</text:p>
              </table:table-cell>
              <table:table-cell office:value-type="float" office:value="0.325214665184119">
                <text:p>0.325214665184119</text:p>
              </table:table-cell>
              <table:table-cell office:value-type="float" office:value="0.293532496339976">
                <text:p>0.293532496339976</text:p>
              </table:table-cell>
              <table:table-cell office:value-type="float" office:value="0.291563159755347">
                <text:p>0.291563159755347</text:p>
              </table:table-cell>
              <table:table-cell office:value-type="float" office:value="0.288020021539224">
                <text:p>0.288020021539224</text:p>
              </table:table-cell>
              <table:table-cell office:value-type="float" office:value="0.286836269259119">
                <text:p>0.286836269259119</text:p>
              </table:table-cell>
              <table:table-cell office:value-type="float" office:value="0.284418550505311">
                <text:p>0.284418550505311</text:p>
              </table:table-cell>
              <table:table-cell office:value-type="float" office:value="0.291217283461114">
                <text:p>0.291217283461114</text:p>
              </table:table-cell>
              <table:table-cell office:value-type="float" office:value="0.297608004194718">
                <text:p>0.297608004194718</text:p>
              </table:table-cell>
              <table:table-cell office:value-type="float" office:value="0.298133853444301">
                <text:p>0.298133853444301</text:p>
              </table:table-cell>
              <table:table-cell office:value-type="float" office:value="0.298292737082276">
                <text:p>0.298292737082276</text:p>
              </table:table-cell>
              <table:table-cell office:value-type="float" office:value="0.297359992872896">
                <text:p>0.297359992872896</text:p>
              </table:table-cell>
              <table:table-cell office:value-type="float" office:value="0.295816101133912">
                <text:p>0.295816101133912</text:p>
              </table:table-cell>
              <table:table-cell office:value-type="float" office:value="0.295412272422485">
                <text:p>0.295412272422485</text:p>
              </table:table-cell>
              <table:table-cell office:value-type="float" office:value="0.297249425463134">
                <text:p>0.297249425463134</text:p>
              </table:table-cell>
              <table:table-cell office:value-type="float" office:value="0.30198477152433">
                <text:p>0.30198477152433</text:p>
              </table:table-cell>
              <table:table-cell office:value-type="float" office:value="0.305957714821113">
                <text:p>0.305957714821113</text:p>
              </table:table-cell>
              <table:table-cell office:value-type="float" office:value="0.31574307535435">
                <text:p>0.31574307535435</text:p>
              </table:table-cell>
              <table:table-cell office:value-type="float" office:value="0.31640057632959">
                <text:p>0.31640057632959</text:p>
              </table:table-cell>
              <table:table-cell office:value-type="float" office:value="0.328988883099869">
                <text:p>0.328988883099869</text:p>
              </table:table-cell>
              <table:table-cell office:value-type="float" office:value="0.32996552597749">
                <text:p>0.32996552597749</text:p>
              </table:table-cell>
              <table:table-cell office:value-type="float" office:value="0.33102287428476">
                <text:p>0.33102287428476</text:p>
              </table:table-cell>
              <table:table-cell office:value-type="float" office:value="0.330597480605385">
                <text:p>0.330597480605385</text:p>
              </table:table-cell>
              <table:table-cell office:value-type="float" office:value="0.330989030013741">
                <text:p>0.330989030013741</text:p>
              </table:table-cell>
              <table:table-cell office:value-type="float" office:value="0.332467791515608">
                <text:p>0.332467791515608</text:p>
              </table:table-cell>
              <table:table-cell office:value-type="float" office:value="0.332865196158267">
                <text:p>0.332865196158267</text:p>
              </table:table-cell>
              <table:table-cell office:value-type="float" office:value="0.300965651035211">
                <text:p>0.300965651035211</text:p>
              </table:table-cell>
              <table:table-cell office:value-type="float" office:value="0.305023078003073">
                <text:p>0.305023078003073</text:p>
              </table:table-cell>
              <table:table-cell office:value-type="float" office:value="0.307425660888713">
                <text:p>0.307425660888713</text:p>
              </table:table-cell>
              <table:table-cell office:value-type="float" office:value="0.310589895647409">
                <text:p>0.310589895647409</text:p>
              </table:table-cell>
              <table:table-cell office:value-type="float" office:value="0.311253402279338">
                <text:p>0.311253402279338</text:p>
              </table:table-cell>
              <table:table-cell office:value-type="float" office:value="0.310740049954249">
                <text:p>0.310740049954249</text:p>
              </table:table-cell>
              <table:table-cell office:value-type="float" office:value="0.291082630972863">
                <text:p>0.291082630972863</text:p>
              </table:table-cell>
              <table:table-cell office:value-type="float" office:value="0.290459730130268">
                <text:p>0.290459730130268</text:p>
              </table:table-cell>
              <table:table-cell office:value-type="float" office:value="0.2889262517128">
                <text:p>0.2889262517128</text:p>
              </table:table-cell>
              <table:table-cell office:value-type="float" office:value="0.288684318050732">
                <text:p>0.288684318050732</text:p>
              </table:table-cell>
              <table:table-cell office:value-type="float" office:value="0.296238662431932">
                <text:p>0.296238662431932</text:p>
              </table:table-cell>
              <table:table-cell office:value-type="float" office:value="0.299461741240282">
                <text:p>0.299461741240282</text:p>
              </table:table-cell>
              <table:table-cell office:value-type="float" office:value="0.29966441282446">
                <text:p>0.29966441282446</text:p>
              </table:table-cell>
              <table:table-cell office:value-type="float" office:value="0.298853420562953">
                <text:p>0.298853420562953</text:p>
              </table:table-cell>
              <table:table-cell office:value-type="float" office:value="0.297560547432121">
                <text:p>0.297560547432121</text:p>
              </table:table-cell>
              <table:table-cell office:value-type="float" office:value="0.297255271704603">
                <text:p>0.297255271704603</text:p>
              </table:table-cell>
              <table:table-cell office:value-type="float" office:value="0.296962843732079">
                <text:p>0.296962843732079</text:p>
              </table:table-cell>
              <table:table-cell office:value-type="float" office:value="0.29753332478905">
                <text:p>0.29753332478905</text:p>
              </table:table-cell>
              <table:table-cell office:value-type="float" office:value="0.301230605374817">
                <text:p>0.301230605374817</text:p>
              </table:table-cell>
              <table:table-cell office:value-type="float" office:value="0.308410547628951">
                <text:p>0.308410547628951</text:p>
              </table:table-cell>
              <table:table-cell office:value-type="float" office:value="0.312256338114562">
                <text:p>0.312256338114562</text:p>
              </table:table-cell>
              <table:table-cell office:value-type="float" office:value="0.322666406676696">
                <text:p>0.322666406676696</text:p>
              </table:table-cell>
              <table:table-cell office:value-type="float" office:value="0.320683323799435">
                <text:p>0.320683323799435</text:p>
              </table:table-cell>
              <table:table-cell office:value-type="float" office:value="0.332921483689222">
                <text:p>0.332921483689222</text:p>
              </table:table-cell>
              <table:table-cell office:value-type="float" office:value="0.337052182524012">
                <text:p>0.337052182524012</text:p>
              </table:table-cell>
              <table:table-cell office:value-type="float" office:value="0.336406714837398">
                <text:p>0.336406714837398</text:p>
              </table:table-cell>
              <table:table-cell office:value-type="float" office:value="0.317514954272238">
                <text:p>0.317514954272238</text:p>
              </table:table-cell>
              <table:table-cell office:value-type="float" office:value="0.322480362551528">
                <text:p>0.322480362551528</text:p>
              </table:table-cell>
              <table:table-cell office:value-type="float" office:value="0.326337815583411">
                <text:p>0.326337815583411</text:p>
              </table:table-cell>
              <table:table-cell office:value-type="float" office:value="0.3332260445553">
                <text:p>0.3332260445553</text:p>
              </table:table-cell>
              <table:table-cell office:value-type="float" office:value="0.340374052476811">
                <text:p>0.340374052476811</text:p>
              </table:table-cell>
              <table:table-cell office:value-type="float" office:value="0.354338030701432">
                <text:p>0.354338030701432</text:p>
              </table:table-cell>
              <table:table-cell office:value-type="float" office:value="0.356557511114878">
                <text:p>0.356557511114878</text:p>
              </table:table-cell>
              <table:table-cell office:value-type="float" office:value="0.36785800881694">
                <text:p>0.36785800881694</text:p>
              </table:table-cell>
              <table:table-cell office:value-type="float" office:value="0.366196265759074">
                <text:p>0.366196265759074</text:p>
              </table:table-cell>
              <table:table-cell office:value-type="float" office:value="0.344971586309751">
                <text:p>0.344971586309751</text:p>
              </table:table-cell>
              <table:table-cell office:value-type="float" office:value="0.341862791775935">
                <text:p>0.341862791775935</text:p>
              </table:table-cell>
              <table:table-cell office:value-type="float" office:value="0.338971494610572">
                <text:p>0.338971494610572</text:p>
              </table:table-cell>
              <table:table-cell office:value-type="float" office:value="0.337645735181219">
                <text:p>0.337645735181219</text:p>
              </table:table-cell>
              <table:table-cell office:value-type="float" office:value="0.337085620658098">
                <text:p>0.337085620658098</text:p>
              </table:table-cell>
              <table:table-cell office:value-type="float" office:value="0.337356487680552">
                <text:p>0.337356487680552</text:p>
              </table:table-cell>
              <table:table-cell office:value-type="float" office:value="0.337661505080358">
                <text:p>0.337661505080358</text:p>
              </table:table-cell>
              <table:table-cell office:value-type="float" office:value="0.337461436287384">
                <text:p>0.337461436287384</text:p>
              </table:table-cell>
              <table:table-cell office:value-type="float" office:value="0.337732467724968">
                <text:p>0.337732467724968</text:p>
              </table:table-cell>
              <table:table-cell office:value-type="float" office:value="0.33791945166581">
                <text:p>0.33791945166581</text:p>
              </table:table-cell>
              <table:table-cell office:value-type="float" office:value="0.33805560208984">
                <text:p>0.33805560208984</text:p>
              </table:table-cell>
              <table:table-cell office:value-type="float" office:value="0.338339129899049">
                <text:p>0.338339129899049</text:p>
              </table:table-cell>
              <table:table-cell office:value-type="float" office:value="0.338007225699415">
                <text:p>0.338007225699415</text:p>
              </table:table-cell>
              <table:table-cell office:value-type="float" office:value="0.337399873911185">
                <text:p>0.337399873911185</text:p>
              </table:table-cell>
              <table:table-cell office:value-type="float" office:value="0.336397960045778">
                <text:p>0.336397960045778</text:p>
              </table:table-cell>
              <table:table-cell office:value-type="float" office:value="0.336194180011417">
                <text:p>0.336194180011417</text:p>
              </table:table-cell>
              <table:table-cell office:value-type="float" office:value="0.335685965254637">
                <text:p>0.335685965254637</text:p>
              </table:table-cell>
              <table:table-cell office:value-type="float" office:value="0.335236712837086">
                <text:p>0.335236712837086</text:p>
              </table:table-cell>
              <table:table-cell office:value-type="float" office:value="0.335491819367332">
                <text:p>0.335491819367332</text:p>
              </table:table-cell>
              <table:table-cell office:value-type="float" office:value="0.33557590686943">
                <text:p>0.33557590686943</text:p>
              </table:table-cell>
              <table:table-cell office:value-type="float" office:value="0.335787455050684">
                <text:p>0.335787455050684</text:p>
              </table:table-cell>
              <table:table-cell office:value-type="float" office:value="0.336398426212517">
                <text:p>0.336398426212517</text:p>
              </table:table-cell>
              <table:table-cell office:value-type="float" office:value="0.336262196363539">
                <text:p>0.336262196363539</text:p>
              </table:table-cell>
              <table:table-cell office:value-type="float" office:value="0.336426213013771">
                <text:p>0.336426213013771</text:p>
              </table:table-cell>
              <table:table-cell office:value-type="float" office:value="0.336502977529708">
                <text:p>0.336502977529708</text:p>
              </table:table-cell>
              <table:table-cell office:value-type="float" office:value="0.33649722362867">
                <text:p>0.33649722362867</text:p>
              </table:table-cell>
              <table:table-cell office:value-type="float" office:value="0.336463548224348">
                <text:p>0.336463548224348</text:p>
              </table:table-cell>
              <table:table-cell office:value-type="float" office:value="0.336229939199444">
                <text:p>0.336229939199444</text:p>
              </table:table-cell>
              <table:table-cell office:value-type="float" office:value="0.336296265644186">
                <text:p>0.336296265644186</text:p>
              </table:table-cell>
              <table:table-cell office:value-type="float" office:value="0.336226255618189">
                <text:p>0.336226255618189</text:p>
              </table:table-cell>
              <table:table-cell office:value-type="float" office:value="0.335637937393274">
                <text:p>0.335637937393274</text:p>
              </table:table-cell>
              <table:table-cell office:value-type="float" office:value="0.335543514347109">
                <text:p>0.335543514347109</text:p>
              </table:table-cell>
              <table:table-cell office:value-type="float" office:value="0.335547932927349">
                <text:p>0.335547932927349</text:p>
              </table:table-cell>
              <table:table-cell office:value-type="float" office:value="0.335652391941819">
                <text:p>0.335652391941819</text:p>
              </table:table-cell>
              <table:table-cell office:value-type="float" office:value="0.335769410300954">
                <text:p>0.335769410300954</text:p>
              </table:table-cell>
              <table:table-cell office:value-type="float" office:value="0.335966826822488">
                <text:p>0.335966826822488</text:p>
              </table:table-cell>
              <table:table-cell office:value-type="float" office:value="0.33598097091913">
                <text:p>0.33598097091913</text:p>
              </table:table-cell>
              <table:table-cell office:value-type="float" office:value="0.336112738716036">
                <text:p>0.336112738716036</text:p>
              </table:table-cell>
              <table:table-cell office:value-type="float" office:value="0.336108525564693">
                <text:p>0.336108525564693</text:p>
              </table:table-cell>
              <table:table-cell office:value-type="float" office:value="0.336151369962494">
                <text:p>0.336151369962494</text:p>
              </table:table-cell>
              <table:table-cell office:value-type="float" office:value="0.336110111661976">
                <text:p>0.336110111661976</text:p>
              </table:table-cell>
              <table:table-cell office:value-type="float" office:value="0.335869747223914">
                <text:p>0.335869747223914</text:p>
              </table:table-cell>
              <table:table-cell office:value-type="float" office:value="0.335636536319663">
                <text:p>0.335636536319663</text:p>
              </table:table-cell>
              <table:table-cell office:value-type="float" office:value="0.335768327904672">
                <text:p>0.335768327904672</text:p>
              </table:table-cell>
              <table:table-cell office:value-type="float" office:value="0.335789853364113">
                <text:p>0.335789853364113</text:p>
              </table:table-cell>
              <table:table-cell office:value-type="float" office:value="0.335947599877403">
                <text:p>0.335947599877403</text:p>
              </table:table-cell>
              <table:table-cell office:value-type="float" office:value="0.336051384443318">
                <text:p>0.336051384443318</text:p>
              </table:table-cell>
              <table:table-cell office:value-type="float" office:value="0.336157463894526">
                <text:p>0.336157463894526</text:p>
              </table:table-cell>
              <table:table-cell office:value-type="float" office:value="0.336089229364189">
                <text:p>0.336089229364189</text:p>
              </table:table-cell>
              <table:table-cell office:value-type="float" office:value="0.336095992425768">
                <text:p>0.336095992425768</text:p>
              </table:table-cell>
              <table:table-cell office:value-type="float" office:value="0.335831463971347">
                <text:p>0.335831463971347</text:p>
              </table:table-cell>
              <table:table-cell office:value-type="float" office:value="0.335785284840817">
                <text:p>0.335785284840817</text:p>
              </table:table-cell>
              <table:table-cell office:value-type="float" office:value="0.335797477451457">
                <text:p>0.335797477451457</text:p>
              </table:table-cell>
              <table:table-cell office:value-type="float" office:value="0.335833996822436">
                <text:p>0.335833996822436</text:p>
              </table:table-cell>
              <table:table-cell office:value-type="float" office:value="0.335825069823271">
                <text:p>0.335825069823271</text:p>
              </table:table-cell>
              <table:table-cell office:value-type="float" office:value="0.335804078331948">
                <text:p>0.335804078331948</text:p>
              </table:table-cell>
              <table:table-cell office:value-type="float" office:value="0.335947348322045">
                <text:p>0.335947348322045</text:p>
              </table:table-cell>
              <table:table-cell office:value-type="float" office:value="0.335968065639913">
                <text:p>0.335968065639913</text:p>
              </table:table-cell>
              <table:table-cell office:value-type="float" office:value="0.335964205952462">
                <text:p>0.335964205952462</text:p>
              </table:table-cell>
              <table:table-cell office:value-type="float" office:value="0.33592178671118">
                <text:p>0.33592178671118</text:p>
              </table:table-cell>
              <table:table-cell office:value-type="float" office:value="0.33568407973529">
                <text:p>0.33568407973529</text:p>
              </table:table-cell>
              <table:table-cell office:value-type="float" office:value="0.335736976367729">
                <text:p>0.335736976367729</text:p>
              </table:table-cell>
              <table:table-cell office:value-type="float" office:value="0.335831439702737">
                <text:p>0.335831439702737</text:p>
              </table:table-cell>
              <table:table-cell office:value-type="float" office:value="0.335680529204945">
                <text:p>0.335680529204945</text:p>
              </table:table-cell>
              <table:table-cell office:value-type="float" office:value="0.335872275130092">
                <text:p>0.335872275130092</text:p>
              </table:table-cell>
              <table:table-cell office:value-type="float" office:value="0.335913585189799">
                <text:p>0.335913585189799</text:p>
              </table:table-cell>
              <table:table-cell office:value-type="float" office:value="0.336009605856235">
                <text:p>0.336009605856235</text:p>
              </table:table-cell>
              <table:table-cell office:value-type="float" office:value="0.33591498109878">
                <text:p>0.33591498109878</text:p>
              </table:table-cell>
              <table:table-cell office:value-type="float" office:value="0.33577837902933">
                <text:p>0.33577837902933</text:p>
              </table:table-cell>
              <table:table-cell office:value-type="float" office:value="0.335702530752898">
                <text:p>0.335702530752898</text:p>
              </table:table-cell>
              <table:table-cell office:value-type="float" office:value="0.335700549326834">
                <text:p>0.335700549326834</text:p>
              </table:table-cell>
              <table:table-cell office:value-type="float" office:value="0.335624720822689">
                <text:p>0.335624720822689</text:p>
              </table:table-cell>
              <table:table-cell office:value-type="float" office:value="0.33577194340382">
                <text:p>0.33577194340382</text:p>
              </table:table-cell>
              <table:table-cell office:value-type="float" office:value="0.335870673828075">
                <text:p>0.335870673828075</text:p>
              </table:table-cell>
              <table:table-cell office:value-type="float" office:value="0.335859368206534">
                <text:p>0.335859368206534</text:p>
              </table:table-cell>
              <table:table-cell office:value-type="float" office:value="0.335844279488671">
                <text:p>0.335844279488671</text:p>
              </table:table-cell>
              <table:table-cell office:value-type="float" office:value="0.335662361765508">
                <text:p>0.335662361765508</text:p>
              </table:table-cell>
              <table:table-cell office:value-type="float" office:value="0.335645282437451">
                <text:p>0.335645282437451</text:p>
              </table:table-cell>
              <table:table-cell office:value-type="float" office:value="0.335640098017422">
                <text:p>0.335640098017422</text:p>
              </table:table-cell>
              <table:table-cell office:value-type="float" office:value="0.335781314635014">
                <text:p>0.335781314635014</text:p>
              </table:table-cell>
              <table:table-cell office:value-type="float" office:value="0.335773933504699">
                <text:p>0.335773933504699</text:p>
              </table:table-cell>
              <table:table-cell office:value-type="float" office:value="0.335813766881952">
                <text:p>0.335813766881952</text:p>
              </table:table-cell>
              <table:table-cell office:value-type="float" office:value="0.335834577899839">
                <text:p>0.335834577899839</text:p>
              </table:table-cell>
              <table:table-cell office:value-type="float" office:value="0.335780589069334">
                <text:p>0.335780589069334</text:p>
              </table:table-cell>
              <table:table-cell office:value-type="float" office:value="0.335592073397174">
                <text:p>0.335592073397174</text:p>
              </table:table-cell>
              <table:table-cell office:value-type="float" office:value="0.33568887854559">
                <text:p>0.33568887854559</text:p>
              </table:table-cell>
              <table:table-cell office:value-type="float" office:value="0.335675784449391">
                <text:p>0.335675784449391</text:p>
              </table:table-cell>
              <table:table-cell office:value-type="float" office:value="0.335688929030236">
                <text:p>0.335688929030236</text:p>
              </table:table-cell>
              <table:table-cell office:value-type="float" office:value="0.335722508977366">
                <text:p>0.335722508977366</text:p>
              </table:table-cell>
            </table:table-row>
            <table:table-row>
              <table:table-cell office:value-type="string">
                <text:p>Potential diff</text:p>
                <draw:g>
                  <svg:desc>flatDgait2.A8:flatDgait2.A8</svg:desc>
                </draw:g>
              </table:table-cell>
              <table:table-cell office:value-type="float" office:value="-0.0000014704382795272">
                <text:p>-0.0000014704382795272</text:p>
                <draw:g>
                  <svg:desc>flatDgait2.B8:flatDgait2.LI8</svg:desc>
                </draw:g>
              </table:table-cell>
              <table:table-cell office:value-type="float" office:value="0.00000131995557972608">
                <text:p>0.00000131995557972608</text:p>
              </table:table-cell>
              <table:table-cell office:value-type="float" office:value="-0.000000589829918240525">
                <text:p>-0.000000589829918240525</text:p>
              </table:table-cell>
              <table:table-cell office:value-type="float" office:value="0.00000673543785340014">
                <text:p>0.00000673543785340014</text:p>
              </table:table-cell>
              <table:table-cell office:value-type="float" office:value="-0.000000182230005085771">
                <text:p>-0.000000182230005085771</text:p>
              </table:table-cell>
              <table:table-cell office:value-type="float" office:value="-0.000010627181778966">
                <text:p>-0.000010627181778966</text:p>
              </table:table-cell>
              <table:table-cell office:value-type="float" office:value="0.00000240654809774421">
                <text:p>0.00000240654809774421</text:p>
              </table:table-cell>
              <table:table-cell office:value-type="float" office:value="0.0000484453170420673">
                <text:p>0.0000484453170420673</text:p>
              </table:table-cell>
              <table:table-cell office:value-type="float" office:value="0.000000594523369312761">
                <text:p>0.000000594523369312761</text:p>
              </table:table-cell>
              <table:table-cell office:value-type="float" office:value="-0.0000390912453123171">
                <text:p>-0.0000390912453123171</text:p>
              </table:table-cell>
              <table:table-cell office:value-type="float" office:value="0.0000207653101400584">
                <text:p>0.0000207653101400584</text:p>
              </table:table-cell>
              <table:table-cell office:value-type="float" office:value="-0.0000274563432209884">
                <text:p>-0.0000274563432209884</text:p>
              </table:table-cell>
              <table:table-cell office:value-type="float" office:value="0.00000264340913280758">
                <text:p>0.00000264340913280758</text:p>
              </table:table-cell>
              <table:table-cell office:value-type="float" office:value="-0.0000127466044517188">
                <text:p>-0.0000127466044517188</text:p>
              </table:table-cell>
              <table:table-cell office:value-type="float" office:value="0.00000909712505992033">
                <text:p>0.00000909712505992033</text:p>
              </table:table-cell>
              <table:table-cell office:value-type="float" office:value="0.00000694618147267789">
                <text:p>0.00000694618147267789</text:p>
              </table:table-cell>
              <table:table-cell office:value-type="float" office:value="-0.00000915837671949804">
                <text:p>-0.00000915837671949804</text:p>
              </table:table-cell>
              <table:table-cell office:value-type="float" office:value="0.00000107647011576839">
                <text:p>0.00000107647011576839</text:p>
              </table:table-cell>
              <table:table-cell office:value-type="float" office:value="0.000000493695696823782">
                <text:p>0.000000493695696823782</text:p>
              </table:table-cell>
              <table:table-cell office:value-type="float" office:value="0.0000052674817781484">
                <text:p>0.0000052674817781484</text:p>
              </table:table-cell>
              <table:table-cell office:value-type="float" office:value="-0.0000250289169799744">
                <text:p>-0.0000250289169799744</text:p>
              </table:table-cell>
              <table:table-cell office:value-type="float" office:value="0.0000196423130152112">
                <text:p>0.0000196423130152112</text:p>
              </table:table-cell>
              <table:table-cell office:value-type="float" office:value="-0.00000374870255476223">
                <text:p>-0.00000374870255476223</text:p>
              </table:table-cell>
              <table:table-cell office:value-type="float" office:value="-0.00000202624970468968">
                <text:p>-0.00000202624970468968</text:p>
              </table:table-cell>
              <table:table-cell office:value-type="float" office:value="0.00000328765792823038">
                <text:p>0.00000328765792823038</text:p>
              </table:table-cell>
              <table:table-cell office:value-type="float" office:value="0.0000187372299987887">
                <text:p>0.0000187372299987887</text:p>
              </table:table-cell>
              <table:table-cell office:value-type="float" office:value="-0.00000935832954335192">
                <text:p>-0.00000935832954335192</text:p>
              </table:table-cell>
              <table:table-cell office:value-type="float" office:value="-0.00000126963367802491">
                <text:p>-0.00000126963367802491</text:p>
              </table:table-cell>
              <table:table-cell office:value-type="float" office:value="0.0000387879093691756">
                <text:p>0.0000387879093691756</text:p>
              </table:table-cell>
              <table:table-cell office:value-type="float" office:value="-0.0000375778596307663">
                <text:p>-0.0000375778596307663</text:p>
              </table:table-cell>
              <table:table-cell office:value-type="float" office:value="-0.00000237786529627693">
                <text:p>-0.00000237786529627693</text:p>
              </table:table-cell>
              <table:table-cell office:value-type="float" office:value="-0.00000598492620523805">
                <text:p>-0.00000598492620523805</text:p>
              </table:table-cell>
              <table:table-cell office:value-type="float" office:value="0.00000805583043306246">
                <text:p>0.00000805583043306246</text:p>
              </table:table-cell>
              <table:table-cell office:value-type="float" office:value="-0.00000690256755669916">
                <text:p>-0.00000690256755669916</text:p>
              </table:table-cell>
              <table:table-cell office:value-type="float" office:value="0.0000136198984492797">
                <text:p>0.0000136198984492797</text:p>
              </table:table-cell>
              <table:table-cell office:value-type="float" office:value="-0.0000184343995277003">
                <text:p>-0.0000184343995277003</text:p>
              </table:table-cell>
              <table:table-cell office:value-type="float" office:value="-0.00000480725588347664">
                <text:p>-0.00000480725588347664</text:p>
              </table:table-cell>
              <table:table-cell office:value-type="float" office:value="0.00000143628386761741">
                <text:p>0.00000143628386761741</text:p>
              </table:table-cell>
              <table:table-cell office:value-type="float" office:value="0.0000216431083236435">
                <text:p>0.0000216431083236435</text:p>
              </table:table-cell>
              <table:table-cell office:value-type="float" office:value="0.0000359785657486622">
                <text:p>0.0000359785657486622</text:p>
              </table:table-cell>
              <table:table-cell office:value-type="float" office:value="-0.0000663303677957416">
                <text:p>-0.0000663303677957416</text:p>
              </table:table-cell>
              <table:table-cell office:value-type="float" office:value="0.0000155636808700232">
                <text:p>0.0000155636808700232</text:p>
              </table:table-cell>
              <table:table-cell office:value-type="float" office:value="0.00000706039226894273">
                <text:p>0.00000706039226894273</text:p>
              </table:table-cell>
              <table:table-cell office:value-type="float" office:value="-0.00000272971554121648">
                <text:p>-0.00000272971554121648</text:p>
              </table:table-cell>
              <table:table-cell office:value-type="float" office:value="0.0000328111947235921">
                <text:p>0.0000328111947235921</text:p>
              </table:table-cell>
              <table:table-cell office:value-type="float" office:value="-0.0000436529781283612">
                <text:p>-0.0000436529781283612</text:p>
              </table:table-cell>
              <table:table-cell office:value-type="float" office:value="0.0000107707335557095">
                <text:p>0.0000107707335557095</text:p>
              </table:table-cell>
              <table:table-cell office:value-type="float" office:value="0.00000294196522465651">
                <text:p>0.00000294196522465651</text:p>
              </table:table-cell>
              <table:table-cell office:value-type="float" office:value="-0.0000530700707529475">
                <text:p>-0.0000530700707529475</text:p>
              </table:table-cell>
              <table:table-cell office:value-type="float" office:value="-0.00153286377769057">
                <text:p>-0.00153286377769057</text:p>
              </table:table-cell>
              <table:table-cell office:value-type="float" office:value="0.0000537552454979995">
                <text:p>0.0000537552454979995</text:p>
              </table:table-cell>
              <table:table-cell office:value-type="float" office:value="-0.000106211707651127">
                <text:p>-0.000106211707651127</text:p>
              </table:table-cell>
              <table:table-cell office:value-type="float" office:value="-0.000456395641513896">
                <text:p>-0.000456395641513896</text:p>
              </table:table-cell>
              <table:table-cell office:value-type="float" office:value="-0.000102796917629155">
                <text:p>-0.000102796917629155</text:p>
              </table:table-cell>
              <table:table-cell office:value-type="float" office:value="-0.000325553154016167">
                <text:p>-0.000325553154016167</text:p>
              </table:table-cell>
              <table:table-cell office:value-type="float" office:value="-0.000176364245154825">
                <text:p>-0.000176364245154825</text:p>
              </table:table-cell>
              <table:table-cell office:value-type="float" office:value="-0.000030607194251131">
                <text:p>-0.000030607194251131</text:p>
              </table:table-cell>
              <table:table-cell office:value-type="float" office:value="0.00224974017159052">
                <text:p>0.00224974017159052</text:p>
              </table:table-cell>
              <table:table-cell office:value-type="float" office:value="0.0030623425219905">
                <text:p>0.0030623425219905</text:p>
              </table:table-cell>
              <table:table-cell office:value-type="float" office:value="0.00413864779088841">
                <text:p>0.00413864779088841</text:p>
              </table:table-cell>
              <table:table-cell office:value-type="float" office:value="0.0151397431101502">
                <text:p>0.0151397431101502</text:p>
              </table:table-cell>
              <table:table-cell office:value-type="float" office:value="0.00190504912285561">
                <text:p>0.00190504912285561</text:p>
              </table:table-cell>
              <table:table-cell office:value-type="float" office:value="-0.00137931956029974">
                <text:p>-0.00137931956029974</text:p>
              </table:table-cell>
              <table:table-cell office:value-type="float" office:value="-0.00249054394574216">
                <text:p>-0.00249054394574216</text:p>
              </table:table-cell>
              <table:table-cell office:value-type="float" office:value="0.00554194963543914">
                <text:p>0.00554194963543914</text:p>
              </table:table-cell>
              <table:table-cell office:value-type="float" office:value="-0.00284481918721896">
                <text:p>-0.00284481918721896</text:p>
              </table:table-cell>
              <table:table-cell office:value-type="float" office:value="-0.00099465365734086">
                <text:p>-0.00099465365734086</text:p>
              </table:table-cell>
              <table:table-cell office:value-type="float" office:value="-0.0209246441980027">
                <text:p>-0.0209246441980027</text:p>
              </table:table-cell>
              <table:table-cell office:value-type="float" office:value="0.000628826069394961">
                <text:p>0.000628826069394961</text:p>
              </table:table-cell>
              <table:table-cell office:value-type="float" office:value="-0.0127506522519723">
                <text:p>-0.0127506522519723</text:p>
              </table:table-cell>
              <table:table-cell office:value-type="float" office:value="0.0289763353794987">
                <text:p>0.0289763353794987</text:p>
              </table:table-cell>
              <table:table-cell office:value-type="float" office:value="-0.00214962754084003">
                <text:p>-0.00214962754084003</text:p>
              </table:table-cell>
              <table:table-cell office:value-type="float" office:value="-0.00329179760137083">
                <text:p>-0.00329179760137083</text:p>
              </table:table-cell>
              <table:table-cell office:value-type="float" office:value="-0.0208170060234634">
                <text:p>-0.0208170060234634</text:p>
              </table:table-cell>
              <table:table-cell office:value-type="float" office:value="-0.00181414820503911">
                <text:p>-0.00181414820503911</text:p>
              </table:table-cell>
              <table:table-cell office:value-type="float" office:value="-0.00121031162528029">
                <text:p>-0.00121031162528029</text:p>
              </table:table-cell>
              <table:table-cell office:value-type="float" office:value="-0.00225355001541383">
                <text:p>-0.00225355001541383</text:p>
              </table:table-cell>
              <table:table-cell office:value-type="float" office:value="0.00263821744027604">
                <text:p>0.00263821744027604</text:p>
              </table:table-cell>
              <table:table-cell office:value-type="float" office:value="0.00395084631077308">
                <text:p>0.00395084631077308</text:p>
              </table:table-cell>
              <table:table-cell office:value-type="float" office:value="0.00330939909611216">
                <text:p>0.00330939909611216</text:p>
              </table:table-cell>
              <table:table-cell office:value-type="float" office:value="-0.000671259559306914">
                <text:p>-0.000671259559306914</text:p>
              </table:table-cell>
              <table:table-cell office:value-type="float" office:value="-0.000932822454177251">
                <text:p>-0.000932822454177251</text:p>
              </table:table-cell>
              <table:table-cell office:value-type="float" office:value="-0.000891586140385869">
                <text:p>-0.000891586140385869</text:p>
              </table:table-cell>
              <table:table-cell office:value-type="float" office:value="0.000363628517810688">
                <text:p>0.000363628517810688</text:p>
              </table:table-cell>
              <table:table-cell office:value-type="float" office:value="0.00276058907627386">
                <text:p>0.00276058907627386</text:p>
              </table:table-cell>
              <table:table-cell office:value-type="float" office:value="0.00420552776301053">
                <text:p>0.00420552776301053</text:p>
              </table:table-cell>
              <table:table-cell office:value-type="float" office:value="0.0118908419203804">
                <text:p>0.0118908419203804</text:p>
              </table:table-cell>
              <table:table-cell office:value-type="float" office:value="0.0135318420247762">
                <text:p>0.0135318420247762</text:p>
              </table:table-cell>
              <table:table-cell office:value-type="float" office:value="-0.00112977062333802">
                <text:p>-0.00112977062333802</text:p>
              </table:table-cell>
              <table:table-cell office:value-type="float" office:value="-0.000246035616705942">
                <text:p>-0.000246035616705942</text:p>
              </table:table-cell>
              <table:table-cell office:value-type="float" office:value="-0.00186075082117765">
                <text:p>-0.00186075082117765</text:p>
              </table:table-cell>
              <table:table-cell office:value-type="float" office:value="0.00358172619363678">
                <text:p>0.00358172619363678</text:p>
              </table:table-cell>
              <table:table-cell office:value-type="float" office:value="-0.00192896272608911">
                <text:p>-0.00192896272608911</text:p>
              </table:table-cell>
              <table:table-cell office:value-type="float" office:value="-0.0158097815520948">
                <text:p>-0.0158097815520948</text:p>
              </table:table-cell>
              <table:table-cell office:value-type="float" office:value="-0.0070999466188626">
                <text:p>-0.0070999466188626</text:p>
              </table:table-cell>
              <table:table-cell office:value-type="float" office:value="-0.00271448730673646">
                <text:p>-0.00271448730673646</text:p>
              </table:table-cell>
              <table:table-cell office:value-type="float" office:value="-0.00137114404232014">
                <text:p>-0.00137114404232014</text:p>
              </table:table-cell>
              <table:table-cell office:value-type="float" office:value="-0.000453626148856967">
                <text:p>-0.000453626148856967</text:p>
              </table:table-cell>
              <table:table-cell office:value-type="float" office:value="-0.000254078943310421">
                <text:p>-0.000254078943310421</text:p>
              </table:table-cell>
              <table:table-cell office:value-type="float" office:value="-0.000489739885837504">
                <text:p>-0.000489739885837504</text:p>
              </table:table-cell>
              <table:table-cell office:value-type="float" office:value="-0.00401198377080586">
                <text:p>-0.00401198377080586</text:p>
              </table:table-cell>
              <table:table-cell office:value-type="float" office:value="-0.00221104550216988">
                <text:p>-0.00221104550216988</text:p>
              </table:table-cell>
              <table:table-cell office:value-type="float" office:value="-0.00210739179050995">
                <text:p>-0.00210739179050995</text:p>
              </table:table-cell>
              <table:table-cell office:value-type="float" office:value="-0.00183237187425073">
                <text:p>-0.00183237187425073</text:p>
              </table:table-cell>
              <table:table-cell office:value-type="float" office:value="-0.00219654063331604">
                <text:p>-0.00219654063331604</text:p>
              </table:table-cell>
              <table:table-cell office:value-type="float" office:value="0.00241023862092854">
                <text:p>0.00241023862092854</text:p>
              </table:table-cell>
              <table:table-cell office:value-type="float" office:value="0.00794317995577559">
                <text:p>0.00794317995577559</text:p>
              </table:table-cell>
              <table:table-cell office:value-type="float" office:value="0.00283503895984644">
                <text:p>0.00283503895984644</text:p>
              </table:table-cell>
              <table:table-cell office:value-type="float" office:value="0.000947744646859705">
                <text:p>0.000947744646859705</text:p>
              </table:table-cell>
              <table:table-cell office:value-type="float" office:value="-0.00119695061397668">
                <text:p>-0.00119695061397668</text:p>
              </table:table-cell>
              <table:table-cell office:value-type="float" office:value="-0.00115732812131636">
                <text:p>-0.00115732812131636</text:p>
              </table:table-cell>
              <table:table-cell office:value-type="float" office:value="-0.000085739929293005">
                <text:p>-0.000085739929293005</text:p>
              </table:table-cell>
              <table:table-cell office:value-type="float" office:value="0.00234736725001922">
                <text:p>0.00234736725001922</text:p>
              </table:table-cell>
              <table:table-cell office:value-type="float" office:value="0.00254163712013095">
                <text:p>0.00254163712013095</text:p>
              </table:table-cell>
              <table:table-cell office:value-type="float" office:value="0.0018341075118008">
                <text:p>0.0018341075118008</text:p>
              </table:table-cell>
              <table:table-cell office:value-type="float" office:value="0.00309705851020808">
                <text:p>0.00309705851020808</text:p>
              </table:table-cell>
              <table:table-cell office:value-type="float" office:value="0.00807166141293703">
                <text:p>0.00807166141293703</text:p>
              </table:table-cell>
              <table:table-cell office:value-type="float" office:value="-0.00112555367915185">
                <text:p>-0.00112555367915185</text:p>
              </table:table-cell>
              <table:table-cell office:value-type="float" office:value="0.0102056972208188">
                <text:p>0.0102056972208188</text:p>
              </table:table-cell>
              <table:table-cell office:value-type="float" office:value="0.00480531955318353">
                <text:p>0.00480531955318353</text:p>
              </table:table-cell>
              <table:table-cell office:value-type="float" office:value="-0.000284464145854035">
                <text:p>-0.000284464145854035</text:p>
              </table:table-cell>
              <table:table-cell office:value-type="float" office:value="-0.00173774370587437">
                <text:p>-0.00173774370587437</text:p>
              </table:table-cell>
              <table:table-cell office:value-type="float" office:value="-0.000982602405962873">
                <text:p>-0.000982602405962873</text:p>
              </table:table-cell>
              <table:table-cell office:value-type="float" office:value="0.00365419324750949">
                <text:p>0.00365419324750949</text:p>
              </table:table-cell>
              <table:table-cell office:value-type="float" office:value="-0.00146861668721748">
                <text:p>-0.00146861668721748</text:p>
              </table:table-cell>
              <table:table-cell office:value-type="float" office:value="-0.0332082330446784">
                <text:p>-0.0332082330446784</text:p>
              </table:table-cell>
              <table:table-cell office:value-type="float" office:value="-0.00761303689892451">
                <text:p>-0.00761303689892451</text:p>
              </table:table-cell>
              <table:table-cell office:value-type="float" office:value="-0.00084346721773626">
                <text:p>-0.00084346721773626</text:p>
              </table:table-cell>
              <table:table-cell office:value-type="float" office:value="-0.00152488547292662">
                <text:p>-0.00152488547292662</text:p>
              </table:table-cell>
              <table:table-cell office:value-type="float" office:value="0.0356806750080286">
                <text:p>0.0356806750080286</text:p>
              </table:table-cell>
              <table:table-cell office:value-type="float" office:value="-0.0247017791545486">
                <text:p>-0.0247017791545486</text:p>
              </table:table-cell>
              <table:table-cell office:value-type="float" office:value="-0.00644214939136972">
                <text:p>-0.00644214939136972</text:p>
              </table:table-cell>
              <table:table-cell office:value-type="float" office:value="0.00491739588130125">
                <text:p>0.00491739588130125</text:p>
              </table:table-cell>
              <table:table-cell office:value-type="float" office:value="0.00460649218307724">
                <text:p>0.00460649218307724</text:p>
              </table:table-cell>
              <table:table-cell office:value-type="float" office:value="0.000617281113215018">
                <text:p>0.000617281113215018</text:p>
              </table:table-cell>
              <table:table-cell office:value-type="float" office:value="-0.000211957444192334">
                <text:p>-0.000211957444192334</text:p>
              </table:table-cell>
              <table:table-cell office:value-type="float" office:value="-0.000624159021146264">
                <text:p>-0.000624159021146264</text:p>
              </table:table-cell>
              <table:table-cell office:value-type="float" office:value="-0.000352440307934909">
                <text:p>-0.000352440307934909</text:p>
              </table:table-cell>
              <table:table-cell office:value-type="float" office:value="-0.00131680301406445">
                <text:p>-0.00131680301406445</text:p>
              </table:table-cell>
              <table:table-cell office:value-type="float" office:value="-0.0000534558974167321">
                <text:p>-0.0000534558974167321</text:p>
              </table:table-cell>
              <table:table-cell office:value-type="float" office:value="0.00112691565080275">
                <text:p>0.00112691565080275</text:p>
              </table:table-cell>
              <table:table-cell office:value-type="float" office:value="0.00354163603445984">
                <text:p>0.00354163603445984</text:p>
              </table:table-cell>
              <table:table-cell office:value-type="float" office:value="0.00279661178201635">
                <text:p>0.00279661178201635</text:p>
              </table:table-cell>
              <table:table-cell office:value-type="float" office:value="0.0179074526449461">
                <text:p>0.0179074526449461</text:p>
              </table:table-cell>
              <table:table-cell office:value-type="float" office:value="-0.000947665356512417">
                <text:p>-0.000947665356512417</text:p>
              </table:table-cell>
              <table:table-cell office:value-type="float" office:value="0.0135667976397552">
                <text:p>0.0135667976397552</text:p>
              </table:table-cell>
              <table:table-cell office:value-type="float" office:value="-0.00106901811622057">
                <text:p>-0.00106901811622057</text:p>
              </table:table-cell>
              <table:table-cell office:value-type="float" office:value="-0.0310853103150764">
                <text:p>-0.0310853103150764</text:p>
              </table:table-cell>
              <table:table-cell office:value-type="float" office:value="-0.00248526983498709">
                <text:p>-0.00248526983498709</text:p>
              </table:table-cell>
              <table:table-cell office:value-type="float" office:value="0.00118828317513114">
                <text:p>0.00118828317513114</text:p>
              </table:table-cell>
              <table:table-cell office:value-type="float" office:value="0.00293529456276481">
                <text:p>0.00293529456276481</text:p>
              </table:table-cell>
              <table:table-cell office:value-type="float" office:value="0.00179755453615515">
                <text:p>0.00179755453615515</text:p>
              </table:table-cell>
              <table:table-cell office:value-type="float" office:value="0.00155982278070399">
                <text:p>0.00155982278070399</text:p>
              </table:table-cell>
              <table:table-cell office:value-type="float" office:value="-0.00398662817289391">
                <text:p>-0.00398662817289391</text:p>
              </table:table-cell>
              <table:table-cell office:value-type="float" office:value="0.0115654606119499">
                <text:p>0.0115654606119499</text:p>
              </table:table-cell>
              <table:table-cell office:value-type="float" office:value="-0.010123391594779">
                <text:p>-0.010123391594779</text:p>
              </table:table-cell>
              <table:table-cell office:value-type="float" office:value="-0.00130776352447043">
                <text:p>-0.00130776352447043</text:p>
              </table:table-cell>
              <table:table-cell office:value-type="float" office:value="-0.00339997996423652">
                <text:p>-0.00339997996423652</text:p>
              </table:table-cell>
              <table:table-cell office:value-type="float" office:value="-0.00271682952716373">
                <text:p>-0.00271682952716373</text:p>
              </table:table-cell>
              <table:table-cell office:value-type="float" office:value="-0.00100784239314994">
                <text:p>-0.00100784239314994</text:p>
              </table:table-cell>
              <table:table-cell office:value-type="float" office:value="0.00320998671144318">
                <text:p>0.00320998671144318</text:p>
              </table:table-cell>
              <table:table-cell office:value-type="float" office:value="-0.000304964377923711">
                <text:p>-0.000304964377923711</text:p>
              </table:table-cell>
              <table:table-cell office:value-type="float" office:value="-0.00117607300301226">
                <text:p>-0.00117607300301226</text:p>
              </table:table-cell>
              <table:table-cell office:value-type="float" office:value="-0.000732327721642168">
                <text:p>-0.000732327721642168</text:p>
              </table:table-cell>
              <table:table-cell office:value-type="float" office:value="0.0000439632173490634">
                <text:p>0.0000439632173490634</text:p>
              </table:table-cell>
              <table:table-cell office:value-type="float" office:value="0.000738424552887806">
                <text:p>0.000738424552887806</text:p>
              </table:table-cell>
              <table:table-cell office:value-type="float" office:value="0.00493346892019919">
                <text:p>0.00493346892019919</text:p>
              </table:table-cell>
              <table:table-cell office:value-type="float" office:value="0.00268901771660279">
                <text:p>0.00268901771660279</text:p>
              </table:table-cell>
              <table:table-cell office:value-type="float" office:value="0.00624282156532602">
                <text:p>0.00624282156532602</text:p>
              </table:table-cell>
              <table:table-cell office:value-type="float" office:value="0.00586107286656518">
                <text:p>0.00586107286656518</text:p>
              </table:table-cell>
              <table:table-cell office:value-type="float" office:value="0.00989050028444671">
                <text:p>0.00989050028444671</text:p>
              </table:table-cell>
              <table:table-cell office:value-type="float" office:value="-0.00275440590872628">
                <text:p>-0.00275440590872628</text:p>
              </table:table-cell>
              <table:table-cell office:value-type="float" office:value="-0.0316821688441434">
                <text:p>-0.0316821688441434</text:p>
              </table:table-cell>
              <table:table-cell office:value-type="float" office:value="-0.00196933658462917">
                <text:p>-0.00196933658462917</text:p>
              </table:table-cell>
              <table:table-cell office:value-type="float" office:value="-0.00354313821612262">
                <text:p>-0.00354313821612262</text:p>
              </table:table-cell>
              <table:table-cell office:value-type="float" office:value="-0.00118375228010476">
                <text:p>-0.00118375228010476</text:p>
              </table:table-cell>
              <table:table-cell office:value-type="float" office:value="-0.00241771875380875">
                <text:p>-0.00241771875380875</text:p>
              </table:table-cell>
              <table:table-cell office:value-type="float" office:value="0.00679873295580374">
                <text:p>0.00679873295580374</text:p>
              </table:table-cell>
              <table:table-cell office:value-type="float" office:value="0.00639072073360342">
                <text:p>0.00639072073360342</text:p>
              </table:table-cell>
              <table:table-cell office:value-type="float" office:value="0.000525849249582822">
                <text:p>0.000525849249582822</text:p>
              </table:table-cell>
              <table:table-cell office:value-type="float" office:value="0.000158883637975782">
                <text:p>0.000158883637975782</text:p>
              </table:table-cell>
              <table:table-cell office:value-type="float" office:value="-0.000932744209380332">
                <text:p>-0.000932744209380332</text:p>
              </table:table-cell>
              <table:table-cell office:value-type="float" office:value="-0.00154389173898356">
                <text:p>-0.00154389173898356</text:p>
              </table:table-cell>
              <table:table-cell office:value-type="float" office:value="-0.000403828711427579">
                <text:p>-0.000403828711427579</text:p>
              </table:table-cell>
              <table:table-cell office:value-type="float" office:value="0.0018371530406488">
                <text:p>0.0018371530406488</text:p>
              </table:table-cell>
              <table:table-cell office:value-type="float" office:value="0.00473534606119613">
                <text:p>0.00473534606119613</text:p>
              </table:table-cell>
              <table:table-cell office:value-type="float" office:value="0.00397294329678349">
                <text:p>0.00397294329678349</text:p>
              </table:table-cell>
              <table:table-cell office:value-type="float" office:value="0.00978536053323664">
                <text:p>0.00978536053323664</text:p>
              </table:table-cell>
              <table:table-cell office:value-type="float" office:value="0.000657500975240422">
                <text:p>0.000657500975240422</text:p>
              </table:table-cell>
              <table:table-cell office:value-type="float" office:value="0.0125883067702787">
                <text:p>0.0125883067702787</text:p>
              </table:table-cell>
              <table:table-cell office:value-type="float" office:value="0.000976642877621281">
                <text:p>0.000976642877621281</text:p>
              </table:table-cell>
              <table:table-cell office:value-type="float" office:value="0.00105734830726978">
                <text:p>0.00105734830726978</text:p>
              </table:table-cell>
              <table:table-cell office:value-type="float" office:value="-0.000425393679375219">
                <text:p>-0.000425393679375219</text:p>
              </table:table-cell>
              <table:table-cell office:value-type="float" office:value="0.000391549408355618">
                <text:p>0.000391549408355618</text:p>
              </table:table-cell>
              <table:table-cell office:value-type="float" office:value="0.00147876150186721">
                <text:p>0.00147876150186721</text:p>
              </table:table-cell>
              <table:table-cell office:value-type="float" office:value="0.000397404642659693">
                <text:p>0.000397404642659693</text:p>
              </table:table-cell>
              <table:table-cell office:value-type="float" office:value="-0.0318995451230568">
                <text:p>-0.0318995451230568</text:p>
              </table:table-cell>
              <table:table-cell office:value-type="float" office:value="0.00405742696786232">
                <text:p>0.00405742696786232</text:p>
              </table:table-cell>
              <table:table-cell office:value-type="float" office:value="0.00240258288563966">
                <text:p>0.00240258288563966</text:p>
              </table:table-cell>
              <table:table-cell office:value-type="float" office:value="0.00316423475869609">
                <text:p>0.00316423475869609</text:p>
              </table:table-cell>
              <table:table-cell office:value-type="float" office:value="0.000663506631929267">
                <text:p>0.000663506631929267</text:p>
              </table:table-cell>
              <table:table-cell office:value-type="float" office:value="-0.000513352325089311">
                <text:p>-0.000513352325089311</text:p>
              </table:table-cell>
              <table:table-cell office:value-type="float" office:value="-0.0196574189813863">
                <text:p>-0.0196574189813863</text:p>
              </table:table-cell>
              <table:table-cell office:value-type="float" office:value="-0.000622900842594476">
                <text:p>-0.000622900842594476</text:p>
              </table:table-cell>
              <table:table-cell office:value-type="float" office:value="-0.00153347841746765">
                <text:p>-0.00153347841746765</text:p>
              </table:table-cell>
              <table:table-cell office:value-type="float" office:value="-0.000241933662068705">
                <text:p>-0.000241933662068705</text:p>
              </table:table-cell>
              <table:table-cell office:value-type="float" office:value="0.0075543443811999">
                <text:p>0.0075543443811999</text:p>
              </table:table-cell>
              <table:table-cell office:value-type="float" office:value="0.00322307880835016">
                <text:p>0.00322307880835016</text:p>
              </table:table-cell>
              <table:table-cell office:value-type="float" office:value="0.000202671584178748">
                <text:p>0.000202671584178748</text:p>
              </table:table-cell>
              <table:table-cell office:value-type="float" office:value="-0.000810992261507826">
                <text:p>-0.000810992261507826</text:p>
              </table:table-cell>
              <table:table-cell office:value-type="float" office:value="-0.00129287313083187">
                <text:p>-0.00129287313083187</text:p>
              </table:table-cell>
              <table:table-cell office:value-type="float" office:value="-0.000305275727517318">
                <text:p>-0.000305275727517318</text:p>
              </table:table-cell>
              <table:table-cell office:value-type="float" office:value="-0.000292427972524267">
                <text:p>-0.000292427972524267</text:p>
              </table:table-cell>
              <table:table-cell office:value-type="float" office:value="0.000570481056970495">
                <text:p>0.000570481056970495</text:p>
              </table:table-cell>
              <table:table-cell office:value-type="float" office:value="0.0036972805857674">
                <text:p>0.0036972805857674</text:p>
              </table:table-cell>
              <table:table-cell office:value-type="float" office:value="0.00717994225413393">
                <text:p>0.00717994225413393</text:p>
              </table:table-cell>
              <table:table-cell office:value-type="float" office:value="0.00384579048561062">
                <text:p>0.00384579048561062</text:p>
              </table:table-cell>
              <table:table-cell office:value-type="float" office:value="0.0104100685621346">
                <text:p>0.0104100685621346</text:p>
              </table:table-cell>
              <table:table-cell office:value-type="float" office:value="-0.00198308287726151">
                <text:p>-0.00198308287726151</text:p>
              </table:table-cell>
              <table:table-cell office:value-type="float" office:value="0.012238159889787">
                <text:p>0.012238159889787</text:p>
              </table:table-cell>
              <table:table-cell office:value-type="float" office:value="0.00413069883479028">
                <text:p>0.00413069883479028</text:p>
              </table:table-cell>
              <table:table-cell office:value-type="float" office:value="-0.000645467686614221">
                <text:p>-0.000645467686614221</text:p>
              </table:table-cell>
              <table:table-cell office:value-type="float" office:value="-0.0188917605651598">
                <text:p>-0.0188917605651598</text:p>
              </table:table-cell>
              <table:table-cell office:value-type="float" office:value="0.00496540827929026">
                <text:p>0.00496540827929026</text:p>
              </table:table-cell>
              <table:table-cell office:value-type="float" office:value="0.00385745303188312">
                <text:p>0.00385745303188312</text:p>
              </table:table-cell>
              <table:table-cell office:value-type="float" office:value="0.0068882289718889">
                <text:p>0.0068882289718889</text:p>
              </table:table-cell>
              <table:table-cell office:value-type="float" office:value="0.00714800792151066">
                <text:p>0.00714800792151066</text:p>
              </table:table-cell>
              <table:table-cell office:value-type="float" office:value="0.013963978224621">
                <text:p>0.013963978224621</text:p>
              </table:table-cell>
              <table:table-cell office:value-type="float" office:value="0.00221948041344633">
                <text:p>0.00221948041344633</text:p>
              </table:table-cell>
              <table:table-cell office:value-type="float" office:value="0.0113004977020623">
                <text:p>0.0113004977020623</text:p>
              </table:table-cell>
              <table:table-cell office:value-type="float" office:value="-0.00166174305786659">
                <text:p>-0.00166174305786659</text:p>
              </table:table-cell>
              <table:table-cell office:value-type="float" office:value="-0.0212246794493231">
                <text:p>-0.0212246794493231</text:p>
              </table:table-cell>
              <table:table-cell office:value-type="float" office:value="-0.00310879453381618">
                <text:p>-0.00310879453381618</text:p>
              </table:table-cell>
              <table:table-cell office:value-type="float" office:value="-0.00289129716536291">
                <text:p>-0.00289129716536291</text:p>
              </table:table-cell>
              <table:table-cell office:value-type="float" office:value="-0.00132575942935281">
                <text:p>-0.00132575942935281</text:p>
              </table:table-cell>
              <table:table-cell office:value-type="float" office:value="-0.000560114523121325">
                <text:p>-0.000560114523121325</text:p>
              </table:table-cell>
              <table:table-cell office:value-type="float" office:value="0.000270867022454158">
                <text:p>0.000270867022454158</text:p>
              </table:table-cell>
              <table:table-cell office:value-type="float" office:value="0.000305017399806595">
                <text:p>0.000305017399806595</text:p>
              </table:table-cell>
              <table:table-cell office:value-type="float" office:value="-0.000200068792973906">
                <text:p>-0.000200068792973906</text:p>
              </table:table-cell>
              <table:table-cell office:value-type="float" office:value="0.000271031437583225">
                <text:p>0.000271031437583225</text:p>
              </table:table-cell>
              <table:table-cell office:value-type="float" office:value="0.0001869839408426">
                <text:p>0.0001869839408426</text:p>
              </table:table-cell>
              <table:table-cell office:value-type="float" office:value="0.000136150424029757">
                <text:p>0.000136150424029757</text:p>
              </table:table-cell>
              <table:table-cell office:value-type="float" office:value="0.000283527809209483">
                <text:p>0.000283527809209483</text:p>
              </table:table-cell>
              <table:table-cell office:value-type="float" office:value="-0.000331904199634136">
                <text:p>-0.000331904199634136</text:p>
              </table:table-cell>
              <table:table-cell office:value-type="float" office:value="-0.000607351788229904">
                <text:p>-0.000607351788229904</text:p>
              </table:table-cell>
              <table:table-cell office:value-type="float" office:value="-0.00100191386540721">
                <text:p>-0.00100191386540721</text:p>
              </table:table-cell>
              <table:table-cell office:value-type="float" office:value="-0.000203780034361445">
                <text:p>-0.000203780034361445</text:p>
              </table:table-cell>
              <table:table-cell office:value-type="float" office:value="-0.000508214756779868">
                <text:p>-0.000508214756779868</text:p>
              </table:table-cell>
              <table:table-cell office:value-type="float" office:value="-0.000449252417551005">
                <text:p>-0.000449252417551005</text:p>
              </table:table-cell>
              <table:table-cell office:value-type="float" office:value="0.000255106530246352">
                <text:p>0.000255106530246352</text:p>
              </table:table-cell>
              <table:table-cell office:value-type="float" office:value="0.0000840875020981513">
                <text:p>0.0000840875020981513</text:p>
              </table:table-cell>
              <table:table-cell office:value-type="float" office:value="0.000211548181253462">
                <text:p>0.000211548181253462</text:p>
              </table:table-cell>
              <table:table-cell office:value-type="float" office:value="0.000610971161833285">
                <text:p>0.000610971161833285</text:p>
              </table:table-cell>
              <table:table-cell office:value-type="float" office:value="-0.000136229848977876">
                <text:p>-0.000136229848977876</text:p>
              </table:table-cell>
              <table:table-cell office:value-type="float" office:value="0.000164016650232246">
                <text:p>0.000164016650232246</text:p>
              </table:table-cell>
              <table:table-cell office:value-type="float" office:value="0.0000767645159369668">
                <text:p>0.0000767645159369668</text:p>
              </table:table-cell>
              <table:table-cell office:value-type="float" office:value="-0.00000575390103857432">
                <text:p>-0.00000575390103857432</text:p>
              </table:table-cell>
              <table:table-cell office:value-type="float" office:value="-0.000033675404321698">
                <text:p>-0.000033675404321698</text:p>
              </table:table-cell>
              <table:table-cell office:value-type="float" office:value="-0.000233609024904213">
                <text:p>-0.000233609024904213</text:p>
              </table:table-cell>
              <table:table-cell office:value-type="float" office:value="0.0000663264447421374">
                <text:p>0.0000663264447421374</text:p>
              </table:table-cell>
              <table:table-cell office:value-type="float" office:value="-0.0000700100259974912">
                <text:p>-0.0000700100259974912</text:p>
              </table:table-cell>
              <table:table-cell office:value-type="float" office:value="-0.000588318224914397">
                <text:p>-0.000588318224914397</text:p>
              </table:table-cell>
              <table:table-cell office:value-type="float" office:value="-0.0000944230461647488">
                <text:p>-0.0000944230461647488</text:p>
              </table:table-cell>
              <table:table-cell office:value-type="float" office:value="0.00000441858023969566">
                <text:p>0.00000441858023969566</text:p>
              </table:table-cell>
              <table:table-cell office:value-type="float" office:value="0.000104459014470093">
                <text:p>0.000104459014470093</text:p>
              </table:table-cell>
              <table:table-cell office:value-type="float" office:value="0.000117018359134358">
                <text:p>0.000117018359134358</text:p>
              </table:table-cell>
              <table:table-cell office:value-type="float" office:value="0.000197416521534821">
                <text:p>0.000197416521534821</text:p>
              </table:table-cell>
              <table:table-cell office:value-type="float" office:value="0.0000141440966412443">
                <text:p>0.0000141440966412443</text:p>
              </table:table-cell>
              <table:table-cell office:value-type="float" office:value="0.000131767796906157">
                <text:p>0.000131767796906157</text:p>
              </table:table-cell>
              <table:table-cell office:value-type="float" office:value="-0.00000421315134313538">
                <text:p>-0.00000421315134313538</text:p>
              </table:table-cell>
              <table:table-cell office:value-type="float" office:value="0.0000428443978014448">
                <text:p>0.0000428443978014448</text:p>
              </table:table-cell>
              <table:table-cell office:value-type="float" office:value="-0.0000412583005183764">
                <text:p>-0.0000412583005183764</text:p>
              </table:table-cell>
              <table:table-cell office:value-type="float" office:value="-0.000240364438062079">
                <text:p>-0.000240364438062079</text:p>
              </table:table-cell>
              <table:table-cell office:value-type="float" office:value="-0.000233210904250658">
                <text:p>-0.000233210904250658</text:p>
              </table:table-cell>
              <table:table-cell office:value-type="float" office:value="0.0001317915850092">
                <text:p>0.0001317915850092</text:p>
              </table:table-cell>
              <table:table-cell office:value-type="float" office:value="0.0000215254594412295">
                <text:p>0.0000215254594412295</text:p>
              </table:table-cell>
              <table:table-cell office:value-type="float" office:value="0.000157746513289814">
                <text:p>0.000157746513289814</text:p>
              </table:table-cell>
              <table:table-cell office:value-type="float" office:value="0.000103784565914755">
                <text:p>0.000103784565914755</text:p>
              </table:table-cell>
              <table:table-cell office:value-type="float" office:value="0.000106079451207497">
                <text:p>0.000106079451207497</text:p>
              </table:table-cell>
              <table:table-cell office:value-type="float" office:value="-0.0000682345303361642">
                <text:p>-0.0000682345303361642</text:p>
              </table:table-cell>
              <table:table-cell office:value-type="float" office:value="0.00000676306157831874">
                <text:p>0.00000676306157831874</text:p>
              </table:table-cell>
              <table:table-cell office:value-type="float" office:value="-0.000264528454421153">
                <text:p>-0.000264528454421153</text:p>
              </table:table-cell>
              <table:table-cell office:value-type="float" office:value="-0.0000461791305294002">
                <text:p>-0.0000461791305294002</text:p>
              </table:table-cell>
              <table:table-cell office:value-type="float" office:value="0.000012192610640116">
                <text:p>0.000012192610640116</text:p>
              </table:table-cell>
              <table:table-cell office:value-type="float" office:value="0.0000365193709783718">
                <text:p>0.0000365193709783718</text:p>
              </table:table-cell>
              <table:table-cell office:value-type="float" office:value="-0.00000892699916466011">
                <text:p>-0.00000892699916466011</text:p>
              </table:table-cell>
              <table:table-cell office:value-type="float" office:value="-0.0000209914913233966">
                <text:p>-0.0000209914913233966</text:p>
              </table:table-cell>
              <table:table-cell office:value-type="float" office:value="0.000143269990097061">
                <text:p>0.000143269990097061</text:p>
              </table:table-cell>
              <table:table-cell office:value-type="float" office:value="0.0000207173178684572">
                <text:p>0.0000207173178684572</text:p>
              </table:table-cell>
              <table:table-cell office:value-type="float" office:value="-0.00000385968745081344">
                <text:p>-0.00000385968745081344</text:p>
              </table:table-cell>
              <table:table-cell office:value-type="float" office:value="-0.0000424192412818436">
                <text:p>-0.0000424192412818436</text:p>
              </table:table-cell>
              <table:table-cell office:value-type="float" office:value="-0.000237706975890484">
                <text:p>-0.000237706975890484</text:p>
              </table:table-cell>
              <table:table-cell office:value-type="float" office:value="0.000052896632438626">
                <text:p>0.000052896632438626</text:p>
              </table:table-cell>
              <table:table-cell office:value-type="float" office:value="0.0000944633350084545">
                <text:p>0.0000944633350084545</text:p>
              </table:table-cell>
              <table:table-cell office:value-type="float" office:value="-0.000150910497792478">
                <text:p>-0.000150910497792478</text:p>
              </table:table-cell>
              <table:table-cell office:value-type="float" office:value="0.00019174592514698">
                <text:p>0.00019174592514698</text:p>
              </table:table-cell>
              <table:table-cell office:value-type="float" office:value="0.0000413100597077554">
                <text:p>0.0000413100597077554</text:p>
              </table:table-cell>
              <table:table-cell office:value-type="float" office:value="0.0000960206664359919">
                <text:p>0.0000960206664359919</text:p>
              </table:table-cell>
              <table:table-cell office:value-type="float" office:value="-0.0000946247574556969">
                <text:p>-0.0000946247574556969</text:p>
              </table:table-cell>
              <table:table-cell office:value-type="float" office:value="-0.000136602069450043">
                <text:p>-0.000136602069450043</text:p>
              </table:table-cell>
              <table:table-cell office:value-type="float" office:value="-0.0000758482764314228">
                <text:p>-0.0000758482764314228</text:p>
              </table:table-cell>
              <table:table-cell office:value-type="float" office:value="-0.00000198142606400165">
                <text:p>-0.00000198142606400165</text:p>
              </table:table-cell>
              <table:table-cell office:value-type="float" office:value="-0.0000758285041451145">
                <text:p>-0.0000758285041451145</text:p>
              </table:table-cell>
              <table:table-cell office:value-type="float" office:value="0.000147222581130979">
                <text:p>0.000147222581130979</text:p>
              </table:table-cell>
              <table:table-cell office:value-type="float" office:value="0.0000987304242549558">
                <text:p>0.0000987304242549558</text:p>
              </table:table-cell>
              <table:table-cell office:value-type="float" office:value="-0.0000113056215406693">
                <text:p>-0.0000113056215406693</text:p>
              </table:table-cell>
              <table:table-cell office:value-type="float" office:value="-0.0000150887178630432">
                <text:p>-0.0000150887178630432</text:p>
              </table:table-cell>
              <table:table-cell office:value-type="float" office:value="-0.000181917723163005">
                <text:p>-0.000181917723163005</text:p>
              </table:table-cell>
              <table:table-cell office:value-type="float" office:value="-0.000017079328057612">
                <text:p>-0.000017079328057612</text:p>
              </table:table-cell>
              <table:table-cell office:value-type="float" office:value="-0.00000518442002817032">
                <text:p>-0.00000518442002817032</text:p>
              </table:table-cell>
              <table:table-cell office:value-type="float" office:value="0.000141216617591478">
                <text:p>0.000141216617591478</text:p>
              </table:table-cell>
              <table:table-cell office:value-type="float" office:value="-0.00000738113031462095">
                <text:p>-0.00000738113031462095</text:p>
              </table:table-cell>
              <table:table-cell office:value-type="float" office:value="0.0000398333772532178">
                <text:p>0.0000398333772532178</text:p>
              </table:table-cell>
              <table:table-cell office:value-type="float" office:value="0.0000208110178860355">
                <text:p>0.0000208110178860355</text:p>
              </table:table-cell>
              <table:table-cell office:value-type="float" office:value="-0.0000539888305041147">
                <text:p>-0.0000539888305041147</text:p>
              </table:table-cell>
              <table:table-cell office:value-type="float" office:value="-0.000188515672160439">
                <text:p>-0.000188515672160439</text:p>
              </table:table-cell>
              <table:table-cell office:value-type="float" office:value="0.0000968051484163679">
                <text:p>0.0000968051484163679</text:p>
              </table:table-cell>
              <table:table-cell office:value-type="float" office:value="-0.0000130940961998172">
                <text:p>-0.0000130940961998172</text:p>
              </table:table-cell>
              <table:table-cell office:value-type="float" office:value="0.0000131445808459474">
                <text:p>0.0000131445808459474</text:p>
              </table:table-cell>
              <table:table-cell office:value-type="float" office:value="0.0000335799471292142">
                <text:p>0.00003357994712921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